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P3" style:family="paragraph" style:parent-style-name="Standard">
      <style:paragraph-properties fo:margin-bottom="0.1667in"/>
      <style:text-properties style:font-name="Songti TC" fo:font-size="12.0pt" fo:background-color="#ececec"/>
    </style:style>
    <style:style style:name="P4" style:family="paragraph" style:parent-style-name="Standard">
      <style:paragraph-properties fo:margin-bottom="0.1667in"/>
      <style:text-properties style:font-name="Times" fo:font-size="12.0pt" fo:background-color="#e0e0e0"/>
    </style:style>
    <style:style style:name="P5" style:family="paragraph" style:parent-style-name="Standard">
      <style:text-properties style:font-name="LiHei Pro" fo:font-size="12.0pt"/>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7.05.30 20:39   |   <text:a xlink:type="simple" xlink:href="http://palinfo.habago.org/Entry?Command=Information_PrintForum&amp;iPage=158#FORUM35762"><text:span text:style-name="T2">#</text:span></text:a></text:p>
      <text:p text:style-name="P2">講這個也許很微妙唯心，乃至瑣碎而無現實意義，但還是說說。<text:span text:style-name="T3"> <text:line-break/><text:line-break/></text:span>簡單說，林義雄完全不是一個會有一絲絲所謂玩政治、套招、演戲造勢、聲東擊西之類心機盤算的人。那是台灣一般政治人物的基本性格，但林義雄完全不是。這當然是他的美德，但同時也往往構成了一種災難，因為他是絕對不會玩政治的那種人，恰恰是阿扁或吳敦義那類政客的極端反面。<text:span text:style-name="T3"> <text:line-break/><text:line-break/></text:span>擅長玩政治的人知道要轉彎，知道凡事要看風向，打打算盤，甚至轉彎轉得毫無羞恥，但林義雄不是，而且恰恰相反，他把很多本該屬於利害盤算的理性事務似乎全當成信仰那樣的東西來處理。<text:span text:style-name="T3"> <text:line-break/><text:line-break/></text:span>當然，這並不意味著他對人事物一視同仁，也不意味著他絕不轉彎或盤算。這僅僅意味著，他若親疏有別乃至敵我二分，寬以待我方，嚴以對付敵人，並非<text:span text:style-name="T3"><text:s/>"</text:span>刻意<text:span text:style-name="T3">" </text:span>為之，而是在一種缺乏病識感的情形下造成。他若在行為上顯示出態度有別，方式各異，也絕非出於<text:span text:style-name="T3"><text:s/>"</text:span>蓄意<text:span text:style-name="T3">"</text:span>。林義雄根本不是那樣一種圓滑的政客。在人格上，自然是個美德，如同甘地一般，但在政治上卻很可能也同時帶來一種傷害與威脅，亦如同甘地一般。<text:span text:style-name="T3"> <text:line-break/><text:line-break/></text:span>那些把林義雄理解為政客者，甚至理解為貪生怕死熱愛名利權位之小人，其實是完全不了解他的。不了解林義雄，事實上也就等於不了解台灣政治，因為林義雄是一個什麼樣的人，對台灣政治略有涉獵者理應一清二楚才對，那就差不多等於是一個根本不知道愛因斯坦是誰的人，你很難相信他真的懂物理。<text:span text:style-name="T3"> <text:line-break/><text:line-break/></text:span>當然，新一代的人很可能沒法深刻意識到這一點，但這其實也意味著政治總有著一種<text:span text:style-name="T3">"</text:span>去歷史<text:span text:style-name="T3">" </text:span>的危機。新一代的人甚至根本不知道僅僅發生在比方說<text:span text:style-name="T3">20</text:span>年前或<text:span text:style-name="T3">30</text:span>年前的事之真相，更不用說更久遠的年代了，於是也就使得當代政客更有可乘之機，藉以虛構歷史，操弄記憶，遂行眼前私利。<text:span text:style-name="T3"> <text:line-break/><text:line-break/></text:span>在這島上，十之八九的當代歷史陳述全是錯的，扭曲的，掩蓋的，渲染而極度偏頗的，甚至是純屬捏造的，但年輕一代的人卻竟然照單全收，要不然就是根據特定政治立場選擇性地吸收與曲解。一個只有虛構神話鬼話而沒有任何真實歷史認知的政治，事實上就如同一場買空賣空的市場騙局，一群貪婪的騙子歹徒，恰好可以藉此操弄，上下其手，栽贓抹黑異己，謀取私利與權力。島內政治基本上就是這樣一種遊戲，寧不可悲。</text:p>
      <text:p text:style-name="P1"><text:span text:style-name="T1">陳真</text:span><text:s/>  |  2017.05.30 17:28   |   <text:a xlink:type="simple" xlink:href="http://palinfo.habago.org/Entry?Command=Information_PrintForum&amp;iPage=158#FORUM35761"><text:span text:style-name="T2">#</text:span></text:a></text:p>
      <text:p text:style-name="P3">從「人格者」的妥協看民進黨的變與不變<text:span text:style-name="T3"> <text:line-break/><text:line-break/>2017-05-15 <text:line-break/><text:line-break/></text:span>聯合報社論<text:span text:style-name="T3"> <text:line-break/><text:line-break/></text:span>民進黨前主席林義雄的「公投法補正」禁食活動落幕了，除換來蔡總統「年底前完成修法」的承諾，這次的「接力禁食」，遠不如他前兩次在國會席次減半、廢核四的「絕食靜坐」的強度和聳動。林義雄原本訴求「五二○前完成修法」，則煙消雲散。<text:span text:style-name="T3"> <text:line-break/><text:line-break/></text:span>林義雄被綠營譽為「人格者」，以示對他堅持理想的尊敬。但這次的公投禁食卻充滿妥協色彩：其一，手段變得溫和。林義雄過去面對國民黨，常採取「無限期絕食」的強烈抗爭；這次卻變成了「接力禁食五小時」。其二，所謂「公投法補正」，並不提是否納入「變更領土公投」，只說要「破除鳥籠公投」。<text:span text:style-name="T3"> <text:line-break/><text:line-break/></text:span>從過程看，民進黨宣稱派出大老和林義雄「溝通」，但其主旨為何，外人不得而知。從最後的結果看，蔡總統以「年底前完成修法」四兩撥千斤，而林義雄也立即接受此一結果而退場。這場禁食抗議，從某個角度看，倒像一場套招戲碼，藉由「人格者」的加持，就算對深綠選民作出交代。<text:span text:style-name="T3"> <text:line-break/><text:line-break/></text:span>降低《公投法》門檻，是民進黨的一貫主張，也被視為民進黨邁向獨立建國的重要一哩路。但在二○○三年陳水扁執政時，民進黨卻背棄了自己長期以來主張在公投法加上「變更主權」的立場，而通過了被稱為「鳥籠公投」的版本。其後，公投法除被民進黨當成政治工具，用以操作所謂「防禦性公投」，全國性公投則付之闕如。<text:span text:style-name="T3"> <text:line-break/><text:line-break/></text:span>然而，民進黨始終未忘情於公投議題的操作。也因此，馬英九執政期間，「鳥籠公投」問題被無限放大。而如今，民進黨完全執政，修改公投法的呼聲反而變得沉寂。公投法修正草案去年底完成初審，迄今半年仍不見三讀；其中意味，可想而知。<text:span text:style-name="T3"> <text:line-break/><text:line-break/></text:span>去年通過初審的《公投法》修正案，確實降低了公投的門檻。一，提案門檻從最近一次總統選舉人數的千分之五，降到萬分之一；二，投票通過門檻則由「雙二一」改為「相對多數，且同意票超過總投票權人總額四分之一」；三，廢除了「公投審議委員會」，等於只要提案通過門檻，即可成案。但是，民進黨在立院明明擁有壓倒性多數，獨派最關切的「變更領土」公投，依然未能納入公投法修正草案。<text:span text:style-name="T3"> <text:line-break/><text:line-break/></text:span>公投門檻的高低，當然有討論的空間。在多數民主國家裡，公民投票是要補代議政治之不足。在國民黨完全執政時，民進黨訴諸「鳥籠公投」、「公投制憲」等主張，其目的一則是在打意識形態戰爭，二則是藉此凸顯自己是民主捍衛者，三則想藉公投的發動削弱當政者的權力。<text:span text:style-name="T3"> <text:line-break/><text:line-break/></text:span>但是，當民進黨完全執政，它自己成了鳥籠公投的受益者，怎麼還會想要打開鳥籠？人們不難想像，一旦公投法門檻降低，諸多引發社會爭議的蔡政府政策如一例一休、年金改革、轉型正義，乃至將來的核食、美豬進口等，必將成為公投的標的，讓蔡政府窮於應付。因此，民進黨「捍衛人民權力」的腳步突然牛步化，也就不令人意外了。<text:span text:style-name="T3"> <text:line-break/><text:line-break/></text:span>去年底國會討論公投法是否納入「領土變更案」時，國民黨意外地改採贊成立場，反倒是居絕對多數優勢的民進黨變得保留，僅稱「回歸憲法規定」。這樣的變化，原因有二：一是「變更領土」入法可能造成的外交、兩岸衝擊，二是憲法確實對主權變更上另有規定。但這麼一來，也就充分說明民進黨過去對公投法的主張，都只是掩人耳目的手段罷了。<text:span text:style-name="T3"> <text:line-break/><text:line-break/></text:span>廿多年來，民進黨對於公投法的立場一路迂迴，其中有變，有不變。變的是民進黨推動公投法的立場，隨著其執政或在野而反覆不定；不變的是，公投法只是民進黨操弄政治的工具，一旦目的達成，當然也就「可割可棄」了。這次林義雄的禁食妥協，不過是整個民進黨態度的縮影罷了，何足為奇？</text:p>
      <text:p text:style-name="P1"><text:span text:style-name="T1">陳真</text:span><text:s/>  |  2017.05.30 16:12   |   <text:a xlink:type="simple" xlink:href="http://palinfo.habago.org/Entry?Command=Information_PrintForum&amp;iPage=158#FORUM35760"><text:span text:style-name="T2">#</text:span></text:a></text:p>
      <text:p text:style-name="P2">李承龍被收押<text:span text:style-name="T3"><text:s/></text:span>白盟批：毀蔣介石的哪個被押？<text:span text:style-name="T3"> <text:line-break/><text:line-break/>2017</text:span>年<text:span text:style-name="T3">05</text:span>月<text:span text:style-name="T3">30</text:span>日<text:span text:style-name="T3"> <text:line-break/><text:line-break/></text:span>邱文秀<text:span text:style-name="T3">/</text:span>綜合報導<text:span text:style-name="T3"> <text:line-break/><text:line-break/></text:span>涉斬首八田與一銅像的李承龍、邱晉芛，<text:span text:style-name="T3">28</text:span>晚涉毀損北投逸仙國小<text:span text:style-name="T3">2</text:span>尊「石狛犬」；士林地檢署訊問後，諭令新台幣<text:span text:style-name="T3">5</text:span>萬元交保，但兩人拒保，檢方改聲請羈押。白色正義聯盟批評，對於毀損這件事認為不要再挑起對立。但李承龍竟然被收押也太過分，質問過去毀損蔣介石<text:span text:style-name="T3">(</text:span>銅像<text:span text:style-name="T3">)</text:span>與太陽花破壞立院、行政院的怎麼不羈押<text:span text:style-name="T3">? <text:line-break/><text:line-break/></text:span>白色正義聯盟發言人陳建華表示「今天砸的還是撿到的文物，並無登載校方資產，也並未列入古蹟，只是校園整理找到的雕刻。這樣要被羈押，校園屁孩一堆破壞公物的，怎麼不羈押<text:span text:style-name="T3">?</text:span>太陽花把立院、行政院幾近破壞，損失數百萬，怎麼不羈押！這司法怎麼了！」<text:span text:style-name="T3"> <text:line-break/><text:line-break/>(</text:span>中時電子報<text:span text:style-name="T3">)</text:span></text:p>
      <text:p text:style-name="P1"><text:span text:style-name="T1">楊宗和</text:span><text:s/>  |  2017.05.30 08:34   |   <text:a xlink:type="simple" xlink:href="http://palinfo.habago.org/Entry?Command=Information_PrintForum&amp;iPage=158#FORUM35759"><text:span text:style-name="T2">#</text:span></text:a></text:p>
      <text:p text:style-name="P3">三年前逸仙國小對石狛犬的說明：<text:span text:style-name="T3"><text:s/>http://enable.ysps.tp.edu.tw/board/detail.asp?TitleID=22338 <text:line-break/><text:line-break/></text:span>放在校門口只是「充當」吉祥物；學校當時請文獻會勘定，此物不屬於一級古物，學校也沒有預算維修，並非三立報導的「對學校而言意義非凡」。</text:p>
      <text:p text:style-name="P1"><text:span text:style-name="T1">陳真</text:span><text:s/>  |  2017.05.30 03:20   |   <text:a xlink:type="simple" xlink:href="http://palinfo.habago.org/Entry?Command=Information_PrintForum&amp;iPage=158#FORUM35758"><text:span text:style-name="T2">#</text:span></text:a></text:p>
      <text:p text:style-name="P2">三十多年前，剛加入黨外時，我曾經在名片上引用當年的<text:span text:style-name="T3"><text:s/>"</text:span>暴力陰謀份子<text:span text:style-name="T3">" </text:span>林義雄的一段話而引來軒然大波。他說：「笨鳥先飛。每當我疲憊不堪，感到這不是我的能力所能負荷時，我就用這句話來安慰自己，我期待背後有更多優秀的鳥兒隨著起飛。」<text:span text:style-name="T3"> <text:line-break/><text:line-break/></text:span>長久以來，每當我因為某些作為而招來一些不足為外人道的巨大痛苦時，免不了也會有這樣一個<text:span text:style-name="T3"><text:s/>"</text:span>笨鳥先飛<text:span text:style-name="T3">" </text:span>的念頭，但我只想到前半段，卻無後半段之所謂<text:span text:style-name="T3"><text:s/>"</text:span>期待<text:span text:style-name="T3">" </text:span>更多優秀的鳥兒隨著起飛之念頭。別的鳥兒飛不飛，我是沒有期待的。<text:span text:style-name="T3"> <text:line-break/><text:line-break/></text:span>如果用我自己的話來說，飛不飛並無先後問題，飛不飛終究只是我一個人的事。即便是愛情也從來都不是複數，不需兩個人；愛始終是一條單行道，而不是一門有來有往有買有賣的生意；既無但書，亦無前提，一人獨行，不用相伴。<text:span text:style-name="T3"> <text:line-break/><text:line-break/></text:span>笨鳥飛了，並不是因為這鳥兒心機很重，打算以此做為一種榜樣，吸引其它鳥兒起飛。笨鳥之所以飛，只是因為他嚮往天空，就如同一個作家，倘若他是一個真正的作家，那他寫字難道只是想舞文弄墨？難道輕飄飄的文字就真的一點重量都沒有？難道當你說你<text:span text:style-name="T3"><text:s/>"</text:span>不惜和一個標點符號共存亡<text:span text:style-name="T3">" </text:span>時只是在練習造句？造出一個個所謂美美的句子？一個句子倘若沒有生命沒有重量，那它還會美嗎？<text:span text:style-name="T3"> <text:line-break/><text:line-break/></text:span>言語如煙如屁的年代，帶來一種難以言喻的痛苦，更不用說語言之翻轉與倒錯了，邪惡的說成善，醜陋的說成美，良善美麗的卻淪為污穢邪惡。<text:span text:style-name="T3"> <text:line-break/><text:line-break/></text:span>這話理應就講到這，餘言全只是一個個例子。例子是說不完的。<text:span text:style-name="T3"> <text:line-break/><text:line-break/></text:span>我不認識李承龍，但對其各項作為仰慕已久，並非因其立場，而是因其重量。你知道，這年頭不但金錢財物一概被政客人渣們所剽竊掠奪，就連語言與諸概念都被偷了；在這島上，一切美麗辭藻全歸人渣們所有，一切汙名則歸諸異己。什麼民主自由與人權的，那不用說了，就連<text:span text:style-name="T3"><text:s/>"</text:span>公民不服從<text:span text:style-name="T3">" </text:span>或<text:span text:style-name="T3"><text:s/>"</text:span>愛與非暴力<text:span text:style-name="T3">" </text:span>等等沉重血肉辭彙，都被整個給顛倒使用。<text:span text:style-name="T3"> <text:line-break/><text:line-break/></text:span>無法無天、暴戾橫陳、無人敢對之有所不敬的政治主流惡勢力與暴民，竟成為偉大閃亮的正義化身，成為<text:span text:style-name="T3"><text:s/>"</text:span>愛與非暴力<text:span text:style-name="T3">" </text:span>的行為典範，反之，膽敢一再以身試法、為了正義與是非良善承受各種痛苦代價的極少數一方，例如像李承龍等等這樣一些真正<text:span text:style-name="T3"><text:s/>"</text:span>公民不服從<text:span text:style-name="T3">" </text:span>的好男好女，卻被打成邪惡可笑的過街老鼠。我最近還聽說有一些即將為人師表者的什麼碗糕<text:span text:style-name="T3"><text:s/>"</text:span>公民與歷史教材<text:span text:style-name="T3">" </text:span>之類的，竟以李承龍做為惡棍的原始形象，以之為反面教材，打算教給下一代所謂歷史的正義。<text:span text:style-name="T3"> <text:line-break/><text:line-break/></text:span>做為一個人，我們被迫得用語言與概念溝通，但你我造出的句子，能有多少生命、多少重量？這事也許很值得所有笨鳥們深思，究竟造句者對不對得起他所造出的那些句子？我用美麗的句子造了一片藍天，但我究竟配不配得上在那片美麗的天空遨翔？這事只能捫心自問，而無須回頭觀望是否有其它所謂<text:span text:style-name="T3"><text:s/>"</text:span>更多優秀的鳥兒隨著起飛<text:span text:style-name="T3">"</text:span>。<text:span text:style-name="T3"> <text:line-break/><text:line-break/></text:span>陳真<text:span text:style-name="T3"><text:s/>2017. 05. 30. <text:line-break/><text:line-break/>==================== <text:line-break/></text:span>砍完八田與一銅像<text:span text:style-name="T3">…</text:span>前北市議員再闖國小　砸毀百年石犬像<text:span text:style-name="T3"> <text:line-break/>2017/05/29 <text:line-break/><text:line-break/></text:span>三立新聞網<text:span text:style-name="T3"> <text:line-break/><text:line-break/></text:span>記者彭柏勳／綜合報導<text:span text:style-name="T3"> <text:line-break/><text:line-break/></text:span>曾經破壞八田與一銅像的前台北市議員李承龍，昨（<text:span text:style-name="T3">28</text:span>）日晚間又搞破壞了！他跟一名女子來到台北逸仙國小校門口，拿鐵鎚砸毀兩尊有百年歷史的石犬像，遭到警方逮捕。<text:span text:style-name="T3"> <text:line-break/><text:line-break/></text:span>一男一女拿著鐵鎚對著石像用力敲打，一旁還有人幫忙打補光，就算警方已經到場關切，但這群人都沒有離開，反而繼續用手機直播，反拍警方蒐證的過程。<text:span text:style-name="T3"> <text:line-break/><text:line-break/></text:span>這名男子就是先前破壞八田與一銅像的前台北市議員李承龍，和另外一名女子被捕時全程不發一語。<text:span text:style-name="T3">28</text:span>日晚上<text:span text:style-name="T3">8</text:span>點多，他帶著一群人到台北市北投逸仙國小門口，對著一對百年的石犬像不斷敲打，可以看到這兩座石像腳部都嚴重損毀，地面上還有被敲打下來的石塊。<text:span text:style-name="T3"> <text:line-break/><text:line-break/></text:span>根據瞭解，這座被砸毀的石像可以追朔到日治時代，建造於北投神社，二次大戰時被摧毀，逸仙國小<text:span text:style-name="T3">10</text:span>年前進行校園工程時尋獲，並進行修補，對學校而言意義非凡，如今石像遭到仇日人士破壞，校方將對動手的這兩人提告。<text:span text:style-name="T3"> <text:line-break/><text:line-break/>================= <text:line-break/></text:span>【重磅快評】砸石狛犬砸出的台灣史盲與雙重標準<text:span text:style-name="T3"> <text:line-break/><text:line-break/>2017-05-29 <text:line-break/><text:line-break/></text:span>聯合報<text:span text:style-name="T3"><text:s/></text:span>主筆室<text:span text:style-name="T3"> <text:line-break/><text:line-break/></text:span>台北市北投區逸仙國小校門前兩隻石狛犬，昨晚遭先前斬首台南八田與一銅像的前台北市議員李承龍及女子邱晉芛持鐵錘砸毀。無論兩人的動機為何，毀壞文物行為應予譴責；不過兩人藉由既砍又砸所凸顯的眾多歷史盲或雙重標準問題，又何嘗不值得思索？<text:span text:style-name="T3"> <text:line-break/><text:line-break/></text:span>李承龍等指稱石狛犬代表日本殖民文化，也有支持者指石狛犬是日本神社「陰地」的看護獸，根本不具任何守護學童的意義。是否真如此？<text:span text:style-name="T3"> <text:line-break/><text:line-break/></text:span>根據相關資料，逸仙國小的石狛犬，原屬日據時期的<text:span text:style-name="T3">1930</text:span>年所建的北投神社，祭神為大國魂命。二次大戰期間北投神社被毀，但約<text:span text:style-name="T3">10</text:span>年前逸仙國小進行造景工程時，在花園挖出這對石狛犬石雕，原置校園內，後來校方將之移至校門鎮守，代表守護的意義。<text:span text:style-name="T3"> <text:line-break/><text:line-break/></text:span>於是問題就來了，日本為何在殖民後期在台灣各地廣建神社？自是為其皇民化運動的對台灣民眾進行宗教信仰改造，以利用為推廣侵略思想與軍國主義；至於石狛犬，無論是源於中國的石獅子或印度佛教，最終成為日本神社專屬守護獸卻是毫無疑異的，也因此有論者認為，將這些神社的石狛犬作為公園、廟宇、學校石獅子，就是誤用。<text:span text:style-name="T3"> <text:line-break/><text:line-break/></text:span>然則，無論石狛犬被當成石獅子用是否錯誤，該檢討的，絕對是學校或市府決策者是否因歷史盲而做出錯誤決策，以及是否需要做出相關修正措施；絕非民眾可逕自越俎代庖予以拆除、遑論毀壞。<text:span text:style-name="T3"> <text:line-break/><text:line-break/></text:span>相對的，對於網路湧現的批判李承龍等之聲，是否也應有所省思，這股砍銅像頭、毀文物潮，究竟起於何時何事？甚或是某些官員的縱容？如果在民眾砍蔣中正銅像頭、砍故宮南院獸首頭時，當時選擇噤聲、甚或發聲助威，請問又有何立場去指責現今的李承龍等做了什麼？<text:span text:style-name="T3"> <text:line-break/><text:line-break/></text:span>總之，文物的存在是中性的，其去留與否、如何保存，都需要經由理性多元討論；台灣社會更是禁不起撕裂的，任何激化對立的作為，都必須要受到嚴厲的譴責。終究，保留歷史文物的目的之一，不正是要人們記取歷史教訓嗎？<text:span text:style-name="T3"> <text:line-break/><text:line-break/>=============== <text:line-break/></text:span>李承龍略顯疲態送看守所<text:span text:style-name="T3"><text:s/></text:span>支持者激動大喊「司法已死」<text:span text:style-name="T3"> <text:line-break/><text:line-break/>2017-05-29 <text:line-break/><text:line-break/></text:span>聯合報<text:span text:style-name="T3"><text:s/></text:span>記者林孟潔╱即時報導<text:span text:style-name="T3"> <text:line-break/><text:line-break/></text:span>中華統一促進黨員、前台北市議員李承龍、女子邱晉芛上月破壞八田與一銅像，昨（<text:span text:style-name="T3">28</text:span>日）晚再持大鐵鎚砸毀北市北投區逸仙國小校門口的狛犬石像，全程臉書直播，認為狛犬是守護日本亡軍的鬼獸，兩人被依毀損罪嫌送辦，案發至今超過<text:span text:style-name="T3">24</text:span>小時，李、邱拒絕交保，檢方聲押獲准，甫送看守所。<text:span text:style-name="T3"> <text:line-break/><text:line-break/></text:span>李承龍走出法院大門略顯疲態，面無表情不發一語，在警方帶領上車離去；邱晉芛神情嚴肅，也未發表任何意見，但數名黨員及友人舉標語激動吶喊，「司法已死」、「李承龍加油」、「司法迫害」，車輛離去時仍在車窗旁替李、邱加油打氣。<text:span text:style-name="T3"> <text:line-break/><text:line-break/>============== <text:line-break/></text:span>李承龍破壞歷史文物　民進黨立委林俊憲：人神共憤<text:span text:style-name="T3"> <text:line-break/><text:line-break/></text:span>記者戴祺修／台北報導<text:span text:style-name="T3"><text:s/>2017.05.29 <text:line-break/><text:line-break/><text:line-break/></text:span>前台北市議員李承龍與邱晉芛，<text:span text:style-name="T3">28</text:span>日因砸毀北投逸仙國小校門前兩隻「石狛犬」被逮。民進黨籍立法委員林俊憲<text:span text:style-name="T3">29</text:span>日表示，社會對李承龍等人毫無理智瘋狂破壞歷史文物的仇日行為可說是人神共憤，更無法取得社會大眾的支持與認同。<text:span text:style-name="T3"> <text:line-break/><text:line-break/></text:span>林俊憲認為，李承龍這些極端份子以破壞與日本有關歷史文物的行為意圖撕裂社會、出名，縱使最後法律會有所制裁，但遭破壞的歷史文物難以回復，等於真正的被殺死了，這些歷史文物何辜？<text:span text:style-name="T3"> <text:line-break/><text:line-break/>==================== <text:line-break/></text:span>李承龍拒絕交保，檢方聲請羈押<text:span text:style-name="T3"> <text:line-break/><text:line-break/>2017-05-29 <text:line-break/><text:line-break/></text:span>聯合報<text:span text:style-name="T3"><text:s/></text:span>記者林孟潔╱即時報導<text:span text:style-name="T3"> <text:line-break/><text:line-break/></text:span>前台北市議員李承龍、女子邱晉芛繼破壞烏山頭水庫的八田與一銅像後，昨晚又砸毀台北市北投區逸仙國小門口<text:span text:style-name="T3">2</text:span>尊百年歷史的日本石狛犬，檢方原喻令以<text:span text:style-name="T3">5</text:span>萬元交保，李、邱不願繳錢，士林地檢署依涉犯毀損公物、且有逃亡之虞等理由向法院聲押，士林地院晚間裁定羈押。<text:span text:style-name="T3"> <text:line-break/><text:line-break/></text:span>法院裁定羈押理由中，指李承龍、邱晉芛故意破壞八田與一銅像與逸仙國小門口石像，無視法律程序，欠缺對他人權利之尊重，反覆實施犯行，難期待被告<text:span text:style-name="T3">2 </text:span>人將來會依法遵期到庭，為維護國家刑事司法權之有效行使，並權衡社會秩序及公共利益，考量比例原則後，有羈押必要。<text:span text:style-name="T3"> <text:line-break/><text:line-break/></text:span>法院裁定將李承龍等人羈押後，他的友人在法院外抗議，並表示要對學校提告。<text:span text:style-name="T3"> <text:line-break/><text:line-break/></text:span>李承龍、邱晉芛<text:span text:style-name="T3">2</text:span>人認為狛犬是替日本亡軍守靈，放在國小校門口不合理，決定替中華民國政府清除「垃圾」，昨晚<text:span text:style-name="T3">8</text:span>時許持鐵鎚砸毀。李、邱被依毀損罪嫌移送地檢署偵辦，檢方上午<text:span text:style-name="T3">11</text:span>點<text:span text:style-name="T3">50</text:span>分諭令各<text:span text:style-name="T3">5</text:span>萬元交保，但<text:span text:style-name="T3">2</text:span>人皆表示沒錢，下午有<text:span text:style-name="T3">2</text:span>名友人拿<text:span text:style-name="T3">10</text:span>萬元辦交保，李、邱堅持拒絕交保。</text:p>
      <text:p text:style-name="P1"><text:span text:style-name="T1">陳真</text:span><text:s/>  |  2017.05.30 00:29   |   <text:a xlink:type="simple" xlink:href="http://palinfo.habago.org/Entry?Command=Information_PrintForum&amp;iPage=158#FORUM35757"><text:span text:style-name="T2">#</text:span></text:a></text:p>
      <text:p text:style-name="P3">護士<text:span text:style-name="T3">: </text:span>陳醫師，日本好玩嗎？<text:span text:style-name="T3"> <text:line-break/><text:line-break/></text:span>我：日本？我沒去日本啊。<text:span text:style-name="T3"> <text:line-break/><text:line-break/></text:span>護士：有啊，我聽說你最近不是出國嗎？<text:span text:style-name="T3"> <text:line-break/><text:line-break/></text:span>我：但我不是去日本。<text:span text:style-name="T3"> <text:line-break/><text:line-break/></text:span>護士：是哦，我以為出國應該就是去日本。那你出國是去哪？<text:span text:style-name="T3"> <text:line-break/><text:line-break/></text:span>我：回我太太老家。<text:span text:style-name="T3"> <text:line-break/><text:line-break/></text:span>護士：太太的老家是<text:span text:style-name="T3">...</text:span>？<text:span text:style-name="T3"> <text:line-break/><text:line-break/></text:span>我：青島。<text:span text:style-name="T3"> <text:line-break/><text:line-break/></text:span>護士：青島？那是在哪？<text:span text:style-name="T3"> <text:line-break/><text:line-break/></text:span>我：在山東。<text:span text:style-name="T3"> <text:line-break/><text:line-break/></text:span>護士：山東不是在大陸嗎？<text:span text:style-name="T3"> <text:line-break/><text:line-break/></text:span>我：對啊。<text:span text:style-name="T3"> <text:line-break/><text:line-break/></text:span>護士：怎麼會想去大陸？<text:span text:style-name="T3"> <text:line-break/><text:line-break/></text:span>我：沒什麼，就只是去看看。<text:span text:style-name="T3"> <text:line-break/><text:line-break/></text:span>嚴格說來，我不覺得我是出國，而只是返鄉。但是，話只能說到這，再說下去恐怕就會有點關係緊張，得檢驗忠貞區分敵我了。我之所以知道要趕緊把話打住，別再往下說，是因為敵明我暗，我看得見她，但她卻絲毫看不見我；我知道她在想什麼，我甚至知道她接下來要說什麼，但她卻對我一無所知，視而不見。<text:span text:style-name="T3"> <text:line-break/><text:line-break/></text:span>在台灣，很多人所謂出國，就是去日本。同理，小時候，美軍駐台，人們口中所謂<text:span text:style-name="T3"><text:s/>"</text:span>外國人<text:span text:style-name="T3">" </text:span>指的就是美國人，所謂<text:span text:style-name="T3"><text:s/>"</text:span>外國<text:span text:style-name="T3">"</text:span>，彷彿世界上就只有一個國家，那就是美國。<text:span text:style-name="T3"> <text:line-break/><text:line-break/></text:span>許多時候，我們不需要仔細探問對方想法，光是聽兩句大約就能知其某種<text:span text:style-name="T3"><text:s/>"</text:span>世界觀<text:span text:style-name="T3">"</text:span>，也就是他大概怎麼看<text:span text:style-name="T3"><text:s/>"</text:span>世界<text:span text:style-name="T3">"</text:span>，但他卻不一定能看見你的，因為，高的能看見低的，大的能看見小的，稀少的能看見量大的，邊緣的能看見中心的，反之則不然。<text:span text:style-name="T3"> <text:line-break/><text:line-break/></text:span>我常想像一種二次元生物，他只知道長寬兩種向度，不知高度為何物。當你伸出手擋在他前方時，他會以為天降神蹟，要不然眼前怎麼會突然冒出一隻手來呢？當你把手抽離，他更驚訝了，一定是神明下凡，要不然怎麼神來之手又憑空消失了呢？為何如此？因為在二次元生物的世界裏，高度是不存在的，他無法理解<text:span text:style-name="T3"><text:s/>"</text:span>高度<text:span text:style-name="T3">" </text:span>這個向度中的一切。<text:span text:style-name="T3"> <text:line-break/><text:line-break/></text:span>這樣一種單行道式的溝通，其實有溝沒有通，因為其中一方缺乏溝通的必要管道，少了某個藉以溝通的面向。<text:span text:style-name="T3"> <text:line-break/><text:line-break/></text:span>先岔開話題，談個已經被我講爛的老掉牙觀念叫<text:span text:style-name="T3"><text:s/>case</text:span>。之所以一再講這觀念是因為，當我們講一個<text:span text:style-name="T3">case</text:span>時，目的是要講它的<text:span text:style-name="T3">caseness</text:span>，而不是真的對<text:span text:style-name="T3">case "</text:span>本身<text:span text:style-name="T3">" </text:span>有任何興趣。比方說，底下報導中的這個人究竟是誰，對我來說毫無意義，有名也好，無名小卒也罷，絲毫無關宏旨，因為我只是拿他來做為一個<text:span text:style-name="T3"><text:s/>case</text:span>，藉以說明一些東西，比方說<text:span text:style-name="T3"><text:s/>insight (</text:span>病識感<text:span text:style-name="T3">)</text:span>。<text:span text:style-name="T3"> <text:line-break/><text:line-break/></text:span>當你看到一個人講出這樣一些自得意滿的蠢話時，你就應該能明白，你能跟他進行溝通的管道與可能性已所剩無幾。而且，你能<text:span text:style-name="T3"><text:s/>"</text:span>看見<text:span text:style-name="T3">" </text:span>他，但他卻很可能無法<text:span text:style-name="T3"><text:s/>"</text:span>看見<text:span text:style-name="T3">" </text:span>你，為什麼呢？因為高的看得見低的，大的看得見小的，三次元看得見二次元或一次元，反之卻不然。<text:span text:style-name="T3"> <text:line-break/><text:line-break/></text:span>聽起來，低的，小的，中心的，量大的，少次元的，似乎沒救沒得指望了，其實倒也未必。我們看不見鬼神，但依然能對鬼神世界有個想像，透過想像與信任，低的、小的、中心的、量大的以及少次元的，依然還是有可能有一天或許能由低而高，由小而大，進而打開另一扇窗，發展出另一個次元。關鍵何在？<text:span text:style-name="T3"> <text:line-break/><text:line-break/></text:span>一，病識感。簡單說就是意識到自己的不足之可能性。<text:span text:style-name="T3"> <text:line-break/><text:line-break/></text:span>二，信任或信仰。相信他人所屬的另一個世界有可能更高、更大或更好。<text:span text:style-name="T3"> <text:line-break/><text:line-break/></text:span>光有以上兩點也許還不夠。比方說，羅素曾打算出版一本有關<text:span text:style-name="T3"><text:s/>"</text:span>知識論<text:span text:style-name="T3">" (epistemology) </text:span>的巨著，他在出版前請他的學生維根斯坦過目，維根斯坦把這書批評得一文不值。羅素很難過，跑回家找阿娜達哭訴。羅素說，讓我感到痛苦的並不是我寫的書犯了錯，而是我根本不知道自己錯在哪，但我卻又相信維根斯坦一定是對的，他一定看見了一些我根本看不見的東西。羅素說，正是這樣一種困境讓我感到痛苦。<text:span text:style-name="T3"> <text:line-break/><text:line-break/></text:span>羅素顯然是有<text:span text:style-name="T3"><text:s/>"</text:span>病識感<text:span text:style-name="T3">" </text:span>的，他同時也<text:span text:style-name="T3"><text:s/>"</text:span>相信<text:span text:style-name="T3">" </text:span>維根斯坦的思想水平遠在他之上，但光有這兩點還不夠，你還得有<text:span text:style-name="T3"><text:s/>"</text:span>能力<text:span text:style-name="T3">" </text:span>才行。<text:span text:style-name="T3"> <text:line-break/><text:line-break/></text:span>維根斯坦曾經說，羅素對他寫的東西<text:span text:style-name="T3"><text:s/>"</text:span>一個字也不懂<text:span text:style-name="T3">"</text:span>。很多人聽了就不服氣了，羅素可是個年輕時就寫出<text:span text:style-name="T3"><text:s/>"</text:span>數學原理<text:span text:style-name="T3">" </text:span>巨著的天才，怎麼可能<text:span text:style-name="T3"><text:s/>"</text:span>一個字也不懂<text:span text:style-name="T3">" </text:span>維根斯坦寫的東西？於是有人對此做了解釋，羅素之所以<text:span text:style-name="T3">"</text:span>一個字也不懂<text:span text:style-name="T3">" </text:span>維根斯坦的思想，是因為理解維根斯坦有著一種<text:span text:style-name="T3"><text:s/>"</text:span>難度<text:span text:style-name="T3">"</text:span>，而這個難度並非是智能上的<text:span text:style-name="T3">(intellectual)</text:span>，而是道德上的<text:span text:style-name="T3">(moral)</text:span>。<text:span text:style-name="T3"> <text:line-break/><text:line-break/></text:span>在我看來，這樣一種難度無處不在，但與其說它是一種道德上的難度，不如說它是<text:span text:style-name="T3"><text:s/>"</text:span>物種上<text:span text:style-name="T3">" </text:span>的宿命，一種生活方式或生命形式上的侷限，就如同我無法理解蚯蚓的世界一般，即便我很想去理解它，但依然做不到，因為我不是那樣的物種。你得先是什麼樣的生物，才有可能懂得那樣一種生物的<text:span text:style-name="T3"><text:s/>"</text:span>語言<text:span text:style-name="T3">"</text:span>。<text:span text:style-name="T3"> <text:line-break/><text:line-break/></text:span>這樣一種<text:span text:style-name="T3"><text:s/>"</text:span>難度<text:span text:style-name="T3">"</text:span>，帶來無言。許多時候，特別是在個別生命的層次上，往往帶來一種近乎絕望的孤獨。要是真有一種生物，前不見古人，後不見來者，他豈能不念天地之悠悠，獨愴然而涕下？其實，在某個根本意義上，每個人都是這樣一種生物，只是有些人察覺到了，有些人卻毫無病識感。<text:span text:style-name="T3"> <text:line-break/><text:line-break/></text:span>至於像底下報導這樣一些蠢話倒不礙事，我估計，這類蠢到爆的蠢話終將煙消雲散。但這並不是因為蠢蛋們的智能將會迅速進化，而是因為再怎麼不知不覺的蠢蛋終究還是得被迫認清事實<text:span text:style-name="T3">(fact)</text:span>、真實<text:span text:style-name="T3">(authenticity)</text:span>與現實<text:span text:style-name="T3">(reality)</text:span>。<text:span text:style-name="T3"> <text:line-break/><text:line-break/><text:line-break/></text:span>陳真<text:span text:style-name="T3"><text:s/>2017. 05. 30. <text:line-break/><text:line-break/>======================= <text:line-break/><text:line-break/>http://ent.ltn.com.tw/news/breakingnews/2081661 <text:line-break/><text:line-break/></text:span>謝和弦不甩玻璃心<text:span text:style-name="T3"><text:s/></text:span>「台灣很幸福<text:span text:style-name="T3"><text:s/></text:span>」再嗆中國網軍<text:span text:style-name="T3"> <text:line-break/><text:line-break/>2017/05/28 <text:line-break/><text:line-break/></text:span>謝和弦開幹中國網軍。（翻攝自臉書）<text:span text:style-name="T3"> <text:line-break/><text:line-break/></text:span>〔娛樂頻道／綜合報導〕謝和弦向來有話直說，直率態度廣受粉絲喜愛，<text:span text:style-name="T3">25</text:span>日突在微博向中國網軍開戰，稱自己「沒打算去大陸撈錢，而且懶得跟玻璃心的人計較」，網軍不甘示弱怒嗆「期待統一那一天你的反應」，他則不甘示弱喊話：「先桶你屁眼吧！」昨又發表愛台灣宣言，再度讓中國網軍崩潰。<text:span text:style-name="T3"> <text:line-break/><text:line-break/></text:span>謝和弦在微博表示，在台灣生活，真的只能用「幸福」二字形容，不需翻牆就能自由地上臉書、<text:span text:style-name="T3">YouTube</text:span>、及<text:span text:style-name="T3">Instagram</text:span>，時常可以看到政府官員在立法院幹架的畫面，人民只要有所不爽，還能集體上街頭表達抗議，更是亞洲第一個承認同性婚姻的國家，這些都讓他直呼「我實在找不到理由不愛這個省，阿們！」<text:span text:style-name="T3"> <text:line-break/><text:line-break/></text:span>隨後則高喊「我愛台灣，以下開放崩潰」，甚至將周杰倫的《聽見下雨的聲音》改編「而我聽見玻璃碎的聲音，聽見你用唇語說，台灣南波萬（<text:span text:style-name="T3">No.1</text:span>）」，挑釁意味十足。<text:span text:style-name="T3"> <text:line-break/><text:line-break/>=========== <text:line-break/></text:span>謝和弦身上刺台灣<text:span text:style-name="T3"><text:s/></text:span>再讓中國網軍崩潰<text:span text:style-name="T3"> <text:line-break/><text:line-break/>2017/05/29 <text:line-break/><text:line-break/></text:span>〔記者陳慧玲／台北報導〕謝和弦連續幾天發表愛台灣的言論，讓中國網軍玻璃心碎滿地，沒想到這次一張照片，更讓中國網友崩潰。<text:span text:style-name="T3"> <text:line-break/><text:line-break/></text:span>謝和弦談到：「我真的沒有很愛台灣，我只是把它刺在身上」，粉絲看到他在身上刺青台灣地圖直呼酷，但中國網軍崩潰問他：「你鬧夠了沒？」還用各種言論酸他。</text:p>
      <text:p text:style-name="P1"><text:span text:style-name="T1">胡平</text:span><text:s/>  |  2017.05.29 15:52   |   <text:a xlink:type="simple" xlink:href="http://palinfo.habago.org/Entry?Command=Information_PrintForum&amp;iPage=158#FORUM35756"><text:span text:style-name="T2">#</text:span></text:a></text:p>
      <text:p text:style-name="P4"><text:line-break/><text:span text:style-name="T1">因为这个台湾歌手，台媒又说我们玻璃心碎，可谁能告诉我他是谁？</text:span> <text:line-break/>http://www.guancha.cn/local/2017_05_28_410570.shtml</text:p>
      <text:p text:style-name="P1"><text:span text:style-name="T1">周淮安</text:span><text:s/>  |  2017.05.26 22:41   |   <text:a xlink:type="simple" xlink:href="http://palinfo.habago.org/Entry?Command=Information_PrintForum&amp;iPage=158#FORUM35755"><text:span text:style-name="T2">#</text:span></text:a></text:p>
      <text:p text:style-name="P3"><text:span text:style-name="T3">http://www.storm.mg/article/259778 <text:line-break/><text:line-break/></text:span>本文堪稱佳作，現在才看到有些後知後覺，但後知後覺怎麼說也好過不知不覺。不是小家子氣錙銖必較，而是新政府「重視財政紀律」鏗鏘有力之聲言猶在耳，在號稱財政困窘、國庫阮囊羞澀之際，竟以幾張<text:span text:style-name="T3">A4</text:span>紙海砸<text:span text:style-name="T3">1.5</text:span>兆，當中近九千億還是寅吃卯糧、向後代子孫借來透支的真金白銀；看在吾等孜孜矻矻、為五斗米折腰之輩眼裡，著實不可思議。<text:span text:style-name="T3"> <text:line-break/><text:line-break/></text:span>專業辯正內文已詳，這裡不談什麼太高深的理論，只要智商正常、有些社會經驗者，都曉得「通常開拓者未必賺，但一窩蜂盲從搶進者必然虧」之理。沒錯，劉銘傳時代鋪鐵路時，的確不需要什麼完整詳細的成本效益分析，就像首家在台開賣的葡式蛋塔店一樣。可曾一度風靡全台，大街小巷四處可見葡式蛋塔店的風光今安在？若「劉銘傳沒做，我們也不需要做」的道理成立，劉銘傳時代也沒代議政治；成天只會打嘴炮講幹話刷存在感的立法院，我想成立的必要性最低，首該優先裁撤，以省民脂民膏。</text:p>
      <text:p text:style-name="P1"><text:span text:style-name="T1">陳真</text:span><text:s/>  |  2017.05.25 22:16   |   <text:a xlink:type="simple" xlink:href="http://palinfo.habago.org/Entry?Command=Information_PrintForum&amp;iPage=158#FORUM35754"><text:span text:style-name="T2">#</text:span></text:a></text:p>
      <text:p text:style-name="P2">真是太謙虛了，選舉對人渣黨來講哪算一回事？選完才真的忙咧，撈錢、卡位、搶資源、分贓、收賄、賣官鬻爵、包工程、養人頭、養小鬼、養網軍、養樁腳，開房間、玩女人、喝酒、賭博、寫臉書、搞內線交易、炒地皮、關說、喬事情、跑攤、跑紅白帖<text:span text:style-name="T3">...</text:span>可謂日理萬機，請問幾個立委、議員不是這樣？選完之後才是他們忙碌之時。藍的也許好一點，但藍綠之中，正直者屈指可數。<text:span text:style-name="T3"> <text:line-break/><text:line-break/></text:span>陳真<text:span text:style-name="T3"><text:s/>2017. 05. 25. <text:line-break/><text:line-break/>============== <text:line-break/></text:span>不選舉不知要做什麼<text:span text:style-name="T3"> <text:line-break/><text:line-break/>2017</text:span>年<text:span text:style-name="T3">5</text:span>月<text:span text:style-name="T3">25</text:span>日<text:span text:style-name="T3"> <text:line-break/><text:line-break/></text:span>中國時報【曾薏蘋╱台北報導】<text:span text:style-name="T3"> <text:line-break/><text:line-break/></text:span>民進黨今年首次組成龍舟隊，將在<text:span text:style-name="T3">28</text:span>日參加台北國際龍舟錦標賽，身兼黨主席的蔡英文總統昨天向黨內龍舟隊打氣致詞時說，「民進黨不選舉的時候，我就擔心他們不知道要做什麼。」此話一出，現場笑得很尷尬。</text:p>
      <text:p text:style-name="P1"><text:span text:style-name="T1">陳真</text:span><text:s/>  |  2017.05.25 10:13   |   <text:a xlink:type="simple" xlink:href="http://palinfo.habago.org/Entry?Command=Information_PrintForum&amp;iPage=158#FORUM35753"><text:span text:style-name="T2">#</text:span></text:a></text:p>
      <text:p text:style-name="P3">我並不是在批評商家廣告及其措詞內容，這類廣告要怎麼寫，我沒意見，只要不危害健康就好。大力丸，幸福人蔘果，鳥頭牌仙丹，木瓜牌暴乳神膏，治百病的宇宙能量水等等，建議有關單位強加取締。<text:span text:style-name="T3"> <text:line-break/><text:line-break/></text:span>還有，例如，<text:span text:style-name="T3">"</text:span>巴勒網是全台灣吃飽最閒的團體<text:span text:style-name="T3">"</text:span>，這是每個月靜站時很多過路人丟下的廣告式評語，當然，人們不是說最，而是說太，應該沒有違反<text:span text:style-name="T3"><text:s/>"</text:span>動員戡亂時期廣告措詞管制條例<text:span text:style-name="T3">"</text:span>以及<text:span text:style-name="T3">"</text:span>正能量運動生活指導原則<text:span text:style-name="T3">"</text:span>。吃飽太閒的太，吃飽太閒的閒。但我以為不是太，而是最，歡迎<text:span text:style-name="T3"><text:s/>"</text:span>沒有什麼可以浪費，只能浪費生命<text:span text:style-name="T3">" </text:span>的無聊男女踴躍參加每個月的吃飽太閒罰站，為世界和平做出不怎麼積極的貢獻。<text:span text:style-name="T3"> <text:line-break/><text:line-break/></text:span>我不是在講這類商家廣告內容應如何措詞，而只是說說語言的某種本質以及它和所謂<text:span text:style-name="T3"><text:s/>"</text:span>真實<text:span text:style-name="T3">" </text:span>之間的關係。這關係因其不具命題性，於是使得語言鮮活了起來，美麗誕生了，詭詐自然也隨之而來。<text:span text:style-name="T3"> </text:span></text:p>
      <text:p text:style-name="P5"/>
      <text:p text:style-name="P1"><text:span text:style-name="T1">楊宏</text:span><text:s/>  |  2017.05.25 07:34   |   <text:a xlink:type="simple" xlink:href="http://palinfo.habago.org/Entry?Command=Information_PrintForum&amp;iPage=159#FORUM35752"><text:span text:style-name="T2">#</text:span></text:a></text:p>
      <text:p text:style-name="P3">大陸電視廣告不能用第一、獨家、最好最棒等詞，在台灣這些詞是很常見的，有次看電視連撥<text:span text:style-name="T3">6</text:span>個廣告裡有<text:span text:style-name="T3">5</text:span>個用上，而且都是日本品牌，什麼日本技術、日本一級棒、連續多少年銷售第一等等。看了不只是難過，還很噁心。大金說他是是全球第一，把佔了全球三分之一份額的格力放到哪去<text:span text:style-name="T3">?</text:span>其實在日本他都不是第一。<text:span text:style-name="T3"> <text:line-break/><text:line-break/></text:span>不好意思，下面兩篇煩請刪除，寫太長、重複且失焦。</text:p>
      <text:p text:style-name="P1"><text:span text:style-name="T1">陳真</text:span><text:s/>  |  2017.05.25 02:05   |   <text:a xlink:type="simple" xlink:href="http://palinfo.habago.org/Entry?Command=Information_PrintForum&amp;iPage=159#FORUM35749"><text:span text:style-name="T2">#</text:span></text:a></text:p>
      <text:p text:style-name="P2"><text:span text:style-name="T3">(</text:span>續<text:span text:style-name="T3">) <text:line-break/><text:line-break/></text:span>有一回，在台灣某個賣蜜餞零食的大賣場上看到一個手寫廣告牌，上頭寫著<text:span text:style-name="T3"><text:s/>"</text:span>營養豐富，增加免疫力抵抗力，防癌保肝固腎，排毒及美容護膚等功效<text:span text:style-name="T3">"</text:span>。這已經不是在賣蜜餞，而是在賣仙丹了，但我敢說，依台灣社會到處都是詐騙、習於信口開河的文化習性，這商家絕不會因此遭到<text:span text:style-name="T3"><text:s/>"</text:span>不實廣告<text:span text:style-name="T3">" </text:span>的處罰。<text:span text:style-name="T3"> <text:line-break/><text:line-break/></text:span>同樣有一回，英國最大的一家連鎖超級市場，卻遭到衛生單位數千萬的巨額罰款，為什麼呢？就因為在它的芒果攤位上的一個小牌子，上頭寫著<text:span text:style-name="T3"><text:s/>"</text:span>具抗癌功效<text:span text:style-name="T3">" </text:span>幾個字。在英國，這類水果全是進口，店家隨手給它添了點神祕的異國情調與浪漫想像，卻旋即招來<text:span text:style-name="T3"><text:s/>"</text:span>不實廣告<text:span text:style-name="T3">" </text:span>的天價罰款。<text:span text:style-name="T3"> <text:line-break/><text:line-break/></text:span>我想說的是，真正可怕的絕不是<text:span text:style-name="T3"><text:s/>"</text:span>不實<text:span text:style-name="T3">" </text:span>廣告，因為凡是具有<text:span text:style-name="T3"><text:s/>"</text:span>真假值<text:span text:style-name="T3">" </text:span>的命題基本上都不太構成威脅，因為倘若一種宣稱的對錯真假只須查證一下便可了然，它還能有多大的殺傷力呢？可怕的不是<text:span text:style-name="T3"><text:s/>"</text:span>不實<text:span text:style-name="T3">" </text:span>廣告，可怕的是：<text:span text:style-name="T3"> <text:line-break/><text:line-break/></text:span>一，廣告本身。<text:span text:style-name="T3"> <text:line-break/><text:line-break/></text:span>二，讓人不知道是廣告的廣告。<text:span text:style-name="T3"> <text:line-break/><text:line-break/></text:span>先說一。廣告既然是廣告，本質上便無真假可言，它就只是一種宣傳，就像拍電影一樣，製造一種印象，藉以產生一種感覺，進而影響你的判斷與觀感。廣告從來都不是發出一種足供勘驗查證對錯的命題。因此，制裁所謂<text:span text:style-name="T3"><text:s/>"</text:span>不實廣告<text:span text:style-name="T3">" </text:span>或所謂假新聞，其實是沒有多大意義的<text:span text:style-name="T3">(</text:span>甚至是一種言論管控手段<text:span text:style-name="T3">)</text:span>，因為真正具有殺傷力的是<text:span text:style-name="T3"><text:s/>"</text:span>既非真亦非假<text:span text:style-name="T3">" </text:span>的廣告本身。<text:span text:style-name="T3"> <text:line-break/><text:line-break/></text:span>比方說你要抹黑一種人事物，你甚至不需要進行任何捏造或栽贓，光是透過選擇性的各種所謂<text:span text:style-name="T3"><text:s/>"</text:span>事實<text:span text:style-name="T3">" </text:span>呈現或<text:span text:style-name="T3"><text:s/>"</text:span>印象<text:span text:style-name="T3">" </text:span>陳述，就足以使之身敗名裂或污名纏身。這聽起來可能有點抽象，但我相信大部份人在這一點八卦本事上應該都是專家高手才對，不可能不懂。比方說，有時聽到甲護士描述乙護士，表面上每一句都是好話，甚至也許每一句都是<text:span text:style-name="T3"><text:s/>"</text:span>事實<text:span text:style-name="T3">"</text:span>，但是你聽起來卻得到一種負面觀感，彷彿話有玄機，意在言外，埋有伏筆。<text:span text:style-name="T3"> <text:line-break/><text:line-break/></text:span>同理，要美化某種人事物也一樣，即便再怎麼樣齷齪卑鄙的人渣，透過選擇性的陳述與描繪，照樣能塑造出明星乃至神明般的偶像形象來。柯文哲當年的選舉便是一例，幾乎所有主流媒體傾全力幫他打廣告、造形象，即便每一句報導都是真的，但塑造出來的美妙形象卻與其真實樣貌相去甚遠。你能說這些主流媒體或綠營網軍撒謊嗎？也許沒有撒謊，他只是在做廣告而已。<text:span text:style-name="T3"> <text:line-break/><text:line-break/></text:span>比方說，刊登一張柯文哲被人用機車載著的照片。在台灣，誰沒被機車載過呢？你能說那照片是假的嗎？我相信是真的，但是，這樣一張全然真實的照片，卻成功塑造出一種與真實樣貌相去甚遠的柯文哲：樸素，節儉，平易近人，單純<text:span text:style-name="T3">....</text:span>等等等。<text:span text:style-name="T3"> <text:line-break/><text:line-break/></text:span>在這同時，卻<text:span text:style-name="T3"><text:s/>"</text:span>揭發<text:span text:style-name="T3">"(</text:span>請注意這兩個字<text:span text:style-name="T3">) </text:span>連勝文品酒的事，一瓶酒據說要價上萬元。我相信這應該也是<text:span text:style-name="T3"><text:s/>"</text:span>事實<text:span text:style-name="T3">"</text:span>，但這所謂<text:span text:style-name="T3"><text:s/>"</text:span>事實<text:span text:style-name="T3">" </text:span>卻成功地徹底抹黑了連勝文：低能，奢侈，浮華，權貴<text:span text:style-name="T3">...</text:span>等等等。<text:span text:style-name="T3"> <text:line-break/><text:line-break/></text:span>這就如同他爸爸連戰二十多前的<text:span text:style-name="T3"><text:s/>"</text:span>不幸<text:span text:style-name="T3">" </text:span>遭遇。那時連戰擔任行政院長，有一天去某個地方視察，因為行程耽擱太久，接下來另有其它行程必須趕路，根本沒時間吃飯了，於是原本準備用餐的那家餐廳就把已經弄好的飯菜打包成便當，供連戰及隨行人員帶走在車上吃，以便節省趕路與用餐時間。所謂<text:span text:style-name="T3"><text:s/>"</text:span>五百元的權貴便當<text:span text:style-name="T3">" </text:span>的故事就是這樣被塑造出來的，民進黨當年就靠著一路追打這件事，成功地把連戰塑造成一個奢靡浮華低能不知民間疾苦的政治人渣。但是連戰是這樣的人嗎？當然不是。這就是廣告厲害之處。<text:span text:style-name="T3"> <text:line-break/><text:line-break/></text:span>更厲害的不僅僅是廣告本身，而是你根本不知道它是廣告，你還以為它是一種事實報導呢。它或許含有一定的事實基礎，但它依然是一種廣告。<text:span text:style-name="T3"> <text:line-break/><text:line-break/></text:span>我並非說某些報導是一種純粹的事實，而另一些報導則是包藏禍心的廣告，絕無此意，我還不至於這麼<text:span text:style-name="T3"><text:s/>"</text:span>單純<text:span text:style-name="T3">"</text:span>。我要說的是，包括巴勒網以及你我所寫的每個字，事實也好，謊言也罷，全是廣告。<text:span text:style-name="T3">"</text:span>真實<text:span text:style-name="T3">"(reality)</text:span>就像一幅畫，我們不可能<text:span text:style-name="T3"><text:s/>"</text:span>說出<text:span text:style-name="T3">" </text:span>任何一幅畫的所有事實細節，我們只能透過各種事實性的陳述與印象描繪，儘可能<text:span text:style-name="T3"><text:s/>"</text:span>逼近真實<text:span text:style-name="T3">"</text:span>。我們對於語言與真實所能展現的最高德行約莫如此。<text:span text:style-name="T3"> <text:line-break/><text:line-break/></text:span>重點是，同樣都是廣告，意義大不同。一個企圖扭曲真實，歪曲真相，一個卻努力用詩一般的語言儘可能傳遞有關<text:span text:style-name="T3"><text:s/>"</text:span>真實<text:span text:style-name="T3">" </text:span>的多樣性與真實性<text:span text:style-name="T3">(authenticity)</text:span>。<text:span text:style-name="T3"> <text:line-break/><text:line-break/></text:span>當然，以上所述只是千百之一，語言花樣與詐術還多著呢。比方說，我哪需要講什麼真實不真實或廣告不廣告，我光是每天餵你一大堆破破碎碎毫無意義的垃圾資訊，讓你又哭又笑，一下對路人甲生氣，一下對路人乙傾心愛慕，你腦子很快就會壞了。<text:span text:style-name="T3"> <text:line-break/><text:line-break/></text:span>或是比方說，我根本就是把某些東西給當成空氣，完全忽而略之，那麼，即便再輝煌巨大深具意義的事，它事實上也就等於不存在了，就像大衛魔術一樣，消失於眾人視線之外。相反地，我只要一味突顯某些哪怕是根本毫無營養毫無意義的渣渣廢物，它卻會像什麼重要思想或偉大人事物似的，深植眾人之心。<text:span text:style-name="T3"> <text:line-break/><text:line-break/></text:span>花樣繁多，根本講不完。達摩東來，說要找一個不受人惑的人。語言花樣繁雜細膩，就像個天羅地網，想<text:span text:style-name="T3"><text:s/>"</text:span>不受人惑<text:span text:style-name="T3">"</text:span>，實非易事。</text:p>
      <text:p text:style-name="P1"><text:span text:style-name="T1">陳真</text:span><text:s/>  |  2017.05.24 10:29   |   <text:a xlink:type="simple" xlink:href="http://palinfo.habago.org/Entry?Command=Information_PrintForum&amp;iPage=159#FORUM35748"><text:span text:style-name="T2">#</text:span></text:a></text:p>
      <text:p text:style-name="P3">英國這兩天有個演唱會發生自殺攻擊，導致<text:span text:style-name="T3">22</text:span>人死亡，媒體自然又是大篇幅報導，眾人哀悼、譴責、祈福等等，甚至稱它是一場「大屠殺」。可是你知道嗎？川普上台後，<text:span text:style-name="T3">"</text:span>大方<text:span text:style-name="T3">" </text:span>授權美軍任意大開殺戒，光是三月二十三日在伊拉克的一場所謂追擊恐怖份子的轟炸中，就直接殺害了兩百多個平民，創下<text:span text:style-name="T3">2003</text:span>年入侵伊拉克以來，在單次轟炸中屠殺最多平民的記錄。<text:span text:style-name="T3"> <text:line-break/><text:line-break/></text:span>另外，根據事實上相當親美且立場偏頗的<text:span text:style-name="T3"><text:s/>HRW(</text:span>人權觀察組織<text:span text:style-name="T3">)</text:span>的統計，光是在過去一個月，美軍所主導的所謂敘利亞聯軍或反抗軍<text:span text:style-name="T3">(</text:span>其實就是一群無惡不作、殺人不眨眼的土匪軍<text:span text:style-name="T3">)</text:span>，就殺害了<text:span text:style-name="T3">225</text:span>個平民，其中兒童與婦女佔了將近四成，同樣創下自<text:span text:style-name="T3">2014</text:span>年以來單一月份屠殺最多平民的記錄。<text:span text:style-name="T3"> <text:line-break/><text:line-break/></text:span>這幾年以來，美國對於這些極其大量的所謂<text:span text:style-name="T3"><text:s/>"</text:span>誤炸<text:span text:style-name="T3">"</text:span>，已經連<text:span text:style-name="T3"><text:s/>"</text:span>誤炸<text:span text:style-name="T3">" </text:span>一詞都懶得表態與修飾，主流媒體更是幾無片語隻字，彷彿死的不是成千上萬的人，而只是一堆數不清的螞蟻。但是，只要是西方世界受到一點點相對而言根本微不足道的攻擊，卻馬上舉世哀悼，一輕一重，人命完全不等值。<text:span text:style-name="T3"> <text:line-break/><text:line-break/></text:span>人們在這樣一種徹底傾斜而扭曲的媒體世界中，久而久之也越來越偏頗；我看美國就算殺了幾億人，人們依舊還是會高喊美國萬歲，民主自由勝利。在一種洗腦過程中，人們總是會以為自己例外，以為自己有著獨立思維判斷，但真的是這樣嗎？你其實難道不就是一個洗腦的典型受害者？隨著主流媒體起舞，以一種極其扭曲且病態的眼光看世界。<text:span text:style-name="T3"> <text:line-break/><text:line-break/></text:span>在我們談論各種事物與概念之前，必然會有個認知大前提，做為一切議論與思索的根據。這樣一個大前提或大命題，往往是錯的，扭曲的，病態的，純屬虛構的。需要被改變、被質疑、被揭露的是這樣一個大寫的謊言，因為當整個前提基礎有誤，接下來的一切議論其實都毫無意義而不可能有任何實質的議論價值。<text:span text:style-name="T3"> <text:line-break/><text:line-break/></text:span>這個大寫的謊言不一定能具體描繪，得看它相對應於何種概念群而定。在國際政治上，無非就是類似<text:span text:style-name="T3"><text:s/>"</text:span>自由民主的美國<text:span text:style-name="T3"><text:s/>vs.</text:span>專制獨裁的中國<text:span text:style-name="T3">" </text:span>這樣一種完全顛倒是非黑白的認知；在島內而言，大抵就是<text:span text:style-name="T3"><text:s/></text:span>類似<text:span text:style-name="T3"><text:s/>"</text:span>民主進步的民進黨<text:span text:style-name="T3"><text:s/>vs.</text:span>腐敗落後的國民黨、新黨<text:span text:style-name="T3">...</text:span>等等等<text:span text:style-name="T3">" </text:span>之類的荒唐鬼扯。<text:span text:style-name="T3"> <text:line-break/><text:line-break/></text:span>這樣一種基本前提的徹底洗腦之成功，你看，就連巴勒網這樣一個非常<text:span text:style-name="T3"><text:s/>"</text:span>非主流<text:span text:style-name="T3">" </text:span>的反美組織，連我一直想要寫個<text:span text:style-name="T3"><text:s/>"</text:span>挺中抗美<text:span text:style-name="T3">" </text:span>的標語牌始終都做不到，因為我知道這將會帶來無數爭議和衝突，恐怕到時候巴勒網會只剩下我和學姐以及其他小貓兩三隻。我並不是害怕爭議和衝突，我也根本不在乎巴勒網有多少人，就算只剩我一人也無所謂，一個事情倘若是對的，一個人便能贏過一整個世界。我之所以沒法高舉<text:span text:style-name="T3"><text:s/>"</text:span>挺中抗美<text:span text:style-name="T3">" </text:span>的標語牌不是出於害怕後果，而是我知道，就如維根斯坦所說，一個結怎麼打上，就也只能怎麼解開；就像學習一門技藝或學問，你得從第一課開始教起而沒法直接跳級，除非你教的學生是一些天才。<text:span text:style-name="T3"> <text:line-break/><text:line-break/></text:span>雖然沒法直接跳級，但是，結論或結局當然還是可以先行預告。意識到這個謊言的源頭是重要的，因為我們事實上不可能一一揭穿宛如天文數字般的無數謊言，但我們卻有可能透過極其有限的例子，讓人們意識到這一切邪門歪道的枝枝葉葉背後有個病態扭曲的認知源頭，由之而生的一切議論與思索，事實上都已經走在一個錯誤的軌道上，進而必然通往一個錯誤的結論。</text:p>
      <text:p text:style-name="P1"><text:span text:style-name="T1">陳真</text:span><text:s/>  |  2017.05.24 02:54   |   <text:a xlink:type="simple" xlink:href="http://palinfo.habago.org/Entry?Command=Information_PrintForum&amp;iPage=159#FORUM35747"><text:span text:style-name="T2">#</text:span></text:a></text:p>
      <text:p text:style-name="P2">如果站在一個世界宏觀的角度上來看，台灣問題是沒有什麼問題的，根本無關大局。而且，它幾乎就只有一個結局，那就是統一，只是時間早晚的問題。對於這樣一個不是問題的問題，之所以會成為一種問題，恐怕問題並不是在於統一與否，而是在於統一的方式。最好的方式當然就是和平解決。<text:span text:style-name="T3"> <text:line-break/><text:line-break/></text:span>世界那麼大，煩人的事那麼多，站在中國的立場，台灣只要不獨，不踩紅線，估計再放個<text:span text:style-name="T3">10</text:span>年<text:span text:style-name="T3">20</text:span>年或更久再來處理，也根本不礙事。中國的現實感是很強的，他恐怕會比台灣更不希望武統，不像台灣與世隔絕，整天活在謊言裏自我陶醉，甚至講些什麼<text:span text:style-name="T3"><text:s/>"</text:span>殲滅解放軍於幾千公里外<text:span text:style-name="T3">" </text:span>的科幻神話。<text:span text:style-name="T3"> <text:line-break/><text:line-break/></text:span>問題是，中國不想走上武統之路，並不意味著他不會動武。事實上，恰恰相反，一旦踩到紅線，武統根本就是毫無疑問的一件事。<text:span text:style-name="T3"> <text:line-break/><text:line-break/></text:span>站在世界大局來看，武統與否，無關痛癢。但是，站在台灣的角度來看問題，武統與否，卻幾乎就等同於台灣人的世界末日。可悲的是，一方面中國儘可能避免武統<text:span text:style-name="T3"><text:s/>(</text:span>事實上，依我的觀察，大陸民意是普遍支持武統的<text:span text:style-name="T3">)</text:span>，但是另一方面，台灣的綠營政客以及無恥文人等等這些歹徒騙子們，卻不斷給台灣人洗腦說打仗不可怕，說台灣人多勇敢，不是讓人嚇大的云云，甚至還說屆時美國和日本都會一起來打中國，甚至還說光憑台灣就能殺敵於千里之外。無數台灣人相信這類鬼話，進而把對岸的節制以及避免流血視為一種膽怯與無能，於是一步一步朝著自我毀滅的悲劇走。<text:span text:style-name="T3"> <text:line-break/><text:line-break/></text:span>如果今天的中國是一個對外四處燒殺擄掠、內部民不聊生的國家，那麼，你抗拒統一當然就很有道理，甚至全體台灣人為此犧牲都很值得肯定。但現實卻根本不是這樣，橫在台灣眼前的根本不是兩條艱難之路，根本不是一條上刀山一條下油鍋。而且恰恰相反，台灣所面臨的處境與選擇根本毫無任何懸念可言，眼前很明顯有兩條路，一條是為虎作倀，充當敗德血腥的美國走狗的自我毀滅之路，一條卻是繁榮富裕長久發展、而且極其有利於世界和平的正直康莊大道，白癡理當也知道應該選擇哪一條。<text:span text:style-name="T3"> <text:line-break/><text:line-break/></text:span>可悲的是，幾十年來的洗腦，使得台灣人正直的康莊大道不走，偏要充當血腥恐怖帝國的走狗，走上自我毀滅一途。<text:span text:style-name="T3"> <text:line-break/><text:line-break/></text:span>政治這種東西，光是罵政客不但毫無意義，而且很沒出息，畢竟牽涉到你自己以及你的後代子孫的事，你總該自己想點辦法出點力，儘可能去改變現狀，揭露政客謊言與醜陋貪婪，讓台灣社會儘早回頭，避免持續走上荒唐路，不再充當美國人的炮灰和馬前卒，不再充當真正敵人的武器與工具，傷害自己的正直弟兄姊妹，進而為自己招來根本毫無道德意義的戰火與橫禍。<text:span text:style-name="T3"> <text:line-break/><text:line-break/></text:span>在這樣的重大考量下，一時的選票多寡其實是沒有多大意義的，重要的絕不是一時的選舉勝負，而是一整個台灣社會是否能及時回頭，走向一條正直、和平與繁榮的坦途，而不是竟然蠢到用自己及後代孫的血肉去餵養一堆貪得無饜的人渣走狗。<text:span text:style-name="T3"> <text:line-break/><text:line-break/></text:span>長年以來，這樣一些政治不正確的卑微文章，卻為我個人招來巨大的痛苦；意義如此微小，痛苦卻如此巨大，箇中冤屈與代價，不足為外人道。但我依然常想起三十多年前那個少年陳真，比起現在的我，似乎真情無私多了，彷彿為了一個<text:span text:style-name="T3"><text:s/>"</text:span>情<text:span text:style-name="T3">" </text:span>字，哪怕對方僅僅只是一個陌生人，都能為他捨命。如今年過半百，生活如烈燄般折騰得體無完膚，再也扛不起、寫不出任何沉重的字眼，只能精疲力竭之餘，說點也許無甚意義的碎語，至於那些說不出，寫不來的，套句張兆和寫給沈從文的一封家書，我也只能<text:span text:style-name="T3"><text:s/>"</text:span>用眼睛輕輕把它寫在這信紙上<text:span text:style-name="T3">"</text:span>。<text:span text:style-name="T3"> <text:line-break/><text:line-break/></text:span>我喜歡暗，但又怕黑暗帶來的孤獨，始終避免接觸那位<text:span text:style-name="T3"><text:s/>"</text:span>黑暗詩人<text:span text:style-name="T3">" </text:span>的詩。今天，第一次翻開維根斯坦最仰慕的這一位詩人<text:span text:style-name="T3">Georg Trakl </text:span>的詩集，晚上下班回到家時，它已遠渡重洋來到台灣，靜靜躺在書桌上。五百多頁，我隨手翻開了一頁。題目：相遇。<text:span text:style-name="T3"> <text:line-break/><text:line-break/></text:span>異鄉的道路上<text:span text:style-name="T3">--</text:span>我們彼此打量<text:span text:style-name="T3"> <text:line-break/></text:span>以疲憊的目光詢問道：<text:span text:style-name="T3"> <text:line-break/></text:span>你這一生都做了些什麼？<text:span text:style-name="T3"> <text:line-break/></text:span>別出聲！別出聲！切莫哀愁！<text:span text:style-name="T3"> <text:line-break/><text:line-break/></text:span>四周已愈加寒涼，<text:span text:style-name="T3"> <text:line-break/></text:span>雲彩慢慢飄散遠方。<text:span text:style-name="T3"> <text:line-break/></text:span>我覺得，詢問的時間已太多，<text:span text:style-name="T3"> <text:line-break/></text:span>卻無人伴我們走向夜晚。<text:span text:style-name="T3"> <text:line-break/><text:line-break/></text:span>再隨手翻開另一頁，題目：夜歌。<text:span text:style-name="T3"> <text:line-break/><text:line-break/></text:span>衝我來吧，痛苦！傷口在燃燒。<text:span text:style-name="T3"> <text:line-break/></text:span>我並不在乎這種煎熬！<text:span text:style-name="T3"> <text:line-break/></text:span>看呀，一顆星從我的傷口<text:span text:style-name="T3"> <text:line-break/></text:span>謎一般向黑夜綻放！<text:span text:style-name="T3"> <text:line-break/></text:span>衝我來吧，死亡！我已完成。</text:p>
      <text:p text:style-name="P1"><text:span text:style-name="T1">陳真</text:span><text:s/>  |  2017.05.23 10:56   |   <text:a xlink:type="simple" xlink:href="http://palinfo.habago.org/Entry?Command=Information_PrintForum&amp;iPage=159#FORUM35746"><text:span text:style-name="T2">#</text:span></text:a></text:p>
      <text:p text:style-name="P3"><text:span text:style-name="T3">(</text:span>續<text:span text:style-name="T3">) <text:line-break/><text:line-break/></text:span>吳敦義本人或許不貪不取，但他是一個深知並且相信宮廷政治的人，相信政治是一種權謀藝術，相信政治是一種心機盤算，相信政治是一種利益分贓，相信地方山頭，相信派系勢力，相信市場，亦即私利之所在，意志之所在，簡單來說就是個機會主義者。<text:span text:style-name="T3"> <text:line-break/><text:line-break/></text:span>比方說，他刻意進一步模糊化統獨立場，企圖兩邊討好，一下反台獨，一下又說要統一的就滾回大陸去，為什麼呢？他倒是很誠實，因為不利選舉，因為<text:span text:style-name="T3"><text:s/>"</text:span>目前<text:span text:style-name="T3">" </text:span>的民意反中反統，所以他自然就會去討好這個所謂<text:span text:style-name="T3"><text:s/>"</text:span>民意<text:span text:style-name="T3">"</text:span>。<text:span text:style-name="T3"> <text:line-break/><text:line-break/></text:span>短期而言，在各種競爭中，機會主義者往往比較有勝算，因為他隨風搖擺，迎合所謂大多數。但是，政治如果是這樣一種旨在討好所謂大多數人的遊戲，那何必選舉？何必選出一堆無所事事整天耍嘴皮吃香喝辣的藍綠政治米蟲？直接動用人工智慧大數據不就能擬定各種迎合所謂<text:span text:style-name="T3"><text:s/>"</text:span>民意<text:span text:style-name="T3">" </text:span>的政策？<text:span text:style-name="T3"> <text:line-break/><text:line-break/></text:span>所謂<text:span text:style-name="T3"><text:s/>"</text:span>民意<text:span text:style-name="T3">" </text:span>這種東西，事實上就是被塑造出來的，它從來都不是一種指導或主導力量，而是一種政治鬥爭的結果，是<text:span text:style-name="T3"><text:s/>"</text:span>果<text:span text:style-name="T3">" </text:span>不是<text:span text:style-name="T3"><text:s/>"</text:span>因<text:span text:style-name="T3">"</text:span>，何必把它講得彷彿自然長在樹上的人蔘果那樣神聖。<text:span text:style-name="T3"> <text:line-break/><text:line-break/></text:span>台灣的所謂政黨政治基本上就是一齣假戲，國、民兩黨就像美國所豢養的兩條狗，綠狗在這二十幾年來非常聽話乖巧，頗得主人歡心，藍狗則變得稍微比較調皮一點，但基本上都是奉主子之名行事，再怎麼調皮也都還是在主人的管轄範圍內，不乖就打，意圖挑戰主人意志者，例如洪秀柱所代表的統派力量，勢必難以出頭。<text:span text:style-name="T3"> <text:line-break/><text:line-break/></text:span>不管是過去呼風喚雨無惡不作的國民黨，還是現在腦滿腸肥吃相極其難看的民進黨，基本上都是同一個黨，叫做<text:span text:style-name="T3"><text:s/>"</text:span>美國在台協會黨<text:span text:style-name="T3">"</text:span>，誰最聽話，誰就能勝出，因為台灣幾乎所有資源與媒體全數掌控在美國人手裏，他可以輕易藉此調教這兩條狗，謂之兩黨政治，趨而使之，看門，咬人，搖尾巴，逗樂主人，盡一條狗應有的本份。<text:span text:style-name="T3"> <text:line-break/><text:line-break/></text:span>這只是一個再明顯也不過的基本事實，但人們卻視而不見，略而不聞，島內所謂專家學者們分析起政治來，竟全是一些毫無真實意義的空話。<text:span text:style-name="T3"> <text:line-break/><text:line-break/></text:span>當然，如果政治是一種市場，以目前的<text:span text:style-name="T3"><text:s/>"</text:span>市場<text:span text:style-name="T3">" </text:span>氛圍來講，你做為一個生意人，若想撈大錢，當然得販賣合乎市場需求的產品，賣<text:span text:style-name="T3"><text:s/>"</text:span>統一<text:span text:style-name="T3">" </text:span>是會虧本的。<text:span text:style-name="T3"> <text:line-break/><text:line-break/></text:span>但是，政治如果只是一種市場概念與遊戲，凡事以眼前個人權力與一己私利為依歸，那你其實只是讓自己給狗當狗，套句水滸傳的台詞，你只是一個<text:span text:style-name="T3"><text:s/>"</text:span>給奴才做奴才的奴才<text:span text:style-name="T3">"</text:span>。美國人養了藍綠一堆狗，吃香喝辣，而你我難道還要讓這些狗來對我們作威作福，讓狗決定我們應有的前途與抉擇。<text:span text:style-name="T3"> <text:line-break/><text:line-break/></text:span>我絕不是在推銷統一，而是在推銷真正意義上的民主精神與思想獨立。我絕不是說台獨就是美國狗，而是說，如果我們真的要玩選舉遊戲，那就應該選真的而不是選假的，要選人不是選狗。<text:span text:style-name="T3"> <text:line-break/><text:line-break/></text:span>主張獨的，就請大大方方明明確確說出你的主張以及實行步驟，不要選前喊台獨，選後就什麼事也沒有。你應該制定新憲法，換國旗，改國號，正正經經地實行台獨才對。<text:span text:style-name="T3"> <text:line-break/><text:line-break/></text:span>主張統的，也請大大方方明明確確說出你的主張以及實行步驟，不要遮遮掩掩，是祖國就說是祖國，不要自欺欺人老是講一些什麼維護台灣主權之類的鳥話，既然都主張統一了，還主個什麼屁權？也請不要老是講一些什麼<text:span text:style-name="T3"><text:s/>"</text:span>台灣的前途應尊重台灣人民的選擇<text:span text:style-name="T3">" </text:span>之類的模糊空話，如果檯面上候選者只是一些絲毫不具任何個人意志的狗，全是玩假戲講空話，旨在撈錢奪權，請問人民要選擇什麼？根本無從選擇不是嗎？<text:span text:style-name="T3"> <text:line-break/><text:line-break/></text:span>至於這一切民主假戲背後的真正操盤人<text:span text:style-name="T3">--</text:span>美國，你以為他真的在捍衛什麼台獨嗎？見鬼了。他捍衛的只是美國利益，怎麼做對他有利，他就會怎麼做。台灣只是一座金庫，一個提款機，一塊美軍基地。<text:span text:style-name="T3"> <text:line-break/><text:line-break/></text:span>這一切基本事實，所有在台從政者或是稍微對台政治略有參與的人必然一清二楚，但是大家都在演戲，裝蒜，為的是各自從中撈取、掠奪自己的一份利益。<text:span text:style-name="T3"> <text:line-break/><text:line-break/></text:span>不過，有個人倒是毫無保留地說出基本事實，那就是阿扁。他說，他根本不是總統，毫無權力可言，他只是<text:span text:style-name="T3"><text:s/>"</text:span>美國在台軍政府<text:span text:style-name="T3">" </text:span>各項命令的一個執行者。你看他連貪污被判刑，都是向美國法院提起訴訟，要求真正的主人<text:span text:style-name="T3">--</text:span>美國，撤銷台灣不具合法效果的各項判決。台灣法院不具有判決效力，因為我們真正的主人是美國。<text:span text:style-name="T3"> <text:line-break/><text:line-break/></text:span>阿扁說得對，台灣只是美國軍政府的一個軍事基地，這是一個基本事實，但這樣一個給人當狗或甚至給狗當狗的基本事實並非不能改變。這樣一種企求改變的精神與態度，理當才是政治應有的基本價值，而不是每兩年或四年玩假戲，大家排排隊投個票，選出一堆狗來吃喝拉撒。<text:span text:style-name="T3"> <text:line-break/><text:line-break/></text:span>我們應看清真相，盡可能支持那些玩真的人，不管統或獨。統的方面，市場雖小，但還有不少人，至於獨的方面，老實說我幾乎看不到半個真正的候選人，全是假貨贗品搞詐騙；這些歹徒騙徒不是真的想獨，他只是看到市場暴利所在，甘為走狗，趨之若騖。</text:p>
      <text:p text:style-name="P1"><text:span text:style-name="T1">陳真</text:span><text:s/>  |  2017.05.22 20:45   |   <text:a xlink:type="simple" xlink:href="http://palinfo.habago.org/Entry?Command=Information_PrintForum&amp;iPage=159#FORUM35745"><text:span text:style-name="T2">#</text:span></text:a></text:p>
      <text:p text:style-name="P2">曾國藩說，<text:span text:style-name="T3">"</text:span>風俗之厚薄，繫乎一二人心之所嚮。<text:span text:style-name="T3">" </text:span>某些時候，這話是有點道理的，特別是政治，誰當權，後果往往大不同。很多事在當下往往看不清，過了些時日，一旦事過境遷，木已成舟，事情就了然了，但通常也太遲了。就跟走岔路一樣，來到一個十字路口，選擇了哪條路，去處將大不同。<text:span text:style-name="T3"> <text:line-break/><text:line-break/></text:span>國民黨選出一個吳敦義，民進黨恐怕連睡覺都會發出微笑。我看不出來吳先生和民進黨有什麼作風上或想法上的不同。過去有識之士常說，民進黨其實就只是一個<text:span text:style-name="T3"><text:s/>"</text:span>小國民黨<text:span text:style-name="T3">"</text:span>。這個<text:span text:style-name="T3"><text:s/>"</text:span>小國民黨<text:span text:style-name="T3">"</text:span>，藉著吸收並發揚光大舊國民黨的各種卑鄙作風不斷壯大，如今壯大到把整個國民黨給吃掉。<text:span text:style-name="T3"> <text:line-break/><text:line-break/></text:span>而國民黨呢，在馬英九的潔癖下，居然變得溫文儒雅，奉公守法<text:span text:style-name="T3"><text:s/>(</text:span>至少領導階層是如此<text:span text:style-name="T3">)</text:span>。但是，就像吳敦義所批評，<text:span text:style-name="T3">"</text:span>水清無魚<text:span text:style-name="T3">"</text:span>，你搞得這麼乾淨，沒得吃喝，沒得上下其手了，誰還要支持你呢？吳敦義的批評是對的，在台灣這樣一種社會文化裏頭，乾淨正直與守法是不會有市場的，有錢大家撈，有利大家賺，才是政治藝術，政治王道。<text:span text:style-name="T3"> <text:line-break/><text:line-break/></text:span>如果這想法是對的，那麼，懂得這門政治藝術的吳敦義這下掌櫃了，國民黨豈不是剛好可以振衰起蔽，重返權勢？或許是，或許不是。畢竟在這樣一種反淘汰、越爛越輝煌的社會與政治文化裏頭，你想一下子爛得比人渣黨還爛，想一下子卑鄙齷齪得比人渣黨還齷齪卑鄙，我看是不可能，因為你很可能一下子就被逮到小辮子，給繩之以法了，還奪權奪個屁。<text:span text:style-name="T3"> <text:line-break/><text:line-break/></text:span>就算不被對手給繩之以法，就算你真的能夠從此再度恢復<text:span text:style-name="T3"><text:s/>"</text:span>舊國民黨<text:span text:style-name="T3">" </text:span>的卑劣無恥，從而越爛越輝煌，進而重新掌權，這難道是你我所應樂見？難道我們需要一個比眼前這個人渣黨還更齷齪下流、還更無所不用其極的黨來打敗人渣黨？<text:span text:style-name="T3"> <text:line-break/><text:line-break/></text:span>在這島上，長年以來其實只有一個黨，始終屹立不搖，過去黨名叫國民黨，現在改叫民進黨，黨名不同，其實都是同一種人，甚至是同一批人。這個<text:span text:style-name="T3"><text:s/>"</text:span>黨<text:span text:style-name="T3">" </text:span>的黨綱叫<text:span text:style-name="T3"><text:s/>"</text:span>卑鄙<text:span text:style-name="T3">"</text:span>，黨章叫<text:span text:style-name="T3"><text:s/>"</text:span>無恥<text:span text:style-name="T3">"</text:span>，信奉<text:span text:style-name="T3"><text:s/>"</text:span>齷齪教<text:span text:style-name="T3">"</text:span>，膜拜<text:span text:style-name="T3"><text:s/>"</text:span>下流神<text:span text:style-name="T3">"</text:span>，吸引各路人渣，喧囂吆喝，奪權分贓，追求一個<text:span text:style-name="T3"><text:s/>"</text:span>利<text:span text:style-name="T3">" </text:span>字。<text:span text:style-name="T3"> <text:line-break/><text:line-break/></text:span>吳敦義掌櫃下的國民黨，毫無疑問將會是個<text:span text:style-name="T3"><text:s/>"</text:span>小民進黨<text:span text:style-name="T3">"</text:span>，難道你期望它有一天爛到比人渣黨還爛，藉著吸收並發揚光大人渣黨的各種卑鄙作風不斷壯大，壯大到有一天再把整個人渣黨給吃掉？政治如果永遠都只是在重覆玩這一套<text:span text:style-name="T3"><text:s/>"</text:span>比誰爛<text:span text:style-name="T3">" </text:span>的遊戲，台灣將永遠難見天日。<text:span text:style-name="T3"> <text:line-break/><text:line-break/></text:span>我從不相信<text:span text:style-name="T3"><text:s/>"</text:span>水清無魚<text:span text:style-name="T3">"</text:span>。我相信一個好的事情往往需要很漫長的時光或許才有可能取得成就。別說一個社會，就算是一個人也是如此。<text:span text:style-name="T3">"</text:span>卑鄙<text:span text:style-name="T3">" </text:span>縱然是卑鄙者的通行證，但長期來講，也惟有良善才足以長久，而卑鄙事實上卻只是一種短期風光。<text:span text:style-name="T3"> <text:line-break/><text:line-break/></text:span>林義雄有句名言說：<text:span text:style-name="T3">"</text:span>看我一世，不要看我一時<text:span text:style-name="T3">"</text:span>。我倒很想說，連一世都根本不需要看<text:span text:style-name="T3"><text:s/>"</text:span>我<text:span text:style-name="T3">"</text:span>，<text:span text:style-name="T3">"</text:span>我<text:span text:style-name="T3">" </text:span>沒啥值得看，只需看重我所看重的那些東西就好，而這些東西並非一時一地的勝負，而是像一條大河那樣的東西，依附而行，眾人長長久久的生命才有出路。</text:p>
      <text:p text:style-name="P1"><text:span text:style-name="T1">陳真</text:span><text:s/>  |  2017.05.22 10:14   |   <text:a xlink:type="simple" xlink:href="http://palinfo.habago.org/Entry?Command=Information_PrintForum&amp;iPage=159#FORUM35744"><text:span text:style-name="T2">#</text:span></text:a></text:p>
      <text:p text:style-name="P3">曾經有個似乎以為我很有<text:span text:style-name="T3"><text:s/>"</text:span>水準<text:span text:style-name="T3">" </text:span>的同學問我，平常會不會看國際新聞？我說會。他接著又問我看的是英文嗎？我說大多是。他聽了很佩服，於是再問：是看什麼報紙呢？我還沒回答，他就先幫我搶答了，<text:span text:style-name="T3">"</text:span>紐約時報！<text:span text:style-name="T3">" </text:span>我委婉地回答說，<text:span text:style-name="T3">"</text:span>什麼都看<text:span text:style-name="T3">"</text:span>。其實我原本是要反問：<text:span text:style-name="T3">"</text:span>你覺得我看起來像腦袋進水嗎？<text:span text:style-name="T3">" <text:line-break/><text:line-break/></text:span>當然不是說紐約時報或主流媒體不能看，而是說，我怎麼可能只讀這些報紙？這些媒體，就像疾病一樣，只具病理意義；從中你能理解人事物是如何被扭曲與捏造。<text:span text:style-name="T3"> <text:line-break/><text:line-break/></text:span>重要的其實不是捏造或扭曲，重要的是，人們對於如雷貫耳的捏造與扭曲以及幼稚低能的言論思維竟然習以為常，絲毫不覺得訝異，甚至當成常識與真理或美好理想。<text:span text:style-name="T3"> <text:line-break/><text:line-break/></text:span>講國外如果太難理解其荒謬，不如看島內。不信你去一趟圖書館，隨便翻翻近三十年的台灣舊報紙便能明白我所說的這樣一種荒謬。比方說，蔣家年代一片歌功頌德，一個明明有爭議的政治人物蔣介石，被國民黨及美國聯手塑造成世界一致仰望的聖人與民主燈塔。比方說，過去的國民黨明明貪污腐敗，甚至還會在島內外搞暗殺，請問你在校園裏能聽到一句批評嗎？每個學生講的話全是主流媒體那一套，擁護政府，仇視批評者或反對者，然後以為自己好聰明好關心社會好有正義感。<text:span text:style-name="T3"> <text:line-break/><text:line-break/></text:span>當風向改變，代表著外省人勢力的所謂老賊，被李登輝動員一切輿論給妖魔化的時候，四周圍所有人的說法與想法馬上也跟著變了，討伐老賊，驅逐所謂外來政權<text:span text:style-name="T3"><text:s/>(</text:span>亦即外省人勢力<text:span text:style-name="T3">) </text:span>迅即又成為人人<text:span text:style-name="T3"><text:s/>(</text:span>特別是向來最蠢最乖的學生們<text:span text:style-name="T3">)</text:span>朗朗上口、爭相表態的進步象徵，然後大家以為自己好聰明好關心社會好有正義感。當意味著台灣國的<text:span text:style-name="T3"><text:s/>"</text:span>愛台灣<text:span text:style-name="T3">" </text:span>之風吹起，馬上又是一片愛台灣，甚至成為一種檢驗思想忠貞、傷害異己的法西斯武器與工具。<text:span text:style-name="T3"> <text:line-break/><text:line-break/></text:span>不管吹什麼風，誰營造了風向，誰掌握了輿論製造機，誰就能奪得權力。不管吹什麼風，不管什麼樣的口號標語或關注事項，人們<text:span text:style-name="T3"><text:s/>(</text:span>特別是向來最蠢最乖的學生們<text:span text:style-name="T3">) </text:span>嘴巴裏就會吐出一模一樣的句子，關心一模一樣的事物，有著一模一樣的結論。比方說，人渣黨搞鬥爭奪權搶私利，喊出<text:span text:style-name="T3">x</text:span>它媽的什麼轉型正義時，你看，校園裏到處都是同一種聲音，同一種思維，同一種結論，就像鸚鵡似的，你說一句，鸚鵡便也跟著說一句，然後以為自己好聰明好關心社會好有正義感。人渣黨洗腦大家親日仇中，你看，整個校園就是親日仇中，然後也是一樣，大家以為自己好聰明好關心社會好有正義感。<text:span text:style-name="T3"> <text:line-break/><text:line-break/></text:span>可怕的不是幼稚低能或無恥下流的言論思維，可怕的是，不管怎麼樣幼稚低能無恥下流的言論思維，只要是主流之聲，人們<text:span text:style-name="T3"><text:s/>(</text:span>特別是向來最蠢最乖的學生們<text:span text:style-name="T3">) </text:span>都會毫無保留地接受、覆述並引以為榮，引以為傲。<text:span text:style-name="T3"> <text:line-break/><text:line-break/></text:span>柯波拉拍<text:span text:style-name="T3"><text:s/>"</text:span>現代啟示錄<text:span text:style-name="T3">"</text:span>，大多數人把它視為反戰電影，但是柯波拉說，他<text:span text:style-name="T3"><text:s/>"</text:span>不是反戰，而是反謊言<text:span text:style-name="T3">"</text:span>。當謊言被主流機器連續放送一千次，就會變成一種人人朗朗上口的真理。<text:span text:style-name="T3"> <text:line-break/><text:line-break/></text:span>不過，在我看來，與其說反謊言，不如說反腦子進水，畢竟謊言到處都是，騙子永不缺貨，惟一能消滅它的，也許就是羅素經常感嘆人們所普遍缺乏的<text:span text:style-name="T3"><text:s/>"</text:span>智能<text:span text:style-name="T3">"</text:span>。這聽起來彷彿我們是在追求高智商與高理性，其實不是，這只是反對愚蠢與低能而已，因為它帶來太多的悲劇、折磨與痛苦。我們所感念的諸多美好人事物，在它發生或存在的當下，幾乎毫無例外全是悲劇，總是待千百年過後，人們方才意識到它應有的價值。也許，美麗始終只能以一種過去式的方式存在。<text:span text:style-name="T3"> <text:line-break/><text:line-break/></text:span>我在青島的康有為故居看到牆上一幅康有為肖像，旁邊題了一行字挺有意思，寫著：<text:span text:style-name="T3">"</text:span>大同一夢君先覺<text:span text:style-name="T3">"</text:span>。康有為是不是那個<text:span text:style-name="T3"><text:s/>"</text:span>先覺者<text:span text:style-name="T3">" </text:span>我不知道，看起來是不太像。我只知道，先覺者往往不會有好下場。</text:p>
      <text:p text:style-name="P1"><text:span text:style-name="T1">隆誌</text:span><text:s/>  |  2017.05.20 11:50   |   <text:a xlink:type="simple" xlink:href="http://palinfo.habago.org/Entry?Command=Information_PrintForum&amp;iPage=159#FORUM35743"><text:span text:style-name="T2">#</text:span></text:a></text:p>
      <text:p text:style-name="P2">今天偶然讀到英國金融時報的這篇文章，再對比一帶一路論壇的習近平演講稿，很有感觸。<text:span text:style-name="T3"> <text:line-break/><text:line-break/></text:span>＝＝＝＝＝＝＝＝＝＝＝＝＝＝＝＝＝＝＝＝＝＝＝＝＝＝＝＝＝＝＝＝＝＝＝＝＝<text:span text:style-name="T3"> <text:line-break/></text:span>做空全球<text:span text:style-name="T3">“</text:span>民主市场<text:span text:style-name="T3">” <text:line-break/><text:line-break/>https://goo.gl/8WyEKY <text:line-break/><text:line-break/></text:span>更新于<text:span text:style-name="T3">2017</text:span>年<text:span text:style-name="T3">5</text:span>月<text:span text:style-name="T3">17</text:span>日<text:span text:style-name="T3"><text:s/>06:44 </text:span>英国《金融时报》<text:span text:style-name="T3"><text:s/></text:span>爱德华<text:span text:style-name="T3">•</text:span>卢斯<text:span text:style-name="T3"> <text:line-break/><text:line-break/></text:span>每次唐纳德<text:span text:style-name="T3">•</text:span>特朗普<text:span text:style-name="T3">(Donald Trump)</text:span>赞美一位独裁者，华盛顿就会失去冷静。无论他称赞的是朝鲜独裁者金正恩<text:span text:style-name="T3">(Kim Jong Un)</text:span>，菲律宾强人罗德里戈<text:span text:style-name="T3">•</text:span>杜特尔特<text:span text:style-name="T3">(Rodrigo Duterte)</text:span>，土耳其的半独裁者雷杰普<text:span text:style-name="T3">•</text:span>塔伊普<text:span text:style-name="T3">•</text:span>埃尔多安<text:span text:style-name="T3">(Recep Tayyip Erdogan)</text:span>，还是俄罗斯的弗拉基米尔<text:span text:style-name="T3">•</text:span>普京<text:span text:style-name="T3">(Vladimir Putin)</text:span>，特朗普找到了激怒美国那些全球主义者的绝佳方式。这种做法次次奏效。夸一夸某个恶棍，然后坐看所有人气得口沫横飞。从共和党的新保守主义者到自由派的人道主义者，喧闹不分党派。预计特朗普只要活着就会一直这么做。<text:span text:style-name="T3"> <text:line-break/><text:line-break/></text:span>但他不是第一个这样做的。将特朗普与巴拉克<text:span text:style-name="T3">•</text:span>奥巴马<text:span text:style-name="T3">(Barack Obama)</text:span>放在一起比较可能有些冒险。人们很难找到两个像特朗普和奥巴马的支持者这样对骂如此凶猛的阵营。然而，他们二人有一个共性：都不喜欢输出民主。两位领导人都反对<text:span text:style-name="T3">2003</text:span>年以美国为首的盟军入侵伊拉克。特朗普是在盟军入侵之后很久才表示了反对意见。但这只是细节问题。他攻击布什家族为了寻求中东民主而牺牲美国民众的性命，由此为共和党赢得了新选民。奥巴马持相同态度。美国公众逐渐对民主传播失去兴趣，这让两人获得了选举优势。<text:span text:style-name="T3"> <text:line-break/></text:span>美国选出了不只一位、而是连续两位摒弃推广民主信条的总统，这是美国自上世纪<text:span text:style-name="T3">40</text:span>年代崛起为全球强国以来的首次。二人的动机有天壤之别。奥巴马是对美国在海外灌输民主理念的能力感到十分矛盾。他一般是通过美国在伊拉克的失败来渗透自己的观点。<text:span text:style-name="T3"> <text:line-break/><text:line-break/></text:span>奥巴马曾连续<text:span text:style-name="T3">5</text:span>年提议削减全国民主基金会<text:span text:style-name="T3">(National Endowment for Democracy)</text:span>的支出，该机构为其他国家进行自由公平选举提供后勤保障。而不寻常的是，每一次，共和党控制下的国会都选择了增加支出。<text:span text:style-name="T3">2009</text:span>年伊朗<text:span text:style-name="T3">“</text:span>绿色革命<text:span text:style-name="T3">”</text:span>的反政府抗议者们感受到了奥巴马的矛盾，他们未能说服华盛顿提供支持。而那场始于突尼斯、注定失败的中东骚乱期间，整个地区的抗议者同样未能得到奥巴马的支持。奥巴马的漠然是他对支持民主革命的利弊进行了深入研究的结果。他扮演了全球民主的<text:span text:style-name="T3">“</text:span>哈姆莱特<text:span text:style-name="T3">”</text:span>。<text:span text:style-name="T3"> <text:line-break/><text:line-break/></text:span>其他国家纷纷效尤。自由之家<text:span text:style-name="T3">(Freedom House)</text:span>发布的年度指标显示，在奥巴马执政的每一年里，被评为<text:span text:style-name="T3">“</text:span>不太自由<text:span text:style-name="T3">”</text:span>的国家数量都超过了那些<text:span text:style-name="T3">“</text:span>更为自由<text:span text:style-name="T3">”</text:span>的国家数量。去年，全球自由度连续第<text:span text:style-name="T3">11</text:span>年下降。这种趋势蔓延至全球各个地区。泰国、委内瑞拉和博茨瓦纳等国家纷纷从民主体制转向了独裁体制。匈牙利和波兰等民主国家则滑入了半民主国家。经过了<text:span text:style-name="T3">30</text:span>年的快速扩张之后，民主在全球范围内走向衰退。问题是它是否会变为一场民主萧条。<text:span text:style-name="T3"> <text:line-break/><text:line-break/></text:span>如果说奥巴马是哈姆莱特，那么特朗普就是李尔王。他不关心其他国家是否是民主国家。一些人会辩称，特朗普对美国国内的民主体制同样抱有敌意。此外，特朗普显然十分钦佩（往往是羡慕）那些外国强人们。在大选期间，他先后赞扬了萨达姆<text:span text:style-name="T3">•</text:span>侯赛因<text:span text:style-name="T3">(Saddam Hussein)</text:span>、穆阿迈尔<text:span text:style-name="T3">•</text:span>卡扎菲<text:span text:style-name="T3">(Muammer Gaddafi)</text:span>、弗拉基米尔<text:span text:style-name="T3">•</text:span>普京<text:span text:style-name="T3">(Vladimir Putin)</text:span>，甚至还有贝尼托<text:span text:style-name="T3">•</text:span>墨索里尼<text:span text:style-name="T3">(Benito Mussolini)</text:span>。他曾在<text:span text:style-name="T3">Twitter</text:span>上引用过墨索里尼的名言：<text:span text:style-name="T3">“</text:span>宁当狮子活一天，不做绵羊活百年。<text:span text:style-name="T3">” <text:line-break/><text:line-break/></text:span>但与特朗普就任总统后的一些言论相比，上述言行实在不值一提。特朗普上周曾表示，他将<text:span text:style-name="T3">“</text:span>很荣幸<text:span text:style-name="T3">”</text:span>与朝鲜独裁者会晤，他认为后者<text:span text:style-name="T3">“</text:span>非常聪明<text:span text:style-name="T3">”</text:span>。他还对埃及、土耳其、俄罗斯和菲律宾的独裁者表达过类似的赞美。倘若马琳<text:span text:style-name="T3">•</text:span>勒庞<text:span text:style-name="T3">(Marine Le Pen)</text:span>能赢得法国大选（虽然这不太可能），特朗普肯定也会是首批祝贺者之一。<text:span text:style-name="T3"> <text:line-break/><text:line-break/></text:span>但特朗普会让民主在全球范围内陷入萧条吗？许多国家，比如印度和大部分西方国家，在选择政治体制时压根不会在乎美国总统怎么想。而且，特朗普往往雷声大雨点小。他在脱稿采访中说的话并不一定会转化为政策。民主衰退在很大程度上要归咎于乔治<text:span text:style-name="T3">•W•</text:span>布什<text:span text:style-name="T3">(George W. Bush)</text:span>错误发动的那场伊拉克战争，败坏了民主推广的声誉。同样，中国如果陷入经济危机，其专制光环就有可能褪去一些色彩。或许民主就会自动复苏。<text:span text:style-name="T3"> <text:line-break/><text:line-break/></text:span>上述假设存在两个问题。首先，世界上许多国家纯粹是因为美国的支持才成为民主国家的。冷战期间，华盛顿满世界地支持准民主人士。美国也为其他国家树立了一个模板。其次，特朗普完全不在乎。无论是在海外推广自由理念，还是在美国国内宣传，特朗普的影响都可能是负面的。如果全球民主是一个市场，聪明的做法是做空它。<text:span text:style-name="T3"> <text:line-break/></text:span>译者<text:span text:style-name="T3">/</text:span>邹策</text:p>
      <text:p text:style-name="P1"><text:span text:style-name="T1">隆誌</text:span><text:s/>  |  2017.05.20 11:32   |   <text:a xlink:type="simple" xlink:href="http://palinfo.habago.org/Entry?Command=Information_PrintForum&amp;iPage=159#FORUM35742"><text:span text:style-name="T2">#</text:span></text:a></text:p>
      <text:p text:style-name="P3"><text:span text:style-name="T3">Ibboy</text:span>貼的連結是林毅夫的演講，感覺有點像一篇檢討文。檢討什麼呢？就是許多西方學者與師從西方學界的學者，共通不解為何計畫經濟能夠贏過市場經濟？！其實回歸到台灣的狀況，更是明確的看出來這個差異。延伸來看，這也是許多學者的問題，拿著西方那套理論，硬是要套用在各國身上，卻往往造成失敗。未必是理論本身的失敗，完全忽略的理論成立的先決要件。<text:span text:style-name="T3"> <text:line-break/><text:line-break/></text:span>在實驗科學與工程學領域裡，技術與試驗過程，並非決定成敗的關鍵，如何做出「假設」才是最重要的事情。假設的設定，基於許多周邊的條件與事實，綜合分析之後所做出來，再以不同的手段驗證。所以周邊條件與事實，才是決定假設的方向與思維程序。除開這些理工領域，西方的經濟學理論也是基於此一程序觀察與驗證。<text:span text:style-name="T3"> <text:line-break/><text:line-break/></text:span>評論與操作一國之經濟行為與政策擬定，只是拿著理論硬套，很容易發現許多矛盾與失敗。畢竟理論建立的過程，基於被觀察時期的狀態，所推導出。不同時期的演變，往往與理論被推導出的時期有所落差，難以絕對應用。<text:span text:style-name="T3"> <text:line-break/><text:line-break/></text:span>這篇文章真的很值得一讀，雖然只是講稿，即便鎖在經濟學的領域，但也是師從西方學理者必須反思的問題。</text:p>
      <text:p text:style-name="P1">lbboy   |  2017.05.19 12:39   |   <text:a xlink:type="simple" xlink:href="http://palinfo.habago.org/Entry?Command=Information_PrintForum&amp;iPage=159#FORUM35741"><text:span text:style-name="T2">#</text:span></text:a></text:p>
      <text:p text:style-name="P4">http://m.guancha.cn/LinYiFu/2017_05_19_409052.shtml <text:line-break/><text:span text:style-name="T1">林毅夫的文章可以看看。</text:span> <text:line-break/><text:span text:style-name="T1">感覺是一個不浮誇，對社會有感情，實事求是的學者。</text:span><text:s/><text:span text:style-name="T1">跟經濟殺手有很強烈的對比。</text:span></text:p>
      <text:p text:style-name="P1"><text:span text:style-name="T1">陳真</text:span><text:s/>  |  2017.05.18 03:06   |   <text:a xlink:type="simple" xlink:href="http://palinfo.habago.org/Entry?Command=Information_PrintForum&amp;iPage=159#FORUM35740"><text:span text:style-name="T2">#</text:span></text:a></text:p>
      <text:p text:style-name="P3">謝謝言涓，當然可以轉載啊。謝謝謝謝。<text:span text:style-name="T3"> <text:line-break/><text:line-break/></text:span>也許應該說，一帶一路確實是個<text:span text:style-name="T3"><text:s/>"</text:span>大<text:span text:style-name="T3">" </text:span>計畫，但它終究是否是個<text:span text:style-name="T3"><text:s/>"</text:span>偉大<text:span text:style-name="T3">" </text:span>的計畫，當然還得持續觀察它怎麼做，基本上我是樂觀看待，但樂觀並不等於必然保證。<text:span text:style-name="T3"> <text:line-break/><text:line-break/></text:span>大不大不重要，如果它只是讓中國成為世界新霸主，這樣一種<text:span text:style-name="T3"><text:s/>"</text:span>大<text:span text:style-name="T3">" </text:span>法，對我來說意義不大。重要的是，中國之<text:span text:style-name="T3"><text:s/>"</text:span>大<text:span text:style-name="T3">"</text:span>，是否真能有益於其它國家，特別是<text:span text:style-name="T3"><text:s/>"</text:span>脫貧<text:span text:style-name="T3">" </text:span>這一點。澳洲前總理陸克文認為一帶一路將可幫助數十億人脫離貧窮。我不敢一下子就有這麼大的把握，畢竟這樣一些經濟計畫，骨子裏仍然都是一種<text:span text:style-name="T3"><text:s/>"</text:span>戰略<text:span text:style-name="T3">"</text:span>，而不是存心來樂善好施，拯救世人。<text:span text:style-name="T3">"</text:span>國家<text:span text:style-name="T3">" </text:span>這東西終究不是一種善男信女的屬性。個人可以一心利他，但國家卻是打算盤的，利己才是一切作為的前提，而非利他。我們只能期待，在中國崛起的過程中，弱者是受益的，而非進一步受害。<text:span text:style-name="T3"> <text:line-break/><text:line-break/>1997</text:span>年我來到英國，持續好幾年的時間，不管去到哪，身上總帶著幾張連署表格；包括家裏有客人或同學來也一樣，見面第一件事就是鼓吹對方簽名，不是簽名留念，而是簽署所謂<text:span text:style-name="T3"><text:s/>"</text:span>解除第三世界債務運動<text:span text:style-name="T3">"</text:span>，要求八大工業國解除<text:span text:style-name="T3">50</text:span>幾個貧窮國家的外債。記得<text:span text:style-name="T3">1998</text:span>年，德國總理柯爾<text:span text:style-name="T3">(Helmut Kohl) </text:span>來劍橋不知道是開會還是演講我忘了，十幾個學生一大早就在校門口堵他，要求他承諾解除窮國債務，那一天我也有參加。<text:span text:style-name="T3"> <text:line-break/><text:line-break/></text:span>這個<text:span text:style-name="T3"><text:s/>"</text:span>解除第三世界債務運動<text:span text:style-name="T3">" </text:span>隸屬於<text:span text:style-name="T3"><text:s/>Jubilee Coalition (</text:span>千禧年聯盟<text:span text:style-name="T3">)</text:span>，這是一個誕生於英國的社運組織，推動所謂<text:span text:style-name="T3"><text:s/>"Jubilee 2000"</text:span>，也就是要求在西元兩千年效法聖經教誨，解除窮人債務。作法之一就是在全球發動簽名。西元兩千年的秋天，在聯合國成功遞交了超過兩千四百萬個簽名，裏頭有幾百個簽名就是我所貢獻，靠著這樣一種很原始的方式四處找人簽名。<text:span text:style-name="T3"> <text:line-break/><text:line-break/></text:span>那一年，八大工業國<text:span text:style-name="T3"><text:s/>(</text:span>我記得俄國除外<text:span text:style-name="T3">) </text:span>承諾解除超過一千億美元的債務，但截至目前為止，好像才真正解除了不到五百億美元的債務。八大工業國當時也來過幾次英國開會，常引來數萬英國民眾的抗議連連。我記得曾寫過幾篇文章稱呼這些國家領導人為<text:span text:style-name="T3">G</text:span>八王子<text:span text:style-name="T3"><text:s/>(</text:span>因為八大工業國簡稱<text:span text:style-name="T3">G8)</text:span>，你可別以為這些<text:span text:style-name="T3">G</text:span>八王子之同意解除債務是一項善行，絕對不是。這就跟黑道地下錢莊少賺一點高利貸、少吸一點血完全沒兩樣。不過，這些事說起來篇幅很長，剛剛才下班回到家吃完晚餐，累到爆，一早就要青島返鄉之旅了，就簡單這麼說吧：<text:span text:style-name="T3"> <text:line-break/><text:line-break/></text:span>當時中國仍然還窮得冒泡，這八大強國指的是美日德法英義加俄。他們之所以長年以來不斷貸款給窮國，完完全全不是為了改善該國一般人民的生活，而是旨在藉此控制對方。為惡手段不勝枚舉，比方說貸款給獨裁者買更多武器鎮壓異己，或是貸款供對方發展一些類似台灣現在這個<text:span text:style-name="T3"><text:s/>"</text:span>前瞻計劃<text:span text:style-name="T3">" </text:span>的一些大而無當的建設，目的是從中上下其手、利益輸送及官商勾結，藉此進一步鞏固其政權，並成為西方強國的附庸走狗，然後每年以各種名目支付保護費，逐年支付遠超過當初貸款金額的高額利息，讓你這個國家永不翻身，永遠成為他的奴隸走狗，唯一養肥的是政客及西方強權，一般人卻反而深受其害。<text:span text:style-name="T3"> <text:line-break/><text:line-break/></text:span>有時候，則以貸款為手段，進行政治與社會、經濟結構干預，使其有利於西方進一步上下其手，謀取更多油水。這樣一種干預往往講得很好聽，叫做比方說<text:span text:style-name="T3"><text:s/>structural adjustment programme (</text:span>結構重整方案<text:span text:style-name="T3">)</text:span>，其實重整個屁，重整的目的就是讓你的經濟與社會發展更進一步淪為西方強權的奴隸。<text:span text:style-name="T3"> <text:line-break/><text:line-break/></text:span>講起這些我就氣。這只是冰山一角，為惡手段形形色色，十分卑鄙而邪惡，改天再說。<text:span text:style-name="T3"> <text:line-break/><text:line-break/></text:span>大家知道有個人叫做<text:span text:style-name="T3"><text:s/>John Perkins </text:span>嗎？是個經濟學家，卻被美國國安局吸收，專門在幹些什麼樣的研究你知道嗎？跟詐騙集團完全沒兩樣，就是研究如何從世界各地窮國、小國騙錢，誘使或遊說或施壓其貸款或發展些有的沒的<text:span text:style-name="T3"><text:s/>"</text:span>前瞻計劃<text:span text:style-name="T3">"</text:span>，目的只有一個：進一步掏空與控制對方，以便促進美國利益。<text:span text:style-name="T3"> <text:line-break/><text:line-break/></text:span>這位<text:span text:style-name="T3">John Perkins </text:span>幾年前寫了一本書<text:span text:style-name="T3">(</text:span>我沒看<text:span text:style-name="T3">)</text:span>，叫做<text:span text:style-name="T3">Economic Hit Man</text:span>，中文版好像翻譯做<text:span text:style-name="T3"><text:s/>"</text:span>經濟殺手<text:span text:style-name="T3">"</text:span>。我直接剪兩段書中內容及網上相關引介如下：<text:span text:style-name="T3"> <text:line-break/><text:line-break/><text:line-break/>John Perkins </text:span>在書中寫道：<text:span text:style-name="T3"> <text:line-break/><text:line-break/>""""</text:span>「表面上，我是一位高薪的經濟顧問，實則身負經濟殺手的任務，向世界各國詐騙難以計數的錢財。我們以不實的經濟預測、選舉舞弊、收買、勒索、性招待為手段，慫恿各國領袖加入促進美國利益的大集團」。從印尼、伊朗、厄瓜多爾、沙烏地阿拉伯、巴拿馬<text:span text:style-name="T3">……</text:span>等國家，都是經濟殺手狙擊的對象，經濟殺手利用不實的經濟預測，到處兜售電力發展、水利發展等等各種不同的公共工程開發計畫，而實際上這些計畫的好處，卻無法普及到一般平民百姓的身上，獲利的總是經濟殺手所屬的企業以及當地貪婪的政治領袖，但，所有的一切，都是為了美國的國家利益，包括穩定的石油來源、地緣政治的控制等等。當經濟殺手失敗時，真正殘酷的中情局就會開始上場，透過政變、暗殺等手段來處理這些不願意合作的對象，甚至出動軍隊來收拾殘局。<text:span text:style-name="T3">"""" <text:line-break/><text:line-break/>"""</text:span>他<text:span text:style-name="T3"><text:s/>(</text:span>指<text:span text:style-name="T3"><text:s/>John Perkins) </text:span>必須盡量誇大報告中的經濟預測，讓該國願意借貸巨額貸款，然而這些評估過程完全沒有將當地實際狀況列入考量，因此完成後的建設往往無助於經濟民生，甚至被棄置不用，預期中的成長當然也沒有實現，只留下實際經濟實力無法負擔的龐大債務。國安局的訓練人員告訴他，他的每一份「研究報告」的目的，都是為了讓美國的建商從中賺取暴利，讓貸款國的一小撮既富有又有影響力的家族開心，同時確保這些政府長期維持對美國的經濟依賴和政治效忠。<text:span text:style-name="T3">""" <text:line-break/><text:line-break/></text:span>依我看，台灣這個存心污錢的前瞻計畫背後肯定也有美國下指導棋。不過這不是我現在要說的重點。我要說的是世界的貧窮問題。上面提到的<text:span text:style-name="T3"><text:s/>"Jubilee 2000"</text:span>，後來在世界各地發展成各種組織和運動，比方說差不多是<text:span text:style-name="T3">2005</text:span>年左右，有一個<text:span text:style-name="T3"><text:s/>"Make Poverty History" (</text:span>讓貧窮成為歷史<text:span text:style-name="T3">) </text:span>的運動。<text:span text:style-name="T3"> <text:line-break/><text:line-break/></text:span>聯合國在<text:span text:style-name="T3">2000</text:span>年曾發表一篇千禧年宣言，預計在<text:span text:style-name="T3">2015</text:span>年將全球<text:span text:style-name="T3">12</text:span>億<text:span text:style-name="T3"><text:s/>"</text:span>極度貧窮<text:span text:style-name="T3"><text:s/>" </text:span>人口減半。所謂極度貧窮的定義是每天依賴兩塊美元以下維生。<text:span text:style-name="T3"> <text:line-break/><text:line-break/></text:span>去年<text:span text:style-name="T3">2016</text:span>年<text:span text:style-name="T3">10</text:span>月，<text:span text:style-name="T3">UNICEF(</text:span>聯合國兒童基金會<text:span text:style-name="T3">) </text:span>發表一篇<text:span text:style-name="T3"><text:s/>"</text:span>聚焦兒童：終結極度貧窮<text:span text:style-name="T3">" </text:span>的研究報告指出，全世界極度貧窮人口仍然大約有<text:span text:style-name="T3">8</text:span>億人，這<text:span text:style-name="T3">8</text:span>億極度貧窮人口之中，兒童竟然佔了一半。全世界人口兒童僅佔三分之一，但極度貧窮人口中，兒童卻高達一半以上。由此可見，在窮困環境中，兒童比成年人更容易成為受害者。目前，全球<text:span text:style-name="T3">5</text:span>歲以下的兒童，竟然有兩成以上生活在極度貧窮線底下。<text:span text:style-name="T3"> <text:line-break/><text:line-break/></text:span>從<text:span text:style-name="T3">2000</text:span>年的<text:span text:style-name="T3"><text:s/>12-13</text:span>億極度貧窮人口，來到<text:span text:style-name="T3">2015</text:span>年降為<text:span text:style-name="T3">8</text:span>億，著實跌破許多專家的眼鏡，雖未達成減半目標，但成效還算不錯。主要原因就是東南亞和中國的脫貧成功，其中，光是中國和印度在減少世界極度貧窮人口的數量上就做出了五分之四的貢獻。特別是中國，脫貧最為成功。<text:span text:style-name="T3"> <text:line-break/><text:line-break/></text:span>聯合國有個脫貧目標，希望在<text:span text:style-name="T3">2025</text:span>年之前，讓極度貧窮人口消失，希望讓這樣一種泯滅人類生存機會與基本生命尊嚴的極度貧窮問題成為歷史。聯合國糧農組織亦看好<text:span text:style-name="T3"><text:s/>"</text:span>一帶一路<text:span text:style-name="T3">" </text:span>在脫貧這一點上的積極貢獻。至於我呢，我當然也是樂觀以待，但樂觀之中仍有悲觀，因為我知道這條由中國主導的、牽涉千百年之人類政治經濟中心翻轉與發展的絲綢之路上，有一大堆很恐怖、極為貪婪血腥的豺狼虎豹，他們絕不會希望這事能成功，因為一旦成功，人類的文明很顯然就會進入一個新階段，由歐美主導的過去這幾百年歷史勢將終結，再度回到數千年人類歷史長河的東方文明軌道上。</text:p>
      <text:p text:style-name="P5"/>
      <text:p text:style-name="P1"><text:span text:style-name="T1">王修亮</text:span><text:s/>  |  2017.05.18 00:46   |   <text:a xlink:type="simple" xlink:href="http://palinfo.habago.org/Entry?Command=Information_PrintForum&amp;iPage=160#FORUM35739"><text:span text:style-name="T2">#</text:span></text:a></text:p>
      <text:p text:style-name="P3">剛剛才看到一代一路的演說辭，非常有感於心，許多自我內在黑暗的累積，似乎有一點重復光明的希望。<text:span text:style-name="T3"> <text:line-break/></text:span>祈願文中所說的一切能成行，祈願中國有能力實踐，即使世界終有一天會毀滅，在毀滅之前，讓人類能承受過甚麼是和平。<text:span text:style-name="T3"> </text:span></text:p>
      <text:p text:style-name="P1"><text:span text:style-name="T1">王修亮</text:span><text:s/>  |  2017.05.18 00:25   |   <text:a xlink:type="simple" xlink:href="http://palinfo.habago.org/Entry?Command=Information_PrintForum&amp;iPage=160#FORUM35738"><text:span text:style-name="T2">#</text:span></text:a></text:p>
      <text:p text:style-name="P2">午後閒話<text:span text:style-name="T3">_</text:span>只是閒話<text:span text:style-name="T3"> <text:line-break/><text:line-break/></text:span>「有一天，政治和傳統都會成為貶義詞。」<text:span text:style-name="T3"> <text:line-break/></text:span>「現在的台灣的確如此，政治代表無奈與笑話，傳統寓意著衝突與撕裂，祖先的文化羞於被提及。」<text:span text:style-name="T3"> <text:line-break/><text:line-break/></text:span>店內黑板牆上跳耀著造型可愛的小火箭，彩色粉筆塗抹者外殼，噴著氣息飛行在不知名的星球之間。下面註明店內<text:span text:style-name="T3">Wi-Fi</text:span>的密碼，一個小點無線連結。<text:span text:style-name="T3"> <text:line-break/></text:span>從一個小點，思考可以有無線無限連結。<text:span text:style-name="T3"> <text:line-break/></text:span>然而連結的是知識還是心靈？即使是知識，是有脈絡的知識？還是氾濫的點狀知識？即使是心靈，是關心互動的心靈？還是各自孤獨展現和自我炫耀的心靈？<text:span text:style-name="T3"> <text:line-break/><text:line-break/></text:span>母女安靜的對話。<text:span text:style-name="T3"> <text:line-break/><text:line-break/></text:span>「從我生命的感受來說，傳統是美好的，你傳給我，祖父母傳給你，先人傳給祖父母，這就是傳統。這個『統』字，在社會上當然不可能代表一模一樣的統一，每個家庭的傳承各具特色，但就如你教我的：萬般變易之中，仍然有個不易。社會各不相同的價值間，也總有個內涵的統。是群體概念的某一種共識，例如：一個正常人所應該做的正常行為。」<text:span text:style-name="T3"> <text:line-break/><text:line-break/></text:span>「妹妹，傳統本來就是個不定的名字，傳中有創，統中有異。所以，反對和堅持傳統其實沒什麼意義，而是思考與理性溝通『如何從異傳中再度創造新統』的問題。」<text:span text:style-name="T3"> <text:line-break/></text:span>「這類問題我們談論過很多次了，沒有理性思考的溝通，就是單純的情緒表達，情緒表達是很自我又孤獨的，只會使人際之間越發的疏離。這樣不論是政治還是傳統，都無法正常進行。」<text:span text:style-name="T3"> <text:line-break/></text:span>「理性的前提仍然需要先認知『內有所感』吧！沒有『心感』作為基礎，再怎樣理性的話語，不過是個虛擬的空架子。」<text:span text:style-name="T3"> <text:line-break/></text:span>妹妹與我的心中，應該同時地浮現了台灣社會上慣見的各種流行名詞，覺醒、民主、自由。<text:span text:style-name="T3"> <text:line-break/><text:line-break/></text:span>「我對這個社會最大的理想，不是什麼自由民主，而是理解與溝通，即使各自的價值天差地別，各走極端，但是熱情能透過理性解說溝通，就能掌控在某種狀況之內，不會隨著情緒流動引起衝突，也因此容易使相異的彼此尋找到均衡。而所謂的均衡，從來不是一切對半的，現代人無法脫離簡單的二切二分法，是因為複雜的思考太累了！對時間有莫名緊迫感的現代人，負擔不起複雜。」<text:span text:style-name="T3"> <text:line-break/></text:span>「不只是因為複雜和累吧！是因為理性思考的發展，需要客觀的、全體大觀的能力，這能力不是天賦，需要辛苦的學習，現在的人不想學。並且還需要曾經擁有親身投入的經驗感受，而不僅僅是從外攬入知識。現代人的習慣，認為看了知識就叫做了解，甚至無視這個知識是點狀、線狀或面狀，遑論體狀的三度空間。」<text:span text:style-name="T3"> <text:line-break/><text:line-break/></text:span>「媽！聽你這麼說，我在腦中做了一連串的整理與反思，想用一句話簡化剛才的心得，竟然沒有這個能力。」<text:span text:style-name="T3"> <text:line-break/><text:line-break/></text:span>「因為我們所談的也只是蜻蜓點水，不夠全面呀！整理得出甚麼呢？這種基礎性的思考結構，需要在時間中閒閒地觀看，閒閒的反芻，閒閒地談論，最後可能才會成為一個節點，調整在人生價值的某一個位置，這可得要許許多多時間來反覆練習。我忽然想起以前流行的所謂甚麼雞湯這一類的文章，或誰麼語之類的格言，其實，即使是一份睿智的心得，化為文字語言之後，對沒有類同經驗的人來說，都只是僵硬的知識。自己內心若不曾有過類同的感動，也不過就是學到了一個點、一條線、一個面的仿作品，這樣架構起來的人生觀是沒有接點的零碎材料，即使豪華美觀卻不實用呀！」<text:span text:style-name="T3"> <text:line-break/><text:line-break/></text:span>想到曾經的一位作家，文章出版了幾十本有吧！台灣多少人自認為受到深厚的心靈滋潤，他卻在婚姻上做出多麼合法卻無情無理的行為。人們累積在書本文字上的溫馨心靈，應聲碎裂，入於塵土。<text:span text:style-name="T3"> <text:line-break/></text:span>心靈的價值，不出於自身情感的真實經驗，只外納於他人的語言文字中，只不過像是觀看了一場戲劇，終究會散場。<text:span text:style-name="T3"> <text:line-break/><text:line-break/></text:span>「一般人看均衡，通常只看到天平指針在正中間靜止的那一剎那，但這一剎那呢！只是過程中億萬剎那中的一點，時間不是靜止的，而是流動不已的。不是人工規定的一秒兩秒三秒，剎那這個詞用得很好，但仍不足以感受到時間流動不已的速度。均衡的狀態是多麼不穩不定啊！沒有如此的警懼和震撼，人對自己的僵化，怎麼可能察覺得到啊！」<text:span text:style-name="T3"> <text:line-break/></text:span>這種程度太苛求了吧！<text:span text:style-name="T3"> <text:line-break/></text:span>「哇！妹妹！我不認為自己目前有能力做到呢！而且差很遠喔！看來我和常人也不過是五十步笑百步吧！不過能有自覺就是善，明明德是無止盡的，知至至之，知終終之，自知我目前的能力所可至與應所終，也就是一步一步停停走走，隨機隨義，無妨啊！」<text:span text:style-name="T3"> <text:line-break/><text:line-break/></text:span>「你說蜻蜓點水太狹隘了，內有所感，連結、大觀，才能不被文字語言知識迷惑，才能縱橫上下的深思自覺，這又真的太廣大了！在指針靜止的那一剎那，秤為什麼需要存在？存在於哪些面向？上面為何需要放置這些面向？怎樣或因何增減？各自如何歸屬？支撐在後面的又是哪些面向？或許還有支撐著支撐者的嗎？所以整體是怎樣的情境？彼此的關係與變化如何？無限推演之後，秤本身，很可能已經微不足道了，甚至不見了！然後，可能在最後的歸納裡，又創造了一個新的秤！是新的嗎？還是傳承著一統的舊秤？從簡單到複雜，從複雜到簡單，不正是一種循環嗎？你說中間有個不易，我知道不易存在，但是在簡易和變易中，我如何能在複雜與簡單的循環裡，努力探視保有那個不易？」<text:span text:style-name="T3"> <text:line-break/><text:line-break/></text:span>是即將畢業的焦慮，使她的心底波瀾起這些思潮嗎？<text:span text:style-name="T3"> <text:line-break/></text:span>我這一生，又是怎樣探視保有自己內在的不易？<text:span text:style-name="T3"> <text:line-break/></text:span>不！這沒辦法教，只能讓她自己來！<text:span text:style-name="T3"> <text:line-break/><text:line-break/></text:span>「妹妹，脫離生活的純思考，不是我擅長的，我無法回答這個問題。從歷史看，這桿秤永遠存在，不是個人所能撼動的。但一樣從歷史看，這桿秤也是歷代億萬個生命、非生命與個人所共同創造成型的，不易的就是這個存在。但在時間的流動中，每一剎那，萬物都是新的，秤也就是新的。變易、簡易和不易，只怕是我們一生學習的功課，我還不怎麼懂，也無法和你溝通。或許我們繼續學習，或許明年再談同樣的問題，我們會開始了解一些。知止知終，對我倆目前來說就只是這個程度，那就擱著吧！無妨！」<text:span text:style-name="T3"> <text:line-break/><text:line-break/></text:span>政治出自於傳統時，難免僵硬腐化，政治從外硬生生納入時，又與傳統格格不入，容易破碎支離。其間複雜於人心人性，也簡化與人心人性，在歷史中，曾經有許多世代，政治與傳統是貶義的或褒義的，反覆著舊，也蛻變著新。<text:span text:style-name="T3"> <text:line-break/></text:span>如同每日不變的照耀於我眼前的太陽，我與太陽其實都不再同於昨日。<text:span text:style-name="T3"> <text:line-break/></text:span>在時間流動的剎那，變易與不易的我，如何在政治與傳統中簡易？<text:span text:style-name="T3"> <text:line-break/></text:span>新而舊的課題，母女的課題。</text:p>
      <text:p text:style-name="P1"><text:span text:style-name="T1">言涓</text:span><text:s/>  |  2017.05.17 20:36   |   <text:a xlink:type="simple" xlink:href="http://palinfo.habago.org/Entry?Command=Information_PrintForum&amp;iPage=160#FORUM35737"><text:span text:style-name="T2">#</text:span></text:a></text:p>
      <text:p text:style-name="P3">陳真醫師你好：<text:span text:style-name="T3"> <text:line-break/><text:line-break/></text:span>冒昧打擾<text:span text:style-name="T3"> <text:line-break/></text:span>想請問能否讓我轉發你的<text:span text:style-name="T3"> <text:line-break/></text:span>陳真<text:span text:style-name="T3"><text:s/>&amp;;#124; 2017.05.17 02:14 <text:line-break/><text:line-break/></text:span>這篇文章到<text:span text:style-name="T3">FB <text:line-break/><text:line-break/></text:span>如有打擾，還請見諒，謝謝</text:p>
      <text:p text:style-name="P1"><text:span text:style-name="T1">楊宏</text:span><text:s/>  |  2017.05.17 18:44   |   <text:a xlink:type="simple" xlink:href="http://palinfo.habago.org/Entry?Command=Information_PrintForum&amp;iPage=160#FORUM35736"><text:span text:style-name="T2">#</text:span></text:a></text:p>
      <text:p text:style-name="P2">陳醫師您好<text:span text:style-name="T3"> <text:line-break/></text:span>檔名有誤，已更正。請收信。</text:p>
      <text:p text:style-name="P1">lbboy   |  2017.05.17 12:17   |   <text:a xlink:type="simple" xlink:href="http://palinfo.habago.org/Entry?Command=Information_PrintForum&amp;iPage=160#FORUM35735"><text:span text:style-name="T2">#</text:span></text:a></text:p>
      <text:p text:style-name="P3"><text:span text:style-name="T3"><text:line-break/></text:span>陳平：高戒北大學子<text:span text:style-name="T3"> <text:line-break/>https://youtu.be/c17hZjfDjs4 <text:line-break/></text:span>這個教授的頭腦很清楚。<text:span text:style-name="T3"> <text:line-break/><text:line-break/></text:span>即使在中國大陸高等教育的體系，還是很多人是盲目追隨西方主流的。</text:p>
      <text:p text:style-name="P1">locust   |  2017.05.17 11:37   |   <text:a xlink:type="simple" xlink:href="http://palinfo.habago.org/Entry?Command=Information_PrintForum&amp;iPage=160#FORUM35734"><text:span text:style-name="T2">#</text:span></text:a></text:p>
      <text:p text:style-name="P2">想起新党副主席李胜峰讲过的一句话非常形象准确：<text:span text:style-name="T3">“</text:span>从台湾看台湾的未来，乌云密布；从中国大陆看中华民族的未来，前途一片光明！<text:span text:style-name="T3">”</text:span></text:p>
      <text:p text:style-name="P1"><text:span text:style-name="T1">楊宏</text:span><text:s/>  |  2017.05.17 09:54   |   <text:a xlink:type="simple" xlink:href="http://palinfo.habago.org/Entry?Command=Information_PrintForum&amp;iPage=160#FORUM35733"><text:span text:style-name="T2">#</text:span></text:a></text:p>
      <text:p text:style-name="P3">陳真醫師，請收信，若需修改或其他需要，請告知。<text:span text:style-name="T3"> </text:span></text:p>
      <text:p text:style-name="P1"><text:span text:style-name="T1">陳真</text:span><text:s/>  |  2017.05.17 09:13   |   <text:a xlink:type="simple" xlink:href="http://palinfo.habago.org/Entry?Command=Information_PrintForum&amp;iPage=160#FORUM35732"><text:span text:style-name="T2">#</text:span></text:a></text:p>
      <text:p text:style-name="P2">我同時再貼一個繁體版。這篇劃時代的演說，建議應該納入中小學教科書。演說中所提到的一些觀念，才是世界和平以及人類永續長存的一個精神基礎。<text:span text:style-name="T3"> <text:line-break/><text:line-break/></text:span>我對於祖國共產黨的領導是十分佩服的，特別是習近平，每次看他出現在電視上，我都很想就地立正給他鞠個躬，感謝他對世界和平與發展做出足以影響好幾個世代的偉大貢獻。<text:span text:style-name="T3"> <text:line-break/><text:line-break/></text:span>至於看到人渣黨這些貪婪無度的人渣歹徒，每天撒謊，造謠，鬥爭，抹黑，反中反華，挑撥族群仇恨，貪污，卡位，搶資源，爭權奪利，掏空整個台灣，無所不用其極，我就只有一個恨字。難道我們就只能在這樣一個純屬虛構的假民主底下，陪著愚癡眾人一起陪葬，世世代代淪為不良政治的犧牲品？<text:span text:style-name="T3"> <text:line-break/><text:line-break/></text:span>陳真<text:span text:style-name="T3"> <text:line-break/><text:line-break/>========================= <text:line-break/>https://goo.gl/LrfczI <text:line-break/><text:line-break/></text:span>攜手推進<text:span text:style-name="T3">“</text:span>一帶一路<text:span text:style-name="T3">”</text:span>建設<text:span text:style-name="T3"><text:s/>——</text:span>在<text:span text:style-name="T3">“</text:span>一帶一路<text:span text:style-name="T3">”</text:span>國際合作高峰論壇開幕式上的演講<text:span text:style-name="T3"> <text:line-break/><text:line-break/></text:span>（<text:span text:style-name="T3">2017</text:span>年<text:span text:style-name="T3">5</text:span>月<text:span text:style-name="T3">14</text:span>日，北京）<text:span text:style-name="T3"> <text:line-break/><text:line-break/></text:span>中華人民共和國主席　習近平<text:span text:style-name="T3"> <text:line-break/><text:line-break/></text:span>　　<text:span text:style-name="T3">5</text:span>月<text:span text:style-name="T3">14</text:span>日，國家主席習近平在北京出席<text:span text:style-name="T3">“</text:span>一帶一路<text:span text:style-name="T3">”</text:span>國際合作高峰論壇開幕式，並發表題爲《攜手推進<text:span text:style-name="T3">“</text:span>一帶一路<text:span text:style-name="T3">”</text:span>建設》的主旨演講。<text:span text:style-name="T3"><text:s/></text:span>新華社記者王曄<text:span text:style-name="T3"><text:s/></text:span>攝<text:span text:style-name="T3"> <text:line-break/><text:line-break/></text:span>尊敬的各位國家元首，政府首腦，<text:span text:style-name="T3"> <text:line-break/><text:line-break/></text:span>各位國際組織負責人，<text:span text:style-name="T3"> <text:line-break/><text:line-break/></text:span>女士們，先生們，朋友們：<text:span text:style-name="T3"> <text:line-break/><text:line-break/></text:span>　　<text:span text:style-name="T3">“</text:span>孟夏之日，萬物並秀。<text:span text:style-name="T3">”</text:span>在這美好時節，來自<text:span text:style-name="T3">100</text:span>多個國家的各界嘉賓齊聚北京，共商<text:span text:style-name="T3">“</text:span>一帶一路<text:span text:style-name="T3">”</text:span>建設合作大計，具有十分重要的意義。今天，群賢畢至，少長咸集，我期待著大家集思廣益、暢所欲言，爲推動<text:span text:style-name="T3">“</text:span>一帶一路<text:span text:style-name="T3">”</text:span>建設獻計獻策，讓這一世紀工程造福各國人民。<text:span text:style-name="T3"> <text:line-break/><text:line-break/></text:span>　　女士們、先生們、朋友們！<text:span text:style-name="T3"> <text:line-break/><text:line-break/></text:span>　　<text:span text:style-name="T3">2000</text:span>多年前，我們的先輩篳路藍縷，穿越草原沙漠，開闢出聯通亞歐非的陸上絲綢之路；我們的先輩揚帆遠航，穿越驚濤駭浪，闖蕩出連接東西方的海上絲綢之路。古絲綢之路打開了各國友好交往的新窗口，書寫了人類發展進步的新篇章。中國陝西歷史博物館珍藏的千年<text:span text:style-name="T3">“</text:span>鎏金銅蠶<text:span text:style-name="T3">”</text:span>，在印度尼西亞發現的千年沈船<text:span text:style-name="T3">“</text:span>黑石號<text:span text:style-name="T3">”</text:span>等，見證了這段歷史。<text:span text:style-name="T3"> <text:line-break/><text:line-break/></text:span>　　古絲綢之路綿亙萬里，延續千年，積澱了以和平合作、開放包容、互學互鑒、互利共贏爲核心的絲路精神。這是人類文明的寶貴遺産。<text:span text:style-name="T3"> <text:line-break/><text:line-break/></text:span>　　<text:span text:style-name="T3">——</text:span>和平合作。西元前<text:span text:style-name="T3">140</text:span>多年的中國漢代，一支從長安出發的和平使團，開始打通東方通往西方的道路，完成了<text:span text:style-name="T3">“</text:span>鑿空之旅<text:span text:style-name="T3">”</text:span>，這就是著名的張騫出使西域。中國唐宋元時期，陸上和海上絲綢之路同步發展，中國、義大利、摩洛哥的旅行家杜環、馬可<text:span text:style-name="T3">·</text:span>波羅、伊本<text:span text:style-name="T3">·</text:span>白圖泰都在陸上和海上絲綢之路留下了歷史印記。<text:span text:style-name="T3">15</text:span>世紀初的明代，中國著名航海家鄭和七次遠洋航海，留下千古佳話。這些開拓事業之所以名垂青史，是因爲使用的不是戰馬和長矛，而是駝隊和善意；依靠的不是堅船和利炮，而是寶船和友誼。一代又一代<text:span text:style-name="T3">“</text:span>絲路人<text:span text:style-name="T3">”</text:span>架起了東西方合作的紐帶、和平的橋梁。<text:span text:style-name="T3"> <text:line-break/><text:line-break/></text:span>　　<text:span text:style-name="T3">——</text:span>開放包容。古絲綢之路跨越尼羅河流域、底格裏斯河和幼發拉底河流域、印度河和恒河流域、黃河和長江流域，跨越埃及文明、巴比倫文明、印度文明、中華文明的發祥地，跨越佛教、基督教、伊斯蘭教信衆的彙集地，跨越不同國度和膚色人民的聚居地。不同文明、宗教、種族求同存異、開放包容，並肩書寫相互尊重的壯麗詩篇，攜手繪就共同發展的美好畫卷。酒泉、敦煌、吐魯番、喀什、撒馬爾罕、巴格達、君士坦丁堡等古城，寧波、泉州、廣州、北海、科倫坡、吉達、亞歷山大等地的古港，就是記載這段歷史的<text:span text:style-name="T3">“</text:span>活化石<text:span text:style-name="T3">”</text:span>。歷史告訴我們：文明在開放中發展，民族在融合中共存。<text:span text:style-name="T3"> <text:line-break/><text:line-break/></text:span>　　<text:span text:style-name="T3">——</text:span>互學互鑒。古絲綢之路不僅是一條通商易貨之道，更是一條知識交流之路。沿著古絲綢之路，中國將絲綢、瓷器、漆器、鐵器傳到西方，也爲中國帶來了胡椒、亞麻、香料、葡萄、石榴。沿著古絲綢之路，佛教、伊斯蘭教及阿拉伯的天文、曆法、醫藥傳入中國，中國的四大發明、養蠶技術也由此傳向世界。更爲重要的是，商品和知識交流帶來了觀念創新。比如，佛教源自印度，在中國發揚光大，在東南亞得到傳承。儒家文化起源中國，受到歐洲萊布尼茨、伏爾泰等思想家的推崇。這是交流的魅力、互鑒的成果。<text:span text:style-name="T3"> <text:line-break/><text:line-break/></text:span>　　<text:span text:style-name="T3">——</text:span>互利共贏。古絲綢之路見證了陸上<text:span text:style-name="T3">“</text:span>使者相望于道，商旅不絕於途<text:span text:style-name="T3">”</text:span>的盛況，也見證了海上<text:span text:style-name="T3">“</text:span>舶交海中，不知其數<text:span text:style-name="T3">”</text:span>的繁華。在這條大動脈上，資金、技術、人員等生産要素自由流動，商品、資源、成果等實現共用。阿拉木圖、撒馬爾罕、長安等重鎮和蘇爾港、廣州等良港興旺發達，羅馬、安息、貴霜等古國欣欣向榮，中國漢唐迎來盛世。古絲綢之路創造了地區大發展大繁榮。<text:span text:style-name="T3"> <text:line-break/><text:line-break/></text:span>　　歷史是最好的老師。這段歷史表明，無論相隔多遠，只要我們勇敢邁出第一步，堅持相向而行，就能走出一條相遇相知、共同發展之路，走向幸福安寧和諧美好的遠方。<text:span text:style-name="T3"> <text:line-break/><text:line-break/></text:span>　　女士們、先生們、朋友們！<text:span text:style-name="T3"> <text:line-break/><text:line-break/></text:span>　　從歷史維度看，人類社會正處在一個大發展大變革大調整時代。世界多極化、經濟全球化、社會資訊化、文化多樣化深入發展，和平發展的大勢日益強勁，變革創新的步伐持續向前。各國之間的聯繫從來沒有像今天這樣緊密，世界人民對美好生活的嚮往從來沒有像今天這樣強烈，人類戰勝困難的手段從來沒有像今天這樣豐富。<text:span text:style-name="T3"> <text:line-break/><text:line-break/></text:span>　　從現實維度看，我們正處在一個挑戰頻發的世界。世界經濟增長需要新動力，發展需要更加普惠平衡，貧富差距鴻溝有待彌合。地區熱點持續動蕩，恐怖主義蔓延肆虐。和平赤字、發展赤字、治理赤字，是擺在全人類面前的嚴峻挑戰。這是我一直思考的問題。<text:span text:style-name="T3"> <text:line-break/><text:line-break/></text:span>　　<text:span text:style-name="T3">2013</text:span>年秋天，我在哈薩克斯坦和印度尼西亞提出共建絲綢之路經濟帶和<text:span text:style-name="T3">21</text:span>世紀海上絲綢之路，即<text:span text:style-name="T3">“</text:span>一帶一路<text:span text:style-name="T3">”</text:span>倡議。<text:span text:style-name="T3">“</text:span>桃李不言，下自成蹊。<text:span text:style-name="T3">”4</text:span>年來，全球<text:span text:style-name="T3">100</text:span>多個國家和國際組織積極支援和參與<text:span text:style-name="T3">“</text:span>一帶一路<text:span text:style-name="T3">”</text:span>建設，聯合國大會、聯合國安理會等重要決議也納入<text:span text:style-name="T3">“</text:span>一帶一路<text:span text:style-name="T3">”</text:span>建設內容。<text:span text:style-name="T3">“</text:span>一帶一路<text:span text:style-name="T3">”</text:span>建設逐漸從理念轉化爲行動，從願景轉變爲現實，建設成果豐碩。<text:span text:style-name="T3"> <text:line-break/><text:line-break/></text:span>　　<text:span text:style-name="T3">——</text:span>這是政策溝通不斷深化的<text:span text:style-name="T3">4</text:span>年。我多次說過，<text:span text:style-name="T3">“</text:span>一帶一路<text:span text:style-name="T3">”</text:span>建設不是另起爐竈、推倒重來，而是實現戰略對接、優勢互補。我們同有關國家協調政策，包括俄羅斯提出的歐亞經濟聯盟、東盟提出的互聯互通總體規劃、哈薩克斯坦提出的<text:span text:style-name="T3">“</text:span>光明之路<text:span text:style-name="T3">”</text:span>、土耳其提出的<text:span text:style-name="T3">“</text:span>中間走廊<text:span text:style-name="T3">”</text:span>、蒙古提出的<text:span text:style-name="T3">“</text:span>發展之路<text:span text:style-name="T3">”</text:span>、越南提出的<text:span text:style-name="T3">“</text:span>兩廊一圈<text:span text:style-name="T3">”</text:span>、英國提出的<text:span text:style-name="T3">“</text:span>英格蘭北方經濟中心<text:span text:style-name="T3">”</text:span>、波蘭提出的<text:span text:style-name="T3">“</text:span>琥珀之路<text:span text:style-name="T3">”</text:span>等。中國同老撾、柬埔寨、緬甸、匈牙利等國的規劃對接工作也全面展開。中國同<text:span text:style-name="T3">40</text:span>多個國家和國際組織簽署了合作協定，同<text:span text:style-name="T3">30</text:span>多個國家開展機制化産能合作。本次論壇期間，我們還將簽署一批對接合作協定和行動計劃，同<text:span text:style-name="T3">60</text:span>多個國家和國際組織共同發出推進<text:span text:style-name="T3">“</text:span>一帶一路<text:span text:style-name="T3">”</text:span>貿易暢通合作倡議。各方通過政策對接，實現了<text:span text:style-name="T3">“</text:span>一加一大於二<text:span text:style-name="T3">”</text:span>的效果。<text:span text:style-name="T3"> <text:line-break/><text:line-break/></text:span>　　<text:span text:style-name="T3">——</text:span>這是設施聯通不斷加強的<text:span text:style-name="T3">4</text:span>年。<text:span text:style-name="T3">“</text:span>道路通，百業興。<text:span text:style-name="T3">”</text:span>我們和相關國家一道共同加速推進雅萬高鐵、中老鐵路、亞吉鐵路、匈塞鐵路等專案，建設瓜達爾港、比雷埃夫斯港等港口，規劃實施一大批互聯互通專案。目前，以中巴、中蒙俄、新亞歐大陸橋等經濟走廊爲引領，以陸海空通道和資訊高速路爲骨架，以鐵路、港口、管網等重大工程爲依託，一個複合型的基礎設施網路正在形成。<text:span text:style-name="T3"> <text:line-break/><text:line-break/></text:span>　　<text:span text:style-name="T3">——</text:span>這是貿易暢通不斷提升的<text:span text:style-name="T3">4</text:span>年。中國同<text:span text:style-name="T3">“</text:span>一帶一路<text:span text:style-name="T3">”</text:span>參與國大力推動貿易和投資便利化，不斷改善營商環境。我瞭解到，僅哈薩克斯坦等中亞國家農產品到達中國市場的通關時間就縮短了<text:span text:style-name="T3">90%</text:span>。<text:span text:style-name="T3">2014</text:span>年至<text:span text:style-name="T3">2016</text:span>年，中國同<text:span text:style-name="T3">“</text:span>一帶一路<text:span text:style-name="T3">”</text:span>沿線國家貿易總額超過<text:span text:style-name="T3">3</text:span>萬億美元。中國對<text:span text:style-name="T3">“</text:span>一帶一路<text:span text:style-name="T3">”</text:span>沿線國家投資累計超過<text:span text:style-name="T3">500</text:span>億美元。中國企業已經在<text:span text:style-name="T3">20</text:span>多個國家建設<text:span text:style-name="T3">56</text:span>個經貿合作區，爲有關國家創造近<text:span text:style-name="T3">11</text:span>億美元稅收和<text:span text:style-name="T3">18</text:span>萬個就業崗位。<text:span text:style-name="T3"> <text:line-break/><text:line-break/></text:span>　　<text:span text:style-name="T3">——</text:span>這是資金融通不斷擴大的<text:span text:style-name="T3">4</text:span>年。融資瓶頸是實現互聯互通的突出挑戰。中國同<text:span text:style-name="T3">“</text:span>一帶一路<text:span text:style-name="T3">”</text:span>建設參與國和組織開展了多種形式的金融合作。亞洲基礎設施投資銀行已經爲<text:span text:style-name="T3">“</text:span>一帶一路<text:span text:style-name="T3">”</text:span>建設參與國的<text:span text:style-name="T3">9</text:span>個專案提供<text:span text:style-name="T3">17</text:span>億美元貸款，<text:span text:style-name="T3">“</text:span>絲路基金<text:span text:style-name="T3">”</text:span>投資達<text:span text:style-name="T3">40</text:span>億美元，中國同中東歐<text:span text:style-name="T3">“16+1”</text:span>金融控股公司正式成立。這些新型金融機制同世界銀行等傳統多邊金融機構各有側重、互爲補充，形成層次清晰、初具規模的<text:span text:style-name="T3">“</text:span>一帶一路<text:span text:style-name="T3">”</text:span>金融合作網路。<text:span text:style-name="T3"> <text:line-break/><text:line-break/></text:span>　　<text:span text:style-name="T3">——</text:span>這是民心相通不斷促進的<text:span text:style-name="T3">4</text:span>年。<text:span text:style-name="T3">“</text:span>國之交在於民相親，民相親在於心相通。<text:span text:style-name="T3">”“</text:span>一帶一路<text:span text:style-name="T3">”</text:span>建設參與國弘揚絲綢之路精神，開展智力絲綢之路、健康絲綢之路等建設，在科學、教育、文化、衛生、民間交往等各領域廣泛開展合作，爲<text:span text:style-name="T3">“</text:span>一帶一路<text:span text:style-name="T3">”</text:span>建設夯實民意基礎，築牢社會根基。中國政府每年向相關國家提供<text:span text:style-name="T3">1</text:span>萬個政府獎學金名額，地方政府也設立了絲綢之路專項獎學金，鼓勵國際文教交流。各類絲綢之路文化年、旅遊年、藝術節、影視橋、研討會、智庫對話等人文合作專案百花紛呈，人們往來頻繁，在交流中拉近了心與心的距離。<text:span text:style-name="T3"> <text:line-break/><text:line-break/></text:span>　　豐碩的成果表明，<text:span text:style-name="T3">“</text:span>一帶一路<text:span text:style-name="T3">”</text:span>倡議順應時代潮流，適應發展規律，符合各國人民利益，具有廣闊前景。<text:span text:style-name="T3"> <text:line-break/><text:line-break/></text:span>　　女士們、先生們、朋友們！<text:span text:style-name="T3"> <text:line-break/><text:line-break/></text:span>　　中國人說，<text:span text:style-name="T3">“</text:span>萬事開頭難<text:span text:style-name="T3">”</text:span>。<text:span text:style-name="T3">“</text:span>一帶一路<text:span text:style-name="T3">”</text:span>建設已經邁出堅實步伐。我們要乘勢而上、順勢而爲，推動<text:span text:style-name="T3">“</text:span>一帶一路<text:span text:style-name="T3">”</text:span>建設行穩致遠，邁向更加美好的未來。這裏，我談幾點意見。<text:span text:style-name="T3"> <text:line-break/><text:line-break/></text:span>　　第一，我們要將<text:span text:style-name="T3">“</text:span>一帶一路<text:span text:style-name="T3">”</text:span>建成和平之路。古絲綢之路，和時興，戰時衰。<text:span text:style-name="T3">“</text:span>一帶一路<text:span text:style-name="T3">”</text:span>建設離不開和平安寧的環境。我們要構建以合作共贏爲核心的新型國際關係，打造對話不對抗、結伴不結盟的夥伴關係。各國應該尊重彼此主權、尊嚴、領土完整，尊重彼此發展道路和社會制度，尊重彼此核心利益和重大關切。<text:span text:style-name="T3"> <text:line-break/><text:line-break/></text:span>　　古絲綢之路沿線地區曾經是<text:span text:style-name="T3">“</text:span>流淌著牛奶與蜂蜜的地方<text:span text:style-name="T3">”</text:span>，如今很多地方卻成了衝突動蕩和危機挑戰的代名詞。這種狀況不能再持續下去。我們要樹立共同、綜合、合作、可持續的安全觀，營造共建共用的安全格局。要著力化解熱點，堅持政治解決；要著力斡旋調解，堅持公道正義；要著力推進反恐，標本兼治，消除貧困落後和社會不公。<text:span text:style-name="T3"> <text:line-break/><text:line-break/></text:span>　　第二，我們要將<text:span text:style-name="T3">“</text:span>一帶一路<text:span text:style-name="T3">”</text:span>建成繁榮之路。發展是解決一切問題的總鑰匙。推進<text:span text:style-name="T3">“</text:span>一帶一路<text:span text:style-name="T3">”</text:span>建設，要聚焦發展這個根本性問題，釋放各國發展潛力，實現經濟大融合、發展大聯動、成果大共用。<text:span text:style-name="T3"> <text:line-break/><text:line-break/></text:span>　　産業是經濟之本。我們要深入開展産業合作，推動各國産業發展規劃相互相容、相互促進，抓好大專案建設，加強國際産能和裝備製造合作，抓住新工業革命的發展新機遇，培育新業態，保持經濟增長活力。<text:span text:style-name="T3"> <text:line-break/><text:line-break/></text:span>　　金融是現代經濟的血液。血脈通，增長才有力。我們要建立穩定、可持續、風險可控的金融保障體系，創新投資和融資模式，推廣政府和社會資本合作，建設多元化融資體系和多層次資本市場，發展普惠金融，完善金融服務網路。<text:span text:style-name="T3"> <text:line-break/><text:line-break/></text:span>　　設施聯通是合作發展的基礎。我們要著力推動陸上、海上、天上、網上四位一體的聯通，聚焦關鍵通道、關鍵城市、關鍵專案，聯結陸上公路、鐵路道路網路和海上港口網路。我們已經確立<text:span text:style-name="T3">“</text:span>一帶一路<text:span text:style-name="T3">”</text:span>建設六大經濟走廊框架，要扎扎實實向前推進。要抓住新一輪能源結構調整和能源技術變革趨勢，建設全球能源互聯網，實現綠色低碳發展。要完善跨區域物流網建設。我們也要促進政策、規則、標準三位一體的聯通，爲互聯互通提供機制保障。<text:span text:style-name="T3"> <text:line-break/><text:line-break/></text:span>　　第三，我們要將<text:span text:style-name="T3">“</text:span>一帶一路<text:span text:style-name="T3">”</text:span>建成開放之路。開放帶來進步，封閉導致落後。對一個國家而言，開放如同破繭成蝶，雖會經歷一時陣痛，但將換來新生。<text:span text:style-name="T3">“</text:span>一帶一路<text:span text:style-name="T3">”</text:span>建設要以開放爲導向，解決經濟增長和平衡問題。<text:span text:style-name="T3"> <text:line-break/><text:line-break/></text:span>　　我們要打造開放型合作平臺，維護和發展開放型世界經濟，共同創造有利於開放發展的環境，推動構建公正、合理、透明的國際經貿投資規則體系，促進生産要素有序流動、資源高效配置、市場深度融合。我們歡迎各國結合自身國情，積極發展開放型經濟，參與全球治理和公共産品供給，攜手構建廣泛的利益共同體。<text:span text:style-name="T3"> <text:line-break/><text:line-break/></text:span>　　貿易是經濟增長的重要引擎。我們要有<text:span text:style-name="T3">“</text:span>向外看<text:span text:style-name="T3">”</text:span>的胸懷，維護多邊貿易體制，推動自由貿易區建設，促進貿易和投資自由化便利化。當然，我們也要著力解決發展失衡、治理困境、數位鴻溝、分配差距等問題，建設開放、包容、普惠、平衡、共贏的經濟全球化。<text:span text:style-name="T3"> <text:line-break/><text:line-break/></text:span>　　第四，我們要將<text:span text:style-name="T3">“</text:span>一帶一路<text:span text:style-name="T3">”</text:span>建成創新之路。創新是推動發展的重要力量。<text:span text:style-name="T3">“</text:span>一帶一路<text:span text:style-name="T3">”</text:span>建設本身就是一個創舉，搞好<text:span text:style-name="T3">“</text:span>一帶一路<text:span text:style-name="T3">”</text:span>建設也要向創新要動力。<text:span text:style-name="T3"> <text:line-break/><text:line-break/></text:span>　　我們要堅持創新驅動發展，加強在數位經濟、人工智慧、納米技術、量子電腦等前沿領域合作，推動大資料、雲計算、智慧城市建設，連接成<text:span text:style-name="T3">21</text:span>世紀的數位絲綢之路。我們要促進科技同産業、科技同金融深度融合，優化創新環境，集聚創新資源。我們要爲互聯網時代的各國青年打造創業空間、創業工場，成就未來一代的青春夢想。<text:span text:style-name="T3"> <text:line-break/><text:line-break/></text:span>　　我們要踐行綠色發展的新理念，倡導綠色、低碳、迴圈、可持續的生産生活方式，加強生態環保合作，建設生態文明，共同實現<text:span text:style-name="T3">2030</text:span>年可持續發展目標。<text:span text:style-name="T3"> <text:line-break/><text:line-break/></text:span>　　第五，我們要將<text:span text:style-name="T3">“</text:span>一帶一路<text:span text:style-name="T3">”</text:span>建成文明之路。<text:span text:style-name="T3">“</text:span>一帶一路<text:span text:style-name="T3">”</text:span>建設要以文明交流超越文明隔閡、文明互鑒超越文明衝突、文明共存超越文明優越，推動各國相互理解、相互尊重、相互信任。<text:span text:style-name="T3"> <text:line-break/><text:line-break/></text:span>　　我們要建立多層次人文合作機制，搭建更多合作平臺，開闢更多合作渠道。要推動教育合作，擴大互派留學生規模，提升合作辦學水平。要發揮智庫作用，建設好智庫聯盟和合作網路。在文化、體育、衛生領域，要創新合作模式，推動務實專案。要用好歷史文化遺産，聯合打造具有絲綢之路特色的旅遊産品和遺産保護。我們要加強各國議會、政黨、民間組織往來，密切婦女、青年、殘疾人等群體交流，促進包容發展。我們也要加強國際反腐合作，讓<text:span text:style-name="T3">“</text:span>一帶一路<text:span text:style-name="T3">”</text:span>成爲廉潔之路。<text:span text:style-name="T3"> <text:line-break/><text:line-break/></text:span>　　女士們、先生們、朋友們！<text:span text:style-name="T3"> <text:line-break/><text:line-break/></text:span>　　當前，中國發展正站在新的起點上。我們將深入貫徹創新、協調、綠色、開放、共用的發展理念，不斷適應、把握、引領經濟發展新常態，積極推進供給側結構性改革，實現持續發展，爲<text:span text:style-name="T3">“</text:span>一帶一路<text:span text:style-name="T3">”</text:span>注入強大動力，爲世界發展帶來新的機遇。<text:span text:style-name="T3"> <text:line-break/><text:line-break/></text:span>　　<text:span text:style-name="T3">——</text:span>中國願在和平共處五項原則基礎上，發展同所有<text:span text:style-name="T3">“</text:span>一帶一路<text:span text:style-name="T3">”</text:span>建設參與國的友好合作。中國願同世界各國分享發展經驗，但不會干涉他國內政，不會輸出社會制度和發展模式，更不會強加於人。我們推進<text:span text:style-name="T3">“</text:span>一帶一路<text:span text:style-name="T3">”</text:span>建設不會重復地緣博弈的老套路，而將開創合作共贏的新模式；不會形成破壞穩定的小集團，而將建設和諧共存的大家庭。<text:span text:style-name="T3"> <text:line-break/><text:line-break/></text:span>　　<text:span text:style-name="T3">——</text:span>中國已經同很多國家達成了<text:span text:style-name="T3">“</text:span>一帶一路<text:span text:style-name="T3">”</text:span>務實合作協定，其中既包括交通運輸、基礎設施、能源等硬體聯通專案，也包括通信、海關、檢驗檢疫等軟體聯通專案，還包括經貿、産業、電子商務、海洋和綠色經濟等多領域的合作規劃和具體專案。中國同有關國家的鐵路部門將簽署深化中歐班列合作協定。我們將推動這些合作專案早日啓動、早見成效。<text:span text:style-name="T3"> <text:line-break/><text:line-break/></text:span>　　<text:span text:style-name="T3">——</text:span>中國將加大對<text:span text:style-name="T3">“</text:span>一帶一路<text:span text:style-name="T3">”</text:span>建設資金支援，向絲路基金新增資金<text:span text:style-name="T3">1000</text:span>億元人民幣，鼓勵金融機構開展人民幣海外基金業務，規模預計約<text:span text:style-name="T3">3000</text:span>億元人民幣。中國國家開發銀行、進出口銀行將分別提供<text:span text:style-name="T3">2500</text:span>億元和<text:span text:style-name="T3">1300</text:span>億元等值人民幣專項貸款，用於支援<text:span text:style-name="T3">“</text:span>一帶一路<text:span text:style-name="T3">”</text:span>基礎設施建設、産能、金融合作。我們還將同亞洲基礎設施投資銀行、金磚國家新開發銀行、世界銀行及其他多邊開發機構合作支援<text:span text:style-name="T3">“</text:span>一帶一路<text:span text:style-name="T3">”</text:span>專案，同有關各方共同制定<text:span text:style-name="T3">“</text:span>一帶一路<text:span text:style-name="T3">”</text:span>融資指導原則。<text:span text:style-name="T3"> <text:line-break/><text:line-break/></text:span>　　<text:span text:style-name="T3">——</text:span>中國將積極同<text:span text:style-name="T3">“</text:span>一帶一路<text:span text:style-name="T3">”</text:span>建設參與國發展互利共贏的經貿夥伴關係，促進同各相關國家貿易和投資便利化，建設<text:span text:style-name="T3">“</text:span>一帶一路<text:span text:style-name="T3">”</text:span>自由貿易網路，助力地區和世界經濟增長。本屆論壇期間，中國將同<text:span text:style-name="T3">30</text:span>多個國家簽署經貿合作協定，同有關國家協商自由貿易協定。中國將從<text:span text:style-name="T3">2018</text:span>年起舉辦中國國際進口博覽會。<text:span text:style-name="T3"> <text:line-break/><text:line-break/></text:span>　　<text:span text:style-name="T3">——</text:span>中國願同各國加強創新合作，啓動<text:span text:style-name="T3">“</text:span>一帶一路<text:span text:style-name="T3">”</text:span>科技創新行動計劃，開展科技人文交流、共建聯合實驗室、科技園區合作、技術轉移<text:span text:style-name="T3">4</text:span>項行動。我們將在未來<text:span text:style-name="T3">5</text:span>年內安排<text:span text:style-name="T3">2500</text:span>人次青年科學家來華從事短期科研工作，培訓<text:span text:style-name="T3">5000</text:span>人次科學技術和管理人員，投入運行<text:span text:style-name="T3">50</text:span>家聯合實驗室。我們將設立生態環保大資料服務平臺，倡議建立<text:span text:style-name="T3">“</text:span>一帶一路<text:span text:style-name="T3">”</text:span>綠色發展國際聯盟，並爲相關國家應對氣候變化提供援助。<text:span text:style-name="T3"> <text:line-break/><text:line-break/></text:span>　　<text:span text:style-name="T3">——</text:span>中國將在未來<text:span text:style-name="T3">3</text:span>年向參與<text:span text:style-name="T3">“</text:span>一帶一路<text:span text:style-name="T3">”</text:span>建設的發展中國家和國際組織提供<text:span text:style-name="T3">600</text:span>億元人民幣援助，建設更多民生專案。我們將向<text:span text:style-name="T3">“</text:span>一帶一路<text:span text:style-name="T3">”</text:span>沿線發展中國家提供<text:span text:style-name="T3">20</text:span>億元人民幣緊急糧食援助，向南南合作援助基金增資<text:span text:style-name="T3">10</text:span>億美元，在沿線國家實施<text:span text:style-name="T3">100</text:span>個<text:span text:style-name="T3">“</text:span>幸福家園<text:span text:style-name="T3">”</text:span>、<text:span text:style-name="T3">100</text:span>個<text:span text:style-name="T3">“</text:span>愛心助困<text:span text:style-name="T3">”</text:span>、<text:span text:style-name="T3">100</text:span>個<text:span text:style-name="T3">“</text:span>康復助醫<text:span text:style-name="T3">”</text:span>等專案。我們將向有關國際組織提供<text:span text:style-name="T3">10</text:span>億美元落實一批惠及沿線國家的合作專案。<text:span text:style-name="T3"> <text:line-break/><text:line-break/></text:span>　　<text:span text:style-name="T3">——</text:span>中國將設立<text:span text:style-name="T3">“</text:span>一帶一路<text:span text:style-name="T3">”</text:span>國際合作高峰論壇後續聯絡機制，成立<text:span text:style-name="T3">“</text:span>一帶一路<text:span text:style-name="T3">”</text:span>財經發展研究中心、<text:span text:style-name="T3">“</text:span>一帶一路<text:span text:style-name="T3">”</text:span>建設促進中心，同多邊開發銀行共同設立多邊開發融資合作中心，同國際貨幣基金組織合作建立能力建設中心。我們將建設絲綢之路沿線民間組織合作網路，打造新聞合作聯盟、音樂教育聯盟以及其他人文合作新平臺。<text:span text:style-name="T3"> <text:line-break/><text:line-break/></text:span>　　<text:span text:style-name="T3">“</text:span>一帶一路<text:span text:style-name="T3">”</text:span>建設植根於絲綢之路的歷史土壤，重點面向亞歐非大陸，同時向所有朋友開放。不論來自亞洲、歐洲，還是非洲、美洲，都是<text:span text:style-name="T3">“</text:span>一帶一路<text:span text:style-name="T3">”</text:span>建設國際合作的夥伴。<text:span text:style-name="T3">“</text:span>一帶一路<text:span text:style-name="T3">”</text:span>建設將由大家共同商量，<text:span text:style-name="T3">“</text:span>一帶一路<text:span text:style-name="T3">”</text:span>建設成果將由大家共同分享。<text:span text:style-name="T3"> <text:line-break/><text:line-break/></text:span>　　女士們、先生們、朋友們！<text:span text:style-name="T3"> <text:line-break/><text:line-break/></text:span>　　中國古語講：<text:span text:style-name="T3">“</text:span>不積跬步，無以至千里。<text:span text:style-name="T3">”</text:span>阿拉伯諺語說，<text:span text:style-name="T3">“</text:span>金字塔是一塊塊石頭壘成的<text:span text:style-name="T3">”</text:span>。歐洲也有句話：<text:span text:style-name="T3">“</text:span>偉業非一日之功<text:span text:style-name="T3">”</text:span>。<text:span text:style-name="T3">“</text:span>一帶一路<text:span text:style-name="T3">”</text:span>建設是偉大的事業，需要偉大的實踐。讓我們一步一個腳印推進實施，一點一滴抓出成果，造福世界，造福人民！<text:span text:style-name="T3"> <text:line-break/><text:line-break/></text:span>　　祝本次高峰論壇圓滿成功！<text:span text:style-name="T3"> <text:line-break/><text:line-break/></text:span>　　謝謝大家。</text:p>
      <text:p text:style-name="P1"><text:span text:style-name="T1">隆誌</text:span><text:s/>  |  2017.05.17 08:18   |   <text:a xlink:type="simple" xlink:href="http://palinfo.habago.org/Entry?Command=Information_PrintForum&amp;iPage=160#FORUM35731"><text:span text:style-name="T2">#</text:span></text:a></text:p>
      <text:p text:style-name="P3">昨天在臉書上，一個朋友轉貼一位網友寫的玩笑話。<text:span text:style-name="T3"> <text:line-break/></text:span>歐美對中亞和非洲好，純粹是商業利益的剝削。<text:span text:style-name="T3"> <text:line-break/></text:span>中國對中亞和非洲好，是出錢出力。<text:span text:style-name="T3"> <text:line-break/></text:span>看完習近平的演講全文，觀察這幾年一帶一路和海上絲路的發展，再對照歐美媒體圈對這兩項的唱衰與阻擋。<text:span text:style-name="T3"> <text:line-break/></text:span>深深覺得很好笑<text:span text:style-name="T3"> <text:line-break/>============================================================== <text:line-break/>https://goo.gl/LrfczI <text:line-break/></text:span>携手推进<text:span text:style-name="T3">“</text:span>一带一路<text:span text:style-name="T3">”</text:span>建设<text:span text:style-name="T3"> <text:line-break/>——</text:span>在<text:span text:style-name="T3">“</text:span>一带一路<text:span text:style-name="T3">”</text:span>国际合作高峰论坛开幕式上的演讲<text:span text:style-name="T3"> <text:line-break/></text:span>（<text:span text:style-name="T3">2017</text:span>年<text:span text:style-name="T3">5</text:span>月<text:span text:style-name="T3">14</text:span>日，北京）<text:span text:style-name="T3"> <text:line-break/></text:span>中华人民共和国主席　习近平<text:span text:style-name="T3"> <text:line-break/></text:span>　　<text:span text:style-name="T3">5</text:span>月<text:span text:style-name="T3">14</text:span>日，国家主席习近平在北京出席<text:span text:style-name="T3">“</text:span>一带一路<text:span text:style-name="T3">”</text:span>国际合作高峰论坛开幕式，并发表题为《携手推进<text:span text:style-name="T3">“</text:span>一带一路<text:span text:style-name="T3">”</text:span>建设》的主旨演讲。<text:span text:style-name="T3"><text:s/></text:span>新华社记者王晔<text:span text:style-name="T3"><text:s/></text:span>摄<text:span text:style-name="T3"> <text:line-break/><text:line-break/></text:span>尊敬的各位国家元首，政府首脑，<text:span text:style-name="T3"> <text:line-break/><text:line-break/></text:span>各位国际组织负责人，<text:span text:style-name="T3"> <text:line-break/><text:line-break/></text:span>女士们，先生们，朋友们：<text:span text:style-name="T3"> <text:line-break/><text:line-break/></text:span>　　<text:span text:style-name="T3">“</text:span>孟夏之日，万物并秀。<text:span text:style-name="T3">”</text:span>在这美好时节，来自<text:span text:style-name="T3">100</text:span>多个国家的各界嘉宾齐聚北京，共商<text:span text:style-name="T3">“</text:span>一带一路<text:span text:style-name="T3">”</text:span>建设合作大计，具有十分重要的意义。今天，群贤毕至，少长咸集，我期待着大家集思广益、畅所欲言，为推动<text:span text:style-name="T3">“</text:span>一带一路<text:span text:style-name="T3">”</text:span>建设献计献策，让这一世纪工程造福各国人民。<text:span text:style-name="T3"> <text:line-break/><text:line-break/></text:span>　　女士们、先生们、朋友们！<text:span text:style-name="T3"> <text:line-break/><text:line-break/></text:span>　　<text:span text:style-name="T3">2000</text:span>多年前，我们的先辈筚路蓝缕，穿越草原沙漠，开辟出联通亚欧非的陆上丝绸之路；我们的先辈扬帆远航，穿越惊涛骇浪，闯荡出连接东西方的海上丝绸之路。古丝绸之路打开了各国友好交往的新窗口，书写了人类发展进步的新篇章。中国陕西历史博物馆珍藏的千年<text:span text:style-name="T3">“</text:span>鎏金铜蚕<text:span text:style-name="T3">”</text:span>，在印度尼西亚发现的千年沉船<text:span text:style-name="T3">“</text:span>黑石号<text:span text:style-name="T3">”</text:span>等，见证了这段历史。<text:span text:style-name="T3"> <text:line-break/><text:line-break/></text:span>　　古丝绸之路绵亘万里，延续千年，积淀了以和平合作、开放包容、互学互鉴、互利共赢为核心的丝路精神。这是人类文明的宝贵遗产。<text:span text:style-name="T3"> <text:line-break/><text:line-break/></text:span>　　<text:span text:style-name="T3">——</text:span>和平合作。公元前<text:span text:style-name="T3">140</text:span>多年的中国汉代，一支从长安出发的和平使团，开始打通东方通往西方的道路，完成了<text:span text:style-name="T3">“</text:span>凿空之旅<text:span text:style-name="T3">”</text:span>，这就是著名的张骞出使西域。中国唐宋元时期，陆上和海上丝绸之路同步发展，中国、意大利、摩洛哥的旅行家杜环、马可<text:span text:style-name="T3">·</text:span>波罗、伊本<text:span text:style-name="T3">·</text:span>白图泰都在陆上和海上丝绸之路留下了历史印记。<text:span text:style-name="T3">15</text:span>世纪初的明代，中国著名航海家郑和七次远洋航海，留下千古佳话。这些开拓事业之所以名垂青史，是因为使用的不是战马和长矛，而是驼队和善意；依靠的不是坚船和利炮，而是宝船和友谊。一代又一代<text:span text:style-name="T3">“</text:span>丝路人<text:span text:style-name="T3">”</text:span>架起了东西方合作的纽带、和平的桥梁。<text:span text:style-name="T3"> <text:line-break/><text:line-break/></text:span>　　<text:span text:style-name="T3">——</text:span>开放包容。古丝绸之路跨越尼罗河流域、底格里斯河和幼发拉底河流域、印度河和恒河流域、黄河和长江流域，跨越埃及文明、巴比伦文明、印度文明、中华文明的发祥地，跨越佛教、基督教、伊斯兰教信众的汇集地，跨越不同国度和肤色人民的聚居地。不同文明、宗教、种族求同存异、开放包容，并肩书写相互尊重的壮丽诗篇，携手绘就共同发展的美好画卷。酒泉、敦煌、吐鲁番、喀什、撒马尔罕、巴格达、君士坦丁堡等古城，宁波、泉州、广州、北海、科伦坡、吉达、亚历山大等地的古港，就是记载这段历史的<text:span text:style-name="T3">“</text:span>活化石<text:span text:style-name="T3">”</text:span>。历史告诉我们：文明在开放中发展，民族在融合中共存。<text:span text:style-name="T3"> <text:line-break/><text:line-break/></text:span>　　<text:span text:style-name="T3">——</text:span>互学互鉴。古丝绸之路不仅是一条通商易货之道，更是一条知识交流之路。沿着古丝绸之路，中国将丝绸、瓷器、漆器、铁器传到西方，也为中国带来了胡椒、亚麻、香料、葡萄、石榴。沿着古丝绸之路，佛教、伊斯兰教及阿拉伯的天文、历法、医药传入中国，中国的四大发明、养蚕技术也由此传向世界。更为重要的是，商品和知识交流带来了观念创新。比如，佛教源自印度，在中国发扬光大，在东南亚得到传承。儒家文化起源中国，受到欧洲莱布尼茨、伏尔泰等思想家的推崇。这是交流的魅力、互鉴的成果。<text:span text:style-name="T3"> <text:line-break/><text:line-break/></text:span>　　<text:span text:style-name="T3">——</text:span>互利共赢。古丝绸之路见证了陆上<text:span text:style-name="T3">“</text:span>使者相望于道，商旅不绝于途<text:span text:style-name="T3">”</text:span>的盛况，也见证了海上<text:span text:style-name="T3">“</text:span>舶交海中，不知其数<text:span text:style-name="T3">”</text:span>的繁华。在这条大动脉上，资金、技术、人员等生产要素自由流动，商品、资源、成果等实现共享。阿拉木图、撒马尔罕、长安等重镇和苏尔港、广州等良港兴旺发达，罗马、安息、贵霜等古国欣欣向荣，中国汉唐迎来盛世。古丝绸之路创造了地区大发展大繁荣。<text:span text:style-name="T3"> <text:line-break/><text:line-break/></text:span>　　历史是最好的老师。这段历史表明，无论相隔多远，只要我们勇敢迈出第一步，坚持相向而行，就能走出一条相遇相知、共同发展之路，走向幸福安宁和谐美好的远方。<text:span text:style-name="T3"> <text:line-break/><text:line-break/></text:span>　　女士们、先生们、朋友们！<text:span text:style-name="T3"> <text:line-break/><text:line-break/></text:span>　　从历史维度看，人类社会正处在一个大发展大变革大调整时代。世界多极化、经济全球化、社会信息化、文化多样化深入发展，和平发展的大势日益强劲，变革创新的步伐持续向前。各国之间的联系从来没有像今天这样紧密，世界人民对美好生活的向往从来没有像今天这样强烈，人类战胜困难的手段从来没有像今天这样丰富。<text:span text:style-name="T3"> <text:line-break/><text:line-break/></text:span>　　从现实维度看，我们正处在一个挑战频发的世界。世界经济增长需要新动力，发展需要更加普惠平衡，贫富差距鸿沟有待弥合。地区热点持续动荡，恐怖主义蔓延肆虐。和平赤字、发展赤字、治理赤字，是摆在全人类面前的严峻挑战。这是我一直思考的问题。<text:span text:style-name="T3"> <text:line-break/><text:line-break/></text:span>　　<text:span text:style-name="T3">2013</text:span>年秋天，我在哈萨克斯坦和印度尼西亚提出共建丝绸之路经济带和<text:span text:style-name="T3">21</text:span>世纪海上丝绸之路，即<text:span text:style-name="T3">“</text:span>一带一路<text:span text:style-name="T3">”</text:span>倡议。<text:span text:style-name="T3">“</text:span>桃李不言，下自成蹊。<text:span text:style-name="T3">”4</text:span>年来，全球<text:span text:style-name="T3">100</text:span>多个国家和国际组织积极支持和参与<text:span text:style-name="T3">“</text:span>一带一路<text:span text:style-name="T3">”</text:span>建设，联合国大会、联合国安理会等重要决议也纳入<text:span text:style-name="T3">“</text:span>一带一路<text:span text:style-name="T3">”</text:span>建设内容。<text:span text:style-name="T3">“</text:span>一带一路<text:span text:style-name="T3">”</text:span>建设逐渐从理念转化为行动，从愿景转变为现实，建设成果丰硕。<text:span text:style-name="T3"> <text:line-break/><text:line-break/></text:span>　　<text:span text:style-name="T3">——</text:span>这是政策沟通不断深化的<text:span text:style-name="T3">4</text:span>年。我多次说过，<text:span text:style-name="T3">“</text:span>一带一路<text:span text:style-name="T3">”</text:span>建设不是另起炉灶、推倒重来，而是实现战略对接、优势互补。我们同有关国家协调政策，包括俄罗斯提出的欧亚经济联盟、东盟提出的互联互通总体规划、哈萨克斯坦提出的<text:span text:style-name="T3">“</text:span>光明之路<text:span text:style-name="T3">”</text:span>、土耳其提出的<text:span text:style-name="T3">“</text:span>中间走廊<text:span text:style-name="T3">”</text:span>、蒙古提出的<text:span text:style-name="T3">“</text:span>发展之路<text:span text:style-name="T3">”</text:span>、越南提出的<text:span text:style-name="T3">“</text:span>两廊一圈<text:span text:style-name="T3">”</text:span>、英国提出的<text:span text:style-name="T3">“</text:span>英格兰北方经济中心<text:span text:style-name="T3">”</text:span>、波兰提出的<text:span text:style-name="T3">“</text:span>琥珀之路<text:span text:style-name="T3">”</text:span>等。中国同老挝、柬埔寨、缅甸、匈牙利等国的规划对接工作也全面展开。中国同<text:span text:style-name="T3">40</text:span>多个国家和国际组织签署了合作协议，同<text:span text:style-name="T3">30</text:span>多个国家开展机制化产能合作。本次论坛期间，我们还将签署一批对接合作协议和行动计划，同<text:span text:style-name="T3">60</text:span>多个国家和国际组织共同发出推进<text:span text:style-name="T3">“</text:span>一带一路<text:span text:style-name="T3">”</text:span>贸易畅通合作倡议。各方通过政策对接，实现了<text:span text:style-name="T3">“</text:span>一加一大于二<text:span text:style-name="T3">”</text:span>的效果。<text:span text:style-name="T3"> <text:line-break/><text:line-break/></text:span>　　<text:span text:style-name="T3">——</text:span>这是设施联通不断加强的<text:span text:style-name="T3">4</text:span>年。<text:span text:style-name="T3">“</text:span>道路通，百业兴。<text:span text:style-name="T3">”</text:span>我们和相关国家一道共同加速推进雅万高铁、中老铁路、亚吉铁路、匈塞铁路等项目，建设瓜达尔港、比雷埃夫斯港等港口，规划实施一大批互联互通项目。目前，以中巴、中蒙俄、新亚欧大陆桥等经济走廊为引领，以陆海空通道和信息高速路为骨架，以铁路、港口、管网等重大工程为依托，一个复合型的基础设施网络正在形成。<text:span text:style-name="T3"> <text:line-break/><text:line-break/></text:span>　　<text:span text:style-name="T3">——</text:span>这是贸易畅通不断提升的<text:span text:style-name="T3">4</text:span>年。中国同<text:span text:style-name="T3">“</text:span>一带一路<text:span text:style-name="T3">”</text:span>参与国大力推动贸易和投资便利化，不断改善营商环境。我了解到，仅哈萨克斯坦等中亚国家农产品到达中国市场的通关时间就缩短了<text:span text:style-name="T3">90%</text:span>。<text:span text:style-name="T3">2014</text:span>年至<text:span text:style-name="T3">2016</text:span>年，中国同<text:span text:style-name="T3">“</text:span>一带一路<text:span text:style-name="T3">”</text:span>沿线国家贸易总额超过<text:span text:style-name="T3">3</text:span>万亿美元。中国对<text:span text:style-name="T3">“</text:span>一带一路<text:span text:style-name="T3">”</text:span>沿线国家投资累计超过<text:span text:style-name="T3">500</text:span>亿美元。中国企业已经在<text:span text:style-name="T3">20</text:span>多个国家建设<text:span text:style-name="T3">56</text:span>个经贸合作区，为有关国家创造近<text:span text:style-name="T3">11</text:span>亿美元税收和<text:span text:style-name="T3">18</text:span>万个就业岗位。<text:span text:style-name="T3"> <text:line-break/><text:line-break/></text:span>　　<text:span text:style-name="T3">——</text:span>这是资金融通不断扩大的<text:span text:style-name="T3">4</text:span>年。融资瓶颈是实现互联互通的突出挑战。中国同<text:span text:style-name="T3">“</text:span>一带一路<text:span text:style-name="T3">”</text:span>建设参与国和组织开展了多种形式的金融合作。亚洲基础设施投资银行已经为<text:span text:style-name="T3">“</text:span>一带一路<text:span text:style-name="T3">”</text:span>建设参与国的<text:span text:style-name="T3">9</text:span>个项目提供<text:span text:style-name="T3">17</text:span>亿美元贷款，<text:span text:style-name="T3">“</text:span>丝路基金<text:span text:style-name="T3">”</text:span>投资达<text:span text:style-name="T3">40</text:span>亿美元，中国同中东欧<text:span text:style-name="T3">“16+1”</text:span>金融控股公司正式成立。这些新型金融机制同世界银行等传统多边金融机构各有侧重、互为补充，形成层次清晰、初具规模的<text:span text:style-name="T3">“</text:span>一带一路<text:span text:style-name="T3">”</text:span>金融合作网络。<text:span text:style-name="T3"> <text:line-break/><text:line-break/></text:span>　　<text:span text:style-name="T3">——</text:span>这是民心相通不断促进的<text:span text:style-name="T3">4</text:span>年。<text:span text:style-name="T3">“</text:span>国之交在于民相亲，民相亲在于心相通。<text:span text:style-name="T3">”“</text:span>一带一路<text:span text:style-name="T3">”</text:span>建设参与国弘扬丝绸之路精神，开展智力丝绸之路、健康丝绸之路等建设，在科学、教育、文化、卫生、民间交往等各领域广泛开展合作，为<text:span text:style-name="T3">“</text:span>一带一路<text:span text:style-name="T3">”</text:span>建设夯实民意基础，筑牢社会根基。中国政府每年向相关国家提供<text:span text:style-name="T3">1</text:span>万个政府奖学金名额，地方政府也设立了丝绸之路专项奖学金，鼓励国际文教交流。各类丝绸之路文化年、旅游年、艺术节、影视桥、研讨会、智库对话等人文合作项目百花纷呈，人们往来频繁，在交流中拉近了心与心的距离。<text:span text:style-name="T3"> <text:line-break/><text:line-break/></text:span>　　丰硕的成果表明，<text:span text:style-name="T3">“</text:span>一带一路<text:span text:style-name="T3">”</text:span>倡议顺应时代潮流，适应发展规律，符合各国人民利益，具有广阔前景。<text:span text:style-name="T3"> <text:line-break/><text:line-break/></text:span>　　女士们、先生们、朋友们！<text:span text:style-name="T3"> <text:line-break/><text:line-break/></text:span>　　中国人说，<text:span text:style-name="T3">“</text:span>万事开头难<text:span text:style-name="T3">”</text:span>。<text:span text:style-name="T3">“</text:span>一带一路<text:span text:style-name="T3">”</text:span>建设已经迈出坚实步伐。我们要乘势而上、顺势而为，推动<text:span text:style-name="T3">“</text:span>一带一路<text:span text:style-name="T3">”</text:span>建设行稳致远，迈向更加美好的未来。这里，我谈几点意见。<text:span text:style-name="T3"> <text:line-break/><text:line-break/></text:span>　　第一，我们要将<text:span text:style-name="T3">“</text:span>一带一路<text:span text:style-name="T3">”</text:span>建成和平之路。古丝绸之路，和时兴，战时衰。<text:span text:style-name="T3">“</text:span>一带一路<text:span text:style-name="T3">”</text:span>建设离不开和平安宁的环境。我们要构建以合作共赢为核心的新型国际关系，打造对话不对抗、结伴不结盟的伙伴关系。各国应该尊重彼此主权、尊严、领土完整，尊重彼此发展道路和社会制度，尊重彼此核心利益和重大关切。<text:span text:style-name="T3"> <text:line-break/><text:line-break/></text:span>　　古丝绸之路沿线地区曾经是<text:span text:style-name="T3">“</text:span>流淌着牛奶与蜂蜜的地方<text:span text:style-name="T3">”</text:span>，如今很多地方却成了冲突动荡和危机挑战的代名词。这种状况不能再持续下去。我们要树立共同、综合、合作、可持续的安全观，营造共建共享的安全格局。要着力化解热点，坚持政治解决；要着力斡旋调解，坚持公道正义；要着力推进反恐，标本兼治，消除贫困落后和社会不公。<text:span text:style-name="T3"> <text:line-break/><text:line-break/></text:span>　　第二，我们要将<text:span text:style-name="T3">“</text:span>一带一路<text:span text:style-name="T3">”</text:span>建成繁荣之路。发展是解决一切问题的总钥匙。推进<text:span text:style-name="T3">“</text:span>一带一路<text:span text:style-name="T3">”</text:span>建设，要聚焦发展这个根本性问题，释放各国发展潜力，实现经济大融合、发展大联动、成果大共享。<text:span text:style-name="T3"> <text:line-break/><text:line-break/></text:span>　　产业是经济之本。我们要深入开展产业合作，推动各国产业发展规划相互兼容、相互促进，抓好大项目建设，加强国际产能和装备制造合作，抓住新工业革命的发展新机遇，培育新业态，保持经济增长活力。<text:span text:style-name="T3"> <text:line-break/><text:line-break/></text:span>　　金融是现代经济的血液。血脉通，增长才有力。我们要建立稳定、可持续、风险可控的金融保障体系，创新投资和融资模式，推广政府和社会资本合作，建设多元化融资体系和多层次资本市场，发展普惠金融，完善金融服务网络。<text:span text:style-name="T3"> <text:line-break/><text:line-break/></text:span>　　设施联通是合作发展的基础。我们要着力推动陆上、海上、天上、网上四位一体的联通，聚焦关键通道、关键城市、关键项目，联结陆上公路、铁路道路网络和海上港口网络。我们已经确立<text:span text:style-name="T3">“</text:span>一带一路<text:span text:style-name="T3">”</text:span>建设六大经济走廊框架，要扎扎实实向前推进。要抓住新一轮能源结构调整和能源技术变革趋势，建设全球能源互联网，实现绿色低碳发展。要完善跨区域物流网建设。我们也要促进政策、规则、标准三位一体的联通，为互联互通提供机制保障。<text:span text:style-name="T3"> <text:line-break/><text:line-break/></text:span>　　第三，我们要将<text:span text:style-name="T3">“</text:span>一带一路<text:span text:style-name="T3">”</text:span>建成开放之路。开放带来进步，封闭导致落后。对一个国家而言，开放如同破茧成蝶，虽会经历一时阵痛，但将换来新生。<text:span text:style-name="T3">“</text:span>一带一路<text:span text:style-name="T3">”</text:span>建设要以开放为导向，解决经济增长和平衡问题。<text:span text:style-name="T3"> <text:line-break/><text:line-break/></text:span>　　我们要打造开放型合作平台，维护和发展开放型世界经济，共同创造有利于开放发展的环境，推动构建公正、合理、透明的国际经贸投资规则体系，促进生产要素有序流动、资源高效配置、市场深度融合。我们欢迎各国结合自身国情，积极发展开放型经济，参与全球治理和公共产品供给，携手构建广泛的利益共同体。<text:span text:style-name="T3"> <text:line-break/><text:line-break/></text:span>　　贸易是经济增长的重要引擎。我们要有<text:span text:style-name="T3">“</text:span>向外看<text:span text:style-name="T3">”</text:span>的胸怀，维护多边贸易体制，推动自由贸易区建设，促进贸易和投资自由化便利化。当然，我们也要着力解决发展失衡、治理困境、数字鸿沟、分配差距等问题，建设开放、包容、普惠、平衡、共赢的经济全球化。<text:span text:style-name="T3"> <text:line-break/><text:line-break/></text:span>　　第四，我们要将<text:span text:style-name="T3">“</text:span>一带一路<text:span text:style-name="T3">”</text:span>建成创新之路。创新是推动发展的重要力量。<text:span text:style-name="T3">“</text:span>一带一路<text:span text:style-name="T3">”</text:span>建设本身就是一个创举，搞好<text:span text:style-name="T3">“</text:span>一带一路<text:span text:style-name="T3">”</text:span>建设也要向创新要动力。<text:span text:style-name="T3"> <text:line-break/><text:line-break/></text:span>　　我们要坚持创新驱动发展，加强在数字经济、人工智能、纳米技术、量子计算机等前沿领域合作，推动大数据、云计算、智慧城市建设，连接成<text:span text:style-name="T3">21</text:span>世纪的数字丝绸之路。我们要促进科技同产业、科技同金融深度融合，优化创新环境，集聚创新资源。我们要为互联网时代的各国青年打造创业空间、创业工场，成就未来一代的青春梦想。<text:span text:style-name="T3"> <text:line-break/><text:line-break/></text:span>　　我们要践行绿色发展的新理念，倡导绿色、低碳、循环、可持续的生产生活方式，加强生态环保合作，建设生态文明，共同实现<text:span text:style-name="T3">2030</text:span>年可持续发展目标。<text:span text:style-name="T3"> <text:line-break/><text:line-break/></text:span>　　第五，我们要将<text:span text:style-name="T3">“</text:span>一带一路<text:span text:style-name="T3">”</text:span>建成文明之路。<text:span text:style-name="T3">“</text:span>一带一路<text:span text:style-name="T3">”</text:span>建设要以文明交流超越文明隔阂、文明互鉴超越文明冲突、文明共存超越文明优越，推动各国相互理解、相互尊重、相互信任。<text:span text:style-name="T3"> <text:line-break/><text:line-break/></text:span>　　我们要建立多层次人文合作机制，搭建更多合作平台，开辟更多合作渠道。要推动教育合作，扩大互派留学生规模，提升合作办学水平。要发挥智库作用，建设好智库联盟和合作网络。在文化、体育、卫生领域，要创新合作模式，推动务实项目。要用好历史文化遗产，联合打造具有丝绸之路特色的旅游产品和遗产保护。我们要加强各国议会、政党、民间组织往来，密切妇女、青年、残疾人等群体交流，促进包容发展。我们也要加强国际反腐合作，让<text:span text:style-name="T3">“</text:span>一带一路<text:span text:style-name="T3">”</text:span>成为廉洁之路。<text:span text:style-name="T3"> <text:line-break/><text:line-break/></text:span>　　女士们、先生们、朋友们！<text:span text:style-name="T3"> <text:line-break/><text:line-break/></text:span>　　当前，中国发展正站在新的起点上。我们将深入贯彻创新、协调、绿色、开放、共享的发展理念，不断适应、把握、引领经济发展新常态，积极推进供给侧结构性改革，实现持续发展，为<text:span text:style-name="T3">“</text:span>一带一路<text:span text:style-name="T3">”</text:span>注入强大动力，为世界发展带来新的机遇。<text:span text:style-name="T3"> <text:line-break/><text:line-break/></text:span>　　<text:span text:style-name="T3">——</text:span>中国愿在和平共处五项原则基础上，发展同所有<text:span text:style-name="T3">“</text:span>一带一路<text:span text:style-name="T3">”</text:span>建设参与国的友好合作。中国愿同世界各国分享发展经验，但不会干涉他国内政，不会输出社会制度和发展模式，更不会强加于人。我们推进<text:span text:style-name="T3">“</text:span>一带一路<text:span text:style-name="T3">”</text:span>建设不会重复地缘博弈的老套路，而将开创合作共赢的新模式；不会形成破坏稳定的小集团，而将建设和谐共存的大家庭。<text:span text:style-name="T3"> <text:line-break/><text:line-break/></text:span>　　<text:span text:style-name="T3">——</text:span>中国已经同很多国家达成了<text:span text:style-name="T3">“</text:span>一带一路<text:span text:style-name="T3">”</text:span>务实合作协议，其中既包括交通运输、基础设施、能源等硬件联通项目，也包括通信、海关、检验检疫等软件联通项目，还包括经贸、产业、电子商务、海洋和绿色经济等多领域的合作规划和具体项目。中国同有关国家的铁路部门将签署深化中欧班列合作协议。我们将推动这些合作项目早日启动、早见成效。<text:span text:style-name="T3"> <text:line-break/><text:line-break/></text:span>　　<text:span text:style-name="T3">——</text:span>中国将加大对<text:span text:style-name="T3">“</text:span>一带一路<text:span text:style-name="T3">”</text:span>建设资金支持，向丝路基金新增资金<text:span text:style-name="T3">1000</text:span>亿元人民币，鼓励金融机构开展人民币海外基金业务，规模预计约<text:span text:style-name="T3">3000</text:span>亿元人民币。中国国家开发银行、进出口银行将分别提供<text:span text:style-name="T3">2500</text:span>亿元和<text:span text:style-name="T3">1300</text:span>亿元等值人民币专项贷款，用于支持<text:span text:style-name="T3">“</text:span>一带一路<text:span text:style-name="T3">”</text:span>基础设施建设、产能、金融合作。我们还将同亚洲基础设施投资银行、金砖国家新开发银行、世界银行及其他多边开发机构合作支持<text:span text:style-name="T3">“</text:span>一带一路<text:span text:style-name="T3">”</text:span>项目，同有关各方共同制定<text:span text:style-name="T3">“</text:span>一带一路<text:span text:style-name="T3">”</text:span>融资指导原则。<text:span text:style-name="T3"> <text:line-break/><text:line-break/></text:span>　　<text:span text:style-name="T3">——</text:span>中国将积极同<text:span text:style-name="T3">“</text:span>一带一路<text:span text:style-name="T3">”</text:span>建设参与国发展互利共赢的经贸伙伴关系，促进同各相关国家贸易和投资便利化，建设<text:span text:style-name="T3">“</text:span>一带一路<text:span text:style-name="T3">”</text:span>自由贸易网络，助力地区和世界经济增长。本届论坛期间，中国将同<text:span text:style-name="T3">30</text:span>多个国家签署经贸合作协议，同有关国家协商自由贸易协定。中国将从<text:span text:style-name="T3">2018</text:span>年起举办中国国际进口博览会。<text:span text:style-name="T3"> <text:line-break/><text:line-break/></text:span>　　<text:span text:style-name="T3">——</text:span>中国愿同各国加强创新合作，启动<text:span text:style-name="T3">“</text:span>一带一路<text:span text:style-name="T3">”</text:span>科技创新行动计划，开展科技人文交流、共建联合实验室、科技园区合作、技术转移<text:span text:style-name="T3">4</text:span>项行动。我们将在未来<text:span text:style-name="T3">5</text:span>年内安排<text:span text:style-name="T3">2500</text:span>人次青年科学家来华从事短期科研工作，培训<text:span text:style-name="T3">5000</text:span>人次科学技术和管理人员，投入运行<text:span text:style-name="T3">50</text:span>家联合实验室。我们将设立生态环保大数据服务平台，倡议建立<text:span text:style-name="T3">“</text:span>一带一路<text:span text:style-name="T3">”</text:span>绿色发展国际联盟，并为相关国家应对气候变化提供援助。<text:span text:style-name="T3"> <text:line-break/><text:line-break/></text:span>　　<text:span text:style-name="T3">——</text:span>中国将在未来<text:span text:style-name="T3">3</text:span>年向参与<text:span text:style-name="T3">“</text:span>一带一路<text:span text:style-name="T3">”</text:span>建设的发展中国家和国际组织提供<text:span text:style-name="T3">600</text:span>亿元人民币援助，建设更多民生项目。我们将向<text:span text:style-name="T3">“</text:span>一带一路<text:span text:style-name="T3">”</text:span>沿线发展中国家提供<text:span text:style-name="T3">20</text:span>亿元人民币紧急粮食援助，向南南合作援助基金增资<text:span text:style-name="T3">10</text:span>亿美元，在沿线国家实施<text:span text:style-name="T3">100</text:span>个<text:span text:style-name="T3">“</text:span>幸福家园<text:span text:style-name="T3">”</text:span>、<text:span text:style-name="T3">100</text:span>个<text:span text:style-name="T3">“</text:span>爱心助困<text:span text:style-name="T3">”</text:span>、<text:span text:style-name="T3">100</text:span>个<text:span text:style-name="T3">“</text:span>康复助医<text:span text:style-name="T3">”</text:span>等项目。我们将向有关国际组织提供<text:span text:style-name="T3">10</text:span>亿美元落实一批惠及沿线国家的合作项目。<text:span text:style-name="T3"> <text:line-break/><text:line-break/></text:span>　　<text:span text:style-name="T3">——</text:span>中国将设立<text:span text:style-name="T3">“</text:span>一带一路<text:span text:style-name="T3">”</text:span>国际合作高峰论坛后续联络机制，成立<text:span text:style-name="T3">“</text:span>一带一路<text:span text:style-name="T3">”</text:span>财经发展研究中心、<text:span text:style-name="T3">“</text:span>一带一路<text:span text:style-name="T3">”</text:span>建设促进中心，同多边开发银行共同设立多边开发融资合作中心，同国际货币基金组织合作建立能力建设中心。我们将建设丝绸之路沿线民间组织合作网络，打造新闻合作联盟、音乐教育联盟以及其他人文合作新平台。<text:span text:style-name="T3"> <text:line-break/><text:line-break/></text:span>　　<text:span text:style-name="T3">“</text:span>一带一路<text:span text:style-name="T3">”</text:span>建设植根于丝绸之路的历史土壤，重点面向亚欧非大陆，同时向所有朋友开放。不论来自亚洲、欧洲，还是非洲、美洲，都是<text:span text:style-name="T3">“</text:span>一带一路<text:span text:style-name="T3">”</text:span>建设国际合作的伙伴。<text:span text:style-name="T3">“</text:span>一带一路<text:span text:style-name="T3">”</text:span>建设将由大家共同商量，<text:span text:style-name="T3">“</text:span>一带一路<text:span text:style-name="T3">”</text:span>建设成果将由大家共同分享。<text:span text:style-name="T3"> <text:line-break/><text:line-break/></text:span>　　女士们、先生们、朋友们！<text:span text:style-name="T3"> <text:line-break/><text:line-break/></text:span>　　中国古语讲：<text:span text:style-name="T3">“</text:span>不积跬步，无以至千里。<text:span text:style-name="T3">”</text:span>阿拉伯谚语说，<text:span text:style-name="T3">“</text:span>金字塔是一块块石头垒成的<text:span text:style-name="T3">”</text:span>。欧洲也有句话：<text:span text:style-name="T3">“</text:span>伟业非一日之功<text:span text:style-name="T3">”</text:span>。<text:span text:style-name="T3">“</text:span>一带一路<text:span text:style-name="T3">”</text:span>建设是伟大的事业，需要伟大的实践。让我们一步一个脚印推进实施，一点一滴抓出成果，造福世界，造福人民！<text:span text:style-name="T3"> <text:line-break/><text:line-break/></text:span>　　祝本次高峰论坛圆满成功！<text:span text:style-name="T3"> <text:line-break/><text:line-break/></text:span>　　谢谢大家。</text:p>
      <text:p text:style-name="P1"><text:span text:style-name="T1">陳真</text:span><text:s/>  |  2017.05.17 02:14   |   <text:a xlink:type="simple" xlink:href="http://palinfo.habago.org/Entry?Command=Information_PrintForum&amp;iPage=160#FORUM35730"><text:span text:style-name="T2">#</text:span></text:a></text:p>
      <text:p text:style-name="P2">三年多前的某一天，我很神祕並且故弄玄虛地告訴學姊說，<text:span text:style-name="T3"> <text:line-break/><text:line-break/>"</text:span>我今天遭受到一個很強烈很強烈的震撼！！很激動！！心臟跳得很快！！此刻我的心頭彷彿有幾萬隻小鹿亂撞！！！<text:span text:style-name="T3">"</text:span>。<text:span text:style-name="T3"> <text:line-break/><text:line-break/></text:span>學姐很冷淡地問說：<text:span text:style-name="T3"> <text:line-break/><text:line-break/>"</text:span>是什麼事？有話快說，不要裝神弄鬼<text:span text:style-name="T3">"</text:span>。<text:span text:style-name="T3"> <text:line-break/><text:line-break/></text:span>但我還是沒有馬上說出答案，因為，我認為，除非你能真正意識到我所感受到的強烈震撼，意識到我對這事極不尋常的高度評價，你才有可能聽懂我在說什麼，並且或許也能因此感受到它的震撼。<text:span text:style-name="T3"> <text:line-break/><text:line-break/></text:span>因此，我又繼續裝神弄鬼了，我說：<text:span text:style-name="T3"> <text:line-break/><text:line-break/>"</text:span>我似乎可以看到世界正在經歷一個很大的轉變！就像一種轉捩點，如果成功，很可能影響往後數百年人類的生活型態，甚至在整個國際秩序與文化氛圍上會帶來一種脫胎換骨的根本影響！而且將會影響數十億人的貧富發展。<text:span text:style-name="T3">" <text:line-break/><text:line-break/></text:span>我的<text:span text:style-name="T3"><text:s/>"</text:span>前言<text:span text:style-name="T3">" </text:span>表態，足足裝神弄鬼了半小時，學姊都已經不想聽了，不過，我後來還是有公布答案。到底是什麼東西讓我心頭彷彿有幾萬隻小鹿亂撞呢？答案就是一帶一路及亞投行。<text:span text:style-name="T3"> <text:line-break/><text:line-break/></text:span>那時候，習近平剛提出這個計畫沒多久，但我努力找來許多資料與報導閱讀，並且一路追蹤其進度，只能說由衷佩服，嘆為觀止。<text:span text:style-name="T3"> <text:line-break/><text:line-break/></text:span>但我也常因此感到很憤怒很沮喪，為什麼這個世界如此扭曲與愚昧？半個多世紀來四處燒殺擄略的恐怖血腥帝國<text:span text:style-name="T3">--</text:span>美國，沒有一天不射飛彈到處侵略屠殺，沒有一天不四處殺害平民百姓，直接或間接殺害了絕對超過一千萬人，製造無數的傷亡與數千萬難民，這樣一個殘暴血腥的邪惡帝國，卻居然是世界的什麼民主自由與人權的代言人。<text:span text:style-name="T3"> <text:line-break/><text:line-break/></text:span>相反地，過去曾遭受西方列強及日本鬼子荼毒、佔領、屠殺上千萬人的中國，百年苦難，崛起之際，從來不發一兵一卒侵略他人，從來不曾參與或發動任何侵略戰爭，反倒四處資助窮國，幫忙鋪橋造路，蓋水壩，建高鐵，修公路，提供各項公衛技術與基礎建設；這樣一個理應獲得一百個諾貝爾和平獎的中國，卻反倒被污名化成為撒旦惡魔一般。<text:span text:style-name="T3"> <text:line-break/><text:line-break/></text:span>其實何止國家，在政治上，就連單一個<text:span text:style-name="T3"><text:s/>"</text:span>人<text:span text:style-name="T3">" </text:span>的善惡是非也經常是徹底顛倒黑白的。正直單純的好人與志士被打成過街老鼠，至於無惡不作的猥瑣貪婪人渣，卻反倒被捧成神，捧成救國救民、熱愛民主自民與人權的英雄偶像。<text:span text:style-name="T3"> <text:line-break/><text:line-break/></text:span>我只能說，期待有一天，也許若干年後，當後代人們看到這些留言時也許會感到很驚訝：<text:span text:style-name="T3"> <text:line-break/><text:line-break/>"</text:span>這個叫什麼陳真的好奇怪哦，他是不是吃飽太閒啊？他講的不就只是一些普通常識嗎？怎麼還需要他說個不停呢？<text:span text:style-name="T3">" <text:line-break/><text:line-break/></text:span>陳真<text:span text:style-name="T3">2017.05.17. <text:line-break/><text:line-break/>=================== <text:line-break/></text:span>陸克文闡釋帶路<text:span text:style-name="T3"><text:s/></text:span>將助數十億人脫貧<text:span text:style-name="T3"> <text:line-break/><text:line-break/>2017</text:span>年<text:span text:style-name="T3">05</text:span>月<text:span text:style-name="T3">15</text:span>日<text:span text:style-name="T3"> <text:line-break/><text:line-break/></text:span>特派員蔡浩祥／北京報導<text:span text:style-name="T3"> <text:line-break/><text:line-break/></text:span>陸克文闡釋帶路<text:span text:style-name="T3"><text:s/></text:span>將助數十億人脫貧<text:span text:style-name="T3"> <text:line-break/><text:line-break/>5</text:span>月<text:span text:style-name="T3">14</text:span>日，澳洲前總理陸克文在一帶一路高峰論壇「智庫交流」平行主題會議上致詞。（中新社）<text:span text:style-name="T3"> <text:line-break/></text:span>「一帶一路國際合作高峰論壇」<text:span text:style-name="T3">14</text:span>日於北京舉行，在智庫交流平行主題會議上，前澳洲總理陸克文以一口流利中文表示，隨著朝核問題越來越緊迫，全球民族主義、保護主義興起，「一帶一路」不僅可有效維護國際秩序，更可幫助數十億人脫貧，可創造全球合作可能，各國應通力合作，找到和解共生的「中庸之道」。<text:span text:style-name="T3"> <text:line-break/><text:line-break/></text:span>陸克文以歷史、現在和未來三個角度闡釋「一帶一路」，他表示，「一帶一路」是中國更進一步的對外開放，可以促進不同國家的融合，如果實施得當，可以成為東西方交流合作的橋梁，對全球未來有很重要的積極意義，這是一條互相合作與往來的新路，或許在這基礎上，各國間更高的政治與安全合作也可能就此展開。不過，這得需要靠中國的智慧。<text:span text:style-name="T3"> <text:line-break/><text:line-break/></text:span>陸克文表示，「一帶一路」被寫進聯合國大會決議，是東西方國家一同建立世界秩序的積極訊號，他個人非常讚賞習近平支持全球化、自由貿易和投資，積極應對全球氣候變化的表態。<text:span text:style-name="T3"> <text:line-break/><text:line-break/></text:span>他並指出，全球經貿戰略思維不應陷入二元對立，「一帶一路」可望為現行國際秩序帶來多樣變化，亞投行就是最好的例子。一旦「一帶一路」發展成功，不僅可以幫助數十億人脫貧，更可以保護我們的地球。<text:span text:style-name="T3"> <text:line-break/><text:line-break/>(</text:span>旺報<text:span text:style-name="T3">)</text:span></text:p>
      <text:p text:style-name="P1"><text:span text:style-name="T1">王修亮</text:span><text:s/>  |  2017.05.17 01:30   |   <text:a xlink:type="simple" xlink:href="http://palinfo.habago.org/Entry?Command=Information_PrintForum&amp;iPage=160#FORUM35729"><text:span text:style-name="T2">#</text:span></text:a></text:p>
      <text:p text:style-name="P3">這整篇文章似是而非，極力扭曲「民先於族、族先於國」的結構原則，目的無非在鼓吹一個分裂的、小國寡民的中國。<text:span text:style-name="T3"> <text:line-break/></text:span>我個人是最支持無政府啦！多自在啊！當然遇到大國暴力也只能自己承受願遭踐踏！再來小國寡民也是第二選擇，就是得心甘情願生活簡單沒什麼能耐發展貿易等等需要大群的事務。<text:span text:style-name="T3"> <text:line-break/></text:span>但不論無政府或小國寡民，這都只是理想，無視於現實的世界，故意鼓吹分裂，最後就是中國切碎成千萬個台灣仰人鼻息任人宰割，全淪落當日本美國其他列強的奴才或彼此奴役。<text:span text:style-name="T3"> <text:line-break/></text:span>這個世界說甚麼純種血統，幾千年來早就混得不得了了！誰家的血統不是世界性的！對我來說，所謂的國家民族，當然不必白癡一樣去效甚麼忠報甚麼國，國本來就是一個虛擬之物，完全是由個人與家庭組成的！個人與家庭願意保護國支持國，是因為一群人需要合作來保護我尊重我平等對待我和我的家庭，所以才合作組成我們的國！和歷史啊民族啊血統啊沒啥大關係！不必去追甚麼華夏元明清！<text:span text:style-name="T3"> <text:line-break/></text:span>這篇文章故意只提歷史中有關民族戰爭、政權輪替的事務，對於家庭親族與土地感情完全不提！人會愛自己的土地，愛父母（外）祖父母、親族的土地，這是及身的親情所感，所以有「故鄉」「故國」的濃厚感情，和「國家政黨民族」完全無關！這篇文章故意完全不提這種基礎之愛，但是這才是人願意「愛鄉愛國」的重要原因！不是歷史中的改朝換代！<text:span text:style-name="T3"> <text:line-break/></text:span>換個方式洗腦，洗的仍然只是某些白癡人的腦，對能自我思考的人來說，這真的是可笑而已。<text:span text:style-name="T3"> <text:line-break/></text:span>文化影響確實中西早已混雜交流，中原古國也確實一向弱於戰事與機械製造，但是，甲骨文和「楔形文字」基礎結構完全不同，拜託你馬專業一點！周公與孔子的文化哲學也不是蘇格拉底傳輸過來的，要騙人，看來本文需要再多加把勁更扭曲些！<text:span text:style-name="T3"> <text:line-break/></text:span>「黃鐘毀棄，瓦釜雷鳴」是亂世的常態，也沒什麼好感慨的。但是最近看到好幾次文章是「黃鐘雷鳴靡靡之音」，作者大篇長論，引經據典，史蹟貌似考據詳盡，其實包藏禍心，這還真容易狐媚人啊！<text:span text:style-name="T3"> <text:line-break/><text:line-break/></text:span>本文很長我不貼了，只放連結，剛剛點進去是無毒的。<text:span text:style-name="T3"> <text:line-break/></text:span>我發現這一類似是而非的文章最近一年逐漸出現，例如寫得像論文，詳盡考據客家人原來都只是台灣原住民，是被國民黨創造出「客家族」，來騙客家人的祖先來自大陸等等，真是令人好氣又好笑。<text:span text:style-name="T3"> <text:line-break/><text:line-break/>https://goo.gl/q1YZoS</text:span></text:p>
      <text:p text:style-name="P5"/>
      <text:p text:style-name="P1"><text:span text:style-name="T1">陳真</text:span><text:s/>  |  2017.05.17 01:26   |   <text:a xlink:type="simple" xlink:href="http://palinfo.habago.org/Entry?Command=Information_PrintForum&amp;iPage=161#FORUM35728"><text:span text:style-name="T2">#</text:span></text:a></text:p>
      <text:p text:style-name="P3">青島，我來了。<text:span text:style-name="T3"> <text:line-break/><text:line-break/></text:span>謝謝鎮瑋。<text:span text:style-name="T3"> <text:line-break/><text:line-break/></text:span>另外，公器私用，插播一事：尋找電腦快手！<text:span text:style-name="T3"> <text:line-break/><text:line-break/></text:span>事情是這樣的：下個月靜站日期還沒決定，但我想鼓吹訂在<text:span text:style-name="T3"><text:s/>6 </text:span>月<text:span text:style-name="T3"><text:s/>17</text:span>日這一天<text:span text:style-name="T3">(</text:span>當然，要挑哪一天終究得看大家的意思<text:span text:style-name="T3">)</text:span>。之所以想鼓吹<text:span text:style-name="T3">6</text:span>月<text:span text:style-name="T3">17</text:span>日是因為那天一大早有事必須搭高鐵從左營趕去台北，如果可以結合靜站，畢其功於一役，省得再另外花一筆車錢。血汗錢很不好賺，能省則省。<text:span text:style-name="T3"> <text:line-break/><text:line-break/></text:span>要搶到<text:span text:style-name="T3">6</text:span>月<text:span text:style-name="T3">17</text:span>日的來回高鐵票，必須在<text:span text:style-name="T3">5</text:span>月<text:span text:style-name="T3">20</text:span>號<text:span text:style-name="T3">(</text:span>這個周六<text:span text:style-name="T3">)</text:span>的晚上<text:span text:style-name="T3">12</text:span>點零一秒馬上搶，但是那天我們在青島，我的手機很陽春無法上網，而且搶票速度要非常非常非常快，幾乎是必須在十五秒內<text:span text:style-name="T3"><text:s/>(</text:span>亦即晚上<text:span text:style-name="T3">12</text:span>點<text:span text:style-name="T3">0</text:span>分<text:span text:style-name="T3">15</text:span>秒<text:span text:style-name="T3">)</text:span>完成所有訂票程序才有可能搶到六五折的票，用手機是不太可能那麼快的。<text:span text:style-name="T3"> <text:line-break/><text:line-break/></text:span>我要搶的票是<text:span text:style-name="T3"><text:s/>"</text:span>左營<text:span text:style-name="T3">-</text:span>台北<text:span text:style-name="T3">" </text:span>來回各一張。去程是早上<text:span text:style-name="T3"><text:s/>7 </text:span>點<text:span text:style-name="T3"><text:s/>15 </text:span>分。只能搭這班才來得及。回程則是當天晚上六點整或六點十分那兩班的其中一班都可以。若搶不到六五折，搶八折也行，萬一連八折也沒有，九折也姑且先訂再說。通常是去程票會比較難搶。<text:span text:style-name="T3"> <text:line-break/><text:line-break/></text:span>有沒有能搶到六五折的票，來回票價相差一千塊，影響重大。若沒有優惠票，我一般會改搭統聯或台鐵，但是回到家往往都已午夜，一整天下來，身心俱疲。<text:span text:style-name="T3"> <text:line-break/><text:line-break/></text:span>不管是搶台鐵、高鐵或統聯票，我搶票功力經過多年來的訓練已達爐火純青的地步，無奈此次剛好去祖國進行返鄉之旅及文化與就業考察，無法親自搶票，所以想廣徵天下電腦快手幫忙搶。先訂票就好，不用付款。<text:span text:style-name="T3"><text:line-break/><text:line-break/></text:span>訂到票之後麻煩用<text:span text:style-name="T3"><text:s/>EMAIL</text:span>告訴我<text:span text:style-name="T3">(emirchen@gmail.com)</text:span>訂票及取票代號，我再自行付款。只要訂到票之後兩天內付款就行。兩天內若無付款，所訂的票就會自動失效。<text:span text:style-name="T3"> <text:line-break/><text:line-break/></text:span>這時候，要是有個眼明手快的人工智慧就好了，要不然每周六晚上得搶票壓力也挺大。萬一剛好那天早睡，經常還得調鬧鐘起床搶票。我都會搶每個周六的票，待靜站日期確定之後，再把不坐的票退掉。<text:span text:style-name="T3"> <text:line-break/><text:line-break/></text:span>有同事覺得搶優惠票很好笑很寒酸，可是，哪天我就算是億萬富翁，我還是會這樣過日子，絕不會浪費一毛錢，更不用說一千塊錢了。就連看電影也一樣，若不是<text:span text:style-name="T3"><text:s/>"</text:span>買一送一<text:span text:style-name="T3">" </text:span>的優惠時間點，我是不會去看的。一張電影票兩百多塊。但是，別說兩百多，就算是兩塊錢我也不浪費，可說是一毛不拔。還好不是每個人都跟我一樣吝嗇，要不然人類經濟得崩盤了。<text:span text:style-name="T3"> <text:line-break/><text:line-break/></text:span>沒搶過票的，建議可先多練習幾次，加快速度。網址如下：<text:span text:style-name="T3"> <text:line-break/><text:line-break/>https://irs.thsrc.com.tw/IMINT?locale=tw</text:span></text:p>
      <text:p text:style-name="P1"><text:span text:style-name="T1">鎮瑋</text:span><text:s/>  |  2017.05.16 22:24   |   <text:a xlink:type="simple" xlink:href="http://palinfo.habago.org/Entry?Command=Information_PrintForum&amp;iPage=161#FORUM35727"><text:span text:style-name="T2">#</text:span></text:a></text:p>
      <text:p text:style-name="P4"><text:span text:style-name="T1">利用谷哥以圖找圖的功能，可以找到一些資料。</text:span> <text:line-break/><text:span text:style-name="T1">其中有三幅作品在「青岛</text:span>·<text:span text:style-name="T1">如初见</text:span><text:s/><text:span text:style-name="T1">名家艺术联展」介紹中有出現</text:span> <text:line-break/>http://exhibit.artron.net/exhibition-33198.html <text:line-break/><text:line-break/><text:span text:style-name="T1">青島嘉術美術館博客上也有相關資料</text:span> <text:line-break/>http://blog.sina.com.cn/s/blog_d9e93a270102vfp5.html <text:line-break/><text:line-break/><text:span text:style-name="T1">另外網站中青島線橋也是金步松的作品</text:span> <text:line-break/>http://blog.sina.com.cn/s/blog_d9e93a270102ve55.html</text:p>
      <text:p text:style-name="P1"><text:span text:style-name="T1">陳真</text:span><text:s/>  |  2017.05.15 19:07   |   <text:a xlink:type="simple" xlink:href="http://palinfo.habago.org/Entry?Command=Information_PrintForum&amp;iPage=161#FORUM35726"><text:span text:style-name="T2">#</text:span></text:a></text:p>
      <text:p text:style-name="P3">「對前瞻提建議被打成違反人權」江宜樺：這不是討論公共政策的理性態度<text:span text:style-name="T3"> <text:line-break/><text:line-break/></text:span>方炳超<text:span text:style-name="T3"><text:s/>2017</text:span>年<text:span text:style-name="T3">05</text:span>月<text:span text:style-name="T3">13</text:span>日<text:span text:style-name="T3"> <text:line-break/><text:line-break/></text:span>風傳媒<text:span text:style-name="T3"> <text:line-break/><text:line-break/></text:span>前行政院長、長風基金會董事長江宜樺表示，政府把計畫內容上綱到普世價值與人權，包含軌道、水環境等等計畫，至於對政策提出提醒與建議，都被打成違反普世人權，都不能質疑，江認為這不是討論公共政策的理性態度。<text:span text:style-name="T3"> <text:line-break/><text:line-break/></text:span>長風基金會<text:span text:style-name="T3">13</text:span>日下午舉錫「錯誤前瞻計畫，掏空台灣未來」公共政策座談會，由前交通部長葉匡時擔任主持人，前行政院長毛治國、前國發會主委林祖嘉等人都到場座談，前總統馬英九也到場聆聽。<text:span text:style-name="T3"> <text:line-break/><text:line-break/></text:span>江宜樺：先匡列經費再想辦法花掉，對財政有很大壓力<text:span text:style-name="T3"> <text:line-break/><text:line-break/></text:span>江宜樺表示，最近蔡政府推動前瞻計畫與條例，各界有不少質疑與反彈，他認為計畫內容有一部份是有問題的。這些建設的內容與經濟效益、財政負擔與配額，都沒經過詳細評估，是先匡列經費再想辦法花掉，對於財政會有很大的壓力，對未來也有不利影響。</text:p>
      <text:p text:style-name="P1"><text:span text:style-name="T1">陳真</text:span><text:s/>  |  2017.05.15 16:04   |   <text:a xlink:type="simple" xlink:href="http://palinfo.habago.org/Entry?Command=Information_PrintForum&amp;iPage=161#FORUM35725"><text:span text:style-name="T2">#</text:span></text:a></text:p>
      <text:p text:style-name="P2">這幾張油畫畫得不錯。作者是<text:span text:style-name="T3">...? <text:line-break/><text:line-break/></text:span>海既那么宽泛，无涯无际，我对人生远景凝眸的机会便较多了些。海边既那么寂寞，它培养了我的孤独心情，海放大了我的感情与希望，且放大了我的人格。<text:span text:style-name="T3"> <text:line-break/>———</text:span>沈从文《我的写作与水有关》</text:p>
      <text:p text:style-name="P1"><text:span text:style-name="T1">楊宏</text:span><text:s/>  |  2017.05.15 13:05   |   <text:a xlink:type="simple" xlink:href="http://palinfo.habago.org/Entry?Command=Information_PrintForum&amp;iPage=161#FORUM35724"><text:span text:style-name="T2">#</text:span></text:a></text:p>
      <text:p text:style-name="P3">油画里的青岛<text:span text:style-name="T3">——</text:span>五月的艺些美景<text:span text:style-name="T3"> <text:line-break/>http://www.hongdezk.com/junshi/2017/0504/48181.html <text:line-break/><text:line-break/></text:span>我一个人到青岛那个高处的教堂门前，坐在石阶上看云，看海，看教堂石墙上挂的薜萝。耳听到附近一个什么人家一阵钢琴的声音。那曲子或许只是一个初学琴的女孩子那样。重要的是它一和当前情景结合，和我生命结合，我简直完全变了一个人，在学习和写作中都会发生极大地影响。<text:span text:style-name="T3"> <text:line-break/><text:line-break/>——</text:span>沈从文《从文家书》</text:p>
      <text:p text:style-name="P1"><text:span text:style-name="T1">陳真</text:span><text:s/>  |  2017.05.15 12:24   |   <text:a xlink:type="simple" xlink:href="http://palinfo.habago.org/Entry?Command=Information_PrintForum&amp;iPage=161#FORUM35723"><text:span text:style-name="T2">#</text:span></text:a></text:p>
      <text:p text:style-name="P2">歐巴馬時代，千方百計想阻撓一帶一路，並且呼籲盟友抵制。不過，盟友們又不是白癡，哪個國家會跟己身利益過不去？當大家都知道利之所在而趨之若騖時，美國抵制到後來，也只好得趕緊跟上隊伍。<text:span text:style-name="T3"> <text:line-break/><text:line-break/></text:span>長年以來，當大家努力想搭上這輛中國號發展列車的同時，台灣卻打從二、三十年前開始，為了炒作選舉行情，虛構所謂神聖的獨立建國假議題，藉以圖謀一己權位私利，不惜昧著良心妖魔化與大陸有關的一切活動。基於同文同種以及近水樓台的各項優勢，所有原本垂手可得的最好機會，不但一再錯失，而且完全昧著良心百般妖魔化這一切。<text:span text:style-name="T3"> <text:line-break/><text:line-break/></text:span>比方說你還記得也曾鬧得雞飛狗跳的<text:span text:style-name="T3"><text:s/>"</text:span>反<text:span text:style-name="T3">ECFA" </text:span>嗎？當時，人渣黨及一些人渣媒體及人渣文人們說，<text:span text:style-name="T3">ECFA </text:span>一簽署，台灣將會有五百萬人失業，我們將淪為中國人的奴隸，這是賣台陰謀，大家要奮起反抗！而且還說，絕不能讓陸客來台，骯髒有毒有病沒文化的中國人一旦來台灣，我們的公衛體系將瓦解崩盤，公園、學校、馬路四處都將會有許多大陸人到處大小便，傳染病菌；而且，我們的女生屆時將沒有老公可嫁，因為四周將全是沒水準的大陸人，而我們的小孩將會被迫流放去黑龍江當苦力。<text:span text:style-name="T3"> <text:line-break/><text:line-break/></text:span>這就是人渣黨當年的宣傳內容。台南的賴啥小市長還說，一旦開放兩岸直飛及陸客來台，等於是木馬屠城，是一種國家安全危機，萬萬不可，誰敢主張兩岸直航與陸客來台，誰就是台奸。<text:span text:style-name="T3"> <text:line-break/><text:line-break/></text:span>這一切曾經沛然莫之能禦的離譜荒唐言行，罄竹難書，至今我還保留著一張八、九年前的民進黨全版選舉廣告剪報，上頭是一張佔據半個版面的照片，四、五個男人的背影，一字排開，在公園小便，表示絕不能讓大陸人來台，否則我們的生活環境將是一片屎尿；就連<text:span text:style-name="T3">SARS</text:span>居然也能炒作成一種彷彿中國人的基因先天就是有病有毒的鐵證，遺害整個台灣。<text:span text:style-name="T3"> <text:line-break/><text:line-break/></text:span>各種完全昧著良心的低能瞎掰胡扯與造謠，長年以來，卻總是很不可思議地不斷成為台灣社會的主流思維，不斷成為青年學子的所謂熱血理想實踐，特別是在醫界和大學及中學校園裏，更是一面倒，一片綠油油，蠢到極點，但卻個個張牙舞爪，蠢血沸騰打共匪。<text:span text:style-name="T3"> <text:line-break/><text:line-break/></text:span>一種謊言，如果很精緻很微妙，你上當了，自然也沒法怪你。但是，假若一種謊言，幼稚低能粗糙荒唐可笑離譜到極點，而你居然也會上當，而且還反覆不斷上當幾百次，這時候，我們是該譴責騙子歹徒？還是該質疑受騙者的基本智商？<text:span text:style-name="T3"> <text:line-break/><text:line-break/></text:span>歹徒騙走搶走你的錢，你居然還幫他數錢數得很開心很熱血；歹徒拿把鋤頭給你，叫你自己去掘個坑，你又馬上熱血沸騰地用力掘，然後還自己跳進去把自己埋起來，不願意這麼做的就會遭受攻擊，成為台奸。<text:span text:style-name="T3"> <text:line-break/><text:line-break/></text:span>這樣一種素質的人民，你還能說什麼？很多年輕一代經常抱怨大環境對他們不利，可是，這個惡果若要追究原因，難道與他們自己無關？這些破壞所有人的將來之貪婪無恥惡棍歹徒，難道不就是你們給抬舉出來為所欲為的？甚至奉若神明，膜拜追隨。<text:span text:style-name="T3"> <text:line-break/><text:line-break/></text:span>想起這些總覺得很無奈。自己的墳墓自己掘，還掘得很開心很滿足很得意。<text:span text:style-name="T3"> <text:line-break/><text:line-break/></text:span>陳真<text:span text:style-name="T3">2017. 05. 15. <text:line-break/><text:line-break/><text:line-break/>================ <text:line-break/></text:span>一帶一路峰會在即<text:span text:style-name="T3"><text:s/></text:span>美國智庫喊話特朗普快參加<text:span text:style-name="T3"> <text:line-break/><text:line-break/>2017-05-11</text:span>來源：觀察者網<text:span text:style-name="T3"> <text:line-break/><text:line-break/></text:span>【文、視頻<text:span text:style-name="T3">/</text:span>觀察者網<text:span text:style-name="T3"><text:s/></text:span>劉楚楚】<text:span text:style-name="T3"> <text:line-break/><text:line-break/></text:span>一帶一路峰會舉行在即，現已有<text:span text:style-name="T3">29</text:span>個國家的國家元首和政府首腦確認參加圓桌峰會，將有來自<text:span text:style-name="T3">130</text:span>多個國家的代表參加高峰論壇，另外還有<text:span text:style-name="T3">70</text:span>多個國際組織的領導人也確認參加這次高級別會議。<text:span text:style-name="T3"> <text:line-break/><text:line-break/></text:span>這下，可把美國智庫急壞了。<text:span text:style-name="T3"> <text:line-break/><text:line-break/>5</text:span>月<text:span text:style-name="T3">9</text:span>日，美國智庫席勒學會發佈視頻，極力呼籲特朗普參與一帶一路。在他們看來，美國若是不參與這個歷史性大工程，那可真是<text:span text:style-name="T3">“</text:span>犯下彌天大錯<text:span text:style-name="T3">”</text:span>了。<text:span text:style-name="T3"> <text:line-break/><text:line-break/></text:span>席勒學會曾在今年<text:span text:style-name="T3">2</text:span>月舉辦一場名爲<text:span text:style-name="T3">“</text:span>人類社會的共贏之路：<text:span text:style-name="T3">‘</text:span>一帶一路<text:span text:style-name="T3">’”</text:span>的研討會。在會上，席勒學會主席黑爾佳<text:span text:style-name="T3">·</text:span>策普<text:span text:style-name="T3">·</text:span>拉普什便斷言，若是特朗普能參與到一帶一路中來，那么<text:span text:style-name="T3">“</text:span>他就是有史以來最偉大的美國總統<text:span text:style-name="T3">”</text:span>。<text:span text:style-name="T3"> <text:line-break/><text:line-break/></text:span>其他與會人員對一帶一路讚不絕口，歐亞中心研究院研究員理查德<text:span text:style-name="T3">·</text:span>特裏凡認爲，這一工程惠及全球，可以與人類探索太空相比肩。<text:span text:style-name="T3"> <text:line-break/><text:line-break/></text:span>只需一代人的時間，一帶一路便可以徹底消除貧困。<text:span text:style-name="T3"> <text:line-break/><text:line-break/></text:span>不僅如此，一帶一路還是連通全球的基建工程，而特朗普一直掛在嘴邊的，不也是基建嗎？<text:span text:style-name="T3"> <text:line-break/><text:line-break/></text:span>習主席在訪美時，已向特朗普發出邀請，他強調，中方歡迎美方參與<text:span text:style-name="T3">“</text:span>一帶一路<text:span text:style-name="T3">”</text:span>框架內合作。<text:span text:style-name="T3"> <text:line-break/><text:line-break/>================= <text:line-break/></text:span>經濟拚南向？<text:span text:style-name="T3"><text:s/></text:span>專家批：一國都沒簽成<text:span text:style-name="T3"> <text:line-break/><text:line-break/>2017-05-11 <text:line-break/><text:line-break/></text:span>台灣醒報<text:span text:style-name="T3"><text:s/></text:span>記者鄭羿菲╱台北報導<text:span text:style-name="T3"> <text:line-break/><text:line-break/><text:line-break/></text:span>政大經濟系教授林祖嘉指出，過去一年蔡政府並未對南向的任何一個國家談「企業投資保障協議」，拚經濟根本只交白卷。（<text:span text:style-name="T3">photo by </text:span>鄭羿菲<text:span text:style-name="T3">/</text:span>台灣醒報）<text:span text:style-name="T3"> <text:line-break/><text:line-break/></text:span>「蔡政府一週年，在南向政策上卻沒有任何實質進展！」政大經濟系教授林祖嘉<text:span text:style-name="T3">11</text:span>日在記者會上批評，蔡政府未與南向國家談及「企業投資保障協議」，徒增投資風險，淪為「口號南向」。國家政策研究基金會執行長孫立群指出，「政府對南向的進展只有增加來台團體旅遊的補助。」國民黨立委賴士葆則批評，「蔡政府對中國主導的東協（<text:span text:style-name="T3">RCEP</text:span>）感冒，實在不知道政府如何推動新南向。」<text:span text:style-name="T3"> <text:line-break/><text:line-break/></text:span>林祖嘉<text:span text:style-name="T3">11</text:span>日在「蔡政府執政一週年回顧」系列記者會上強調，民進黨熱衷政治鬥爭的黨產、年金改革，經濟面向僅提出充滿爭議的「前瞻基礎建設計畫」，卻對自己喊出的新南向政策沒有特別像樣的計畫與展望。他指出，「過去一年蔡政府並未對南向的任何一個國家談『企業投資保障協議』，」蔡政府僅鼓勵企業往南投資，無端地讓投資企業冒很大的風險。<text:span text:style-name="T3"> <text:line-break/><text:line-break/></text:span>「在觀光上，從去年<text:span text:style-name="T3">5</text:span>月民進黨上台到今年<text:span text:style-name="T3">2</text:span>月，<text:span text:style-name="T3">10</text:span>個月陸客就減少了<text:span text:style-name="T3">112.7</text:span>萬人，這點南向觀光根本無法彌補。」林祖嘉說，儘管政府說南向國家<text:span text:style-name="T3">3</text:span>月來台人數與去年相比增加了<text:span text:style-name="T3">10</text:span>倍，但人數僅增加<text:span text:style-name="T3">1</text:span>萬<text:span text:style-name="T3">4</text:span>千人，台灣在南向的經濟發展，無法補足兩岸關係的缺口。<text:span text:style-name="T3"> <text:line-break/><text:line-break/></text:span>亞洲經貿整合僅剩東協<text:span text:style-name="T3"> <text:line-break/><text:line-break/></text:span>「蔡政府拚經貿沒半步，完全是看政治利益在投資。」賴士葆認為，蔡政府新南向的意圖非常清楚，就是要跳過中國，但目前區域貿易的整合協議中，在美國退出跨太平洋夥伴關係（<text:span text:style-name="T3">TPP</text:span>）後，日本雖喊說要繼續運作<text:span text:style-name="T3">TPP</text:span>，卻沒看到實質作為，「亞洲區域實質上只剩下中國主導的東南亞區域全面奧義夥伴協定（東協、<text:span text:style-name="T3">RCEP</text:span>），我不知道政府該用什麼策略推動南向經貿。」<text:span text:style-name="T3"> <text:line-break/><text:line-break/></text:span>孫立群補充說，「未來在<text:span text:style-name="T3">RCEP</text:span>的影響下，台灣成為亞洲地區的邊緣國，出口到東協國家的關稅都比其他國家高出許多，這已不是企業節省成本而能克服的問題了，蔡政府需要積極說明該如何打破僵局。」<text:span text:style-name="T3"> <text:line-break/><text:line-break/>================= <text:line-break/></text:span>拚新南向<text:span text:style-name="T3"><text:s/></text:span>台觀光「人財兩失」東南亞客消費力<text:span text:style-name="T3"><text:s/></text:span>差陸客一截<text:span text:style-name="T3"> <text:line-break/><text:line-break/>2017</text:span>年<text:span text:style-name="T3">5</text:span>月<text:span text:style-name="T3">15</text:span>日<text:span text:style-name="T3"> <text:line-break/><text:line-break/></text:span>中國時報【廖德修╱台北報導】<text:span text:style-name="T3"> <text:line-break/><text:line-break/></text:span>去年<text:span text:style-name="T3">520</text:span>新政府上台後觀光政策轉為新南向，目標東協、南亞及澳紐。星、馬、澳、紐人民來台免簽實施已久，市場成熟變化不大；新政府衝刺目標顯然是泰國、越南、菲律賓、印尼等人口更多的國家。但<text:span text:style-name="T3">520</text:span>後陸客大減<text:span text:style-name="T3">129</text:span>萬餘人，損失觀光產值約<text:span text:style-name="T3">627</text:span>億元，光今年第<text:span text:style-name="T3">1</text:span>季就短少<text:span text:style-name="T3">236</text:span>億元。新南向政策相關配套不足、導遊人才缺乏，雖然投入大量經費宣傳，成果卻無法彌補缺口，「人財兩失」。</text:p>
      <text:p text:style-name="P1"><text:span text:style-name="T1">陳真</text:span><text:s/>  |  2017.05.15 00:42   |   <text:a xlink:type="simple" xlink:href="http://palinfo.habago.org/Entry?Command=Information_PrintForum&amp;iPage=161#FORUM35722"><text:span text:style-name="T2">#</text:span></text:a></text:p>
      <text:p text:style-name="P3">台灣人渣黨擺明就是要<text:span text:style-name="T3"><text:s/>A</text:span>錢、綁樁、官商勾結、炒地皮的所謂前瞻計畫，預算八千八百億，達到國家舉債上限，等於是拿後代子孫的生存，孤注一擲。但是，相關評估報告呢？零！人渣黨說不需要評估，還說古代人建鐵路沒有評估，還不是照建不誤。這樣一個由人渣黨自己開公司準備直接大撈一筆的污錢計畫，誰敢阻擋，誰就是反改革、反國家建設。你如果對照一下對岸的<text:span text:style-name="T3"><text:s/>"</text:span>一帶一路<text:span text:style-name="T3">"</text:span>，你就更能體會台灣政治之腐敗與荒唐到何種不可思議的程度。<text:span text:style-name="T3"> <text:line-break/><text:line-break/></text:span>不光是這樣，而且還主動捧幾千億鈔票，跪求美國人，說要跟他買武器，比方說什麼<text:span text:style-name="T3"><text:s/>F-35</text:span>戰鬥機。先不說後續維修的高昂費用，光是售價一台就高達<text:span text:style-name="T3">40</text:span>幾億。讓你花個幾千億買來幾十台，那又能怎樣？反攻大陸，消滅共匪，建立台灣國？根本就是自欺欺人，純粹就是讓美國人大撈一筆，然後自己也從中拿回扣再撈一筆。<text:span text:style-name="T3"> <text:line-break/><text:line-break/></text:span>請問你維持一個家，會這樣亂花錢嗎？難道你家開銀行？台灣不是整天喊窮嗎？一個窮苦家庭會把所有積蓄拿來買一屋子的武器？一個窮苦家庭會去借了一堆根本還不起的錢說要做一個不需要任何評估的前瞻計畫？據說可以前瞻到一千年之後。你相信這些鬼話嗎？重點是，如此荒唐事，台灣人居然不生氣。為什麼？因為媒體沒叫他生氣。<text:span text:style-name="T3"> <text:line-break/><text:line-break/></text:span>天底下真是很少看到這麼乖巧的人民，完全照著媒體的口令行事。媒體要他對什麼事生氣，大家就會氣得每天罵不停。媒體叫他對某些事不用在乎時，他就冷冷淡淡一點都不關心，不聞不問。特別是學生，更是乖巧到完全不可思議的地步；主流政治勢力要他說什麼，他就會一字不漏照著說；要他以某種特定結論關心某段<text:span text:style-name="T3"><text:s/>"</text:span>歷史<text:span text:style-name="T3">"</text:span>，他就會以特定結論關心某段<text:span text:style-name="T3"><text:s/>"</text:span>歷史<text:span text:style-name="T3">"</text:span>，甚至連講出來的句子都沒有任何更動，完全複製當權者的語言，天底下怎麼會有這麼乖巧的生物，實在很難想像，像上了發條似的，機器人恐怕都沒這麼聽話吧。<text:span text:style-name="T3"> <text:line-break/><text:line-break/></text:span>這種徹底乖巧的現象並非始自今日，而是由來已久，於今尤烈。許多時候，我真是很佩服某些還有點良心的大學或中學老師們，面對這麼<text:span text:style-name="T3"><text:s/>"</text:span>乖巧<text:span text:style-name="T3">" </text:span>的學生居然也能教得下去？你怎麼可能去教導一個連自己被洗腦都不知道、甚至還以為自己很聰明、很關心社會、很有正義感的學生？那豈不是就像在教一群機器人<text:span text:style-name="T3"><text:s/>(</text:span>所謂<text:span text:style-name="T3"><text:s/>"</text:span>人工智慧<text:span text:style-name="T3">")</text:span>？機器人怎麼教？它沒法教。它只能被修改程式，更換另一套思想系統。除非有一天它真的能發展出<text:span text:style-name="T3"><text:s/>"</text:span>自己的<text:span text:style-name="T3">" </text:span>思想，那才能稱得上<text:span text:style-name="T3"><text:s/>"</text:span>智慧<text:span text:style-name="T3">"</text:span>。<text:span text:style-name="T3"> <text:line-break/><text:line-break/></text:span>我相信機器會越來越<text:span text:style-name="T3"><text:s/>"</text:span>聰明<text:span text:style-name="T3">"</text:span>，解決問題的技巧越來越好，但是，是否哪天能形成<text:span text:style-name="T3"><text:s/>"</text:span>自己<text:span text:style-name="T3">" </text:span>的智慧與個性，我倒是不太看好。相對地，隨著科技的發達，人<text:span text:style-name="T3">(</text:span>至少台灣人是這樣<text:span text:style-name="T3">) </text:span>卻似乎越來越沒有<text:span text:style-name="T3"><text:s/>"</text:span>智慧<text:span text:style-name="T3">"</text:span>，沒有個性，越來越像部機器，按照一定的程式接受大量垃圾資訊的餵養，吃進垃垃，拉出垃圾，少有例外。<text:span text:style-name="T3"> <text:line-break/><text:line-break/></text:span>在台灣，我常害怕跟人講話，遇有千推萬推都推不掉的社交活動，真是苦不堪言。因為，大多時候，人們還沒開口，我就知道對方在想些什麼、將會說些什麼或問些什麼了，為什麼呢？因為全是機器人，他們的思想與語言是被設定的，不外就是主流媒體那一套思維與價值觀，好像連基本的造句能力都沒有。我家阿憨如果會說話，我敢說牠一定會說出比絕大多數人更為生動而豐富的話語來。<text:span text:style-name="T3"> <text:line-break/><text:line-break/></text:span>小時候上國文課，我最喜歡的內容之一就是練習造句。老師經常派下造句的家庭作業，要求每個同學回家造十句來交差，我往往都很想造出一百句、一千句。許多時候，語言給了我一種自由，或者說給了我一種自由的幻想，就像<text:span text:style-name="T3"><text:s/>Jim Jarmusch</text:span>的<text:span text:style-name="T3"><text:s/>"</text:span>不法之徒<text:span text:style-name="T3">" </text:span>裏頭那個努力學英文造句的義大利囚犯，在牢房牆上畫了個正方形，說是窗框，然後問他的難友們這時候英文該說<text:span text:style-name="T3"><text:s/>look at the window (</text:span>看著窗戶<text:span text:style-name="T3">) </text:span>？或<text:span text:style-name="T3"><text:s/>look out the window (</text:span>看向窗外<text:span text:style-name="T3">) </text:span>？難友說，以我們目前的處境來說，應該是<text:span text:style-name="T3">look at the window</text:span>。<text:span text:style-name="T3"> <text:line-break/><text:line-break/></text:span>語言造句對我來說，就像在牢房裏畫窗戶一樣，明明身在牢中，卻彷彿真能望向窗外藍天似的。在英國的一尊<text:span text:style-name="T3">Oscar Wilde </text:span>的雕像底下，刻了他的一句名言：<text:span text:style-name="T3">"We are all in the gutter, but some of us are looking at the stars." (</text:span>我們都活在陰溝裏，但我們之中仍然有些人依舊仰望著星空。<text:span text:style-name="T3">) </text:span>我從來不敢奢望有一天能夠像<text:span text:style-name="T3"><text:s/>Milos Forman </text:span>的<text:span text:style-name="T3"><text:s/>"</text:span>飛越杜鵑窩<text:span text:style-name="T3">" </text:span>裏那個精神病人那樣破窗而去，<text:span text:style-name="T3">"</text:span>星空<text:span text:style-name="T3">" </text:span>畢竟難以企求，但我們總該有那麼一點點<text:span text:style-name="T3"><text:s/>"</text:span>智慧<text:span text:style-name="T3">" </text:span>與個性，膽敢在牢房裏畫上一扇窗吧？以人類目前的處境來說，我們也許只能<text:span text:style-name="T3"><text:s/>look at the window (</text:span>看著窗戶<text:span text:style-name="T3">)</text:span>，但在<text:span text:style-name="T3"><text:s/>"</text:span>看著<text:span text:style-name="T3">" </text:span>窗戶的同時，你總該有能力想像或渴望窗外那片藍天吧？<text:span text:style-name="T3"> <text:line-break/><text:line-break/></text:span>陳真<text:span text:style-name="T3"><text:s/>2017. 05. 15. <text:line-break/><text:line-break/>============== <text:line-break/></text:span>習近平：增資絲路基金<text:span text:style-name="T3">4500</text:span>億元<text:span text:style-name="T3"> <text:line-break/><text:line-break/></text:span>中央社<text:span text:style-name="T3">2017</text:span>年<text:span text:style-name="T3">5</text:span>月<text:span text:style-name="T3">14</text:span>日<text:span text:style-name="T3"> <text:line-break/><text:line-break/></text:span>（中央社記者尹俊傑北京<text:span text:style-name="T3">14</text:span>日電）中國大陸國家主席習近平今天宣布，中國大陸將向絲路基金增資人民幣<text:span text:style-name="T3">1000</text:span>億元（新台幣約<text:span text:style-name="T3">4500</text:span>億元），並提供<text:span text:style-name="T3">3800</text:span>億元專案貸款，用於支持「一帶一路」基礎設施建設、產能、金融合作。<text:span text:style-name="T3"> <text:line-break/><text:line-break/></text:span>習近平說：「我們推進『一帶一路』建設不會重複地緣博弈的老套路，而將開創合作共贏的新模式；不會形成破壞穩定的小集團，而將建設和諧共存的大家庭。」<text:span text:style-name="T3"> <text:line-break/><text:line-break/></text:span>習近平提議，將「一帶一路」建成和平之路、繁榮之路、開放之路、創新之路和文明之路。<text:span text:style-name="T3"> <text:line-break/><text:line-break/></text:span>他主張，構建以「合作共贏」為核心的新型國際關係，打造「對話不對抗、結伴不結盟」的夥伴關係。各國應尊重彼此主權、尊嚴、領土完整，尊重彼此發展道路和社會制度，尊重彼此核心利益和重大關切。<text:span text:style-name="T3"> <text:line-break/><text:line-break/></text:span>習近平說，古絲綢之路沿線地區曾是「流淌著牛奶與蜂蜜的地方」，如今多地卻成為衝突動盪和危機挑戰的代名詞，「這種狀況不能再持續下去」。必須樹立共同、綜合、合作、永續的安全觀，營造共建共享的安全格局。<text:span text:style-name="T3">1060514 <text:line-break/><text:line-break/>================== <text:line-break/></text:span>一帶一路論壇開幕<text:span text:style-name="T3"><text:s/></text:span>習近平：將加大投資<text:span text:style-name="T3"> <text:line-break/><text:line-break/></text:span>今日新聞<text:span text:style-name="T3"><text:s/>NOWnews <text:line-break/><text:line-break/></text:span>國際中心／綜合報導<text:span text:style-name="T3"> <text:line-break/><text:line-break/>2017</text:span>年<text:span text:style-name="T3">5</text:span>月<text:span text:style-name="T3">14</text:span>日<text:span text:style-name="T3"> <text:line-break/><text:line-break/></text:span>由中國大陸所主辦的「一帶一路」高峰論壇今<text:span text:style-name="T3">(14)</text:span>日在北京召開，一共有<text:span text:style-name="T3">130</text:span>多國政要出席，其中包含俄羅斯總統普亭、義大利總理簡提洛尼、西班牙總理拉荷義，以及希臘總理齊普拉斯等近<text:span text:style-name="T3">30</text:span>國國家領袖皆出席這場國際盛會。而大陸國家主席習近平在開場演說中表示，將擴大投資一帶一路。<text:span text:style-name="T3"> <text:line-break/><text:line-break/></text:span>習近平在開幕演說中表示，「一帶一路」是一場各國建設合作大計，具有十分重要的意義。他強調「一帶一路」建設不是另起爐灶、推倒重來，而是實現戰略對接、優勢互補。<text:span text:style-name="T3"> <text:line-break/><text:line-break/></text:span>他說，在過去<text:span text:style-name="T3">2014</text:span>年至<text:span text:style-name="T3">2016</text:span>年間，中國與「一帶一路」沿線國家貿易總額超過<text:span text:style-name="T3">3</text:span>兆美元。中國對「一帶一路」沿線國家投資累計超過<text:span text:style-name="T3">500</text:span>億美元。而在未來中國將加大對「一帶一路」建設資金支持，向絲路基金新增資金<text:span text:style-name="T3">1000</text:span>億元人民幣，鼓勵金融機構開展人民幣海外基金業務，規模預計約<text:span text:style-name="T3">3000</text:span>億元人民幣。<text:span text:style-name="T3"> <text:line-break/><text:line-break/></text:span>而這次論壇期間，還將簽署一批對接合作協議和行動計畫，與<text:span text:style-name="T3">60</text:span>多個國家和國際組織共同發出推進「一帶一路」貿易暢通合作倡議，藉此實現「一加一大於二」的效果。</text:p>
      <text:p text:style-name="P1"><text:span text:style-name="T1">陳真</text:span><text:s/>  |  2017.05.14 16:50   |   <text:a xlink:type="simple" xlink:href="http://palinfo.habago.org/Entry?Command=Information_PrintForum&amp;iPage=161#FORUM35721"><text:span text:style-name="T2">#</text:span></text:a></text:p>
      <text:p text:style-name="P2">眾所矚目的一帶一路高峰會今天登場。這塊牽涉全球<text:span text:style-name="T3">46</text:span>億人口的大餅，連原本抵制的美國都派代表團前來。據說北韓也來了。但是很莫名其妙的是，美國卻反對北韓參加。不讓北韓參加，難道是要讓它更加遠離談判桌而趨向軍事衝突？<text:span text:style-name="T3"> <text:line-break/><text:line-break/></text:span>這裏有張一帶一路的路線圖：<text:span text:style-name="T3">https://goo.gl/3Fe2yA <text:line-break/><text:line-break/></text:span>祖國的未來興衰，很大程度上與一帶一路之成敗有關。這才是前瞻計畫，影響了千百年後的世界發展藍圖。<text:span text:style-name="T3"><text:line-break/><text:line-break/></text:span>而台灣呢，卻把後代子孫的活命錢拿來買票，養樁腳，賣官鬻爵，炒地皮，貪污，卡位，自肥，官商勾結，能污盡量污，能撈趕緊撈，畢竟這種<text:span text:style-name="T3"><text:s/>"</text:span>大權一把抓<text:span text:style-name="T3">" </text:span>的好日子不會常常有，此時不污不撈，尚待何時？這就是人渣黨所謂<text:span text:style-name="T3"><text:s/>"</text:span>執政<text:span text:style-name="T3">" </text:span>的一個基本心態與作法，所圖所謀絕對不是想為眾人謀福利，而是想著如何為自己謀取並鞏固最大的私利與權力。<text:span text:style-name="T3"> <text:line-break/><text:line-break/></text:span>陳真<text:span text:style-name="T3">2017. 05. 14. <text:line-break/><text:line-break/>================= <text:line-break/></text:span>北韓出席一帶一路峰會<text:span text:style-name="T3"><text:s/></text:span>美國警告或集體離場<text:span text:style-name="T3"> <text:line-break/><text:line-break/>2017-05-13 <text:line-break/><text:line-break/></text:span>聯合報<text:span text:style-name="T3"><text:s/></text:span>記者賴錦宏╱即時報導<text:span text:style-name="T3"> <text:line-break/><text:line-break/></text:span>在朝鮮半島局勢緊張的背景下，「一帶一路」國際合作高峰論壇將於明日在北京舉行。對於中共稍早透露北韓將派出官方代表團出席論壇，美國據報周五已循外交途徑警告中國大陸，若北韓出席論壇，或會影響其他國家出席論壇的意向，甚至引發各國集體離場，為這場中國今年最大的外交活動蒙上陰影。</text:p>
      <text:p text:style-name="P1"><text:span text:style-name="T1">陈真</text:span><text:s/>  |  2017.05.14 16:27   |   <text:a xlink:type="simple" xlink:href="http://palinfo.habago.org/Entry?Command=Information_PrintForum&amp;iPage=161#FORUM35720"><text:span text:style-name="T2">#</text:span></text:a></text:p>
      <text:p text:style-name="P3">谢谢<text:span text:style-name="T3"><text:s/>qegg</text:span>。那我会了。<text:span text:style-name="T3"> <text:line-break/><text:line-break/></text:span>微服出巡，希望别遇到绑架勒索，在北京曾遇过一次，跟我吵车资，说北京在地讲三块钱指的是三百块的简称，还好不是三百英镑。<text:span text:style-name="T3"> <text:line-break/><text:line-break/></text:span>前往祖国，要胆大心细，眼明手快，连公车都有可能是山寨公车，假的；凡事务必以小人之心度小人之腹，千万不要再想着绅士风度淑女气质，必要时就得拿出视死如归的战斗精神。<text:span text:style-name="T3"> <text:line-break/><text:line-break/></text:span>我曾一个人搭<text:span text:style-name="T3"><text:s/>"</text:span>和谐号<text:span text:style-name="T3">" </text:span>火车远征长城，但一点也不和谐。还好我不是搭和平号。火车一来，成百上千的群众，不分男女老幼，立即拔腿狂奔，媲美奥运百米赛。我以为发生恐怖攻击，原本还想是不是应该往回跑发挥医生本色救人，原来只是抢座位。结果呢，到处是空位，你一个人要坐三个位子都行，也不知道大家在抢什么。在这个意义上，大陆同胞确实是生活在水深火热之中。连搭个车都像在逃难，这样一个国家，随随便便就想当世界的王，我看再等个五百年吧。</text:p>
      <text:p text:style-name="P1">qegg   |  2017.05.14 15:45   |   <text:a xlink:type="simple" xlink:href="http://palinfo.habago.org/Entry?Command=Information_PrintForum&amp;iPage=161#FORUM35719"><text:span text:style-name="T2">#</text:span></text:a></text:p>
      <text:p text:style-name="P2">搭乘出租车没有问题，只要和机场管理人员（出租车排队处）确认他们都是跳表的。如果感觉连管理的人都不太可靠，建议下载<text:span text:style-name="T3">“</text:span>滴滴<text:span text:style-name="T3">”</text:span>或者<text:span text:style-name="T3">“</text:span>快的<text:span text:style-name="T3">”</text:span>等叫车<text:span text:style-name="T3">APP</text:span>，会比较有保障。</text:p>
      <text:p text:style-name="P1"><text:span text:style-name="T1">陈真</text:span><text:s/>  |  2017.05.14 14:18   |   <text:a xlink:type="simple" xlink:href="http://palinfo.habago.org/Entry?Command=Information_PrintForum&amp;iPage=161#FORUM35718"><text:span text:style-name="T2">#</text:span></text:a></text:p>
      <text:p text:style-name="P3">插播一下：<text:span text:style-name="T3"> <text:line-break/><text:line-break/></text:span>祖国文化、移居与就业考察团即将启程。请问，如果晚上十一点半抵达青岛流亭机场之后，要搭何种交通工具前往南海路某家旅馆<text:span text:style-name="T3">(</text:span>汇泉广场附近<text:span text:style-name="T3">)</text:span>？旅馆方面表示没有接机服务。可是，这么晚了，捷运、公车都收工了，似乎只能搭<text:span text:style-name="T3">taxi</text:span>？怕被宰，应如何议价？多少价钱才是合理？不按表计程收费吗？</text:p>
      <text:p text:style-name="P5"/>
      <text:p text:style-name="P1"><text:span text:style-name="T1">政信</text:span><text:s/>  |  2017.05.13 15:51   |   <text:a xlink:type="simple" xlink:href="http://palinfo.habago.org/Entry?Command=Information_PrintForum&amp;iPage=162#FORUM35717"><text:span text:style-name="T2">#</text:span></text:a></text:p>
      <text:p text:style-name="P3"><text:span text:style-name="T3">https://www.mirrormedia.mg/story/20170512game_taiwancomics/ <text:line-break/><text:line-break/></text:span>前陣子逝世的國寶級漫畫家，因為漫畫工會想要在對岸開鄭問美術館，讓台灣不少讀者感到心痛。<text:span text:style-name="T3"> <text:line-break/><text:line-break/></text:span>看完這篇我就想起以前在看「中國寶藏遊記」一個中國考古學家在心痛西域的古壁畫被外國冒險家帶走，先說「可惜了，可惜了」，然後說「還好，還好」，可惜的是中國的文化瑰寶居然就這麼樣被強盜挖走了，還好的是還好被挖走不然肯定遭到浩劫。<text:span text:style-name="T3"> <text:line-break/><text:line-break/></text:span>這則新聞看了以後我的心情也是「還好，還好」，不然鄭問的畫作全部是中國風格，還把水墨風格帶進漫畫世界，連故事都是中國遺毒甚深的「刺客列傳」、「東周英雄傳」之類的，留在台灣哪天不知道會不會被愛台青年拆了。<text:span text:style-name="T3"> <text:line-break/></text:span></text:p>
      <text:p text:style-name="P1"><text:span text:style-name="T1">楊宏</text:span><text:s/>  |  2017.05.12 19:45   |   <text:a xlink:type="simple" xlink:href="http://palinfo.habago.org/Entry?Command=Information_PrintForum&amp;iPage=162#FORUM35716"><text:span text:style-name="T2">#</text:span></text:a></text:p>
      <text:p text:style-name="P2">罗思义應該就是一個所謂的國際主義者吧。<text:span text:style-name="T3"> <text:line-break/><text:line-break/></text:span>下面這段視頻推薦給大家<text:span text:style-name="T3"> <text:line-break/><text:line-break/></text:span>罗思义<text:span text:style-name="T3">2017</text:span>为何阻止中国繁荣，民主人权议题极其选择性注意，为何打击中国人自信心，<text:span text:style-name="T3"><text:s/></text:span>美国新保守主义，<text:span text:style-name="T3"><text:s/></text:span>，公投的全球问题<text:span text:style-name="T3"> <text:line-break/><text:line-break/>https://www.youtube.com/watch?v=nHwuEqbUUQA <text:line-break/><text:line-break/>1:22 </text:span>纸牌屋中的故事其实远不及现实中美国对中国政治行为<text:span text:style-name="T3"> <text:line-break/>3:20 </text:span>美国目前假装支持的是什么<text:span text:style-name="T3"> <text:line-break/>4:29 </text:span>俄罗斯的历史教训<text:span text:style-name="T3"> <text:line-break/>7:02 92</text:span>年便预计到中国经济的成长<text:span text:style-name="T3"> <text:line-break/>9:02 </text:span>中国的发展不光是中国人的<text:span text:style-name="T3"> <text:line-break/>9:49 </text:span>世界发展指数<text:span text:style-name="T3"><text:s/></text:span>人口的重要性<text:span text:style-name="T3"> <text:line-break/>13:45</text:span>美国新保守主义的核心目的<text:span text:style-name="T3"> <text:line-break/>14:30 </text:span>为何他们阻止中国繁荣<text:span text:style-name="T3"><text:s/></text:span>分工<text:span text:style-name="T3"> <text:line-break/>18:53 </text:span>民主议题与虚伪<text:span text:style-name="T3"><text:s/></text:span>伊斯兰与<text:span text:style-name="T3"><text:s/></text:span>香港为例<text:span text:style-name="T3"> <text:line-break/>20:54 </text:span>人权观念<text:span text:style-name="T3"><text:s/></text:span>人类需求？和选择性注意<text:span text:style-name="T3"> <text:line-break/>22:38 </text:span>妇女地位议题<text:span text:style-name="T3"> <text:line-break/>24:01 </text:span>西方政治的面具<text:span text:style-name="T3"><text:s/></text:span>选举<text:span text:style-name="T3"><text:s/></text:span>公投<text:span text:style-name="T3"> <text:line-break/>30:05 </text:span>发展中国家的公投<text:span text:style-name="T3"><text:s/></text:span>及其暴力事件<text:span text:style-name="T3"> <text:line-break/>31:40 </text:span>中国的不同，无法被谋杀<text:span text:style-name="T3"><text:s/></text:span>戈尔巴乔夫的案例<text:span text:style-name="T3"> <text:line-break/>35:20 </text:span>为何减缓中国的发展<text:span text:style-name="T3"><text:s/></text:span>举例日本放缓<text:span text:style-name="T3"><text:s/></text:span>德国放缓，<text:span text:style-name="T3">4</text:span>小龙放缓<text:span text:style-name="T3"> <text:line-break/>38:10 </text:span>中国做到了什么<text:span text:style-name="T3"><text:s/>1949-1978</text:span>依旧有巨大的成就<text:span text:style-name="T3"><text:s/></text:span>和我们的过于不自信<text:span text:style-name="T3"> <text:line-break/>43:20 </text:span>有人视图打击中国人自信<text:span text:style-name="T3"> <text:line-break/>45:56 </text:span>中国的哪些话语改变了世界，<text:span text:style-name="T3"><text:s/></text:span>中国人需要自信<text:span text:style-name="T3"> <text:line-break/>. <text:line-break/></text:span>這是另一篇雄文<text:span text:style-name="T3"> <text:line-break/></text:span>罗思义：<text:span text:style-name="T3">IMF</text:span>预言发达国家陷入大停滞<text:span text:style-name="T3"><text:s/></text:span>中国怎么走？<text:span text:style-name="T3"> <text:line-break/>http://www.guancha.cn/LuoSiYi/2017_05_11_407725.shtml</text:span></text:p>
      <text:p text:style-name="P1"><text:span text:style-name="T1">陳真</text:span><text:s/>  |  2017.05.12 01:52   |   <text:a xlink:type="simple" xlink:href="http://palinfo.habago.org/Entry?Command=Information_PrintForum&amp;iPage=162#FORUM35715"><text:span text:style-name="T2">#</text:span></text:a></text:p>
      <text:p text:style-name="P3">還是台灣國有錢，我永康共和國經費就沒有這麼充足，本總統府的預算頂多只能去青島三天。<text:span text:style-name="T3"> <text:line-break/><text:line-break/></text:span>底下這種有吃有喝有得玩的愛國觀光行程，如果開放報名，應該至少會有兩千萬名台獨勇士願意參加。<text:span text:style-name="T3"> <text:line-break/><text:line-break/></text:span>永康國大總統陳真<text:span text:style-name="T3"> <text:line-break/>2017. 05. 12. <text:line-break/><text:line-break/>=============== <text:line-break/></text:span>底下為<text:span text:style-name="T3">2017</text:span>台灣加入<text:span text:style-name="T3">WHO</text:span>宣達團網路公開資訊<text:span text:style-name="T3">: <text:line-break/><text:line-break/></text:span>台灣聯合國協進會持續每年五月間組團赴瑞士日內瓦宣達咱的國家台灣要加入世界衞生組織<text:span text:style-name="T3">(WHO)</text:span>為正式會員國，以彰顯台灣的主權與國格，並且能與世界各國共同促進全人類衞生醫療的進展，維護人人的生命與健康，今年五月間將再次組團出發宣達，持續為台灣邁向國際組織發聲，並往充滿古典文化與景色的希臘雅典參訪。請會員也能邀請親友報名參加，每位台灣國民為了我們這一代及世代子孫的命運與前途，儘量一生至少一次到國外為台灣突破國際孤立，加入國際組織發聲<text:span text:style-name="T3">! <text:line-break/><text:line-break/>2017</text:span>台灣加入<text:span text:style-name="T3">WHO</text:span>宣達團主要行程<text:span text:style-name="T3"> <text:line-break/><text:line-break/></text:span>第<text:span text:style-name="T3">1</text:span>天<text:span text:style-name="T3"><text:s/>5</text:span>月<text:span text:style-name="T3">19</text:span>日<text:span text:style-name="T3">(</text:span>五<text:span text:style-name="T3">) </text:span>台北<text:span text:style-name="T3"><text:s/>\ </text:span>杜拜<text:span text:style-name="T3"> <text:line-break/><text:line-break/></text:span>★晚間在桃園國際機場搭乘阿聯酋班機出發前往瑞士。<text:span text:style-name="T3"> <text:line-break/><text:line-break/></text:span>第<text:span text:style-name="T3">2</text:span>天<text:span text:style-name="T3"><text:s/>5</text:span>月<text:span text:style-name="T3">20</text:span>日<text:span text:style-name="T3">(</text:span>六<text:span text:style-name="T3">) </text:span>杜拜<text:span text:style-name="T3"><text:s/>\ </text:span>蘇黎世<text:span text:style-name="T3"><text:s/>\ </text:span>伯恩<text:span text:style-name="T3"><text:s/>\ </text:span>洛桑<text:span text:style-name="T3"> <text:line-break/><text:line-break/></text:span>★首都伯恩漫步老城區欣賞噴泉、鐘塔等中世紀建築。晚間入住奧林匹克之都洛桑。<text:span text:style-name="T3"> <text:line-break/><text:line-break/></text:span>第<text:span text:style-name="T3">3</text:span>天<text:span text:style-name="T3"><text:s/>5</text:span>月<text:span text:style-name="T3">21</text:span>日<text:span text:style-name="T3">(</text:span>日<text:span text:style-name="T3">) </text:span>洛桑<text:span text:style-name="T3"><text:s/>\ </text:span>日內瓦<text:span text:style-name="T3"> <text:line-break/><text:line-break/></text:span>★上午參觀奧林匹克委員會及洛桑大教堂，下午到日內瓦湖邊分發傳單【為台灣加入<text:span text:style-name="T3">WHO</text:span>】發聲。<text:span text:style-name="T3"> <text:line-break/><text:line-break/></text:span>第<text:span text:style-name="T3">4</text:span>天<text:span text:style-name="T3"><text:s/>5</text:span>月<text:span text:style-name="T3">22</text:span>日<text:span text:style-name="T3">(</text:span>一<text:span text:style-name="T3">) </text:span>日內瓦<text:span text:style-name="T3"> <text:line-break/><text:line-break/></text:span>★在<text:span text:style-name="T3">WHO</text:span>總部<text:span text:style-name="T3">-WHA</text:span>會場旁聽、聯合國歐洲總部前分發傳單等<text:span text:style-name="T3">…</text:span>，為台灣加入<text:span text:style-name="T3">WHO</text:span>宣達活動。<text:span text:style-name="T3"> <text:line-break/><text:line-break/></text:span>第<text:span text:style-name="T3">5</text:span>天<text:span text:style-name="T3"><text:s/>5</text:span>月<text:span text:style-name="T3">23</text:span>日<text:span text:style-name="T3">(</text:span>二<text:span text:style-name="T3">) </text:span>日內瓦<text:span text:style-name="T3"><text:s/>\ </text:span>雅典<text:span text:style-name="T3"> <text:line-break/><text:line-break/></text:span>★前往機場搭機飛往希臘雅典。<text:span text:style-name="T3"> <text:line-break/><text:line-break/></text:span>★參觀衛城，體會雅典歷史，從山丘上眺望布拉卡美景。<text:span text:style-name="T3"> <text:line-break/><text:line-break/></text:span>第<text:span text:style-name="T3">6</text:span>天<text:span text:style-name="T3"><text:s/>5</text:span>月<text:span text:style-name="T3">24</text:span>日<text:span text:style-name="T3">(</text:span>三<text:span text:style-name="T3">) </text:span>雅典<text:span text:style-name="T3"> <text:line-break/><text:line-break/></text:span>★參觀世界十大博物館之一<text:span text:style-name="T3">~~</text:span>雅典國家考古博物館。<text:span text:style-name="T3"> <text:line-break/><text:line-break/></text:span>★雅典市區體驗古希臘歷史風情。<text:span text:style-name="T3"> <text:line-break/><text:line-break/></text:span>第<text:span text:style-name="T3">7</text:span>天<text:span text:style-name="T3"><text:s/>5</text:span>月<text:span text:style-name="T3">25</text:span>日<text:span text:style-name="T3">(</text:span>四<text:span text:style-name="T3">) </text:span>雅典<text:span text:style-name="T3"><text:s/>\ </text:span>米克諾斯島<text:span text:style-name="T3"> <text:line-break/><text:line-break/></text:span>★體驗愛情海上的白寶石<text:span text:style-name="T3">-</text:span>米克諾斯島，漫步美麗的天堂海灘。<text:span text:style-name="T3"> <text:line-break/><text:line-break/></text:span>★晚餐品嚐小威尼斯餐廳的特色料理。<text:span text:style-name="T3"> <text:line-break/><text:line-break/></text:span>第<text:span text:style-name="T3">8</text:span>天<text:span text:style-name="T3"><text:s/>5</text:span>月<text:span text:style-name="T3">26</text:span>日<text:span text:style-name="T3">(</text:span>五<text:span text:style-name="T3">) </text:span>米克諾斯島<text:span text:style-name="T3"><text:s/>\ </text:span>雅典<text:span text:style-name="T3"> <text:line-break/><text:line-break/></text:span>★美麗的藍白相間的風車，讓你拍出美美的地中海景照。<text:span text:style-name="T3"> <text:line-break/><text:line-break/></text:span>★搭乘遊輪返回雅典，沿途欣賞愛情海的風光。<text:span text:style-name="T3"> <text:line-break/><text:line-break/></text:span>第<text:span text:style-name="T3">9</text:span>天<text:span text:style-name="T3"><text:s/>5</text:span>月<text:span text:style-name="T3">27</text:span>日<text:span text:style-name="T3">(</text:span>六<text:span text:style-name="T3">) </text:span>雅典<text:span text:style-name="T3"><text:s/>\ </text:span>杜拜<text:span text:style-name="T3"> <text:line-break/><text:line-break/></text:span>★參觀<text:span text:style-name="T3">1896</text:span>年奧林匹克運動會起源的馬蹄形運動場。<text:span text:style-name="T3"> <text:line-break/><text:line-break/></text:span>★雅典市區觀光布拉卡徒步區、憲法廣場、雅典圖書館、雅典大學等。<text:span text:style-name="T3"> <text:line-break/><text:line-break/></text:span>★晚上搭機前往杜拜轉機。<text:span text:style-name="T3"> <text:line-break/><text:line-break/></text:span>第<text:span text:style-name="T3">10</text:span>天<text:span text:style-name="T3"><text:s/>5</text:span>月<text:span text:style-name="T3">28</text:span>日<text:span text:style-name="T3">(</text:span>日<text:span text:style-name="T3">) </text:span>杜拜<text:span text:style-name="T3">\ </text:span>台北</text:p>
      <text:p text:style-name="P1"><text:span text:style-name="T1">陳真</text:span><text:s/>  |  2017.05.12 01:20   |   <text:a xlink:type="simple" xlink:href="http://palinfo.habago.org/Entry?Command=Information_PrintForum&amp;iPage=162#FORUM35714"><text:span text:style-name="T2">#</text:span></text:a></text:p>
      <text:p text:style-name="P2">每當我做出一些足以闡揚永康共和國的文化特色與永康民族精神的行為時，例如真是帥到爆的蛇行飛車、奮不顧身地勇闖紅燈，親手打造一座座公園垃圾山，乃至隨地吐痰的英姿，仰天打噴嚏的飛沫天女散花等等等，我國法務部長經常因此對我表示嘉勉，讚揚我不愧是永康共和國的精神領袖。不過，吾人並不以此為滿足，仍當時時精進，深化文化內涵。<text:span text:style-name="T3"> <text:line-break/><text:line-break/></text:span>為了向世界發聲，為了揭發中國打壓我永康共和國國民健康的惡劣行徑，本人決定於近日親自率團潛赴中國，目標青島。一來宣揚永康共和國愛好和平、注重養生與健康的治國理念。據說青島濱海區很多風景怡人的精神療養院，值得考察。二來對中國與台灣國向全世界提出血淚控訴。至於詳細行程，仍與我觀光部部長祕密協商中，不便透露，以防止共匪監控破壞。本團將以觀光旅遊為掩護，暗中進行敵後工作。有望厚焉，啾咪。<text:span text:style-name="T3"> <text:line-break/><text:line-break/></text:span>永康國大總統<text:span text:style-name="T3"> <text:line-break/><text:line-break/></text:span>陳真<text:span text:style-name="T3"><text:s/></text:span>親筆<text:span text:style-name="T3"><text:s/>2017. 05. 12. <text:line-break/><text:line-break/><text:line-break/>============== <text:line-break/></text:span>【<text:span text:style-name="T3">WHO</text:span>宣達團挨轟】拿<text:span text:style-name="T3">30</text:span>萬補助去觀光<text:span text:style-name="T3"><text:s/>10</text:span>天行程僅<text:span text:style-name="T3">1</text:span>天半與主題有關<text:span text:style-name="T3"> <text:line-break/><text:line-break/></text:span>上報<text:span text:style-name="T3">2017</text:span>年<text:span text:style-name="T3">5</text:span>月<text:span text:style-name="T3">11</text:span>日<text:span text:style-name="T3"> <text:line-break/><text:line-break/></text:span>台灣這次未受到世界衛生大會<text:span text:style-name="T3">WHA</text:span>邀請函，由民間組成的台灣聯合國協進會<text:span text:style-name="T3">WHO</text:span>宣達團，遭爆料拿政府補助的<text:span text:style-name="T3">30</text:span>萬元出國，但行程僅十分之一與宣達台灣加入<text:span text:style-name="T3">WHO</text:span>相關，其他時間則在希臘、瑞士觀光。對此，該團反駁，<text:span text:style-name="T3">9</text:span>成團費皆自付，「希臘」行程刻意不公開，是因為「怕被中國監控」。<text:span text:style-name="T3"> <text:line-break/><text:line-break/></text:span>綠委王定宇日前表示，要率團去<text:span text:style-name="T3">WHA</text:span>的舉辦地點瑞士日內瓦考察，遭網友砲轟「要觀光不會自己出錢自己去喔！」而每年<text:span text:style-name="T3">5</text:span>月都去<text:span text:style-name="T3">WHA</text:span>宣達台灣要加入世界衛生組織（<text:span text:style-name="T3">WHO</text:span>）為正式會員國的民間團體<text:span text:style-name="T3">WHO</text:span>宣達團，也遭人爆料拿政府補助的<text:span text:style-name="T3">30</text:span>萬元，但<text:span text:style-name="T3">10</text:span>天行程卻僅<text:span text:style-name="T3">1</text:span>天半跟宣達<text:span text:style-name="T3">WHO</text:span>有關，其他則都是觀光行程，遭批是「觀光團」。<text:span text:style-name="T3"> <text:line-break/><text:line-break/></text:span>對此，宣達團發言人曾琮愷澄清，許多行程尚在秘密協調中，除發送文宣外，也有座談會與拜會國際組織等行程，對於自發前往發聲的台灣人民而言，是「最大的侮辱」，也不公平，「有心人士未求證就大作文章，真的很惡劣」。<text:span text:style-name="T3"> <text:line-break/><text:line-break/></text:span>網路上公告的<text:span text:style-name="T3">2017</text:span>年<text:span text:style-name="T3">WHO</text:span>宣達團行程，包含搭乘阿聯酋班機出發前往瑞士，首都伯恩漫步老城區欣賞噴泉、鐘塔等中世紀建築。第三天上午參觀奧林匹克委員會及洛桑大教堂，下午到日內瓦湖邊分發傳單「為台灣加入<text:span text:style-name="T3">WHO</text:span>」發聲。之後飛往希臘雅典參觀衛城、體驗愛情海上的白寶石米克諾斯島，漫步美麗的天堂海灘等。<text:span text:style-name="T3"> <text:line-break/><text:line-break/></text:span>檢視相片<text:span text:style-name="T3"> <text:line-break/><text:line-break/></text:span>網路上公告的<text:span text:style-name="T3">2017</text:span>年<text:span text:style-name="T3">WHO</text:span>宣達團行程。（翻攝自Ｇ<text:span text:style-name="T3">oogle</text:span>網上論壇）<text:span text:style-name="T3"> <text:line-break/><text:line-break/></text:span>（張雅貞／綜合報導）</text:p>
      <text:p text:style-name="P1"><text:span text:style-name="T1">陳真</text:span><text:s/>  |  2017.05.11 23:49   |   <text:a xlink:type="simple" xlink:href="http://palinfo.habago.org/Entry?Command=Information_PrintForum&amp;iPage=162#FORUM35713"><text:span text:style-name="T2">#</text:span></text:a></text:p>
      <text:p text:style-name="P3">明揚，當然可以啊，謝謝你還問我，很感激。</text:p>
      <text:p text:style-name="P1"><text:span text:style-name="T1">姚明揚</text:span><text:s/>  |  2017.05.11 11:54   |   <text:a xlink:type="simple" xlink:href="http://palinfo.habago.org/Entry?Command=Information_PrintForum&amp;iPage=162#FORUM35712"><text:span text:style-name="T2">#</text:span></text:a></text:p>
      <text:p text:style-name="P2">陳醫師您好<text:span text:style-name="T3"><text:s/></text:span>小弟最近才發現您的網站<text:span text:style-name="T3"><text:s/></text:span>內文真是字字珠璣<text:span text:style-name="T3"><text:s/></text:span>發聾振饋<text:span text:style-name="T3"><text:s/></text:span>每天看您的文章真是一種享受<text:span text:style-name="T3"><text:s/></text:span>不知有時是否可以引用您的大作到我的<text:span text:style-name="T3">FB</text:span>呢<text:span text:style-name="T3">?</text:span>可以讓我的朋友也有機慧欣賞<text:span text:style-name="T3"><text:s/></text:span>當然我都會註明是您的大作的<text:span text:style-name="T3"><text:s/></text:span>謝謝您</text:p>
      <text:p text:style-name="P1"><text:span text:style-name="T1">陳真</text:span><text:s/>  |  2017.05.10 16:12   |   <text:a xlink:type="simple" xlink:href="http://palinfo.habago.org/Entry?Command=Information_PrintForum&amp;iPage=162#FORUM35711"><text:span text:style-name="T2">#</text:span></text:a></text:p>
      <text:p text:style-name="P3">給某家醫院寫的一篇邀稿。這年頭，別說什麼視病如親，能不視病如仇就不錯了。<text:span text:style-name="T3"> <text:line-break/><text:line-break/></text:span>陳真<text:span text:style-name="T3">2017.05.10. <text:line-break/><text:line-break/>============ <text:line-break/></text:span>天使的眼淚<text:span text:style-name="T3"> <text:line-break/><text:line-break/></text:span>在英國待了整整十年，從事研究，日夜晨昏，不分晝夜。十年說長不長，說短不短，但人生畢竟沒有幾個「十年」，而我生命中最美好的一段十年青春，就全在這個已有八百多年歷史的古老大學<text:span text:style-name="T3">-- </text:span>劍橋中度過。說不上浪跡天涯，談不上四海飄泊，但我確實走過許多橋，行過許多路，見過許多海。所謂「讀萬卷書，行萬里路」，艱辛滄桑，所為何來？從最大的到最小的，從中心的到邊緣的，從輝煌的到黯淡的，各式機構，各種社會，各色人等，各樣成就，我看見了一些什麼？找到了什麼？<text:span text:style-name="T3"> <text:line-break/><text:line-break/></text:span>唐朝一名比丘尼有一著名禪詩如此說道：「終日尋春不見春，芒鞋踏遍嶺頭雲；<text:span text:style-name="T3"><text:s/></text:span>歸來偶把梅花嗅，春在枝頭已十分。」一個人，尋尋覓覓，到頭來發現，似乎終點就是起點，一切非凡，不過「初心」二字；世俗之大非大，小亦非小，任憑輝煌，盡皆餘事。德蕾沙修女說得對，「用不平凡的愛，做平凡的事。」人間隨處是道場，天國就在你我方寸之間。<text:span text:style-name="T3"> <text:line-break/><text:line-break/></text:span>因為多次中風及失智，我父親生前曾臥床十年，病起病落，來來去去，進出無數次醫院，歷經無數醫護人員；名字幾乎全記不得了，卻有幾位始終縈繞我心，一世難忘。其中有一位護士僅僅只照顧過我爸一天，但我卻一直記得她的友善。她並不知道我是醫生，她的友善純粹只是出於對病患的憐憫。當然，也有一些醫護人員，因其嘴臉之難看，我亦同樣難忘。<text:span text:style-name="T3"> <text:line-break/><text:line-break/></text:span>離開台灣十年，感覺台灣變了很多，喧囂詭詐，宛若異鄉。<text:span text:style-name="T3">2007</text:span>年回到台灣，如今又是另一個十年。醫界內外，人們常感嘆醫病關係今非昔比。許多時候，醫病對立一如戰場，各家醫院牆上四處可見「反暴力」的標語海報。箇中原因或許一言難盡，但在捍衛醫護人員權益的同時，也許病人那一方也同樣值得關注。<text:span text:style-name="T3"> <text:line-break/><text:line-break/></text:span>醫療再怎麼進步發達，病痛難免，生死有命；友善與憐憫不一定能給對方帶來壽命的延長或任何實質益處，但我常想起法國作家羅曼羅蘭（<text:span text:style-name="T3">Romain Rolland</text:span>）說過的一句話，他說：「倘若有一雙真誠的眼睛陪我們一同哭泣，我們就沒有為生命白白受苦。」<text:span text:style-name="T3"> <text:line-break/><text:line-break/></text:span>聖奧古斯丁（<text:span text:style-name="T3">St. Augustine</text:span>）曾經說，他媽媽老是要他相信上帝，但後來真正說服他的並非聖經話語，而是他媽媽「日夜為他所流的眼淚」。醫護是白衣天使，一如慈母，帶來安全與溫暖。當天使不再憐憫不再流淚，病痛受苦者還能仰賴誰呢？</text:p>
      <text:p text:style-name="P1"><text:span text:style-name="T1">陳真</text:span><text:s/>  |  2017.05.09 23:02   |   <text:a xlink:type="simple" xlink:href="http://palinfo.habago.org/Entry?Command=Information_PrintForum&amp;iPage=162#FORUM35710"><text:span text:style-name="T2">#</text:span></text:a></text:p>
      <text:p text:style-name="P2"><text:span text:style-name="T3">[</text:span>永康共和國總統府嚴正聲明<text:span text:style-name="T3">] <text:line-break/><text:line-break/></text:span>台南黑白兩道橫行，官商勾結非常嚴重，貪贓枉法，民不聊生。做為一個永康區居民，基於捍衛世界人權的普世價值，堅決主張永康獨立！<text:span text:style-name="T3"> <text:line-break/><text:line-break/></text:span>對於<text:span text:style-name="T3"><text:s/>WHA (</text:span>世界衛生大會<text:span text:style-name="T3">)</text:span>這次開會，居然不邀請本國參加，永康國全體國民非常憤慨。對於此一<text:span text:style-name="T3"><text:s/>"</text:span>政治踐踏醫療普世人權<text:span text:style-name="T3">" </text:span>的作法，本人，做為永康國領導人，必須提出嚴厲譴責，並將義無反顧派遣<text:span text:style-name="T3"><text:s/>"</text:span>加入<text:span text:style-name="T3">WHO</text:span>宣達團兼旅遊團<text:span text:style-name="T3">" </text:span>親赴大會現場抗議。本人滿心期待屆時能遭受中國及台灣國聯手打壓，打壓得越兇越好，這樣更能激發我永康國國民的愛國情操，促進上下一心的團結，有厚望焉。啾咪。</text:p>
      <text:p text:style-name="P1"><text:span text:style-name="T1">陳真</text:span><text:s/>  |  2017.05.09 20:36   |   <text:a xlink:type="simple" xlink:href="http://palinfo.habago.org/Entry?Command=Information_PrintForum&amp;iPage=162#FORUM35709"><text:span text:style-name="T2">#</text:span></text:a></text:p>
      <text:p text:style-name="P3">二十幾年前，我和李鎮源等人一同創立<text:span text:style-name="T3"><text:s/>"</text:span>台灣醫界聯盟<text:span text:style-name="T3">" </text:span>時，所謂<text:span text:style-name="T3"><text:s/>"</text:span>加入<text:span text:style-name="T3">WHO(</text:span>世界衛生組織<text:span text:style-name="T3">)" </text:span>就是當時的主要活動之一。我曾天真地以為這些醫界人士是真的在乎什麼公衛與醫療。很快地我就發現，它媽的鬼扯蛋，反中反華、搞台獨才是這些人的唯一意圖。<text:span text:style-name="T3"> <text:line-break/><text:line-break/></text:span>這就如同二十幾年前，我跟一群綠油油人士一同創立國際特赦組織台灣分會或更早的台權會時，我曾天真地以為這些<text:span text:style-name="T3"><text:s/>"</text:span>同志<text:span text:style-name="T3">" </text:span>是真的在乎什麼人權。很快地我就發現，它媽的鬼扯蛋，爭權奪利、為個人謀取私利、拿人權當藉口搞政治鬥爭，才是這些人的唯一意圖。<text:span text:style-name="T3"> <text:line-break/><text:line-break/></text:span>在這島上，不管哪一種所謂社運，只要帶點綠，百分之一百就是掛羊頭賣狗肉。比方說你看看這些所謂爭取加入<text:span text:style-name="T3"><text:s/>WHO</text:span>的人，哪一個不是反中反華人士，搞的全是政治狗肉，卻高掛什麼醫療與人權的羊頭，滿口什麼<text:span text:style-name="T3"><text:s/>"</text:span>人道主義超越政治<text:span text:style-name="T3">"</text:span>，聽它媽的鬼扯蛋，如果真心如此認為，那幹嘛要堅持反對九二共識？幹嘛老是在政治上大作文章，應該承認九二共識或趕緊統一，讓人道或醫療<text:span text:style-name="T3"><text:s/>"</text:span>超越<text:span text:style-name="T3">" </text:span>政治才對啊。<text:span text:style-name="T3"> <text:line-break/><text:line-break/></text:span>講這些事有點無聊，難道你真的看不出來？這類事情已經搞了至少二、三十年，什麼加入聯合國、什麼加入<text:span text:style-name="T3">WHO</text:span>等等等，始終都還是在搞這一套掛羊頭賣狗肉的把戲，實在很煩，目的無非是：<text:span text:style-name="T3">"</text:span>你看！中國人多可惡，所以大家要支持我，投票給我！讓我來打擊萬惡的中國人！<text:span text:style-name="T3">"</text:span>。長年以來，這個島被這群人渣真是搞得奄奄一息。<text:span text:style-name="T3"> <text:line-break/><text:line-break/></text:span>陳真<text:span text:style-name="T3"><text:s/>2017.05.09. <text:line-break/><text:line-break/>============== <text:line-break/></text:span>台灣聯合國協進會<text:span text:style-name="T3"><text:s/>5</text:span>月赴瑞士爭取加入ＷＨＯ<text:span text:style-name="T3"> <text:line-break/><text:line-break/></text:span>自冉人渣報<text:span text:style-name="T3"><text:s/>2015-03-08 <text:line-break/><text:line-break/></text:span>〔記者陳伃軒／台北報導〕台灣聯合國協進會昨召開二○一五年台灣加入聯合國世界衛生組織（ＷＨＯ）宣達團記者會，長期推動台灣加入聯合國（ＵＮ）的台灣聯合國協進會秘書長羅榮光強調，「惡人之所以囂張，是因為好人不出聲」，若台灣人不出聲，世界便會忘記台灣存在；呼籲台灣人要有信心，擁有信仰才會堅持到底，一起「作伙打拚讓台灣加入聯合國與世界衛生組織」。<text:span text:style-name="T3"> <text:line-break/><text:line-break/></text:span>台灣聯合國協進會<text:span text:style-name="T3">7</text:span>日舉行<text:span text:style-name="T3">2015</text:span>台灣加入<text:span text:style-name="T3">WHO</text:span>宣達團記者會，台灣國家聯盟總召吳樹民（右起）、台灣聯合國協進會秘書長羅榮光、理事長廖林麗玲、前駐日代表許世楷出席。（記者簡榮豐攝）<text:span text:style-name="T3"> <text:line-break/><text:line-break/></text:span>台灣聯合國協進會的ＷＨＯ宣達團將在今年五月十六日出發赴瑞士日內瓦宣達，並規劃進入世界衛生大會旁聽，為此已向瑞士警方申請兩場遊行活動，宣達台灣要成為世界衛生組織正式會員國的決心；ＵＮ宣達團也整軍待發，將在九月出發。<text:span text:style-name="T3"> <text:line-break/><text:line-break/></text:span>台灣國家聯盟總召吳樹民說，透過民間力量推動台灣加入ＷＨＯ的十二年間，看盡各國臉色，深刻理解各國出發點均以國家利益為重，而非人權、正義；馬英九執政後，台灣成為ＷＨＡ觀察員，但根本無法實質參與，若政府只滿足於此，是相當不負責任，台灣不應處於被動角色，否則就只能等著被決定的命運，應主動善用國內醫療資源，幫忙各國。<text:span text:style-name="T3"> <text:line-break/><text:line-break/></text:span>前駐日代表許世楷表示，台灣早就是一個事實上獨立的國家，客觀上已具備國家條件，即擁有一定人民、領土、有效管轄的政府；因此台灣若要加入聯合國，直接由人民直選的總統以台灣名義申請重新參加聯合國是最快又簡單的方法。<text:span text:style-name="T3"> <text:line-break/><text:line-break/></text:span>許世楷認為，台灣提交新加入申請後，並不會因為中國為安理會常任理事國之一，得動用否決權否決本案而變成無法解開的死結；反之，聯合國憲章第廿七條規定，安理會紛爭當事國不得投票，號稱台灣為中國一部份的中國照理無投票機會。因此只要台灣肯努力，便能加入聯合國，期望明年選出的新總統，可以領導台灣參加聯合國。<text:span text:style-name="T3"> <text:line-break/><text:line-break/>======================== <text:line-break/></text:span>前<text:span text:style-name="T3">AIT</text:span>處長：是的！中國會惡劣到阻止國際幫助台灣面對的健康威脅<text:span text:style-name="T3"> <text:line-break/><text:line-break/></text:span>民報<text:span text:style-name="T3"> <text:line-break/></text:span>本文取材自<text:span text:style-name="T3">VOA (</text:span>美國之音<text:span text:style-name="T3">) <text:line-break/><text:line-break/>2017</text:span>年<text:span text:style-name="T3">5</text:span>月<text:span text:style-name="T3">9</text:span>日<text:span text:style-name="T3">23</text:span>日<text:span text:style-name="T3"> <text:line-break/><text:line-break/></text:span>世界衛生大會<text:span text:style-name="T3">(WHA)</text:span>將於<text:span text:style-name="T3">5</text:span>月<text:span text:style-name="T3">22</text:span>至<text:span text:style-name="T3">31</text:span>日在瑞士日內瓦舉行，臺灣今年參加大會的可能性，在<text:span text:style-name="T3">5</text:span>月<text:span text:style-name="T3">8</text:span>日網絡報名截止日前仍未收到邀請函的情況下看來並不樂觀。北京當局已表明，由於民進黨當局不承認體現一中原則的九二共識，臺灣今年與會的前提與基礎不復存在。<text:span text:style-name="T3"> <text:line-break/><text:line-break/></text:span>對於臺灣國際空間面臨如此嚴峻的考驗，美國專家說，這是川普政府出手力挺臺灣的關鍵時刻。<text:span text:style-name="T3"> <text:line-break/><text:line-break/></text:span>星期一，在全球臺灣研究所<text:span text:style-name="T3">(GTI)</text:span>舉辦的「國會、川普與臺灣」簡報中，美國智庫外交政策倡議<text:span text:style-name="T3">(Foreign Policy Initiative)</text:span>主任格里芬<text:span text:style-name="T3">(Christopher Griffin)</text:span>表示，中國阻撓臺灣參加世界衛生大會是毫不必要的限制臺灣的國際空間，因為這是全球都關注的衛生議題，川普政府應該把握機會派閣員訪臺，以表達對臺灣的支持。<text:span text:style-name="T3"> <text:line-break/><text:line-break/></text:span>一個國家就能阻止別人參加<text:span text:style-name="T3">WHA </text:span>這就是中國會做的事<text:span text:style-name="T3"> <text:line-break/><text:line-break/></text:span>前美國在臺協會臺北處長楊甦棣<text:span text:style-name="T3">(Stephen Young)</text:span>說，衛生議題涉及所有人民的健康而非針對某一特定政黨，臺灣參加世界衛生大會的問題影響到<text:span text:style-name="T3">2</text:span>千<text:span text:style-name="T3">3</text:span>百萬臺灣人民的健康福祉，不應受到政治的影響。<text:span text:style-name="T3"> <text:line-break/><text:line-break/></text:span>楊甦棣說：「一個國家就能阻止別人去參加世界衛生大會，這就是中國會做的事。雖然這並不令人意外，但它卻非常的不幸。因為它提醒我，上世紀<text:span text:style-name="T3">90</text:span>年代當<text:span text:style-name="T3">SARS</text:span>影響到臺灣和中國大陸時，你要問中國的是，『你真的有那麽惡劣到要阻止國際社會幫助臺灣應對健康威脅和疫情嗎？』結果答案是『是的，政治超越人道主義』。所以他們還在好奇說，為什麽他們在臺灣沒有朋友。這就是原因。」</text:p>
      <text:p text:style-name="P1"><text:span text:style-name="T1">陳真</text:span><text:s/>  |  2017.05.09 17:47   |   <text:a xlink:type="simple" xlink:href="http://palinfo.habago.org/Entry?Command=Information_PrintForum&amp;iPage=162#FORUM35708"><text:span text:style-name="T2">#</text:span></text:a></text:p>
      <text:p text:style-name="P2">十年前，花了整整五個晚上，寫了<text:span text:style-name="T3"><text:s/>"</text:span>伊拉克淪陷記實<text:span text:style-name="T3">" </text:span>這本小冊子。十年過去了，在美國的<text:span text:style-name="T3"><text:s/>"</text:span>民主輸出<text:span text:style-name="T3">" </text:span>與<text:span text:style-name="T3"><text:s/>"</text:span>人道拯救<text:span text:style-name="T3">" </text:span>之後，原本在中東世界公衛條件首屈一指的伊拉克，如今已成人間煉獄；生靈塗炭，路有餓莩，槍炮飛彈像雨一樣撒落每一寸土地，數百萬條人命就這樣消失了。<text:span text:style-name="T3"> <text:line-break/><text:line-break/></text:span>我一直想給這本小冊子寫個第二冊，記錄過去十年來的狀況，同時也想寫個<text:span text:style-name="T3"><text:s/>"</text:span>利比亞淪陷記實及<text:span text:style-name="T3">"</text:span>敘利亞淪陷記實<text:span text:style-name="T3">"</text:span>，但始終力有餘而心不足，而非心有餘而力不足。這一點小能力是夠的，但心卻難以承受。我總刻意想迴避這類資訊，因為當我知道越多，我就越難面對自己；就跟吸血鬼一樣，只要有鏡子的地方，我就想閉上眼睛，很不想看到自己。<text:span text:style-name="T3"> <text:line-break/><text:line-break/></text:span>我已經有幾十年的時間不知道自己的模樣了。不想看到的與其說是自己，不如說是不想直視這個真實的世界。一個正常人，如何可能眼睜睜看著這一切極其殘忍毫無人性的血腥、暴力與謊言而能無動於衷？於是，我們只能讓自己盡量變得冷血，變得不正常就是人們所謂正常。<text:span text:style-name="T3"> <text:line-break/><text:line-break/></text:span>如同伊拉克，利比亞的故事也一樣。美國所指控、而慘遭美軍暴民當街虐殺的所謂獨裁者格達費掌權時，利比亞是全世界最貧窮的國家之一，很快地，它成為非洲最富裕的國家，如今卻滿目瘡痍，更不用說更加慘絕人寰的敘利亞悲歌了。它們過去都曾經是人民生活穩定、福利良好而且迅速欣欣向榮的國家，現在卻全都在美國與西方強權的鐵蹄蹂躪下，飽受屠殺劫掠，成為人間煉獄。<text:span text:style-name="T3"> <text:line-break/><text:line-break/></text:span>我始終感到很困惑，世界上為什麼會有像美國這樣一個邪惡血腥與殘暴的國家？為什麼人們卻能容忍它的存在，以及容忍它永無止境的血腥暴行？人性之惡究竟有沒有個底線？是非顛倒，善惡易位，人們的智能之低落及易於欺瞞與操弄，或多或少是這一切悲劇的根源。當然，最重要的根源仍然還是<text:span text:style-name="T3"><text:s/>"</text:span>在乎<text:span text:style-name="T3">" </text:span>二字。為了個人活下去，我們得學習冷漠，學會無動於衷。冷漠，構成我們每個人的共同罪愆。至於那些無法順利學會的，註定會以各種不同的方式付出他應該付出的代價。<text:span text:style-name="T3"> <text:line-break/><text:line-break/></text:span>很快地<text:span text:style-name="T3"><text:s/>"</text:span>那一天<text:span text:style-name="T3">" </text:span>就會來到，我們目前還活著的每一個人，屆時一個也不例外，統統都得像沈從文說的，埋進泥土裏，等著蛆蟲來收拾。可我希望有一天，能夠有個陌生人來到墳前，告訴地下亡靈，昨日的淚水已成雨水，悲劇遠颺，世界已經不一樣了。<text:span text:style-name="T3"> <text:line-break/><text:line-break/></text:span>陳真<text:span text:style-name="T3"><text:s/>2017.05.09. <text:line-break/><text:line-break/>==================== <text:line-break/>Libya: From Africa’s Richest State Under Gaddafi, to Failed State After NATO Intervention <text:line-break/><text:line-break/>By Garikai Chengu <text:line-break/><text:line-break/>Global Research, September 14, 2016 <text:line-break/><text:line-break/>This week marks the three-year anniversary of the Western-backed assassination of Libya’s former president, Muammar Gaddafi, and the fall of one of Africa’s greatest nations. <text:line-break/><text:line-break/>In 1967 Colonel Gaddafi inherited one of the poorest nations in Africa; however, by the time he was assassinated, Gaddafi had turned Libya into Africa’s wealthiest nation. Libya had the highest GDP per capita and life expectancy on the continent. Less people lived below the poverty line than in the Netherlands. <text:line-break/><text:line-break/>After NATO’s intervention in 2011, Libya is now a failed state and its economy is in shambles. As the government’s control slips through their fingers and into to the militia fighters’ hands, oil production has all but stopped. <text:line-break/><text:line-break/>The militias variously local, tribal, regional, Islamist or criminal, that have plagued Libya since NATO’s intervention, have recently lined up into two warring factions. Libya now has two governments, both with their own Prime Minister, parliament and army. <text:line-break/><text:line-break/>On one side, in the West of the country, Islamist-allied militias took over control of the capital Tripoli and other cities and set up their own government, chasing away a parliament that was elected over the summer. <text:line-break/><text:line-break/>On the other side, in the East of the Country, the “legitimate” government dominated by anti-Islamist politicians, exiled 1,200 kilometers away in Tobruk, no longer governs anything. <text:line-break/><text:line-break/>The fall of Gaddafi’s administration has created all of the country’s worst-case scenarios: Western embassies have all left, the South of the country has become a haven for terrorists, and the Northern coast a center of migrant trafficking. Egypt, Algeria and Tunisia have all closed their borders with Libya. This all occurs amidst a backdrop of widespread rape, assassinations and torture that complete the picture of a state that is failed to the bone. <text:line-break/><text:line-break/>America is clearly fed up with the two inept governments in Libya and is now backing a third force: long-time CIA asset, General Khalifa Hifter, who aims to set himself up as Libya’s new dictator. Hifter, who broke with Gaddafi in the 1980s and lived for years in Langley, Virginia, close to the CIA’s headquarters, where he was trained by the CIA, has taken part in numerous American regime change efforts, including the aborted attempt to overthrow Gaddafi in 1996. <text:line-break/><text:line-break/>In 1991 the New York Times reported that Hifter may have been one of “600 Libyan soldiers trained by American intelligence officials in sabotage and other guerrilla skills…to fit in neatly into the Reagan Administration’s eagerness to topple Colonel Qaddafi”. <text:line-break/><text:line-break/>Hifter’s forces are currently vying with the Al Qaeda group Ansar al-Sharia for control of Libya’s second largest city, Benghazi. Ansar al-Sharia was armed by America during the NATO campaign against Colonel Gaddafi. In yet another example of the U.S. backing terrorists backfiring, Ansar al-Sharia has recently been blamed by America for the brutal assassination of U.S. Ambassador Stevens. <text:line-break/><text:line-break/>Hifter is currently receiving logistical and air support from the U.S. because his faction envision a mostly secular Libya open to Western financiers, speculators, and capital. <text:line-break/><text:line-break/>Perhaps, Gaddafi’s greatest crime, in the eyes of NATO, was his desire to put the interests of local labour above foreign capital and his quest for a strong and truly United States of Africa. In fact, in August 2011, President Obama confiscated $30 billion from Libya’s Central Bank, which Gaddafi had earmarked for the establishment of the African IMF and African Central Bank. <text:line-break/><text:line-break/>In 2011, the West’s objective was clearly not to help the Libyan people, who already had the highest standard of living in Africa, but to oust Gaddafi, install a puppet regime, and gain control of Libya’s natural resources. <text:line-break/><text:line-break/>For over 40 years, Gaddafi promoted economic democracy and used the nationalized oil wealth to sustain progressive social welfare programs for all Libyans. Under Gaddafi’s rule, Libyans enjoyed not only free health-care and free education, but also free electricity and interest-free loans. Now thanks to NATO’s intervention the health-care sector is on the verge of collapse as thousands of Filipino health workers flee the country, institutions of higher education across the East of the country are shut down, and black outs are a common occurrence in once thriving Tripoli. <text:line-break/><text:line-break/>One group that has suffered immensely from NATO’s bombing campaign is the nation’s women. Unlike many other Arab nations, women in Gaddafi’s Libya had the right to education, hold jobs, divorce, hold property and have an income. The United Nations Human Rights Council praised Gaddafi for his promotion of women’s rights. <text:line-break/><text:line-break/>When the colonel seized power in 1969, few women went to university. Today, more than half of Libya’s university students are women. One of the first laws Gaddafi passed in 1970 was an equal pay for equal work law. <text:line-break/><text:line-break/>Nowadays, the new “democratic” Libyan regime is clamping down on women’s rights. The new ruling tribes are tied to traditions that are strongly patriarchal. Also, the chaotic nature of post-intervention Libyan politics has allowed free reign to extremist Islamic forces that see gender equality as a Western perversion. <text:line-break/><text:line-break/>Three years ago, NATO declared that the mission in Libya had been “one of the most successful in NATO history.” Truth is, Western interventions have produced nothing but colossal failures in Libya, Iraq, and Syria. Lest we forget, prior to western military involvement in these three nations, they were the most modern and secular states in the Middle East and North Africa with the highest regional women’s rights and standards of living. <text:line-break/><text:line-break/>A decade of failed military expeditions in the Middle East has left the American people in trillions of dollars of debt. However, one group has benefited immensely from the costly and deadly wars: America’s Military-Industrial-Complex. <text:line-break/><text:line-break/>Building new military bases means billions of dollars for America’s military elite. As Will Blum has pointed out, following the bombing of Iraq, the United States built new bases in Kuwait, Bahrain, Qatar, the United Arab Emirates, Oman and Saudi Arabia. <text:line-break/><text:line-break/>Following the bombing of Afghanistan, the United States is now building military bases in Pakistan, Kazakhstan, Uzbekistan and Tajikistan. <text:line-break/><text:line-break/>Following the recent bombing of Libya, the United States has built new military bases in the Seychelles, Kenya, South Sudan, Niger and Burkina Faso. <text:line-break/><text:line-break/>Given that Libya sits atop the strategic intersection of the African, Middle Eastern and European worlds, Western control of the nation, has always been a remarkably effective way to project power into these three regions and beyond. <text:line-break/><text:line-break/>NATO’s military intervention may have been a resounding success for America’s military elite and oil companies but for the ordinary Libyan, the military campaign may indeed go down in history as one of the greatest failures of the 21st century. <text:line-break/><text:line-break/>Garikai Chengu is a research scholar at Harvard University. Contact him on garikai.chengu@gmail.com <text:line-break/><text:line-break/>===================== <text:line-break/></text:span>現在沒有以前好？格達費政權垮台<text:span text:style-name="T3">3</text:span>年<text:span text:style-name="T3"><text:s/></text:span>利比亞人民緬懷「救世主」<text:span text:style-name="T3"> <text:line-break/><text:line-break/></text:span>李佳恒<text:span text:style-name="T3"><text:s/>2015</text:span>年<text:span text:style-name="T3">12</text:span>月<text:span text:style-name="T3">08</text:span>日<text:span text:style-name="T3"> <text:line-break/><text:line-break/></text:span>風傳媒<text:span text:style-name="T3"> <text:line-break/><text:line-break/></text:span>在格達費政權垮台前，他曾警告歐盟（<text:span text:style-name="T3">EU</text:span>），若利比亞不再受他統治，將有<text:span text:style-name="T3">200</text:span>萬移民前往歐洲，把歐洲搞得天翻地覆。不管格達費是不是「救世主」，現在看來，他的預言確實成真了。<text:span text:style-name="T3"> <text:line-break/><text:line-break/>2011</text:span>年<text:span text:style-name="T3">10</text:span>月，在美國及北約（<text:span text:style-name="T3">NATO</text:span>）的協助下，利比亞反抗軍順利扳倒獨裁者格達費（<text:span text:style-name="T3">Muammar Gaddafi</text:span>），結束他對利比亞長達<text:span text:style-name="T3">42</text:span>年的獨裁統治，引起國際社會一片歡聲雷動。格達費倒台之後，利比亞的局勢長期動盪不安，新政府無力平亂，當今頭號恐怖組織「伊斯蘭國」（<text:span text:style-name="T3">Islamic State, IS</text:span>）也已進駐。看著家鄉今日的景況，部分利比亞民眾不禁懷念起格達費統治的年代。<text:span text:style-name="T3"> <text:line-break/><text:line-break/></text:span>「格達費是救世主」<text:span text:style-name="T3"> <text:line-break/><text:line-break/></text:span>英國廣播公司（<text:span text:style-name="T3">BBC</text:span>）的記者西蒙斯（<text:span text:style-name="T3">Jake Wallis Simons</text:span>）在非洲國家迦納（<text:span text:style-name="T3">Ghana</text:span>）北部城市阿克拉（<text:span text:style-name="T3">Accra</text:span>）遇見了幾位利比亞人，他們無比懷念格達費統治下的利比亞，甚至有人尊稱格達費為「救世主」，對西方國家而言，可說是完全出乎意料之外。<text:span text:style-name="T3"> <text:line-break/><text:line-break/></text:span>今年<text:span text:style-name="T3">45</text:span>歲的裁縫穆罕默德（<text:span text:style-name="T3">Karim Mohamed</text:span>）說：「在利比亞，大家都很開心。在美國，有人睡在橋下，這在利比亞絕對不會發生。（利比亞）沒有歧視、沒有問題，通通沒有。」<text:span text:style-name="T3"> <text:line-break/><text:line-break/></text:span>穆罕默德在利比亞待了<text:span text:style-name="T3">3</text:span>年，直到格達費倒台。他說，在利比亞賺錢並不困難，「我的生活一切都要歸功於格達費，他是非洲的救世主。」穆罕默德用在利比亞賺到的錢在迦納蓋了<text:span text:style-name="T3">1</text:span>間大房子，和妻子與<text:span text:style-name="T3">3</text:span>個小孩同住。<text:span text:style-name="T3"> <text:line-break/><text:line-break/></text:span>「格達費是個不錯的傢伙。」今年<text:span text:style-name="T3">35</text:span>歲的建築工人姆明（<text:span text:style-name="T3">Mustafa Abdel Momin</text:span>）曾在利比亞住了<text:span text:style-name="T3">7</text:span>年，他說格達費「從來不會欺騙任何人，很完美，是最好的。」<text:span text:style-name="T3"> <text:line-break/><text:line-break/></text:span>阿克拉甚至有個地區被稱作「利比亞區」（<text:span text:style-name="T3">Libyan Quarter</text:span>），居民的遭遇大多跟穆罕默德類似：在利比亞賺了不少錢，格達費倒台後便移居他國。和迦納大部分地區不同的是，「利比亞區」的住宅大多十分寬敞、現代。<text:span text:style-name="T3"> <text:line-break/><text:line-break/></text:span>格達費死後，「利比亞區」的新住宅越來越少，甚至留下許多建造到一半的房屋。穆罕默德指著一棟無比氣派的房子，乍看之下還以為是市政廳之類的地方政府建築。穆罕默德說，那棟房子有<text:span text:style-name="T3">30</text:span>個房間，一樣是利比亞的有錢人蓋的，「如果沒有格達費，那棟房子不可能建成。」<text:span text:style-name="T3"> <text:line-break/><text:line-break/></text:span>格達費的「預言」<text:span text:style-name="T3"> <text:line-break/><text:line-break/></text:span>西蒙斯和穆罕默德、姆明等人談話時，一名<text:span text:style-name="T3">36</text:span>歲的男子洛博（<text:span text:style-name="T3">Amadu</text:span>）始終在旁靜靜聽著。最後，一臉愁容的洛博開始娓娓道來自己的故事，「我的夢想已經幻滅了。」<text:span text:style-name="T3"> <text:line-break/><text:line-break/>2010</text:span>年，為了前往利比亞，洛博和一票朋友冒著生命危險穿越撒哈拉沙漠。到了利比亞之後，洛博開始當鋪瓦工人，在利比亞內戰於<text:span text:style-name="T3">2011</text:span>年爆發之前，洛博已經存下<text:span text:style-name="T3">3500</text:span>美元（約新台幣<text:span text:style-name="T3">11</text:span>萬<text:span text:style-name="T3">5000</text:span>元）。利比亞內戰爆發後，洛博身無分文地逃到迦納。<text:span text:style-name="T3"> <text:line-break/><text:line-break/></text:span>格達費是個無情的獨裁者，但在他執政的最後幾年，利比亞的經濟狀況相對富裕、穩定，是不少非洲移民的天堂。西蒙斯形容，當時有不少利比亞人靠著辛勤工作，擺脫貧窮的迴圈。而現在的利比亞，已經淪為恐怖組織、人口販運組織的溫床，國際社會承認的「中央政府」被迫困守東北端城市托布魯克（<text:span text:style-name="T3">Tobruk</text:span>）。<text:span text:style-name="T3"> <text:line-break/><text:line-break/>IS</text:span>在利比亞沿海押解人質（美聯社圖片）<text:span text:style-name="T3"> <text:line-break/><text:line-break/></text:span>葉哈雅（<text:span text:style-name="T3">Eliyas Yahya</text:span>）激動地說：「為什麼要殺了他？你們靠著殺人來解決問題，但現在問題更嚴重了！」這些利比亞人異口同聲地說，迦納一無是處，青年失業率高的嚇人，唯一的去處是<text:span text:style-name="T3">——</text:span>歐洲。「現在是歐洲、歐洲、歐洲！」葉哈雅說，大家都想去歐洲。<text:span text:style-name="T3"> <text:line-break/><text:line-break/></text:span>在格達費政權垮台前，他曾威脅歐盟（<text:span text:style-name="T3">EU</text:span>），若利比亞不再受他統治，將有<text:span text:style-name="T3">200</text:span>萬移民前往歐洲，把歐洲搞得天翻地覆。不管格達費是不是「救世主」，現在看來，他的預言確實成真了。<text:span text:style-name="T3"> <text:line-break/><text:line-break/>=================== <text:line-break/></text:span>【第<text:span text:style-name="T3">136</text:span>期】格達費身後<text:span text:style-name="T3">5</text:span>年的利比亞：從平靜祥和到趨於崩潰<text:span text:style-name="T3"> <text:line-break/><text:line-break/></text:span>兩岸犇報<text:span text:style-name="T3"> <text:line-break/><text:line-break/>2016-11-17 <text:line-break/><text:line-break/></text:span>文編／江英士<text:span text:style-name="T3"> <text:line-break/><text:line-break/></text:span>根據大陸《參考消息》的報導，<text:span text:style-name="T3">2011</text:span>年<text:span text:style-name="T3">10</text:span>月<text:span text:style-name="T3">20</text:span>日，利比亞強人格達費遭到槍殺。當時，利比亞民眾走上街頭歡慶「革命」勝利，西方國家領導人稱讚利比亞人民選擇自由、民主，並承諾給與支持和幫助。<text:span text:style-name="T3"> <text:line-break/><text:line-break/>5</text:span>年後的今天，利比亞流傳著一個家喻戶曉的段子：「格達費死後的利比亞，我們以為會變成迪拜（象征開放、富庶和現代化），沒想到成了索馬里亞。」由於持續內戰使國家面臨分裂危機，國民經濟瀕臨崩潰，人民生活舉步維艱。如今的利比亞已像一列失控的火車，似乎在不可逆轉地滑向深淵。<text:span text:style-name="T3"> <text:line-break/><text:line-break/></text:span>內戰前的人民福利<text:span text:style-name="T3"> <text:line-break/><text:line-break/></text:span>哈立德是一名<text:span text:style-name="T3">36</text:span>歲的公務員和<text:span text:style-name="T3">4</text:span>個孩子的父親，他說：「革命之前的日子比現在好多了，那時候政府給我的家庭發放補貼，滿足我們一家<text:span text:style-name="T3">6</text:span>口的基本生活需要根本不是問題，而現在這對於我來說是一個艱難的挑戰！我覺得自己快撐不下去了！」<text:span text:style-name="T3"> <text:line-break/><text:line-break/></text:span>塔拉貝爾斯今年<text:span text:style-name="T3">45</text:span>歲，是一名電腦程序設計員。他說：「<text:span text:style-name="T3">2011</text:span>年之前，政府對我們生活的基本需求都提供有力保障，包括免費醫療、免費教育和生活物資補貼。但現在，我不得不想盡辦法去獲得家庭的日常生活所需。我母親是糖尿病患者，過去她在醫院可以免費接受胰島素治療，但現在我們只能去私營藥店高價購買胰島素。我兒子今年<text:span text:style-name="T3">1</text:span>歲，現在他需要注射的疫苗也很難弄到，政府供應十分有限，我現在很擔心他是否能及時注射疫苗，健康地成長。」<text:span text:style-name="T3"> <text:line-break/><text:line-break/></text:span>國家面臨分裂危機<text:span text:style-name="T3"> <text:line-break/><text:line-break/></text:span>格達費時代，中央政府主管外交、軍事和涉及國家經濟民生等重大事項的政策制定和執行，各級政府和市政委員會負責具體日常事務和社會保障，這套系統相對穩定有效地運轉了數十年。<text:span text:style-name="T3"> <text:line-break/><text:line-break/>5</text:span>年後，利比亞陷入無休止的內戰，不同政治派別和武裝團夥的利益衝突以及「伊斯蘭國」組織的滲透，使利比亞國土上出現了「四個政府」並存的局面。其中，聯合國承認的利比亞民族團結政府有名無實，缺乏施政基礎和民意支持而舉步維艱。<text:span text:style-name="T3"> <text:line-break/><text:line-break/></text:span>代表世俗勢力的東部和代表宗教勢力的西部這兩個政府背後是長期積累的深刻矛盾和利益衝突。當地政治分析人士認為，如果內戰持續下去，國家分裂將不可避免，未來利比亞可能按照地緣和文化分裂成西部、東部和南部三個國家。<text:span text:style-name="T3"> <text:line-break/><text:line-break/></text:span>國民經濟面臨崩潰<text:span text:style-name="T3"> <text:line-break/><text:line-break/></text:span>利比亞是非洲石油探明儲量最多的國家，石油是利比亞的經濟命脈和主要支柱，<text:span text:style-name="T3">95%</text:span>以上的出口收入來自石油。<text:span text:style-name="T3">5</text:span>年來，隨著局勢劇變，內戰衝突愈演愈烈，石油產量隨之下滑。目前該國石油的日產量只有<text:span text:style-name="T3">35</text:span>萬桶，不到格達費時代的<text:span text:style-name="T3">1/4</text:span>。<text:span text:style-name="T3"> <text:line-break/><text:line-break/></text:span>內戰持續和「伊斯蘭國」組織等極端勢力的侵入使該國原油基礎設施和港口遭到破壞。而利比亞國家石油公司組織獨立武裝人員控制產油區，不聽從東西政府號令，儼然成為「國中之國」，石油收入無法得到合理分配。<text:span text:style-name="T3"> <text:line-break/><text:line-break/></text:span>石油產量銳減加上國際油價暴跌，給利比亞國家財政造成巨大打擊，外匯儲量急劇下降。由於產業結構單一，利比亞過去大量商品依靠進口，現在購買力下降，結果造成市場商品物資短缺，通貨膨脹，經濟陷於崩潰邊緣。<text:span text:style-name="T3"> <text:line-break/><text:line-break/></text:span>格達費時代後期，聯合國已解除對利比亞的經濟制裁，利比亞政府也放開了對外國投資的限制，擁有石油美元支付能力的利比亞迅速成為本地區外國投資青睞的熱點，大量外國投資和工程承包公司進入利比亞。但<text:span text:style-name="T3">5</text:span>年後，幾乎所有外國公司都已撤離利比亞，未完成的工程項目成為一片廢墟，外國項目公司的工程營地早已被盜搶一空。<text:span text:style-name="T3"> <text:line-break/><text:line-break/></text:span>民眾生活舉步維艱<text:span text:style-name="T3"> <text:line-break/><text:line-break/></text:span>憑借油氣資源帶來的豐厚收入，利比亞人民的生活水平在非洲曾經名列前茅。根據利比亞的法律，銀行屬於國有，公民可獲得無息貸款；部分利比亞石油收入直接劃入每個利比亞公民的銀行賬戶；生活用電免費，公民享有免費醫療和免費教育，如果國內教育或醫療條件不能滿足需要，政府會資助公民出國留學或接受治療，每個月發放<text:span text:style-name="T3">2300</text:span>美元住宿和交通補貼；國家糧食、食糖、茶葉等生活必需品實行價格補貼；利比亞公民購買汽車，政府會提供相當於車價<text:span text:style-name="T3">50%</text:span>的補貼；在就業問題上，如果大學畢業生暫時沒找到工作，政府會支付其相當於平均水平的補貼，直到找到工作為止。<text:span text:style-name="T3"> <text:line-break/><text:line-break/></text:span>而現在由於通貨膨脹，購買力縮水，利比亞民眾的基本生活物資都很難有保障，更談不上過往的奢侈消費。教育和醫療資源短缺，失學兒童日益增加，醫院缺醫少藥，病患得不到及時救治，大學和醫院裡的外國教授和專家都已撤離。城市供水供電時常中斷，電話、網絡系統大面積癱瘓。幾十萬利比亞人為逃避戰亂移居周邊鄰國，淪為難民。<text:span text:style-name="T3"> <text:line-break/><text:line-break/></text:span>除了生活上的困難，利比亞民眾的人身和財產安全也無法得到保障。市場裡有人兜售武器彈藥，武裝匪徒團夥充斥城市，綁架、勒索等各類犯罪案件層出不窮。警察系統幾近癱瘓，根本無法履行維護社會治安的職責。不同派別的民兵武裝隨處設卡，征收過路費和保護費，還時不時為爭奪地盤大打出手。整個國家陷入無政府狀態。<text:span text:style-name="T3"> <text:line-break/><text:line-break/>================== <text:line-break/></text:span>影片：<text:span text:style-name="T3">https://www.youtube.com/watch?v=WauktZaT6go <text:line-break/><text:line-break/></text:span>上傳日期：<text:span text:style-name="T3">2011</text:span>年<text:span text:style-name="T3">11</text:span>月<text:span text:style-name="T3">4</text:span>日<text:span text:style-name="T3"> <text:line-break/><text:line-break/></text:span>在<text:span text:style-name="T3">1951</text:span>年時利比亞是世界上最貧窮的國家<text:span text:style-name="T3"> <text:line-break/></text:span>北約入侵前利比亞人享有非洲的最高生活標準<text:span text:style-name="T3"> <text:line-break/></text:span>排在俄羅斯、巴西和沙烏地阿拉伯前<text:span text:style-name="T3"> <text:line-break/><text:line-break/></text:span>在利比亞，家被視為人權<text:span text:style-name="T3"> <text:line-break/></text:span>新婚夫婦獲得<text:span text:style-name="T3">5</text:span>萬美元購買自己的家<text:span text:style-name="T3"> <text:line-break/></text:span>電力免費給所有人<text:span text:style-name="T3"> <text:line-break/><text:line-break/></text:span>格達費之前，少於五分一利比亞人識字<text:span text:style-name="T3"> <text:line-break/></text:span>現在教育是免費和高質<text:span text:style-name="T3"> <text:line-break/></text:span>識字率是<text:span text:style-name="T3">83</text:span>％<text:span text:style-name="T3"> <text:line-break/><text:line-break/></text:span>醫療亦是免費及高質<text:span text:style-name="T3"> <text:line-break/></text:span>如果利比亞人不能在利比亞找到他們需要的教育和保健<text:span text:style-name="T3"> <text:line-break/></text:span>那麼利比亞政府資助他們到國外獲得它<text:span text:style-name="T3"> <text:line-break/><text:line-break/></text:span>法律規定所有貸款均為免息<text:span text:style-name="T3">0</text:span>％<text:span text:style-name="T3"> <text:line-break/><text:line-break/></text:span>如果一個利比亞人購買一輛車<text:span text:style-name="T3"> <text:line-break/></text:span>政府支付價錢的<text:span text:style-name="T3">50</text:span>％<text:span text:style-name="T3"> <text:line-break/></text:span>汽油的價格是<text:span text:style-name="T3">0.14</text:span>美元<text:span text:style-name="T3"> <text:line-break/><text:line-break/></text:span>任何利比亞人想要成為農夫會被給予<text:span text:style-name="T3"> <text:line-break/></text:span>免費使用土地、一個家、設備、禽畜和種子<text:span text:style-name="T3"> <text:line-break/><text:line-break/>2011</text:span>年<text:span text:style-name="T3">7</text:span>月<text:span text:style-name="T3">1</text:span>日<text:span text:style-name="T3"><text:s/></text:span>有<text:span text:style-name="T3">170</text:span>萬人聚集在<text:span text:style-name="T3">Tripoli</text:span>綠色廣場<text:span text:style-name="T3"> <text:line-break/></text:span>反對北約對利比亞的轟炸<text:span text:style-name="T3"> <text:line-break/></text:span>這代表了<text:span text:style-name="T3">95</text:span>％的<text:span text:style-name="T3">Tripoli</text:span>人口<text:span text:style-name="T3"> <text:line-break/></text:span>也是<text:span text:style-name="T3">1/3</text:span>的利比亞人口<text:span text:style-name="T3"> <text:line-break/><text:line-break/></text:span>利比亞的中央銀行是獨立的<text:span text:style-name="T3"> <text:line-break/></text:span>不像其他西方國家銀行<text:span text:style-name="T3"> <text:line-break/></text:span>利比亞的銀行沒有被<text:span text:style-name="T3">Rothschild</text:span>家族擁有<text:span text:style-name="T3"> <text:line-break/></text:span>發行的貨幣沒有負債<text:span text:style-name="T3"> <text:line-break/><text:line-break/>1990</text:span>年代利比亞被指控要為<text:span text:style-name="T3">Lockerbie</text:span>空難負責<text:span text:style-name="T3"> <text:line-break/></text:span>之後美國被人發現付了每位證人<text:span text:style-name="T3">400</text:span>萬美金來指控利比亞嫌疑犯<text:span text:style-name="T3"> <text:line-break/><text:line-break/></text:span>格達費同時為了改變利比亞原油只能收美元結算而努力<text:span text:style-name="T3"> <text:line-break/></text:span>轉為非洲共同貨幣<text:span text:style-name="T3">Gold African Dinar <text:line-break/><text:line-break/></text:span>利比亞反抗軍的第一步行動就是成立中央銀行<text:span text:style-name="T3"> <text:line-break/></text:span>如同西方的銀行<text:span text:style-name="T3"><text:s/></text:span>被<text:span text:style-name="T3">Rothschild</text:span>家族擁有<text:span text:style-name="T3"> <text:line-break/></text:span>格達費不像西方領袖出賣他的人民<text:span text:style-name="T3"> <text:line-break/></text:span>利比亞沒有負債<text:span text:style-name="T3"> <text:line-break/><text:line-break/></text:span>英文原版在這邊<text:span text:style-name="T3"> <text:line-break/></text:span>作者有詳細列出資料出處<text:span text:style-name="T3"> <text:line-break/>http://youtu.be/aJURNC0e6Ek <text:line-break/><text:line-break/></text:span>這個論壇有比較詳細的討論<text:span text:style-name="T3"> <text:line-break/>http://www.islamicboard.com/world-aff... <text:line-break/><text:line-break/></text:span>以下這段轉貼自維基百科<text:span text:style-name="T3"> <text:line-break/></text:span>對利比亞原本生活的描述<text:span text:style-name="T3"> <text:line-break/>From 1977 onward, per capita income in the country rose to more than US $11,000, the fifth-highest in Africa, while the Human Development Index became the highest in Africa and greater than that of Saudi Arabia. This was achieved without borrowing any foreign loans, keeping Libya debt-free. In addition, the country's literacy rate rose from 10% to 90%, life expectancy rose from 57 to 77 years, equal rights were established for women and black people, employment opportunities were established for migrant workers, and welfare systems were introduced that allowed access to free education, free healthcare, and financial assistance for housing. The Great Manmade River was also built to allow free access to fresh water across large parts of the country. In addition, financial support was provided for university scholarships and employment programs. <text:line-break/><text:line-break/></text:span>更多影片<text:span text:style-name="T3"> <text:line-break/><text:line-break/>1.</text:span>英國女記者<text:span text:style-name="T3">Lizzy Ph elan</text:span>訴說利比亞真相：事實都被西方媒體扭曲了<text:span text:style-name="T3"> <text:line-break/>http://www.youtube.com/embed/SH-4VW49icQ</text:span></text:p>
      <text:p text:style-name="P1">Alex Wang   |  2017.05.09 07:18   |   <text:a xlink:type="simple" xlink:href="http://palinfo.habago.org/Entry?Command=Information_PrintForum&amp;iPage=162#FORUM35706"><text:span text:style-name="T2">#</text:span></text:a></text:p>
      <text:p text:style-name="P3"><text:span text:style-name="T3"><text:line-break/>Pro Assad Rally - 18 - Bashar speech (English subtitles) from Damascus - 11-01-2012 <text:line-break/>https://goo.gl/3e02Y2 <text:line-break/><text:line-break/>Syria: Damascus - MEGA-PRO-ASSAD rally <text:line-break/>https://goo.gl/P169UV <text:line-break/><text:line-break/>20130922 </text:span>世紀大講堂<text:span text:style-name="T3"><text:s/></text:span>敘利亞激盪歷史與復雜國情<text:span text:style-name="T3"> <text:line-break/>https://goo.gl/R205np <text:line-break/><text:line-break/></text:span>殷罡教授在裡面很清楚的講清了敘利亞的歷史和教派矛盾衝突。而且是目前來說，說得最客觀公正的。<text:span text:style-name="T3"> <text:line-break/><text:line-break/></text:span>其實，敘利亞什葉派和遜尼派在歷史上有上千年血仇。近半個世紀，也發生過互相的報復和仇殺。<text:span text:style-name="T3"> <text:line-break/></text:span>不過，阿薩德是唯一一個有希望彌合這個國家，且帶領敘利亞在開明和世俗化的道路上走下去的人物。敘利亞阿拉伯復興黨，雖專制但卻是世俗化政黨，學習西方先進技術，吸收先進文明，給百姓現代化的教育，對其他宗教寬容，並真正打擊恐怖主義，是唯一有希望把中東伊斯蘭教眾引向現代化的力量。<text:span text:style-name="T3"> <text:line-break/><text:line-break/></text:span>其實，阿薩德的統治相當穩固。因為基本上敘利亞內部幾乎所有少數派，阿拉維派、德魯茲派、基督徒、庫爾德人都是支持阿薩德的。由於社會復興黨的世俗化政策，遜尼派裡面有相當大親世俗化力量，而且親商遜尼派的也和阿薩德保持良好的關係。<text:span text:style-name="T3"> <text:line-break/><text:line-break/></text:span>所以，基本上一片散沙的敘利亞自由軍，基本上不可能出現一個公認服眾的反對派領袖來挑戰阿薩德的統治。如果是選舉，或者說按照敘利亞人民的意志來決定敘利亞的未來，在未來的<text:span text:style-name="T3">5-10</text:span>年，阿薩德依然會勝出。這就是為什麼，阿薩德一點都不怕敘利亞進行大選，而西方堅決要阿薩德下台走人至少結束政治生命。<text:span text:style-name="T3"><text:line-break/><text:line-break/></text:span></text:p>
      <text:p text:style-name="P5"/>
      <text:p text:style-name="P1"><text:span text:style-name="T1">陳真</text:span><text:s/>  |  2017.05.08 20:41   |   <text:a xlink:type="simple" xlink:href="http://palinfo.habago.org/Entry?Command=Information_PrintForum&amp;iPage=163#FORUM35705"><text:span text:style-name="T2">#</text:span></text:a></text:p>
      <text:p text:style-name="P3">沈從文這文章的原始標題應該只有兩個字：<text:span text:style-name="T3">"</text:span>時間<text:span text:style-name="T3">"</text:span>。時間就是生命。<text:span text:style-name="T3"> <text:line-break/><text:line-break/></text:span>沈從文曾經說，他一無所有，<text:span text:style-name="T3">"</text:span>無一樣東西能讓我浪費，自然只有浪費這生命，從浪費中找出一點較好的事業來幹<text:span text:style-name="T3">"</text:span>。他還說，對於自己再也無法從事<text:span text:style-name="T3"><text:s/>"</text:span>真正希望終身從事的業務<text:span text:style-name="T3">"(</text:span>即寫作<text:span text:style-name="T3">)</text:span>，無非是把<text:span text:style-name="T3">"</text:span>生命給浪費了<text:span text:style-name="T3">"</text:span>。<text:span text:style-name="T3"> <text:line-break/><text:line-break/></text:span>至於我呢？我一般只顧著當下，始終不太注意時間這回事，也許有一天，時間也會把我給忘了。<text:span text:style-name="T3"> <text:line-break/><text:line-break/></text:span>時間或生命這種事，只能拿來自勉，很難教訓別人。不過，老實說，每次當我意識到別人浪費時間專幹些無聊事時，我還是會覺得很堵爛，彷彿他正在浪費的是<text:span text:style-name="T3"><text:s/>"</text:span>我的<text:span text:style-name="T3">" </text:span>時間似的，畢竟生命難得，不管是你的或我的，都不該浪費。<text:span text:style-name="T3"> <text:line-break/><text:line-break/></text:span>也許在旁人眼裏，我就是個只會浪費生命專做無用無益之事的人，但我知道我不是。我可以浪費一切，但絕不浪費一點生命。當然，這是願望，人生總是事與願違；在無數的瑣事雜事中，疲憊忙碌不堪，生命一點一滴毫不留情地飛逝。在時間的審判臺前，我只能成為一名被告；希望時間能判我一個無期徒刑，放逐到時間之外，永不釋放。<text:span text:style-name="T3"> <text:line-break/><text:line-break/>29</text:span>年前的後天<text:span text:style-name="T3">(</text:span>五月十日<text:span text:style-name="T3">)</text:span>是什麼日子你知道嗎？袁征有這麼一段描述：<text:span text:style-name="T3"> <text:line-break/><text:line-break/>1988</text:span>年的<text:span text:style-name="T3">5</text:span>月<text:span text:style-name="T3">10</text:span>日，有個朋友來到沈從文家裡看望。交談之中，沈從文覺得不舒服，<text:span text:style-name="T3">"</text:span>眼睛慢慢失去視覺<text:span text:style-name="T3">"</text:span>。太太張兆和扶他上床休息。醫生很快就來了，盡力搶救。<text:span text:style-name="T3"> <text:line-break/><text:line-break/></text:span>六點左右，沈先生對太太說：「我不行了。」<text:span text:style-name="T3"> <text:line-break/><text:line-break/></text:span>太太安慰他：「不要緊，我們送你到醫院。」<text:span text:style-name="T3"> <text:line-break/><text:line-break/></text:span>「送醫院也不行了，」沈先生平靜地回答。<text:span text:style-name="T3"> <text:line-break/><text:line-break/></text:span>他可能回想了幾十年的坎坷經歷，覺得太太跟著自己沒過上好生活，握住她的手，輕輕地說：「三姐，我對不起你。」<text:span text:style-name="T3"> <text:line-break/><text:line-break/></text:span>三姐就是張兆和。<text:span text:style-name="T3"> <text:line-break/><text:line-break/></text:span>這就是沈從文留下的最後一句話。</text:p>
      <text:p text:style-name="P1"><text:span text:style-name="T1">楊宏</text:span><text:s/>  |  2017.05.08 11:32   |   <text:a xlink:type="simple" xlink:href="http://palinfo.habago.org/Entry?Command=Information_PrintForum&amp;iPage=163#FORUM35704"><text:span text:style-name="T2">#</text:span></text:a></text:p>
      <text:p text:style-name="P2">轉貼，作者網名<text:span text:style-name="T3"><text:s/></text:span>南珊<text:span text:style-name="T3"> <text:line-break/><text:line-break/></text:span>这是一个心灵强大的人：沈从文的执着与封笔<text:span text:style-name="T3"> <text:line-break/></text:span>　　<text:span text:style-name="T3"> <text:line-break/></text:span>　　当年，我携带一本家中沈从文的《湘行散记》坐四十八个钟头的火车来到广州求学。途经湖南，看到了一条绕山的江，当时有人说那是芷江，已是黄昏，我从未见过如此美丽的江水，天色越来越暗，这条江似乎绵绵不绝，我整个人看痴了。第一次深刻地被一条河流打动，后来我到广州给家人写信便写到了这条河。<text:span text:style-name="T3"> <text:line-break/></text:span>　　开始看沈从文的书，越看越喜欢，再去寻找关于沈从文人生的传记，一本是美国人金介甫先生于二十世纪八十年代写成但多年后才出版的《凤凰之子》，一本是湘西学者凌宇写的《沈从文传》。<text:span text:style-name="T3"> <text:line-break/></text:span>　　关于沈从文的人生与作品都可以用传奇两个字来形容，他本人便是一本奇书。我最为感佩的是沈从文生命哲学里贯穿着一种水的精神：水是柔和的，存在着默默地流淌，水是坚韧的，刀剑不如，无欲则刚。<text:span text:style-name="T3"> <text:line-break/></text:span>　　沈从文一生自称自己为<text:span text:style-name="T3">“</text:span>乡下人<text:span text:style-name="T3">”</text:span>，这是一个执着得近乎固执、又谦卑得如一棵草的乡人下。少年行伍，见过多少的同伴生命转瞬消失，生与死都是生命的一部分，自此，沈从文的文字中几乎从没有对死亡的惊呼呐喊，有的只有默默的承受，有的只有将死者的力量传递到生者的心中继续上路。<text:span text:style-name="T3"> <text:line-break/></text:span>　　青年沈从文来到北京，他创造了一个奇迹，鲁迅曾这样谈外省来北京寻找理想的青年人，将只有两个结局，要么在北京堕落了，要么回到故乡，的确，只有一腔热情无依无靠的青年人大多数就是这样了。然而，沈从文留在了北京，即没有堕落，也不再回头返回故乡。他给自己的住地取名<text:span text:style-name="T3">“</text:span>窄而霉小斋<text:span text:style-name="T3">”</text:span>，单从这个名字就知道他的生存处境，一年又一年，沈从文在只有一口气还活着的状况下在京城支撑着。支撑他的信念和动力是那样的单纯，他热爱文学，他只是拼命地写着，不知道自己写下来的文字究竟会有怎样的命运，后来人们评价沈从文是一个高产的作家，我想写作于沈从文一定象一团火、一束光，它首先点亮了他自己，即便无比黑暗无比艰难的日子，有这火、这光在，沈从文在北京困窘而寒冷的冬天不会坠落。<text:span text:style-name="T3"> <text:line-break/></text:span>　　因着执着与朴纳，沈从文让世人认识一个别样的世界<text:span text:style-name="T3">——</text:span>湘西，那里有健康的生存方式和健康的人性。几年里，我在不同的时候不同的心境下读沈从文的作品与人生，已经把他的人生与文字交融在一起理解，遇到平川，遇到礁石，水都是从容的，沈从文的人品与文品亦是如此，他的执着因着自己内心的热爱，一个内心强大的人首先是尊重心灵的，尊重生命，才能尊重世界。<text:span text:style-name="T3"> <text:line-break/></text:span>　　有意思的是，一个如此热爱文学的人在上个世纪五十年代之后封了笔。在与人谈起我所敬仰的作家沈从文时，我一定会说到他的封笔。放到历史背景中去看，那样的时代，文学失去了它本身的独立性，成为政治的传声筒。沈从文曾经认为文学于他<text:span text:style-name="T3">“</text:span>终其一生，无从更改<text:span text:style-name="T3">”</text:span>。既便<text:span text:style-name="T3">1953</text:span>年毛泽东主席见到他时说：<text:span text:style-name="T3">“</text:span>你还可以写小说嘛。<text:span text:style-name="T3">”</text:span>沈从文依然做了人生当中一个艰难而又坚定的抉择：他决定封笔。<text:span text:style-name="T3"> <text:line-break/></text:span>　　中国美学家高尔泰曾说过：美是自由的象征。我想文学也一样，文学是自由的象征。失去了独立性和自由的文学就不再是文学，是道具，给时代造某种声势，是文献，让后人从中查找历史，但它不再是文学。可以想象沈从文当年做出封笔决定的痛苦，一个执着的人选择了放弃，而这种放弃，又恰恰是一种份量很重的尊重，尊重文学，所以倘若被剥夺了自由抒写的权利，那么封笔将是热爱的另一种极致的表现。<text:span text:style-name="T3"> <text:line-break/></text:span>　　沈从文从此改行做历史研究工作，一做就是三十年，再不写小说，他做学者依然做得那么认真那么有成就，他写成了专著《中国古代服饰研究》。我从没读过，据说这本书被专家评价很高。沈从文一生是那样热爱工作的人，他的选择是一种大智慧，正如他青年时代坚守在北京写作一样，几十年后，他用放弃的形式撼卫了自己心目中文学的独立性。如果说这是一场沉默与谎言之间的选择，我想沈从文用他的人格作出了自己的选择。<text:span text:style-name="T3"> <text:line-break/></text:span>　　生命可以象水、象草、象尘，高贵或是卑微着，放在哪里就在哪里生存，正如沈从文在人们奉他为作家时他深知自己是一个<text:span text:style-name="T3">“</text:span>乡下人<text:span text:style-name="T3">”</text:span>。当患难来时，罚他拔草和打扫厕所时，他如在乡下一丝不苟地劳动着，看到院里深秋里的一朵红花开了，他感叹：那朵小花，真美。即便寒风瑟瑟，他依然热爱生命，相信生命。<text:span text:style-name="T3"> <text:line-break/></text:span>　　一个内心强大的人，在任何时候都是这样，面对突袭而来的命运，从容地尊崇自己的心灵，宠辱不惊，坦然而行。<text:span text:style-name="T3"> <text:line-break/>----- <text:line-break/>' <text:line-break/><text:line-break/></text:span>沈从文：忙碌的人生没时间感慨时间去哪儿了｜好文<text:span text:style-name="T3"> <text:line-break/>2017-05-05 22:59 <text:line-break/><text:line-break/></text:span>文｜沈从文<text:span text:style-name="T3"> <text:line-break/><text:line-break/></text:span>一切存在严格地说都需要<text:span text:style-name="T3">“</text:span>时间<text:span text:style-name="T3">”</text:span>。时间证实一切，因为它改变一切。气候寒暑，草木荣枯，人从生到死，都不能缺少时间，都从时间上发生作用。<text:span text:style-name="T3"> <text:line-break/><text:line-break/></text:span>常说到<text:span text:style-name="T3">“</text:span>生命的意义<text:span text:style-name="T3">”</text:span>或<text:span text:style-name="T3">“</text:span>生命的价值<text:span text:style-name="T3">”</text:span>。其实一个人活下去真正的意义和价值，不过占有几十个年头的时间罢了。生前世界没有他，他无意义和价值可言的；活到不能再活死掉了，他没有生命，他自然更无意义和价值可言。<text:span text:style-name="T3"> <text:line-break/><text:line-break/></text:span>正仿佛多数人的愚昧与少数人的聪明，对生命下的结论差不多都以为是<text:span text:style-name="T3">“</text:span>生命的意义同价值是活个几十年<text:span text:style-name="T3">”</text:span>，因此都肯定生活，那么吃，喝，睡觉，吵架，恋爱，<text:span text:style-name="T3">……</text:span>活下去等待死，死后让棺木来装殓他，黄土来掩埋他，蛆虫来收拾他。<text:span text:style-name="T3"> <text:line-break/><text:line-break/></text:span>生命的意义解释的即如此单纯，<text:span text:style-name="T3">“</text:span>活下去，活着，倒下，死了<text:span text:style-name="T3">”</text:span>，未免太可怕了。因此次一等的聪明人，同次一等的愚人，对生命的意义同价值找出第二种结论，就是<text:span text:style-name="T3">“</text:span>怎么样来耗费这几十个年头<text:span text:style-name="T3">”</text:span>。虽更肯定生活，那么吃，喝，睡觉，吵架，恋爱，<text:span text:style-name="T3">……</text:span>然而生活得失取舍之间，到底也就有了分歧。<text:span text:style-name="T3"> <text:line-break/><text:line-break/></text:span>这分歧一看就明白的。大别言之，聪明人要理解生活，愚蠢人要习惯生活。聪明人以为目前并不完全好，一切应比目前更好，且竭力追求那个理想。愚蠢人对习惯完全满意，安于现状，保证习惯。（在世俗观察上，这两种人称呼常常相反，安于习惯的被呼为聪明人，怀抱理想的人却成愚蠢家伙。）两种人即同样有个<text:span text:style-name="T3">“</text:span>怎么来耗费这几十个年头<text:span text:style-name="T3">”</text:span>的打算，要从人与人之间寻找生存的意义和价值，即或择业相同，成就却不相同。<text:span text:style-name="T3"><text:line-break/><text:line-break/></text:span>同样想征服颜色线条作画家，同样想征服乐器音声作音乐家，同样想征服木石铜牙及其他材料作雕刻家，甚至于同样想征服人身行为作帝王，同样想征服人心信仰作思想家或教主，一切结果都不会相同。因此世界上有大诗人，同时也就有蹩脚诗人，有伟大革命家，同时也有虚伪革命家。至于两种人目的不同，择业不同，那就更容易一目了然了。<text:span text:style-name="T3"> <text:line-break/><text:line-break/></text:span>看出生命的意义同价值，原来如此如此，却想在生前死后使生命发生一点特殊意义和永久价值，心性绝顶聪明，为人却好象傻头傻脑，历史上的释迦，孔子，耶稣，就是这种人。这种人或出世，或入世，或革命，或复古，活下来都显得很愚蠢，死过后却显得很伟大。屈原算得这种人另外一格，历史上这种人可并不多。可是每一时代间或产生一个两个，就很象样子了。这种人自然也只能活个几十年，可是他的观念，他的意见，他的风度，他的文章，却可以活在人类的记忆中几千年。一切人生命都有时间的限制，这种人的生命又似乎不大受这种限制。<text:span text:style-name="T3"> <text:line-break/><text:line-break/></text:span>话说回来，事事物物要时时证明，可是时间本身却又象是个极其抽象的东西，从无一个人说得明白时间是个什么样子。时间并不单独存在。时间无形，无声，无色，无臭。要说明时间的存在，还得回过头来从事事物物去取证。从日月来去，从草木荣枯，从生命存亡找证据。正因为事事物物都可为时间作注解，时间本身反而被人疏忽了。所以多数人提问到生命的意义同价值时，没有一个人敢说<text:span text:style-name="T3">“</text:span>生命意义同价值，只是一堆时间<text:span text:style-name="T3">”</text:span>。<text:span text:style-name="T3"> <text:line-break/><text:line-break/>“</text:span>前不见古人，后不见来者，<text:span text:style-name="T3">”</text:span>这是一个真正明白生命意义同价值的人所说的话。老先生说这话时心中的寂寞可知！能说这话的是个伟人，能理解这话的也不是个凡人。目前的活人，大家都记得这两句话，却只有那些从日光下牵入牢狱，或从牢狱中牵上刑场的倾心理想的人，最了解这两句话的意义。<text:span text:style-name="T3"> <text:line-break/><text:line-break/></text:span>因为说这话的人生命的耗费，同懂这话的人生命的耗费，异途同归，完全是为事实皱眉，却胆敢对理想倾心。<text:span text:style-name="T3"> <text:line-break/><text:line-break/></text:span>他们的方法不同，他们的时代不同，他们的环境不同，他们的遭遇也不相同；相同的是他们的心，同样为人类向上向前而跳跃。</text:p>
      <text:p text:style-name="P1"><text:span text:style-name="T1">陳真</text:span><text:s/>  |  2017.05.07 16:05   |   <text:a xlink:type="simple" xlink:href="http://palinfo.habago.org/Entry?Command=Information_PrintForum&amp;iPage=163#FORUM35703"><text:span text:style-name="T2">#</text:span></text:a></text:p>
      <text:p text:style-name="P3"><text:span text:style-name="T3">(</text:span>續之前有關<text:span text:style-name="T3"><text:s/>"</text:span>爭議化<text:span text:style-name="T3">") <text:line-break/><text:line-break/></text:span>問問題比作答更重要。問對了問題，無異於<text:span text:style-name="T3"><text:s/>"</text:span>理解<text:span text:style-name="T3">" </text:span>人事物的前提。有時候，看一些人對於人渣黨或對於美國的批評，真是比不批評還糟糕。為什麼？因為他搞錯問題了，批評反倒變成了一種掩護。<text:span text:style-name="T3"> <text:line-break/><text:line-break/></text:span>比方說，我不會跟人討論<text:span text:style-name="T3"><text:s/>"</text:span>到底要不要出兵拯救敘利亞或利比亞或阿富汗或伊拉克的人權？<text:span text:style-name="T3">"</text:span>，這問題本身就是個煙幕彈，藉以激起一片爭議，然後在爭議中製造輿論優勢，成功地把一件毫無爭議的極端血腥惡行給轉化成為一種見仁見智的技術問題或觀點問題。<text:span text:style-name="T3"> <text:line-break/><text:line-break/></text:span>這就好像某個歹徒規畫入侵某民宅，全家殺害滅門，先姦後殺，財物搶劫一空，為什麼要這麼做？因為歹徒說他有一天看到該民宅的主人打了他的小孩一個耳光，是可忍，孰不可忍？難道兒童人權不重要？難道我們要眼睜睜看著兒童人權被侵犯而不伸出援手教訓民宅主人？這時候，你要討論什麼？討論究竟是兒童人權重要還是反戰重要？然後大家來寫文章，進行作文比賽，進行一番論述？你不會覺得這樣的一種理解人事物的方式很荒唐嗎？但是，這卻是現實的真實情況，人們確實就是這樣子理解事情的，他從根本上問錯了問題。他應該問的是：<text:span text:style-name="T3">"</text:span>我們應如何制止這些整天姦殺擄掠的歹徒？<text:span text:style-name="T3">" <text:line-break/><text:line-break/></text:span>舉個相對來講最微不足道的島內例子，那就是一口氣把台灣舉債上限的錢全部花光的所謂<text:span text:style-name="T3"><text:s/>"</text:span>有水喝、有車搭<text:span text:style-name="T3">" </text:span>的<text:span text:style-name="T3">8</text:span>千<text:span text:style-name="T3">8</text:span>百億元<text:span text:style-name="T3"><text:s/>"</text:span>前瞻計畫<text:span text:style-name="T3">"</text:span>。前瞻在哪？說不出一個字。計劃在哪？也說不出一個字。不但說不出來，而且你真的沒法想像世界上怎麼會有人這樣子做事？！這些政客人渣竟然說，哪需要計畫書？哪需要什麼評估？古代人像劉銘傳建造鐵路，有沒有事先評估？古人都不用評估，我們為什麼要評估？太沒有前瞻眼光了！這可是千百年的偉大前瞻工程耶！千百年之後的事你現在要評估什麼？結論是，人渣黨召委即會議主席拍桌怒罵：誰敢反對，誰就是反對國家建設！<text:span text:style-name="T3"> <text:line-break/><text:line-break/></text:span>這個人渣黨之荒唐言行似乎永遠都能超乎我們的想像。別說八千八百億，就算是八千八百元或八十八元，你去跟公家機關申請看看，看是不是要附一堆資料、填報告、寫各種申請書、蓋一堆章？申請過研究計畫的人應該都知道，除非你是大學閥，要不然，你去申請個八萬八千元試試，看看要折磨你填寫多少計畫書，什麼效益評估、期中報告等等等一大堆，非常累人。我這輩子只曾在台大申請過一次，只不過申請個七萬多元，真是要我的老命，太屈辱，太麻煩了，寫不完的申請書與報告以及檢附各種相關資料。每一筆開支，哪怕只是一毛錢，都得附收據，並且得證明確實是研究計畫所需。<text:span text:style-name="T3"> <text:line-break/><text:line-break/></text:span>你想，倘若有個人來申請一個八千八百億的前瞻計畫，你問他，計畫書呢？他說，既然是前瞻千百年，眼光如此遠大，需要什麼計畫書？誰能計畫千百年之後？你又問他，那麼，前瞻在哪呢？他說，千百年的夢想，難道還不夠前瞻？你不死心再問他，總得有個有關可行性與實際作法的評估吧？他反過來罵你說：幾百年前台灣蓋第一條鐵路，古代人有沒有評估？古人都不用評估，我們要評估什麼？<text:span text:style-name="T3"> <text:line-break/><text:line-break/></text:span>請問你聽了這樣一個八千八百億的前瞻計畫，你心裏做何感想？千百年遠大的夢想，高深莫測，難以形諸文字，因此讓你很佩服很感動嗎？還是你會覺得這是一群詐騙集團？你會怎麼發問？你會真的想去討論這樣一個拒絕討論拒絕評估的前瞻計畫<text:span text:style-name="T3"><text:s/>"</text:span>是否真的可行<text:span text:style-name="T3">"</text:span>？還是會問：<text:span text:style-name="T3">"</text:span>我們究竟應該如何阻止這群政治人渣繼續詐騙撈錢？<text:span text:style-name="T3">" <text:line-break/><text:line-break/></text:span>前者是一種有爭議的問法，彷彿見仁見智，彷彿這樣一種詐騙行徑只是一種見仁見智的技術問題，但問題的本質真的是這樣嗎？當然不是。一件原本毫無爭議的荒唐事，竟包裝成為一種彷彿見仁見智的觀點問題，這就是當代詐騙政治高明之處。再怎麼無恥下流血腥荒唐之事，只要轉化成為一種技術問題，觀點問題，輿論就能被成功製造出來。<text:span text:style-name="T3"> <text:line-break/><text:line-break/></text:span>在這個意義上，<text:span text:style-name="T3">"</text:span>陰謀論<text:span text:style-name="T3">" </text:span>是有害的，因為陰謀論恰恰就是使人事物<text:span text:style-name="T3"><text:s/>"</text:span>爭議化<text:span text:style-name="T3">"</text:span>，於是使得人們會以為，<text:span text:style-name="T3">"</text:span>嗯，有可能，確實有可能是個陰謀，但它畢竟只是一種微小的可能性<text:span text:style-name="T3">"</text:span>，於是大多數人自然就會選擇了有利於主流思維的一方，畢竟陰謀論始終只是一種猜想揣測，一種難以證實的爭議。這時候，迎合大多數人的正常理性<text:span text:style-name="T3">(</text:span>所謂輿論<text:span text:style-name="T3">)</text:span>，就能被成功塑造與轉換，原有的真正問題本質在<text:span text:style-name="T3"><text:s/>"</text:span>爭議化<text:span text:style-name="T3">" </text:span>之中消失了，轉移了。<text:span text:style-name="T3"> <text:line-break/><text:line-break/></text:span>我從來都不是一個陰謀論者，而且恰恰相反，不管什麼樣的事情，唯有當我有十足的把握時，我才會僅僅說其一。知十說一，這確保我比較不容易犯錯，特別是比較不會在本質性的根本問題上犯錯。我不會笨到跟著群眾起鬨去討論一些取代真正問題本質的假問題。<text:span text:style-name="T3"> <text:line-break/><text:line-break/></text:span>就比方說，我不會想去討論什麼前瞻計畫可不可行一樣。可不可行？你得先把有關可行性的詳細評估計畫拿出來才對，而不是大家憑空討論一個根本不存在的東西。同理，我也不會去討論美國侵略利比亞及敘利亞是否成功改善當地人的人權與民主，我更不會說這些入侵與大屠殺可能是個陰謀。這不是什麼陰謀，這是向來如此、從未改變的帝國血腥入侵陽謀，對此根本毫無爭議，就跟一加一等於二那樣確實而毫無疑義；一旦爭議化或陰謀化，便是偷渡謊言、輸出詭計的開端。<text:span text:style-name="T3"> <text:line-break/><text:line-break/></text:span>我很懷疑大家聽懂不懂我在說什麼。我平常很怕跟人討論政治，總是想盡一切辦法退避三舍，逃之夭夭，因為所爭所議，全是假問題，這讓我有一種很低能的感覺。<text:span text:style-name="T3"> <text:line-break/><text:line-break/></text:span>真正的問題真相是毫無爭議的。一件事，當它有所爭議，當它見仁見智，當它僅僅只是一種觀點與意見時，我不但絲毫不感興趣，而且為之感到羞愧，就如尼采所說：<text:span text:style-name="T3">"</text:span>我總是羞於說出一己之見<text:span text:style-name="T3">"</text:span>。<text:span text:style-name="T3">"</text:span>意見<text:span text:style-name="T3">" </text:span>這東西是沒有什麼好說的，你有你的意見，我有我的看法，而<text:span text:style-name="T3"><text:s/>"</text:span>我<text:span text:style-name="T3">" </text:span>也僅僅是全世界七十億人口之一，<text:span text:style-name="T3">"</text:span>我<text:span text:style-name="T3">" </text:span>的意見會有什麼值得訴說的價值？就好像我喜歡吃哪一家的麵包一樣，根本不值得宣揚。真正值得訴說的是那些顯而易見、毫無爭議的事。重點是：這樣一些毋庸置疑、無可辯駁之事卻被掩蓋了，偽裝了，轉換了，轉換成不痛不癢的技術問題或觀點問題。<text:span text:style-name="T3"> <text:line-break/><text:line-break/></text:span>陳真<text:span text:style-name="T3">2017. 05. 07. <text:line-break/><text:line-break/>=================== <text:line-break/></text:span>呂紹煒專欄：為了前瞻，搶錢搶到「返祖」、反智的政客們！<text:span text:style-name="T3"> <text:line-break/><text:line-break/><text:line-break/></text:span>風傳媒<text:span text:style-name="T3">2017</text:span>年<text:span text:style-name="T3">5</text:span>月<text:span text:style-name="T3">3</text:span>日<text:span text:style-name="T3"> <text:line-break/><text:line-break/></text:span>許多被稱為「內容農場」文章的標題，喜歡用「聽到這句話，大家都驚呆了<text:span text:style-name="T3">….</text:span>」；不過，這一次是真的讓人「驚呆了」，綠營的政客、官員為了爭取前瞻計劃、為了搶錢，倡議前瞻計劃「不用經濟效益評估、不要自償率」，聽到這些話真的讓人「驚呆了」！<text:span text:style-name="T3"> <text:line-break/><text:line-break/></text:span>大哉問！管碧玲：劉銘傳蓋鐵路有經濟效益評估嗎？<text:span text:style-name="T3"> <text:line-break/><text:line-break/></text:span>前瞻計劃提出後批評、質疑不斷，其中最重要者是許多計劃缺乏評估、沒有自償率估計，外界擔心未來重蹈當年「蚊子館遍地」之覆轍。對這些批評，高雄立委管碧玲在立法院質詢國發會主委陳添枝時大聲的質問，當年劉銘傳當年在台灣蓋鐵路時，「有經濟效益嗎？人口數夠嗎？」還有日本人百年前在高雄蓋鐵路時，「需要作自償率分析嗎？需要作經濟效益分析嗎？」<text:span text:style-name="T3"> <text:line-break/><text:line-break/></text:span>她的結論是「你現在需要蓋一百年後還可以用的建設的時候，你現在在跟我講經濟效益，那就是不要作嘛，就是讓台灣一百年以後還是串不起來嘛！」<text:span text:style-name="T3"> <text:line-break/><text:line-break/></text:span>台中交通局長痛罵自償率<text:span text:style-name="T3"> <text:line-break/><text:line-break/></text:span>無獨有偶，台中市交通局長王義川投書媒體，除了大力為台中爭取的軌道建設辯護外，最後還把「自償率」痛斥一頓，他說「政府投入公共建設若老是在乎自償率，那學校、公園、道路也要算自償率嗎？沒有自償率是不是就不要蓋學校？公園綠地免費使用，是否就不要開闢公園？」痛斥「狹隘的自償率邏輯已阻礙台灣二十年的軌道發展」；對外界質疑台中捷運的運量，他指說「這樣的質疑和<text:span text:style-name="T3">30</text:span>年前懷疑台北要不要蓋捷運一樣」。<text:span text:style-name="T3"> <text:line-break/><text:line-break/></text:span>管碧玲以清朝、日本時代蓋鐵路都沒有經濟效益評估、沒作自償率，王義川也說台灣蓋第一條捷運時，根本連自償率的報告都沒寫，以此來反擊要求對前瞻計劃作好評估、算出自償率的要求，確實是「大膽又有創意」；這就好像有民眾要用電、裝自來水、買汽車，你告訴他古代人沒有電、用井水、走路坐馬車，也活得好好的，所以要求這些事都不合理一樣。<text:span text:style-name="T3"> <text:line-break/><text:line-break/></text:span>未來建設計劃都不必作評估？返祖又反智！<text:span text:style-name="T3"> <text:line-break/><text:line-break/></text:span>如果其言成理，依照此邏輯，台灣所有的政策評估、行之多年的環境影響評估等，全都該廢除了。這樣作，全台的所有財團、企業一定額手稱慶、拍掌叫好，因為以後任何投資開發都甭作效益評估、環境影響評估，「清朝、日本時代也沒這樣作嘛！」他們可能不僅願意支持管媽選高雄市長，甚至選總統都可以。<text:span text:style-name="T3"> <text:line-break/><text:line-break/></text:span>生物學上的「返祖現象」是指個別生物體退化出現其祖先所具有的性狀；引伸到社會科學裡，返祖現象指一種現代人恢復以前的行為和思維方式的現象。管碧玲這番話明顯是一種「返祖現象」，只不知台灣與民眾是否要跟她一起退化、回到過去？<text:span text:style-name="T3"> <text:line-break/><text:line-break/></text:span>傻傻搞不清什麼是自償率？<text:span text:style-name="T3"> <text:line-break/><text:line-break/></text:span>以「興建學校、公園」的案例反證自償率沒必要，確實有說服力；但問題是這種說法是連政策中的自償率規定都未搞清楚。王義川痛斥政府「亂搞」的自償率要求，其實是來自中央訂定的「自償性公共建設預算制度實施方案」，只要看過此方案者，都不會有「那學校、公園、道路也要算自償率嗎？」之質疑。因為所謂自償性公共建設計畫有其嚴格定義，主要是指「可向使用者、受益者收取相當代價」之公共建設計畫─軌道建設當然就屬這類建設，學校、公園則沒啥人要求列出自償率吧。<text:span text:style-name="T3">(</text:span>略<text:span text:style-name="T3">) <text:line-break/><text:line-break/></text:span>王義川認為對台中捷運運量的質疑，「和<text:span text:style-name="T3">30</text:span>年前懷疑台北要不要蓋捷運一樣」，以此反證質疑者必然錯誤。不過，這番話是百分之百對台北捷運的無知。早在民國<text:span text:style-name="T3">56</text:span>年，孫運璿任交通部長時就研究建台北捷運，後因經費龐大兼尚無迫切需求而擱置；之後因台北交通惡化，行政院在<text:span text:style-name="T3">68</text:span>年就要交通部儘速規劃台北捷運，待民國<text:span text:style-name="T3">70</text:span>年後，尖峰時期台北已是寸步難行，從國建會的與會學人、國內專家，到一般民眾，都要求儘速建捷運。當<text:span text:style-name="T3">77</text:span>年<text:span text:style-name="T3">6</text:span>月台北捷運第一個工程終於動工時，所有人都認為來得晚了，何來「懷疑」？這種說法是連基本的事實都搞錯。<text:span text:style-name="T3">(</text:span>略<text:span text:style-name="T3">) <text:line-break/><text:line-break/></text:span>管碧玲開口閉口都是「百年建設」，其志向恢宏、帽子也夠大，頗有當年日本松下電器創辦人松下幸之助創立公司時，就許以打造「百年企業」的雄略；但松下不會笨到把數十年甚至百年後才可能需要的工廠先蓋起來，放在那養蚊子吧？<text:span text:style-name="T3">(</text:span>餘略<text:span text:style-name="T3">)</text:span></text:p>
      <text:p text:style-name="P1"><text:span text:style-name="T1">陳真</text:span><text:s/>  |  2017.05.07 14:42   |   <text:a xlink:type="simple" xlink:href="http://palinfo.habago.org/Entry?Command=Information_PrintForum&amp;iPage=163#FORUM35702"><text:span text:style-name="T2">#</text:span></text:a></text:p>
      <text:p text:style-name="P2">不習慣看英文原始文件的，可以看底下一篇簡單報導，不光是敘利亞，對於其它國家的侵略也一樣，全是既定計劃，絕非臨時起意，更不是什麼臨時被迫挺身而出捍衛什麼碗糕人權與民主。<text:span text:style-name="T3"> <text:line-break/><text:line-break/></text:span>阿桑吉在三、四天前針對利比亞的動亂發表看法，給希拉蕊取了個封號叫<text:span text:style-name="T3"><text:s/>"</text:span>利比亞屠夫<text:span text:style-name="T3">"</text:span>。有人曾經問阿桑吉，對於美國這些被<text:span text:style-name="T3"><text:s/>"</text:span>維基解密<text:span text:style-name="T3">" </text:span>所駭取的無數文件及電子郵件裏頭，哪些事最讓阿桑吉感到驚訝。阿桑吉曾提到，那就是利比亞的血腥動亂，原來竟然是希拉蕊的<text:span text:style-name="T3"><text:s/>"</text:span>一人戰爭<text:span text:style-name="T3">"</text:span>，由她一手策動血腥入侵，任意屠殺。<text:span text:style-name="T3"> <text:line-break/><text:line-break/></text:span>至於我呢，最讓我感到驚駭之事是什麼？那就是：美國甚至也不在乎人們知道真相了，因為<text:span text:style-name="T3"><text:s/>"</text:span>真相<text:span text:style-name="T3">" </text:span>始終就掌握在他們手裏，主流媒體根本不會報導這些東西，就算報導，也只是佔極小比例，而且往往事過境遷，人們就更不當一回事了。<text:span text:style-name="T3"> <text:line-break/><text:line-break/></text:span>基本上，人們的心思始終還是受到主流媒體的絕對控制。比方說在台灣，報紙只要大幅報導某件事，即便只是一件絲毫不值得任何關注的雞毛蒜皮事，保證也一定能激起社會大眾的極度瘋狂投入，一時之間，周遭人人都在談論同樣的一件事。可是，一旦媒體決定淡化報導，撤回鎂光燈，人們也會馬上顯得意興闌珊，彷彿這事根本不曾存在似的，就像是插了電的機器人一樣，隨著開關啟動或停止。<text:span text:style-name="T3"> <text:line-break/><text:line-break/></text:span>陳真<text:span text:style-name="T3"><text:s/>2017. 05. 07 <text:line-break/>===================== <text:line-break/>FBI</text:span>解密<text:span text:style-name="T3">1986</text:span>年備忘錄：美國顛覆敘政權方案曝光<text:span text:style-name="T3"> <text:line-break/><text:line-break/>2017-03-21 </text:span>壹讀<text:span text:style-name="T3"> <text:line-break/><text:line-break/></text:span>美國中情局（<text:span text:style-name="T3">FBI</text:span>）解密的一份備忘錄近日引發了媒體的關注。這份備忘錄寫於<text:span text:style-name="T3">1986</text:span>年，那一年英國指責敘利亞參與恐怖活動，涉嫌參與炸毀以色列飛機的行動，美國為表示支持宣布與敘利亞斷交，美國中情局擬定了要推翻時任敘利亞總統哈菲茲<text:span text:style-name="T3">·</text:span>阿薩德的計劃。不過<text:span text:style-name="T3">1987</text:span>年美敘兩國復交，這一計劃並沒有實施。<text:span text:style-name="T3"> <text:line-break/><text:line-break/></text:span>這個備忘錄名為《敘利亞：政治劇變的方案》，備忘錄列舉了推翻時任敘利亞總統哈菲茲<text:span text:style-name="T3">·</text:span>阿薩德的種種方案。<text:span text:style-name="T3"> <text:line-break/><text:line-break/></text:span>備忘錄指出，在敘利亞建立一個由注重商業的遜尼派溫和人士控制的政權最符合美國的利益，因為這樣，敘利亞會需要西方的投資來發展私營經濟，增強與西方政府的聯繫。<text:span text:style-name="T3"> <text:line-break/><text:line-break/></text:span>阿薩德家族屬於什葉派分支阿拉維派。備忘錄稱，敘利亞軍官中，有<text:span text:style-name="T3">60%</text:span>是遜尼派，但大多數是下層軍官，只要鼓動阿拉維派與遜尼派的衝突，就能使遜尼派士兵對抗阿薩德政府。<text:span text:style-name="T3"> <text:line-break/><text:line-break/></text:span>美國還試想，只要遜尼派發生小規模抗議，敘利亞政府便會過度應對，可能會導致大規模動盪，大批軍官將會倒戈，為內戰鋪平道路。<text:span text:style-name="T3"> <text:line-break/><text:line-break/></text:span>備忘錄中記錄的另外一個方案是幫助敘利亞遜尼派組織<text:span text:style-name="T3">——</text:span>穆斯林兄弟會。備忘錄稱，穆斯林兄弟會可以聯合其他的遜尼派組織，形成一個較大規模的反阿薩德運動。<text:span text:style-name="T3"> <text:line-break/><text:line-break/></text:span>不過，備忘錄也預見到了一個最壞的結果，那就是出現新的恐怖組織。備忘錄明確指出，如果對抗發生，敘利亞可能會成為恐怖組織的溫床。<text:span text:style-name="T3"> <text:line-break/><text:line-break/></text:span>維基解密爆料：<text:span text:style-name="T3">2006</text:span>年美也曾計劃推翻敘政權<text:span text:style-name="T3"> <text:line-break/><text:line-break/></text:span>而維基揭秘<text:span text:style-name="T3">2011</text:span>年公布的美國外交電報顯示，<text:span text:style-name="T3">2006</text:span>年，美國也曾計劃推翻阿薩德政權。<text:span text:style-name="T3"> <text:line-break/><text:line-break/></text:span>之後，維基揭秘再次曝光，<text:span text:style-name="T3">2012</text:span>年<text:span text:style-name="T3">8</text:span>月的美國外交電報顯示，他們預計，敘利亞局勢動盪，極端組織會聯合敘利亞、伊拉克的恐怖組織來建立所謂的國家，造成巨大危險。不過，美國政府顯然對於這個危險並沒有理會，只是出於自身利益，干涉敘利亞局勢，導致極端組織趁機坐大。</text:p>
      <text:p text:style-name="P1"><text:span text:style-name="T1">陳真</text:span><text:s/>  |  2017.05.07 04:18   |   <text:a xlink:type="simple" xlink:href="http://palinfo.habago.org/Entry?Command=Information_PrintForum&amp;iPage=163#FORUM35701"><text:span text:style-name="T2">#</text:span></text:a></text:p>
      <text:p text:style-name="P3">使之<text:span text:style-name="T3"><text:s/>"</text:span>爭議化<text:span text:style-name="T3">"</text:span>，往往是一種輸出<text:span text:style-name="T3"><text:s/>"</text:span>更高明謊言<text:span text:style-name="T3">" </text:span>的手段。為惡者不一定需要炮製一個具有<text:span text:style-name="T3"><text:s/>"</text:span>真假值<text:span text:style-name="T3">" </text:span>的宣稱，因為一旦具有真假，一經查證，謊言旋即拆穿。但是，<text:span text:style-name="T3">"</text:span>爭議化<text:span text:style-name="T3">" </text:span>卻不然，因為既然是爭議，意味著非關真假，而是觀點問題，見仁見智。一旦見仁見智，誰掌握了更多的宣傳機器，誰就掌握了爭議之後的普遍結論，<text:span text:style-name="T3">"</text:span>輿論<text:span text:style-name="T3">" </text:span>或<text:span text:style-name="T3"><text:s/>"</text:span>民意<text:span text:style-name="T3">" </text:span>就是這麼製造出來的。<text:span text:style-name="T3"> <text:line-break/><text:line-break/>"</text:span>使之爭議化<text:span text:style-name="T3">" </text:span>的幾個核心藉口就是<text:span text:style-name="T3"><text:s/>"</text:span>民主<text:span text:style-name="T3">"</text:span>、<text:span text:style-name="T3">"</text:span>自由<text:span text:style-name="T3">"</text:span>、<text:span text:style-name="T3">"</text:span>人道<text:span text:style-name="T3">" </text:span>與<text:span text:style-name="T3">"</text:span>人權<text:span text:style-name="T3">" </text:span>等等。這類概念往往就像個廉價的血滴子，輕易都能套到任何異己頭上，取敵人首級。於是，明明是一樁策畫已久的既定血腥侵略顛覆計畫，卻能偽裝成一種觀點議論，一種意見上的爭執，彷彿善惡是非的天平兩端果真擺著<text:span text:style-name="T3"><text:s/>"</text:span>戰爭<text:span text:style-name="T3"><text:s/>vs.</text:span>人道與人權<text:span text:style-name="T3">" </text:span>或<text:span text:style-name="T3"><text:s/>"</text:span>戰爭<text:span text:style-name="T3"><text:s/>vs. </text:span>民主與自由<text:span text:style-name="T3">" </text:span>似的，於是大家就開始見仁見智起來了，孰輕孰重？究竟該拯救人道還是不拯救呢？於是，真正的核心命題被徹底掩蓋與替換了，替換成另一種事實上早已遠離真相、純屬虛構之爭論問題。<text:span text:style-name="T3"> <text:line-break/><text:line-break/></text:span>真相並非如此，真相根本沒有任何爭議可言，真相就是這一切根本就是一場策畫已久的血腥侵略與屠殺計畫，按照既定的劇本進行。不管是阿富汗或伊拉克，不管是利比亞或敘利亞，統統都是如此，但世人卻往往問錯了問題，把一種毫無爭議的極端血腥惡行，給轉換成一種見仁見智的觀點問題。<text:span text:style-name="T3"> <text:line-break/><text:line-break/></text:span>我表達能力差，不知道大家聽懂不懂我在說什麼，底下是一些文件與報導。<text:span text:style-name="T3"> <text:line-break/><text:line-break/>https://goo.gl/evMaUG <text:line-break/><text:line-break/>https://goo.gl/UVnXCj <text:line-break/><text:line-break/>https://goo.gl/oF2d0x <text:line-break/><text:line-break/>https://goo.gl/miazTB <text:line-break/><text:line-break/>https://goo.gl/8qh5lM</text:span></text:p>
      <text:p text:style-name="P1"><text:span text:style-name="T1">效禹</text:span><text:s/>  |  2017.05.06 20:16   |   <text:a xlink:type="simple" xlink:href="http://palinfo.habago.org/Entry?Command=Information_PrintForum&amp;iPage=163#FORUM35700"><text:span text:style-name="T2">#</text:span></text:a></text:p>
      <text:p text:style-name="P2"><text:span text:style-name="T3"><text:line-break/></text:span>看看敘利亞，想想伊拉克<text:span text:style-name="T3"><text:s/></text:span>戰爭中的宣傳與假消息<text:span text:style-name="T3"> <text:line-break/>2017/05/05 </text:span>徐沛然<text:span text:style-name="T3"><text:s/></text:span>苦勞網特約編輯<text:span text:style-name="T3"> <text:line-break/>http://www.coolloud.org.tw/node/88216 <text:line-break/><text:line-break/></text:span>通篇整理得很好，很值得花時間看，其實很多內容都是之前在板上討論過的，這裡只節錄結論部分：<text:span text:style-name="T3"> <text:line-break/><text:line-break/></text:span>平心而論，阿薩德政府逮捕、打壓、殺害異議分子的行徑，以及其他侵害人權的行為應受嚴厲譴責，也需要改變。但這並不能合理化「外國勢力」資助國內武裝團體發起政變的作法。內戰之前的敘利亞算不上天堂，但至少人民沒有家破人亡流離失所。如今陷入長期內戰，成千上萬的平民平白死去，數十萬難民被迫遠離家園，這卻是活生生的人間地獄。<text:span text:style-name="T3"> <text:line-break/><text:line-break/></text:span>倫敦大學伯克貝克學院的法哲學教授科斯塔斯‧杜茲納（<text:span text:style-name="T3">Costas Douzinas</text:span>），在其著作《人權與帝國》（<text:span text:style-name="T3">Human Rights and Empire</text:span>）中批評這種「軍事人道主義」，他認為，以為了當地民眾爭取人權之名發起戰爭，然後讓民眾捲入戰火大量死傷的作法極其荒謬。彷彿人權價值至高無上，犧牲（他人的）生命也無妨。而實際上，這些好聽的說詞經常也只是要掩蓋派系鬥爭、地緣政治和爭奪資源等等發動戰爭的真實目的。況且，阿薩德是經過民主投票，以高支持度當選的總統。即便對敘利亞國內的民主程序有所質疑，但發動武裝政變，或是貿然出兵攻打，道理上恐怕說不過去。也和西方世界一向「標榜」的民主精神相違背。<text:span text:style-name="T3"> <text:line-break/><text:line-break/></text:span>近年來這些軍事人道主義的干預，除了使得數十萬平民死亡之外，還造成更多後續的負面效應。<text:span text:style-name="T3">2003</text:span>年英美入侵伊拉克戰爭，間接催生了更加極端激進的伊斯蘭國崛起。<text:span text:style-name="T3">2011</text:span>年在北大西洋公約組織（<text:span text:style-name="T3">NATO</text:span>）的支持下，推翻了利比亞（<text:span text:style-name="T3">Libya</text:span>）長年執政的軍事強人格達費（<text:span text:style-name="T3">Minyar al-Gaddai</text:span>），也沒有為利比亞人民帶來和平與繁榮，反而讓利比亞陷入各武裝團體內戰不休的局面。甚至讓伊斯蘭國趁機控制利比亞東部，發展成為伊斯蘭國在北非的據點，為區域安全埋下不定時炸戰。<text:span text:style-name="T3"> <text:line-break/><text:line-break/></text:span>以敘利亞當前的局勢，如果強行出兵打倒阿薩德政權，恐怕其留下的權力真空與領土，將會被各武裝勢力瓜分，成為下一個利比亞。又或者必須留下大把軍力駐守維穩，扶持親美政權接管，製造另一個伊拉克。<text:span text:style-name="T3"> <text:line-break/><text:line-break/></text:span>這就是為什麼我們應該要反對美國本次的飛彈攻擊；反對各國繼續資助武裝反抗軍；反對假人權之名的戰爭；反對大國長期以自身利益考量介入與操控第三世界國家的作法。在前述的分析中，我們可以看到，這些作法不會讓敘利亞人民安居樂業，也不會為世界帶來和平契機。這並非代表支持阿薩德政權，我們不該陷入非此即彼的選擇題。只是，終止內戰，讓民眾能從斷垣殘壁中重建家園，應該是當下最優先的選項，也是最務實的主張。<text:span text:style-name="T3"> <text:line-break/><text:line-break/><text:line-break/>=================================== <text:line-break/></text:span>回看標題本身，所謂假新聞，其本質未必是假，反而恰恰正是有心媒體所製造<text:span text:style-name="T3">(</text:span>我不好指涉甚至是政府本身<text:span text:style-name="T3">)</text:span>，目的在讓閱聽者信以為真：該消息係由真實機關所發布，則其必不假。<text:span text:style-name="T3"> <text:line-break/><text:line-break/></text:span>類似的還有對白頭盔部隊的質疑：<text:span text:style-name="T3"> <text:line-break/>https://www.youtube.com/watch?v=8QRW4V2ocpg</text:span></text:p>
      <text:p text:style-name="P1"><text:span text:style-name="T1">陈真</text:span><text:s/>  |  2017.05.04 01:03   |   <text:a xlink:type="simple" xlink:href="http://palinfo.habago.org/Entry?Command=Information_PrintForum&amp;iPage=163#FORUM35699"><text:span text:style-name="T2">#</text:span></text:a></text:p>
      <text:p text:style-name="P3">唐玉，<text:span text:style-name="T3"> <text:line-break/><text:line-break/></text:span>大陆精神医学较落后，但是大医院应该还不至于落后得太离谱，毕竟这也不是什么尖端科学，不过就只是很普通的一些医学知识。如果你堂兄遍访名医依然没有明显疗效，大概有几个可能：<text:span text:style-name="T3"> <text:line-break/><text:line-break/></text:span>一，疾病的本质：<text:span text:style-name="T3"> <text:line-break/><text:line-break/></text:span>不管是哪一种精神疾病，都没有保证痊愈这回事。特别是某些重大精神疾病，例如精神分裂症<text:span text:style-name="T3">(</text:span>台湾现在改名称了<text:span text:style-name="T3">)</text:span>，疗效落差很大，因人而异；而且很容易慢性化，也就是症状始终存在，只是尽量减少疾病带来的伤害，延缓其退化。<text:span text:style-name="T3"> <text:line-break/><text:line-break/></text:span>二，病人方面：<text:span text:style-name="T3"> <text:line-break/><text:line-break/></text:span>药物服从性的问题，也就是病人究竟有没有服从医嘱，好好吃药及接受其它治疗。<text:span text:style-name="T3"> <text:line-break/><text:line-break/></text:span>三，医生方面：<text:span text:style-name="T3"> <text:line-break/><text:line-break/></text:span>诊断或治疗有误。这部份可能性不高，毕竟临床医学实在不是什么高深的学问。但是，话虽如此，有时仍然会牵涉到药物的选择与剂量是否适当，以及诊断是否精确等等。<text:span text:style-name="T3"> <text:line-break/><text:line-break/></text:span>诊断一个病人，前前后后要花很长时间，许多时候不可能一次完成，因此不可能光是透过三言两语转述就能做出论断。同样一些症状，背后很可能有各种不同的原因或疾病。比方说肺结核病人常会咳嗽，但是，你总不能看到病人咳嗽就怀疑他得了肺结核，说不定一点病也没有，说不定感冒，说不定肺癌，可能性太多了。<text:span text:style-name="T3"><text:line-break/><text:line-break/></text:span>精神疾病也一样，没法凭空论断。不过，台湾倒是很多八卦名嘴型精神科医师，比算命仙还厉害，往往看两行新闻报导就能下诊断，进而做出无数<text:span text:style-name="T3"><text:s/>"</text:span>专业<text:span text:style-name="T3">" </text:span>评论与指导。我的功力还不到那个等级。<text:span text:style-name="T3"> <text:line-break/><text:line-break/></text:span>四，社会与环境因素：<text:span text:style-name="T3"> <text:line-break/><text:line-break/></text:span>也就是说病人所处的<text:span text:style-name="T3"><text:s/>"</text:span>环境<text:span text:style-name="T3">" </text:span>问题，包括个人的以及社会的环境等等等，都有可能对疾病产生型塑作用或不良影响，使得疗效大打折扣。就如同空气污染会使得许多呼吸道的疾病恶化一样，药物虽具有根本重要性，但它终究不是唯一，更非万能。<text:span text:style-name="T3"> <text:line-break/><text:line-break/></text:span>早期有些研究发现，越是较具原始型态的社会，尽管精神医学较不发达，但是，精神病人的发病后果却反而胜过高度发展的所谓文明社会。为何如此？也许原因很多，但是社会的包容性与接受度以及人与人之间的关系，都有可能对疾病产生正反面的各种影响。<text:span text:style-name="T3"> <text:line-break/><text:line-break/></text:span>另外，当病人看过许多医生依然没法改善病情时，经常会四处遍访所谓名医，这是必然的人之常情。不过很重要的一点是：不要在接受甲医师治疗的同时，却又轻易听信乙医师根据转述病情而来的片面见解，因为这很容易会伤害原有的医病关系。不好的医病关系，治疗效果往往也会大打折扣。更换医师是可以的，但不要骑驴找马，因为马随便给意见很容易，也很粗糙，但是病人往往会因此对原有的驴医师产生怀疑而失去基本信任，那么，治疗就更不可能成功。<text:span text:style-name="T3"> <text:line-break/><text:line-break/></text:span>很对不起没法帮你什么忙，不是因为懒，而是因为临床医学有它一定的操作方式，不是一种单纯概念化的东西，没法隔空抓药，凭空诊断，那样太不负责任我觉得。<text:span text:style-name="T3"> <text:line-break/><text:line-break/></text:span>一位女作家之死，台湾最近又开始在搞猎巫，很可怕，很不可思议，我没法想象在一个文明理性的健康成熟社会中<text:span text:style-name="T3">(</text:span>比方说英国<text:span text:style-name="T3">)</text:span>会老是有这种脑子进水的发高烧猎巫现象，就像一种瘟疫，不定期就会发作，极其疯狂；众人打起火把，四处寻找巫婆踪迹，凭着片語隻字，凭着各种想当然耳，凭着一己之心理投射，凭着各种临时打造、具有高度选择性的所谓信息，凭着对于任何个别人事物之一无所知，竟能轻易找到猎物，杀害之，凌迟之，从中究竟能获得什么样的一种嗜血快感，我实在无法理解。而这一切疯狂败德反智嗜血与无情，却总是打着温情与正义的旗号，谁敢唱反调，谁就是巫婆的同路人。<text:span text:style-name="T3"> <text:line-break/><text:line-break/></text:span>我常说，咱们巴勒网只膜拜一个神明，名字就叫做<text:span text:style-name="T3"><text:s/>"</text:span>个别人事物<text:span text:style-name="T3">"</text:span>。因为，理解任何一种概念都很容易，不管多艰深多抽象，只要聪明才智足够，就能轻易议而论之，析而解之。但是，概念以外的血肉世界却非如此，想要理解它却极其困难，你得进入无数细节之中。而且，它就像一幅画，一首歌，不会只有一种聆听方式，不会只有一种心领神会，不会只有一种观看眼光，而是无数种。<text:span text:style-name="T3"> <text:line-break/><text:line-break/></text:span>一个社会，科技进化并不难，经济发展也很容易，只要有人有钱，原本一片荒芜，很快就能盖出一片摩天大楼，祖国最擅长这一套所谓<text:span text:style-name="T3"><text:s/>"</text:span>进步<text:span text:style-name="T3">" </text:span>了。但是，那些微妙细腻的东西之改变，却十分困难，恐怕得花上千年光阴。许多时候我其实是绝望的，我几乎不相信会有改变的可能，只是不想让自己陷入绝望，于是我们就自己跟自己立个千年之约，期待千年之后。或许千年之后，能有个陌生人来到我们的坟前，洒下热泪，告诉我们说，千年已过，世界已经不一样了。</text:p>
      <text:p text:style-name="P1"><text:span text:style-name="T1">唐玉</text:span><text:s/>  |  2017.05.03 20:59   |   <text:a xlink:type="simple" xlink:href="http://palinfo.habago.org/Entry?Command=Information_PrintForum&amp;iPage=163#FORUM35698"><text:span text:style-name="T2">#</text:span></text:a></text:p>
      <text:p text:style-name="P2">陈真先生，您好。<text:span text:style-name="T3"> <text:line-break/><text:line-break/></text:span>谢谢您的回复。我堂兄去了很多医院，但始终不见效，从发病到现在超过<text:span text:style-name="T3">10</text:span>年了，现在基本放弃了。我以为大陆的精神病学比较落后，所以才想请您帮忙诊断。谢谢您的解惑。<text:span text:style-name="T3"> <text:line-break/><text:line-break/></text:span>搬家确实是大事，急不得，拖家带口不容易，多考察考察很有必要。不过也许不需要十年，两岸就统一了。现在国际局势风云变幻，谁也无法预料十年后会是什么样子。<text:span text:style-name="T3"> </text:span></text:p>
      <text:p text:style-name="P1"><text:span text:style-name="T1">陳真</text:span><text:s/>  |  2017.05.03 17:56   |   <text:a xlink:type="simple" xlink:href="http://palinfo.habago.org/Entry?Command=Information_PrintForum&amp;iPage=163#FORUM35697"><text:span text:style-name="T2">#</text:span></text:a></text:p>
      <text:p text:style-name="P3">唐玉，你好。<text:span text:style-name="T3"> <text:line-break/><text:line-break/></text:span>病人只能當面做檢查<text:span text:style-name="T3">,</text:span>才能判斷病情<text:span text:style-name="T3">,</text:span>沒法透過轉述來看病的<text:span text:style-name="T3">,</text:span>當然更不可能隔空診斷<text:span text:style-name="T3">. </text:span>所以<text:span text:style-name="T3">,</text:span>親友若有問題應該就近送醫<text:span text:style-name="T3">,</text:span>別無它法<text:span text:style-name="T3">. <text:line-break/><text:line-break/></text:span>一般人對精神病充滿誤解<text:span text:style-name="T3">,</text:span>比方說<text:span text:style-name="T3">,</text:span>總是把憂鬱症當成一種好像什麼心理病<text:span text:style-name="T3">,</text:span>想太多還是想不開<text:span text:style-name="T3">,</text:span>所以才會有所謂<text:span text:style-name="T3"><text:s/>"</text:span>心理醫師<text:span text:style-name="T3">" </text:span>這種錯誤認知<text:span text:style-name="T3">. </text:span>其實哪來心理醫師這種東西<text:span text:style-name="T3">? </text:span>一切的病既然是病<text:span text:style-name="T3">,</text:span>就是身體上有了問題<text:span text:style-name="T3">,</text:span>而不是或不光是什麼思想上或觀念上有問題<text:span text:style-name="T3">. </text:span>以為憂鬱症就只是想太多以致於心情不好<text:span text:style-name="T3">,</text:span>就如同以為糖尿病就只是糖份攝取太多一樣荒唐<text:span text:style-name="T3">. </text:span>好萊塢電影或八點檔連續劇經常製造這類誤解<text:span text:style-name="T3">,</text:span>總是在疾病與事件之間獨斷地建立起各種虛構的因果關係<text:span text:style-name="T3">. <text:line-break/><text:line-break/></text:span>糖尿病患不能吃太多糖<text:span text:style-name="T3">,</text:span>不代表糖就是糖尿病的病因<text:span text:style-name="T3">. </text:span>衣服穿太少容易感冒<text:span text:style-name="T3">,</text:span>但感冒卻是病毒引起<text:span text:style-name="T3">,</text:span>而不是衣服穿多或少所引起<text:span text:style-name="T3">. </text:span>維根斯坦三個哥哥自殺死掉<text:span text:style-name="T3">,</text:span>並不是因為他們想太多<text:span text:style-name="T3">,</text:span>而是因為他們很可能有憂鬱症的家族遺傳<text:span text:style-name="T3">. <text:line-break/><text:line-break/></text:span>至於回歸祖國<text:span text:style-name="T3">,</text:span>攜家帶眷想到大陸定居可不是那麼容易<text:span text:style-name="T3">,</text:span>所以我才打算用八年十年的時間來嘗試這個可能性<text:span text:style-name="T3">.</text:span>光是從台南搬來高雄<text:span text:style-name="T3">,</text:span>就花了我兩三年的時間<text:span text:style-name="T3">. </text:span></text:p>
      <text:p text:style-name="P1"><text:span text:style-name="T1">陳真</text:span><text:s/>  |  2017.05.03 10:49   |   <text:a xlink:type="simple" xlink:href="http://palinfo.habago.org/Entry?Command=Information_PrintForum&amp;iPage=163#FORUM35696"><text:span text:style-name="T2">#</text:span></text:a></text:p>
      <text:p text:style-name="P2"><text:span text:style-name="T3">Feeling in the moments of deathlike existence: all people are worthy of love. Awakening you feel the world's bitterness; in it is all your unresolved guilt; your poem an imperfect atonement.--Georg Trakl, 1914 <text:line-break/><text:line-break/></text:span>宛若死亡般的存在瞬間裏<text:span text:style-name="T3"> <text:line-break/></text:span>感覺所有的人都值得愛。<text:span text:style-name="T3"> <text:line-break/></text:span>清醒之際<text:span text:style-name="T3"> <text:line-break/></text:span>世界如許殘酷<text:span text:style-name="T3"> <text:line-break/></text:span>其中有你無可化解的罪愆<text:span text:style-name="T3"> <text:line-break/></text:span>而你的詩歌<text:span text:style-name="T3"> <text:line-break/></text:span>也只是一個不圓滿的贖罪。<text:span text:style-name="T3"> <text:line-break/><text:line-break/>--Georg Trakl, 1914 <text:line-break/><text:line-break/>Georg Trakl: </text:span>奧地利詩人。生於薩爾茲堡<text:span text:style-name="T3"><text:s/>(Salzburg)</text:span>。維根斯坦捐贈父親大筆遺產的兩位受贈人之一<text:span text:style-name="T3"><text:s/>(</text:span>另一位即<text:span text:style-name="T3">R.M.Rilke(</text:span>裏爾克<text:span text:style-name="T3">))</text:span>，享年<text:span text:style-name="T3">27</text:span>歲。學習藥理，第一次世界大戰，擔任隨隊藥劑師，一人處理大量斷手殘臂血肉模糊的傷患，對戰爭感到絕望，企圖自殺未遂，被送往精神科住院。住院中，寫信給維根斯坦求助心中之痛。維根斯坦旋即啟程趕往醫院，但為時已晚，<text:span text:style-name="T3">Trakl</text:span>已於三天前服毒自殺。<text:span text:style-name="T3"> <text:line-break/><text:line-break/></text:span>維根斯坦曾經寫信告訴友人說，<text:span text:style-name="T3">"</text:span>我仍然沒法理解<text:span text:style-name="T3">Trakl</text:span>的詩，但它卻深深觸動我，這是一個真正的天才！<text:span text:style-name="T3">" <text:line-break/><text:line-break/></text:span>維根斯坦晚年罹癌，臨終之際，依然再三捧讀<text:span text:style-name="T3">Trakl</text:span>的詩歌。<text:span text:style-name="T3"> <text:line-break/><text:line-break/></text:span>至於另一位接受維根斯坦的資助者<text:span text:style-name="T3">--</text:span>裏爾克，維根斯坦對其成名之後花枝招展的表現與略顯矯揉造作的詩作，頗為厭惡。</text:p>
      <text:p text:style-name="P1"><text:span text:style-name="T1">唐玉</text:span><text:s/>  |  2017.05.03 09:10   |   <text:a xlink:type="simple" xlink:href="http://palinfo.habago.org/Entry?Command=Information_PrintForum&amp;iPage=163#FORUM35695"><text:span text:style-name="T2">#</text:span></text:a></text:p>
      <text:p text:style-name="P3">陈真先生，<text:span text:style-name="T3"> <text:line-break/><text:line-break/></text:span>您能来大陆定居实在是太好了。不过我也想善意的提醒您，大陆现在虽然没有台湾激烈的意识形态斗争，但在个人行为习惯上确实还有很多不文明的地方，在老一辈身上尤为明显，但年轻人已经大为改观了，希望您能体谅，不过大城市应该要好很多。<text:span text:style-name="T3"> <text:line-break/><text:line-break/></text:span>另外您希望在大陆开一家临床精神病的诊所，我非常高兴。说实话，大陆在这方面还非常落后。我一个堂兄由于家庭的原因患有这方面的疾病，他家庭情况很好，找了很多大医院，吃了无数的药，始终不见效。他的病发作起来就会有暴力倾向，听不得别人大声说话，一不留神就会和别人起冲突，没办法曾经把他弄进精神病院住过一段时间。他特别恨他的母亲，但对父亲很顺从。我一直认为他的病是长期恶劣的家庭环境导致的，他的父母关系非常差，我曾经在他家住过一段时间，说实话，非常压抑让人喘不过气。现在堂兄哪也不能去，都超过三十岁了只能呆在家里，唉，好好的一个家就这么毁了。<text:span text:style-name="T3"> <text:line-break/><text:line-break/></text:span>如果您觉得他的病和您的专长对口，我再和您详细讲述。等您来大陆时，如果可以的话，希望您能帮忙诊断一下。感激不尽！</text:p>
      <text:p text:style-name="P5"/>
      <text:p text:style-name="P1"><text:span text:style-name="T1">陈真</text:span><text:s/>  |  2017.05.03 03:39   |   <text:a xlink:type="simple" xlink:href="http://palinfo.habago.org/Entry?Command=Information_PrintForum&amp;iPage=164#FORUM35694"><text:span text:style-name="T2">#</text:span></text:a></text:p>
      <text:p text:style-name="P3">司马先生好，<text:span text:style-name="T3"> <text:line-break/><text:line-break/></text:span>世界变化的速度往往远超过我们的预期。感觉才<text:span text:style-name="T3"><text:s/>"</text:span>不久之前<text:span text:style-name="T3">"</text:span>，比方说，即便已经来到<text:span text:style-name="T3">90</text:span>年代，台湾政治气氛已十分开放，批评政治已无人身安全的危险之时，绿色仍然是一种禁忌的颜色。那时我刚当医生，身上背着一个叛乱案，在医界，在学界，不管走到哪，人见人怕，人见人厌，就跟一只流浪狗四处任人嘲弄羞辱没两样。<text:span text:style-name="T3"> <text:line-break/><text:line-break/></text:span>如今，台湾的医界和学界简直就是绿到爆，绿到化脓流汁，但在二十年前，即便是已经来到九零年代中期，即便是绿到发黑、隶属长老教会的马偕医院，别说提及绿色，就连什么事也没做，就光是口头上提起病人的<text:span text:style-name="T3"><text:s/>"</text:span>人权<text:span text:style-name="T3">" </text:span>二字依然犯大忌，马上会引起周遭众人的强烈厌恶、疑惧和鄙夷，因为人权二字曾经是绿色的代名词。如今，颜色却整个逆转，人权满天飞，统独亦然，反倒是统一变成一种惹人厌的禁忌。<text:span text:style-name="T3"> <text:line-break/><text:line-break/></text:span>我记得，九零年代初期，总部在美国和日本的台独联盟说要迁盟返台，打算登陆台湾。我当时心里的感受是：这怎么可能？登陆月球应该还更容易些。<text:span text:style-name="T3"> <text:line-break/><text:line-break/></text:span>同理，我认为台独和这个绿油油的人渣党高点已过，从此将一路走下坡，而且速度之快，很可能会超乎我们的想象。我相信在我有生之年肯定是能看到五星旗飘扬在台湾的。我反倒比较担心届时我会不会又再度沦为极少数的一方，成为祖国的俎上肉或黑狱亡魂。<text:span text:style-name="T3"> <text:line-break/><text:line-break/></text:span>在各种颜色的转换中，道德自然也起了一定的作用，比方说，国民党全盛时期就如同现在的民进党一样，嚣张跋扈，胡作非为。当然，这年头再怎么嚣张也不敢再任意杀人关人了，但其跋扈本质却没两样。<text:span text:style-name="T3"> <text:line-break/><text:line-break/></text:span>圣经说，人心厌恶不义。我亦如此相信。人心终究还是会向着善的，就像河流哪怕九弯十八拐，终究得流向大海一般。<text:span text:style-name="T3"> <text:line-break/><text:line-break/></text:span>除了道德因素，更重要的是利益与虚荣，或者说现实利害。台湾人更是如此。台湾人其实是没有什么意识形态的，更没有政治信仰，谁发光，他就依附谁；谁闪烁，他就认同抬举谁；哪面旗子给他好处，他就举哪面旗；哪一种颜色酷炫，大家就会一窝蜂追逐。依照这样的基本性格，有可能不统一吗？有一些大陆学者头脑不清，比方说李毅，认为台独只会越来越多，越来越深化，所以非赶紧武统不可。这样一种政治观察是完全不及格的。<text:span text:style-name="T3"> <text:line-break/><text:line-break/></text:span>至于回归祖国，老实说，我已展开八至十年的回归计画，近日即将再度展开回归祖国考察之旅，这回目标是青岛，继续追寻沈从文的足迹，我想看看他所曾经看过的海，踏上他所曾踏上的每一个脚步。<text:span text:style-name="T3"> <text:line-break/><text:line-break/></text:span>不过，话说回来，在文明水平上，回归祖国定居让我感觉有点像回归丛林。一个人之所以明知山有虎，偏向虎山行，意味着他并不是想去丛林里过好日子。<text:span text:style-name="T3"> <text:line-break/><text:line-break/></text:span>老实说，个人想回归原因有四：<text:span text:style-name="T3"> <text:line-break/><text:line-break/></text:span>一，实践小时候的党国教诲，想<text:span text:style-name="T3"><text:s/>"</text:span>做一个堂堂正正的中国人<text:span text:style-name="T3">"</text:span>，进一步站稳维护世界和平的反美基本道德立场。<text:span text:style-name="T3"> <text:line-break/><text:line-break/></text:span>二，同样也是党国教诲，希望用我一点余生，<text:span text:style-name="T3">"</text:span>拯救水深火热的大陆同胞<text:span text:style-name="T3">"</text:span>。特别是祖国较为欠缺的临床精神医学方面，恰恰是我的唯<text:span text:style-name="T3"><text:s/>"</text:span>二<text:span text:style-name="T3">" </text:span>专长之一。<text:span text:style-name="T3"> <text:line-break/><text:line-break/></text:span>我总是对那些应该接受适当的治疗与照顾，但却因为经济因素或愚昧而放弃医疗与照顾的人感到很痛苦。只要外来一点点帮助，当事人就很可能可以有一个完全不一样的人生。<text:span text:style-name="T3"> <text:line-break/><text:line-break/></text:span>我能做出有益于他人的本事并不多，治疗精神病人倒是还在能力范围内。我常看到一些新闻，大陆上依然有许多人，因为罹患精神病，居然还是采用台湾二十几年前的囚禁作法。我要是能有机会在大陆某个小镇开个诊所，哪怕一毛钱都不赚，甚至还倾家荡产我都很乐意，只希望应该被医治的都能得到良好的医治。<text:span text:style-name="T3"> <text:line-break/><text:line-break/></text:span>三，来自海里的鱼，自然就会想再回到海里去。<text:span text:style-name="T3"> <text:line-break/><text:line-break/></text:span>我实在受不了台湾这样一种低能低级庸俗浅薄愚昧到极点但却又极端自大毫无半点自知之明的井底之蛙的世界。所谓文化底蕴这东西，对我来说，犹如空气一般，不可或缺。<text:span text:style-name="T3"> <text:line-break/><text:line-break/></text:span>四，回家。<text:span text:style-name="T3"> <text:line-break/><text:line-break/></text:span>许多西方世界的生活水平很好，知识与艺术鼎盛，社会福利完善，人与人相处愉快，但是，再好的异乡终究是异国它乡。人慢慢老了，总会想回家。<text:span text:style-name="T3"> <text:line-break/><text:line-break/></text:span>家的概念因人而异。基本上，我属于世界，同时也属于中国，即便当我曾经是一个台独份子时，我亦从来不曾背弃我的文化母体。我没法把这一切入骨的文化血肉从我身上割舍。我若生前回归不了，死后也总得回家去。<text:span text:style-name="T3"> <text:line-break/><text:line-break/></text:span>所谓<text:span text:style-name="T3"><text:s/>"</text:span>老子一气化三清<text:span text:style-name="T3">"</text:span>，一个生命三种形象，麻烦把我的一部份骨灰，洒在我爹娘坟上，永世不离，一部份则洒在沈从文坟前那块大石头底下，另外三分之一则与维根斯坦相伴。</text:p>
      <text:p text:style-name="P1"><text:span text:style-name="T1">司马云</text:span><text:s/>  |  2017.05.02 19:23   |   <text:a xlink:type="simple" xlink:href="http://palinfo.habago.org/Entry?Command=Information_PrintForum&amp;iPage=164#FORUM35693"><text:span text:style-name="T2">#</text:span></text:a></text:p>
      <text:p text:style-name="P2">陳真先生<text:span text:style-name="T3"> <text:line-break/></text:span>最近跟壹位自稱是洪秀柱支持者的藍營朋友在<text:span text:style-name="T3">YT</text:span>討論關於臺灣的地位問題，她的主張是臺灣以中華民國名義實質獨立（先講維持現狀而後明言希望獨立於中國），主權及治權囊括臺澎金馬，質問我為何中共壹定要掌控臺灣（原話指中共要臺灣跪舔），而後說中共應以實際利益吸引臺灣人的中國認同（給每個臺灣人發<text:span text:style-name="T3">100</text:span>萬<text:span text:style-name="T3">RMB</text:span>）。討論還算平心靜氣，但其言論中表現出來的幼稚與無知，實在令人無語。哪怕我從歷史因素，民族感情，國際法，國際政治現實以及地緣政治因素和民族復興大局上來解釋（由於對方是女士，不能失於禮貌因而詳細作答），仍感覺是在對牛彈琴。她自稱認同中華文化及血統和中華民國，尚且如此，推及綠營支持者，情況恐怕更糟。我想，等他們這壹輩真正掌權，臺灣大概真的危險了，寶島沈淪，實在是令人遺憾。先生久居臺灣，日日目睹亂象，想來不利身心，不若早作打算，移居大陸，親證神州掘起，豈不快哉？</text:p>
      <text:p text:style-name="P1"><text:span text:style-name="T1">陳真</text:span><text:s/>  |  2017.05.02 01:30   |   <text:a xlink:type="simple" xlink:href="http://palinfo.habago.org/Entry?Command=Information_PrintForum&amp;iPage=164#FORUM35692"><text:span text:style-name="T2">#</text:span></text:a></text:p>
      <text:p text:style-name="P3">如前所說，國民黨真是頭殼壞掉了，幫忙增添柴火、暴露敵人謊言本質、努力打垮人渣黨都來不及了，怎麼居然還自己跑來幫人渣黨擋子彈？！天底下竟然有這樣一種北七黨，人渣黨能不大勝嗎？<text:span text:style-name="T3"> <text:line-break/><text:line-break/></text:span>還有，政治理應具有一種嚴肅性，做什麼就應該像什麼。一個黨的發言人，理應一字一句都十分斟酌，更不能有一絲個人意志。但是，你看這位國民黨發言人，講起話來卻居然像個八卦網友似的。當然，在缺乏基本嚴肅性這一點上，藍綠都一樣，都十分<text:span text:style-name="T3"><text:s/>"</text:span>川普風<text:span text:style-name="T3">"</text:span>，政治人物個個望之不似人君，令人難以恭維。<text:span text:style-name="T3"> <text:line-break/><text:line-break/></text:span>至於對林義雄人格的這類無聊諷刺，其實只是貶低了自己，以及突顯了自身政治判斷力的素質低落與極端外行。老實說，島內大概沒有一個人會比我批評林義雄批評得更多、更早。我完全不認同林義雄近十幾年的幾乎每一項作為，但我絕不會懷疑林義雄的人品以及無私的善意，正如同我不會懷疑自己一樣。任何人，只要稍微理解台灣的政治人事物，那麼，除非良心給狗吃了，否則沒有人會懷疑林義雄無私無我的崇高人格。就如同古今中外那麼多人對於甘地的種種思想與作為非常反感，但從來沒有一個嚴肅的政治參與者或研究者會懷疑甘地的基本人格。<text:span text:style-name="T3"> <text:line-break/><text:line-break/></text:span>張藝謀說，<text:span text:style-name="T3">"</text:span>兩軍交戰，雙方各有英雄<text:span text:style-name="T3">"</text:span>。綠營的人，對於異己，向來一概抹黑，抹得臭不可聞，毫無分寸可言。在這一點上，藍營比較好一些，但其實也不是很能持平地看待異己。即便是像林義雄這樣的公眾人物，依然經常招來各種遠離基本事實的負面評價與人格懷疑。原因無它，顏色掛帥，非我族類者，其心可誅。<text:span text:style-name="T3"> <text:line-break/><text:line-break/></text:span>至於禁食，這沒什麼詭詐在裏頭，沒什麼好嘲笑，許多宗教<text:span text:style-name="T3"><text:s/>(</text:span>例如基督教或回教<text:span text:style-name="T3">) </text:span>或文化，都有關於禁食的各種不同說法與作法。在我看來，它只是很平常的一種心意呈現。別人我不知道，但我自己許多時候就會有一種想要暫時斷除飲食的情感衝動，感覺就像想洗個澡，沐浴淨身那樣。我連看一些我所尊敬的導演<text:span text:style-name="T3"><text:s/>(</text:span>例如蘇古諾夫，例如柏格曼<text:span text:style-name="T3">) </text:span>的電影，甚至也會自然產生一種想要讓自己抽離食物、心靈純淨的情感需求，因此會暫停飲食，也許一餐不吃，也許一天或更久，存乎一心，沒有標準作法。<text:span text:style-name="T3"> <text:line-break/><text:line-break/></text:span>從八零年代初，也就是從我正式加入黨外開始，每逢<text:span text:style-name="T3">228</text:span>這一天，我就禁食，一直維持這個習慣長達十多年。很少人知道這事。有時候當天剛好遇到同事或同學們一起吃飯，我就說我不餓，而不會刻意宣揚說我正在為<text:span text:style-name="T3">228</text:span>禁食。畢竟刻意提起，讓我感覺很造作，非我本意，因為這時候禁食純粹只是我個人的一種情感需求，與他人無關。有時候，想起我過世的爸媽，想起他們生前的痛苦，我自然也就不會想吃東西，總感覺食物多多少少是一種對於心靈的干擾或不潔。<text:span text:style-name="T3"> <text:line-break/><text:line-break/></text:span>差不多是<text:span text:style-name="T3">1994</text:span>年左右，我和我的好朋友也是同班同學陳仁達醫師，因為看不慣國民黨的宋楚瑜對於媒體的操控<text:span text:style-name="T3"><text:s/>(</text:span>當然，其惡劣程度還遠遠比不上當今人渣黨對於媒體之操控<text:span text:style-name="T3">)</text:span>，我們兩人在華視門口持續坐了<text:span text:style-name="T3"><text:s/>72</text:span>小時，完全不吃東西。那個活動就叫做<text:span text:style-name="T3"><text:s/>"</text:span>禁食呼籲，改造媒體<text:span text:style-name="T3">"</text:span>。真沒想到媒體越改造卻越恐佈越無恥。題外話。<text:span text:style-name="T3"> <text:line-break/><text:line-break/></text:span>那次禁食活動每天吸引了眾多人潮，華視當局可能看苗頭不對，在群眾壓力下，最後派出代表，說要接受我們的抗議書。問題是，哪來什麼抗議書？我們並不是來抗議的啊。我怎麼可能會用禁食的方式來做為一種抗議？那不就反而只是貶低、矮化我自己嗎？<text:span text:style-name="T3"> <text:line-break/><text:line-break/></text:span>再說，<text:span text:style-name="T3">72</text:span>小時不吃東西不至於餓死人吧，禁食畢竟不是絕食。絕食可以是一種抗爭手段，但是禁食卻只是一種自我的心意，當你心裏憂慮或掛念著某個事情時，你就會想要讓自己身心靈純淨一點。<text:span text:style-name="T3"> <text:line-break/><text:line-break/></text:span>也許你會說，既然不是抗議，幹嘛坐在人家華視電視公司的大門口，聚集成百上千的群眾？這不是抗議是什麼？可是，這當然不是抗議，至少對我來說，這只是一種個人心意的公開表達；透過這樣一種暫時斷絕飲食以及停止無謂話語的活動，希望人們或許從中也能感受到一些我所感受到的憂慮與渴望，如此而已。<text:span text:style-name="T3"> <text:line-break/><text:line-break/></text:span>就比方說目前已經進入第九年的巴勒網站樁活動，其實我每次從南部上來時，許多時候我也會有一種想要暫停飲食的情感衝動。當我肚子空空的，舉個牌子站在那裏時，我會覺得心靈純淨安靜一點，腦子好像也清醒一點，就像在閉門思過那樣。日本人也有類似傳統，許多文化也都有，也許它就像基督教概念底下的一種<text:span text:style-name="T3"><text:s/>"</text:span>禁食禱告<text:span text:style-name="T3">"</text:span>。我總感覺，當我們肚子空空時，似乎也離神明離得近一些，盼望神明能因此聽見我們一點卑微的渴望，憐憫世人。<text:span text:style-name="T3"> <text:line-break/><text:line-break/></text:span>當禁食變成一種很高調的政治秀，或甚至吵吵鬧鬧的，當然就讓人感覺很糟糕。但是林義雄的禁食也好，絕食也罷，從來都不是一種政治秀。我們不要笨到連這樣一個基本認識也沒有。你可以不喜歡林義雄的政治作為，但你沒法否認他的基本人格之正直無私。如果有人連他也不信，那我不知道你怎麼可能還會相信我？我甚至沒把握自己倘若遇到像林義雄那樣的一種極度摧殘身心的巨大痛苦，是否還能持續保有對於眾人無私的愛與善。<text:span text:style-name="T3"> <text:line-break/><text:line-break/></text:span>陳真<text:span text:style-name="T3"><text:s/>2017. 05. 02. <text:line-break/><text:line-break/>======================= <text:line-break/></text:span>馬政府時激烈絕食反核<text:span text:style-name="T3"><text:s/></text:span>李明賢批林義雄今神隱<text:span text:style-name="T3"> <text:line-break/><text:line-break/>2017</text:span>年<text:span text:style-name="T3">04</text:span>月<text:span text:style-name="T3">17</text:span>日<text:span text:style-name="T3"> <text:line-break/><text:line-break/></text:span>邱文秀<text:span text:style-name="T3">/</text:span>綜合報導<text:span text:style-name="T3"> <text:line-break/><text:line-break/><text:line-break/></text:span>媒體報導，由於民進黨上台後，並未補正公投法，由前民進黨主席林義雄推動成立的《人民作主教育基金會》將自<text:span text:style-name="T3">4</text:span>月<text:span text:style-name="T3">26</text:span>日上午<text:span text:style-name="T3">10</text:span>時起，至<text:span text:style-name="T3">5</text:span>月<text:span text:style-name="T3">11</text:span>日下午<text:span text:style-name="T3">3</text:span>時止，赴民進黨中央黨部前展開<text:span text:style-name="T3">24</text:span>小時接力禁食行動。<text:span text:style-name="T3"> <text:line-break/><text:line-break/></text:span>對此，國民黨發言人李明賢在臉書表示，林義雄是他尊敬的「民主前輩」，特別是馬政府時期反核四的激烈禁食抗議，如今對於蔡政府的進口核食與重啟核二，林義雄居然神隱、故意「視而未見」的表現，更是令各界感到佩服萬分的「人格者」！<text:span text:style-name="T3"> <text:line-break/><text:line-break/></text:span>李明賢說，更讓他佩服的是，「接力禁食」這個點子到底是哪個天才想出來的呢？難道接力禁食是一個輪流吃飽飯的概念嗎？李明賢說自己剛剛也禁食了四個鐘頭了，等等要來吃午餐。對民進黨抗議演一下就好，就不是「接力絕食」了，要改名叫「接力演戲」！<text:span text:style-name="T3"> <text:line-break/><text:line-break/></text:span>李明賢最後表示「對了，吃飽一點再絕食半天，然後再吃宵夜，這樣比較不會胖！接力？再接再力的二流政治表演，這樣蔡政府會請你們吃宵夜？」<text:span text:style-name="T3"> <text:line-break/><text:line-break/>(</text:span>中時電子報<text:span text:style-name="T3">)</text:span></text:p>
      <text:p text:style-name="P1"><text:span text:style-name="T1">陳真</text:span><text:s/>  |  2017.05.01 20:26   |   <text:a xlink:type="simple" xlink:href="http://palinfo.habago.org/Entry?Command=Information_PrintForum&amp;iPage=164#FORUM35691"><text:span text:style-name="T2">#</text:span></text:a></text:p>
      <text:p text:style-name="P2">聯合／忘了阿扁的機場熱嗎？<text:span text:style-name="T3"> <text:line-break/><text:line-break/>2017-05-01 <text:line-break/><text:line-break/></text:span>聯合報黑白集<text:span text:style-name="T3"> <text:line-break/><text:line-break/></text:span>不覺得前瞻計畫中的「軌道夢」有什麼問題的人，請回顧一下當年陳水扁在全台大建機場的狂熱，腦中的影像就會比較清楚。<text:span text:style-name="T3"> <text:line-break/><text:line-break/></text:span>陳水扁任內，以「平衡區域發展」為名，在各地大建機場。最離譜的是，屏東縣在二○○四、○五兩年接連啟用了恆春和屏東機場，是全台唯一擁有兩座機場的縣市。其中，屏東機場僅用了五年半，即因使用率僅個位數而宣布熄燈。恆春機場雖仍在救亡圖存，但去年的載客量僅七百人，平均一天不到兩人。<text:span text:style-name="T3"> <text:line-break/><text:line-break/></text:span>平衡城鄉差距是高貴的目標，但小小的台灣，若以為搞到一縣市一機場才叫「平衡」，那簡直比金正恩還瘋狂。何況，當時明知高鐵即將通車，南北距離將大大拉近，陳水扁仍不計成本到處闢建機場，這真的是為台灣好嗎？<text:span text:style-name="T3"> <text:line-break/><text:line-break/></text:span>在廣建地方機場之餘，陳水扁卻把中正機場改名桃園機場，刻意忽略、矮化它。那些年，作為國門的桃園機場一副灰頭土臉，冷冷清清，載客量一度跌至一千多萬人次；直到馬政府時代，桃園機場才恢復生氣，旅客量倍增至三千多萬。<text:span text:style-name="T3"> <text:line-break/><text:line-break/></text:span>台灣有十八個機場，十五個使用率不到五成，十三個付不出人事費用。主要原因就是短視，建設好大喜功卻不符合民眾需求，砸錢容易，維持困難。<text:span text:style-name="T3"> <text:line-break/><text:line-break/></text:span>從阿扁的「機場瘋」看小英的「軌道熱」，多少可看出一脈相承的思維：主政者撒錢做政績的欲望，大過促進民間發展的瞻矚。試問：那麼多軌道蓋好後，旅客在哪裡？</text:p>
      <text:p text:style-name="P1"><text:span text:style-name="T1">陳真</text:span><text:s/>  |  2017.05.01 18:00   |   <text:a xlink:type="simple" xlink:href="http://palinfo.habago.org/Entry?Command=Information_PrintForum&amp;iPage=164#FORUM35690"><text:span text:style-name="T2">#</text:span></text:a></text:p>
      <text:p text:style-name="P3">底下這個作者是國民黨的官。國民黨養了一堆腦袋壞掉的人，不知道該說單純還是愚蠢，總之腦袋真是很不清楚。幫忙揭露謊言，逼人渣黨現出原形都來不及了，反而還自己跑來充當人渣黨的馬前卒，真是蠢到嚇死人，而且還有模有樣地引述人渣黨的什麼民主與人權。天底下怎麼會有這麼蠢這麼顢頇的黨，真難想像，頭腦硬如花崗岩，其介如石，害我都想踢起正步來了。<text:span text:style-name="T3"> <text:line-break/><text:line-break/></text:span>這時候應該趕緊聲援林義雄才對啊，幫忙推動統獨公投，而且大幅度降低公投門檻，實現人渣黨向來最愛講的直接民權，讓大家想提什麼案子公投就能提什麼案子公投，想罷免誰就可以罷免誰，真正還權於民，幫忙人渣黨及其一票同路人實踐他們長年以來整天掛在嘴上的偉大民主理想。<text:span text:style-name="T3"> <text:line-break/><text:line-break/></text:span>國民黨不幫忙也就算了，居然還自己跑出來替人渣黨擋子彈，真是蠢到不可思議。<text:span text:style-name="T3"> <text:line-break/><text:line-break/></text:span>相對於國民黨的頭腦不清，人渣黨卻又是另一種極端，精明靈活詭詐得像什麼似的。<text:span text:style-name="T3"> <text:line-break/><text:line-break/></text:span>陳真<text:span text:style-name="T3"><text:s/>2017. 05. 01. <text:line-break/><text:line-break/>================== <text:line-break/></text:span>自由開講》林義雄前主席，請放過台灣人民吧<text:span text:style-name="T3"> <text:line-break/><text:line-break/>2017-04-25 <text:line-break/><text:line-break/></text:span>胡文琦（作者為中國國民黨文傳會副主委、文史工作者）<text:span text:style-name="T3"> <text:line-break/><text:line-break/></text:span>媒體報導，由前民進黨主席林義雄推動成立的「人民作主教育基金會」日前發出通告，為了敦促執政黨「落實民主」，將從二十六日起到民進黨中央黨部前展開所謂「落實民主補正公投法」禁食行動，為期十六天，直至五月十一日為止，林義雄要求立法院於五月二十日前通過「公投法」的補正。<text:span text:style-name="T3"> <text:line-break/><text:line-break/></text:span>對此，總統府發言人黃重諺指出，台灣是民主國家，公投是人民的權利無庸置疑；而「公投法」也是民進黨本會期的優先法案，目前已在國會進行審議，府方尊重國會在立法議程的安排。林義雄指出，現行公投法充斥違反「直接民權」立法精神的條文，諸如過高的提案與連署門檻、不合理的投票率規定、反民主的「公投審議委員會」、對公投事項的限制及剝奪行政機關的發動公投權等等。而且，更重要的是，二○一六年民進黨已在立法院贏得過半多數席次，各界正殷切期待「落實民主、補正公投法」，不料，執政快一年的蔡政府仍一再敷衍推託。甚且，基金會董事長陳麗貴還表示，林義雄將參與最後一天禁食，「如果民進黨沒有回應我們的期待，還會有後續更強烈的行動」云云。<text:span text:style-name="T3"> <text:line-break/><text:line-break/></text:span>坦白說，筆者當然不否定林義雄「關心時事」與「想愛台灣」的初衷，但要指出的是，「愛錯方法、愛錯結果」，就只會更加傷害台灣；檢視<text:span text:style-name="T3">2004</text:span>年林義雄要推國會減半，在立法院靜坐禁食抗議，最終結果卻是「越改越糟」，導致區域的立委有更強的誘因放棄專業問政，只願把時間花在跑紅、白帖及經營選區選民，或者，只會抱特定政黨大腿以求獲得提名。最後導致蔡英文在<text:span text:style-name="T3">2014</text:span>年剛當選民進黨主席時提出，增加國會席次的憲改；同年，蘇貞昌也提出立委席次應增加的訴求，依照先進民主國家以人口比例換算，台灣應有<text:span text:style-name="T3">200</text:span>至<text:span text:style-name="T3">300</text:span>席之間的立委才符合比例。此外，台獨大師林濁水更批判國會減半就是不懂的「外行人瞎起鬨」，只是在搞民粹並把整個國家的制度完全破壞，試問，在當時法政學者幾乎多數一面倒的質疑下，還是在所謂「人格者的要求」下，推成了今天的此番傷感景象。<text:span text:style-name="T3"> <text:line-break/><text:line-break/></text:span>尤其，林義雄「反核神主牌」的反了<text:span text:style-name="T3">20</text:span>多年，更經常用「苦行、絕食」的方式進行抗議，最終，甚且在<text:span text:style-name="T3">2014</text:span>年那次的禁食，逼得當時的馬政府做出了「核四一號機不施工、只安檢，安檢後封存；核四二號機全部停工」的重大決定；然而，針對去年夏季飆高溫所引爆的可能缺電危機，當閣揆林全表示，為了維持電力穩定供應，考慮重新啟用核一時，試問，林義雄跑到哪去了？<text:span text:style-name="T3"> <text:line-break/><text:line-break/></text:span>眼看今年勢必又是酷暑的情況下，且在經濟部提出每年節電<text:span text:style-name="T3">1</text:span>％的目標已破功下，「高喊反核」的他又要怎麼辦？更遑論面對台灣有近七成的民眾反對「日本核食」時，他又在哪？其實，真正會令人懷疑林義雄決心與魄力的是，在面對核四興建的反反覆覆時，他在鄉愿姑息的「私相授受」中，從原本疾言厲色的要「包圍阿扁的總統府」宣示，最終仍是在「顏色決定立場」下，只變成象徵意義的繞行「總統府一周」草草了事，試問，這樣難道不是虎頭蛇尾的「半調子」與「做半套」嗎？<text:span text:style-name="T3"> <text:line-break/><text:line-break/></text:span>準此，林義雄真的不應該再「老狗變不出新把戲」，只要有事不如他的意，就祭出絕食、禁食等「以死相逼」這天下<text:span text:style-name="T3">101</text:span>招來威脅台灣民眾，姑且不論坊間質疑此番發起的「接力禁食」究竟會否變成「輪流吃飯」？唯此次「又、又來了」的再次看到他想強迫蔡政府「落實民主、補正公投法」，坦白說，姑且不論民進黨的公投法修正是不是「玩假的」不說，他的「一天禁食」根本一點說服力也沒有，就請他真的行行好，放過台灣人民吧！</text:p>
      <text:p text:style-name="P1"><text:span text:style-name="T1">陳真</text:span><text:s/>  |  2017.05.01 17:28   |   <text:a xlink:type="simple" xlink:href="http://palinfo.habago.org/Entry?Command=Information_PrintForum&amp;iPage=164#FORUM35689"><text:span text:style-name="T2">#</text:span></text:a></text:p>
      <text:p text:style-name="P2">同樣是靜坐抗議<text:span text:style-name="T3">…</text:span>民進黨與林義雄達共識<text:span text:style-name="T3"><text:s/></text:span>對徐世榮冷處理<text:span text:style-name="T3"> <text:line-break/><text:line-break/>2017-04-27 <text:line-break/><text:line-break/></text:span>聯合報<text:span text:style-name="T3"><text:s/></text:span>記者鄭宏斌╱即時報導<text:span text:style-name="T3"> <text:line-break/><text:line-break/></text:span>為促使公投法修正，民進黨前黨主席林義雄推動成立的人民作主基金會昨天上午開始，到民進黨前禁食<text:span text:style-name="T3">16</text:span>天，政大地政系教授徐世榮昨天下午也至民進黨抗議前瞻基礎建設特別條例草案匆促通過，兩幫人馬隔著馬路各自靜坐，讓民進黨感受雙重壓力。<text:span text:style-name="T3"> <text:line-break/><text:line-break/></text:span>民進黨前成為靜坐聖地，儘管天氣轉冷，雨下了一夜，人民作主基金會和徐世榮仍堅持靜坐，在民進黨部前度過一個寒冷的夜晚。不過據了解，民進黨對林義雄和徐世榮的態度截然不同，私下多次找林義雄溝通，對徐則是不聞不問。<text:span text:style-name="T3"> <text:line-break/><text:line-break/></text:span>知情人士指出，民進黨中央黨部、立院黨團都分別派人和林義雄溝通，說明公投法修法進程，已與林義雄達成共識。<text:span text:style-name="T3"> <text:line-break/><text:line-break/></text:span>至於昨天對蔡英文總統座車大喊「我要拍桌子」的徐世榮，據了解，民進黨不會特別派人溝通。黨內人士甚至私下抱怨，徐世榮對土地徵收有意見，應討論相關條例，但徐一味反對民進黨，不是合理溝通的狀態。<text:span text:style-name="T3"> <text:line-break/><text:line-break/></text:span>徐世榮昨天下午開始靜坐，社運團體陸續前往聲援，還幫忙搭棚子、搬來桌椅。徐世榮受訪表示，還不確定會坐到何時，最快今晚開會決定，重要的是，未來會多一點論述，告訴民眾他們在抗議什麼。<text:span text:style-name="T3"> <text:line-break/><text:line-break/></text:span>「對民進黨非常失望！」徐世榮說，他對民進黨完全改觀，蔡總統去年就職時強調人權、溝通、環境永續，但現在卻不是這個樣子。前瞻基礎建設計畫會碰觸到土地徵收，恐造成<text:span text:style-name="T3">11</text:span>萬人迫遷，政府不能只講好的、不講壞的，這樣不負責任。<text:span text:style-name="T3"> <text:line-break/><text:line-break/></text:span>對於徐世榮靜坐抗議，民進黨副秘書長徐佳青受訪表示尊重。但她也意有所指地說，溝通是雙向的，「不能別人沒有按照你的意見去做，就全盤否定」。</text:p>
      <text:p text:style-name="P1"><text:span text:style-name="T1">陳真</text:span><text:s/>  |  2017.05.01 17:23   |   <text:a xlink:type="simple" xlink:href="http://palinfo.habago.org/Entry?Command=Information_PrintForum&amp;iPage=164#FORUM35688"><text:span text:style-name="T2">#</text:span></text:a></text:p>
      <text:p text:style-name="P3">聯合／林義雄點金成石<text:span text:style-name="T3"> <text:line-break/><text:line-break/>2017-04-27 <text:line-break/><text:line-break/></text:span>聯合報黑白集<text:span text:style-name="T3"> <text:line-break/><text:line-break/></text:span>絕食達人林義雄又來了！這次的目標，是公投法補正。林義雄這回出手，雖只採取「禁食」，而且是「接力」方式，手段相對溫和，民進黨卻仍感到皮皮剉。其中原因，值得細細推敲。<text:span text:style-name="T3"> <text:line-break/><text:line-break/></text:span>民進黨長期指責《公投法》是「鳥籠公投」，認為門檻太高、需經審議委員會通過、領土變更不能公投等規定皆必須降低或刪除。如今民進黨完全執政，原本可依自己的意志大修特修，不料它卻態度丕變，瞬間轉為保守。這證明，以前的叫囂都是唬人。<text:span text:style-name="T3"> <text:line-break/><text:line-break/></text:span>去年底在立院通過的初審版本，民進黨並未納入「領土變更」公投，僅降低公投門檻並廢除公投審議委員會；其後，更一直以「立法時程來不及」為由一拖再拖。這兩點，都讓林義雄不滿。林義雄再度禁食點出一個事實：民進黨過去用盡手段反對公投法，都只是為了騙取選票。如今當大權在握，要它降低門檻「放權於民」，民進黨哪裡捨得？<text:span text:style-name="T3"> <text:line-break/><text:line-break/></text:span>為了化解林義雄禁食的殺傷力，民進黨已經全力「疏通」。甚至有人拋出道德譴責，指責林義雄此舉是在幫時代力量造勢。但不論林義雄這次會不會輕易退場，都暴露民進黨作繭自縛，困在自己挖掘的坑洞裡。<text:span text:style-name="T3"> <text:line-break/><text:line-break/></text:span>現在，就看林義雄和民進黨誰更能拗。林義雄過去兩次「絕食」，都在國民黨支持下成功達陣，一次造成國會席次減半，一次導致停建核四。如今民進黨完全執政，林義雄的主張是否反而可能被擋下，全民都在等著看。</text:p>
      <text:p text:style-name="P1"><text:span text:style-name="T1">王修亮</text:span><text:s/>  |  2017.05.01 15:44   |   <text:a xlink:type="simple" xlink:href="http://palinfo.habago.org/Entry?Command=Information_PrintForum&amp;iPage=164#FORUM35687"><text:span text:style-name="T2">#</text:span></text:a></text:p>
      <text:p text:style-name="P2">少之時血氣未定，戒之在色。<text:span text:style-name="T3"> <text:line-break/></text:span>這並非是指一般所謂的「色情」。<text:span text:style-name="T3"> <text:line-break/></text:span>未定是一種衝擊的動盪，有如海浪般波濤起伏。情感所受是天賦本能，尤其求友、求偶青春期的少年時是激烈的，群體互動的各種情慾蓬勃的開始釋放出來，內心激烈於所感，外形激烈於行為，愛的激烈、恨的激烈、怒的激烈，七情六慾無所不烈，充分的表達於外在行為，色身激烈而狂野。<text:span text:style-name="T3"> <text:line-break/></text:span>顯現於外在的，就只是縱放的色身。<text:span text:style-name="T3"> <text:line-break/></text:span>這就是「色」。<text:span text:style-name="T3"> <text:line-break/></text:span>幫派和愛情都如此兩端。<text:span text:style-name="T3"> <text:line-break/></text:span>幫派和愛情都起源於內心的感受。<text:span text:style-name="T3"> <text:line-break/><text:line-break/></text:span>在兩端之間擺盪的強度，常常引起自傷與傷人。<text:span text:style-name="T3"> <text:line-break/></text:span>當有人或物使我感於情時，我就會激烈的迎身而上。沒有分寸，沒有度量，我只有兩端，擺盪在愛與恨之間，擺盪在作愛與不做愛之間，擺盪在保護人和殺人之間，擺盪在擁有與排斥之間，我看不到性別或身分地位等等情理法，我只是想表達內心激烈的所感，我不知道這中間還切割成千絲萬縷不同方向不同程度不同做法的情愛之表達模式。<text:span text:style-name="T3"> <text:line-break/></text:span>這是少年之愛所表現出來的色身。<text:span text:style-name="T3"> <text:line-break/><text:line-break/></text:span>在我還不自知自覺「選擇」這種能力時，環境和本能已經將我推向同性或異性的性交、暴力、奢侈放縱等等極端之中。<text:span text:style-name="T3"> <text:line-break/></text:span>若是從小沒有逐步學習過脈絡性的、體系性的全面思考與實踐，到了少年，我只會兩端。<text:span text:style-name="T3"> <text:line-break/></text:span>然後，沒有真情相對的性慾遊戲，沒有真誠體諒的暴力戲謔，沒有節制的奢侈放縱會攫獲我。<text:span text:style-name="T3"> <text:line-break/></text:span>「心」與「色」會迅速切割為二分的兩端，在往後利益、慾望的糾葛中，終身難以彌合為一個完整的人生。<text:span text:style-name="T3"><text:line-break/></text:span>通常在肉身利益與刺激巨大的誘惑下，人會選擇色，讓心淡出。畢竟刺激的誘惑遠大於寧靜，尤其是少年時期。<text:span text:style-name="T3"> <text:line-break/><text:line-break/></text:span>許多父母處理的方式是「躲避」。<text:span text:style-name="T3"> <text:line-break/></text:span>讓孩子躲避情色，躲避暴力，躲避奢侈浪費等等等。<text:span text:style-name="T3"> <text:line-break/></text:span>如何躲呢？告訴孩子「情色很噁心，會傷害你，你有權利保護自己，不要讓人家摸你。」「暴力會傷害別人，所以是不對的，你不要打別人，也不要讓別人傷害你。」「奢侈浪費不環保，所以要節省，我們錢多不代表我們必須縱慾。」<text:span text:style-name="T3"> <text:line-break/></text:span>這是結論，過程呢？<text:span text:style-name="T3"> <text:line-break/><text:line-break/></text:span>人如果是只需要結論的生物，那就連機器人都不如，機器人還需要寫個「因為所以」的程式，才能依照結論行動。<text:span text:style-name="T3"> <text:line-break/></text:span>人的過程需要學習，從感受的起源開始學習，而不是語言的教導，所有的感受，化為語言之後的述說，其實不過是一種硬化的知識。<text:span text:style-name="T3"> <text:line-break/></text:span>從起源、過程、發展的可能，一直到結論，都需要學習。<text:span text:style-name="T3"> <text:line-break/></text:span>這是家教與學校教育的根本，家教學個性，學校學群性。從起因到結論，建構自我生命成長的循環。<text:span text:style-name="T3"> <text:line-break/><text:line-break/></text:span>「情來自內心，透過觀察與思考而有情，有些是屬肉體的刺激性愛情，有些屬心靈，有些心靈是相通的契合，有些心靈卻只源於自我的理想與想像，和對方無關。人要學習分辨這一竊，情愛是非常難以釐清的感受、感性，但是人不是只有靈，人還有身，我們活著作為人，所以要想辦法理性的表達、處理感性。<text:span text:style-name="T3"> <text:line-break/></text:span>情因為對象的不同，因此有很多不同的發展，各自的發展又因為彼此的關係而有哪些不同的後果，會引起那些傷害或喜悅，因此要如何選擇，這是很複雜的，需要從生活中逐漸體驗，或是閱讀真實歷史裡的他人經驗，或是採訪他人經驗。這些是閱讀的學習，閱讀書、閱讀人、閱讀萬物，當然這又需要了解人與萬物，另一種學習。<text:span text:style-name="T3"> <text:line-break/></text:span>最後依據自己的價值觀決定自己最適合的選擇。但是在這個過程的同時，你要能先了解價值觀是甚麼，並且建構自己的價值觀，還要有能力做得到自己的選擇，所以要學習理性與感性的分際，學習價值觀的意義，學習自我控制的選擇與實踐。<text:span text:style-name="T3"> <text:line-break/></text:span>而每個人的自我選擇，必然牽連到整體社會的互動影響，所以你還需要學習認識、了解、解析這個遼闊的社會文化，以及自己如何和社會文化互動與影響。文化必然在歷史中累積而成，所以對要學習歷史對文化的形成與影響。<text:span text:style-name="T3"> <text:line-break/></text:span>而情感和肉體是相連的，因為生存的需求，人類在成長發展期，尤其是動物求偶的青春期，大自然的本能，會使肉體的敏銳度會非常旺盛，即使內心對某人某動物沒有情愛，甚至厭惡可恨，在作愛時肉體都會自動產生慾望的反應，那是本能，正如拿一根針刺你的肉，你一定會痛！刺激性慾帶，性慾一定會出現！這是正常的，但是心靈可以自己思考，知道這是不是真誠的情愛。若是被強暴，就像有人拿針刺了你，害的是你的肉體，你通常會被引發肉體的反應，但這不是你的錯誤，是拿針刺你的人不應該。這是對自我最精密的學習，沒有這樣精密的自我，就不會有紮實的自信，也就無法在群體中取得自尊。你會因此以為自己天生淫蕩、活該被欺負等等，切割了真實心凌與肉體的自我榮橫，當然也失去均衡，會扭曲某些身心狀況來讓自己接受自己。因為肉體與心靈的切割與融合，在生活中不斷被各種情境衝擊，所以只好不斷檢視，自信與自尊的學習，是一輩子的事。」<text:span text:style-name="T3"> <text:line-break/></text:span>暴力和放縱等等也是一樣的學習，這些都包含在價值觀裡，連結成無邊界的球形無數兩端，人生在這裏面架構自我的均衡。<text:span text:style-name="T3"> <text:line-break/><text:line-break/></text:span>這是教育的起源、過程、無限發展與目的。<text:span text:style-name="T3"> <text:line-break/></text:span>這是每個人都應該自知自覺的學習，用冷靜堅定理性的體系思考，來檢視溫柔軟弱的感性，融合成真實的自我。這需要從小的學習，一直到成年，成為傳承的責任。<text:span text:style-name="T3"> <text:line-break/><text:line-break/></text:span>沒有這樣的教育，霸凌與誘姦就如魚得水，任意縱橫。<text:span text:style-name="T3"> <text:line-break/></text:span>「在價值觀裡，連結成無邊界的球形無數兩端，人生在這裏面架構自我的均衡」，沒有這樣的家教與學校教育，沒有學習到均衡選擇的能力，整個人只能站在某一個小點上活著，「無邊界的球形無數兩端」他是沒有能力看到的，成為一個巨大黑暗的無限深洞。<text:span text:style-name="T3"> <text:line-break/></text:span>面對空洞巨大的黑暗時，有的人身邊的人夠多，腳下踩的點夠大，資源夠豐富，他可以無視，逃避式的教育法很適合他，即使終身只是個社會化被動人格，他也在封閉式群體中活得輕鬆自在或尚可。<text:span text:style-name="T3"> <text:line-break/></text:span>他或許會有可能多走幾個點的機會，不過就是多學幾個社會規則，他也能擁有「多元」「融合」「思考」的能力，但終歸不過是一種社會化人格，他的自我建構於社會的期許，他的理想其實不過就是社會理想，所謂的「品味」，也就只是社會的品味，即使貌似孤獨或狂放，這也只是社會所許諾的孤獨或狂放。<text:span text:style-name="T3"> <text:line-break/></text:span>鄉愿並不僅是彬彬然，包含矯情的狂狷。<text:span text:style-name="T3"> <text:line-break/><text:line-break/></text:span>運氣好的通常平安老死，運氣不好的遇到崩盤，被社會拋棄、不知所措的結果，彬彬有禮的理性溫柔男人會開始酗酒家暴，讓人不可思議，其實只不過是因為他從來沒有真實的自我。而一個傷害會毀掉一個人的一生，使他選擇自殺或殺人，一樣是因為被教養、教育成社會化規則的人，早已失去感受的心，無能脈絡性、體系性思考人生，腳下的立足點一崩塌，面對的只剩下無盡的黑洞。<text:span text:style-name="T3"> <text:line-break/><text:line-break/></text:span>但對有些人來說，這就是躁鬱或憂鬱，或者說，這就是後天產生的躁鬱或憂鬱。我不知道所謂先天生理上的躁鬱或憂鬱存不存在，我個人認為是不存在的，我個人認為，只因為我們人性太多軟弱或混亂，太容易陷落或失誤，所以在不知不覺中，造成還未出生就受到的影響。<text:span text:style-name="T3"> <text:line-break/></text:span>我堅信心靈巨大的創傷能影響甚至改變肉體的常態，從內分泌開始。<text:span text:style-name="T3"> <text:line-break/><text:line-break/></text:span>這個社會目前還能正常，是因為兩種原因：<text:span text:style-name="T3"> <text:line-break/></text:span>其一、大多數的情感與愛，仍能在某種正常容許度內運作，大部分父母與教師多少都還是有愛心的。人們透過家教或社會教育，總還能有某種程度的自知自覺，以及自我控制能力。有辦法調整自我，進行適當的選擇。我說的是台灣，所以我不列入學校教育，台灣的學校教育不具有教育真實的功能，只有知識、技術灌輸能力。教師們有愛心的很多，卻都只是辛苦艱難的額外付出，還要被責怪耽誤時間不顧學生的成績進步，抱歉啊！題外話抱怨一下。<text:span text:style-name="T3"> <text:line-break/></text:span>其二、大多數的人被情感所綁架，群性是人類非常強烈的本能，自覺有群性，自覺被社會認可，可以使人的自信充足穩定，包括不違法，人們願意按照這種群體法則行事，所以能維持某種法律所維繫社會安定的常態，但所謂的禮儀只剩外貌的假象。<text:span text:style-name="T3"> <text:line-break/><text:line-break/></text:span>殘缺畢竟不等於完整，殘缺的程度越大，黑暗的空洞就越大。台灣的學校教育完全無法負擔起這個責任，台灣的家庭教育，由於政治上的運作，教改上的運作，被某些議題擠壓到失去家人彼此自在有情感受、共享、討論的空間，也常常疏忽掉從起源、過程、無限發展與目的的家庭教養，人們存在的各種欲望並不能得到合理的解析與自制，又缺乏自知自覺，失去方向的人群，面對著無法完整銜接的無限兩端，面對巨大的黑洞，只能畫地自限，所謂的正義公平合理相愛，被畫成一個個小圈圈限制著人們的思考，圈內人故意對圈圈之間黑暗的鴻溝視而不見，否則就活不下去，因為無法合理的活著。<text:span text:style-name="T3"> <text:line-break/></text:span>這樣的切割，使社會存在著某些充滿歧視、不公義的潛規則。<text:span text:style-name="T3"> <text:line-break/></text:span>「明明是違法違理違情，在親朋好友社會群組裡，卻會被暗認為是優秀的、有能力的、值得誇耀的」，某種不合情不合理不合法的事情，就永遠無法禁絕。<text:span text:style-name="T3"> <text:line-break/></text:span>例如：擁有小三的榮耀與私心竊喜，霸凌他人卻被簇擁為領袖的志得意滿，誘姦成功被同性欣羨的洋洋得意。而小三、被霸凌者、被誘姦者，卻在這潛意識的歧視與不公義中，成為被檢視、被責怪、或被濫情以滿足自我正義、自我發洩的二度受害者。<text:span text:style-name="T3"> <text:line-break/><text:line-break/></text:span>躁鬱和憂鬱症患者，與生活中正常人所遭遇的悲痛狀況有一點並不相同。<text:span text:style-name="T3"> <text:line-break/></text:span>正常人的悲慟遭遇，尤其是一位本來就有相當程度自信能力，本來就在生活經驗中相當程度理解過社會的黑暗面，本來就有某種程度的自知自覺者，已經培育出調解與均衡的能力，所以可以依靠家人、親友的協助<text:span text:style-name="T3">(</text:span>主要是靠自己摸索<text:span text:style-name="T3">)</text:span>，能走出黑暗。<text:span text:style-name="T3"> <text:line-break/></text:span>這個「自己摸索」的能力，就是因為人擁有一些剛剛說的，透過良好的家教、教育學習而來的自信、經驗等等。<text:span text:style-name="T3"> <text:line-break/></text:span>當一個人極度缺乏自我，沒有真實自信與經驗的社會化學習者，內心是一個面對吸盡一切光芒的黑洞時，像個乾淨的洋娃娃時，傷痛和自我之間是切割的，腳下原來安全幸福的立足點被剝奪，變成一條巨大的鴻溝。他自己永遠也找不到通路，只有戰友才可能陪他一起搭起一座橋，尋找均衡的希望，因為兩人面對的目標一致，不會誤解敵人與方向。<text:span text:style-name="T3"> <text:line-break/><text:line-break/></text:span>沒有戰友，為了尋求父母、朋友、社會的認同，不知不覺繼續努力做著社會認同的行為、語言，來讓自己得到虛幻的「被肯定感」。<text:span text:style-name="T3"> <text:line-break/></text:span>那是一個人已經完全失去自信的空洞與悲傷，甚至連悲傷都社會化了，被空洞吸光了。<text:span text:style-name="T3"> <text:line-break/></text:span>當然最後仍然只剩下越來越巨大的空洞，自殺是必然的。因為沒有戰友可以真實的、紮實的和他並肩作戰，她只能不斷的扭曲自己依附親朋與社會價值，越發的掏空他自己，創造更大更深的黑洞。<text:span text:style-name="T3"> <text:line-break/></text:span>要不是四周無意識的逼迫（通常父母仍然愛他，卻用了錯誤的方式，反而成為兇手），他或許可以找到戰友，或是以自己的力量，慢慢從深淵爬起，重新創造自己的立足點與連結。空是一種滅絕，相對也是一個重建機會，但是總要有個光點給他注視、給他模範。<text:span text:style-name="T3"> <text:line-break/></text:span>但親人與社會是否能他這個模範與機會？還是仍然緊緊巴著他們自己腳下那塊自限的圈圈，招手叫失去行動能力的懸空的他：怎麼自己不肯站起來過來？<text:span text:style-name="T3"> <text:line-break/><text:line-break/></text:span>那曾經強力希圖攫取我的巨大黑洞，在許多相關事件發生時，都會浮現在我的眼前旋轉。<text:span text:style-name="T3"> <text:line-break/></text:span>一點都不恐怖！絲絨般細柔的黑暗、宇宙瞳孔般幽遠、無限、甜蜜，是的，可以隔絕一切無須再被任何事物干擾的寧靜甜蜜的黑洞，死亡是自殺者難以抗拒的誘惑。<text:span text:style-name="T3"> <text:line-break/></text:span>憂鬱與躁鬱者的自殺，從來不是一種衝動，也所以自殺其實幾乎是難以被勸服的原因。<text:span text:style-name="T3"> <text:line-break/></text:span>一般人是無法理解這種渴望的，一般人沒有經歷過這種黑暗的澈底絕望與希望。<text:span text:style-name="T3"> <text:line-break/><text:line-break/></text:span>我這幾天看了新聞心情非常不好，覺得那甜美的絕望又開始在誘惑我，即使我已經非常幸福，然而，正是因為絕望，所以才能如此強烈的感受到幸福，才拼命負擔著因為愛而擁有的責任與工作，把孩子和學生教好，把生命努力活下去，這是很難形容的內心感受：黑暗的絕望與豐沛的幸福共存。<text:span text:style-name="T3"> <text:line-break/><text:line-break/></text:span>要不然，誰能告訴我，希望是甚麼？<text:span text:style-name="T3"> <text:line-break/><text:line-break/></text:span>當然我不指望任何人告訴我，我深知只有自己才能真正撐起自己，否則只會拖累任何人一起跌入絕望，我愛這個世界，我愛所有的生命與非生命，我不要拖累任何人，我希望能做孩子們從小的戰友，只有真心的、真誠的、自知自覺的、能了解彼此的溝通與團結，才有能力對抗社會所隱藏著的這個無望的絕望與黑暗。<text:span text:style-name="T3"> <text:line-break/><text:line-break/></text:span>或許，當教養與教育能做到恰當的美好時，社會自然而然能產生更多的微光，黑暗自然而然就縮小了，受害的人就更少了。<text:span text:style-name="T3"> <text:line-break/></text:span>依賴神或許是某些宗教的方式，不過我不信任何宗教，對我來說，宗教是公平公義的，不會特別眷顧人，也不應該特別眷顧人，更不可能特別眷顧少數人，所以，在真實的、活生生的靈肉生存上，只能依賴自我。<text:span text:style-name="T3"> <text:line-break/></text:span>就算這樣希望時，黑暗都誘惑著我：真的嗎？你真的認為我是加害人嗎？來吧！我如此寧靜、如此深沉而甜蜜，沉落到我心中吧，死亡是最後的巨大幸福<text:span text:style-name="T3">......... <text:line-break/><text:line-break/></text:span>不！讓我掌控自己的死亡，直到身體不再被自我操控，那時我會主動要求大地擁抱我回歸。<text:span text:style-name="T3"> <text:line-break/></text:span>我會選擇安樂死，在靈肉任何一方不再屬於我自控之時。<text:span text:style-name="T3"> <text:line-break/></text:span>既然我還活著，讓我掌控我自己的身心，也期望讓每一種動物能掌控他們自己的身心。<text:span text:style-name="T3"> <text:line-break/><text:line-break/></text:span>我這一生做的就只是這件事，教養女兒，教育學生，在時空經驗領悟中自知自覺自我掌控的身心，成長為足以坦然面對與承受，且盡力化解歧視、暴力、誘惑的自我。<text:span text:style-name="T3"> <text:line-break/></text:span>即使只有一抹小小的光，即使我們終歸會熄滅，面對永恆的黑暗。<text:span text:style-name="T3"> <text:line-break/></text:span>我仍然相信著一些甚麼。<text:span text:style-name="T3"> <text:line-break/>2017/5/1</text:span>於明月書房</text:p>
      <text:p text:style-name="P1"><text:span text:style-name="T1">陳真</text:span><text:s/>  |  2017.05.01 12:25   |   <text:a xlink:type="simple" xlink:href="http://palinfo.habago.org/Entry?Command=Information_PrintForum&amp;iPage=164#FORUM35686"><text:span text:style-name="T2">#</text:span></text:a></text:p>
      <text:p text:style-name="P3"><text:span text:style-name="T3"><text:line-break/></text:span>現在每天在台北搭捷運的人，可能會把搭捷運當成呼吸空氣那樣自然，他可能很難想像，倘若沒有捷運，那會是一種什麼樣的光景：公車塞爆，機車、汽車、行人不分彼此，亂成一團。我高中在台北念書，大學畢業後在林口長庚和淡水馬偕與台北馬偕醫院工作了幾年，剛好經歷了這一段交通黑暗期。台北車站的幾個變更階段全讓我碰上了，每天上下學都得擠公車，人貼人，幾無站立之處，唯一值得欣慰的是我搭的公車路線以金甌女中學生居多，擠起來比較不會那麼痛苦。<text:span text:style-name="T3"> <text:line-break/><text:line-break/></text:span>下了車，還得走過亂七八糟的幾條街道，每天都會經過中華商場。二十幾歲以下的人，恐怕得從侯孝賢的電影<text:span text:style-name="T3"><text:s/>"</text:span>戀戀風塵<text:span text:style-name="T3">" </text:span>中才能知道什麼是中華商場了。<text:span text:style-name="T3"> <text:line-break/><text:line-break/></text:span>即便是大學畢業後的九零年代，台北交通依然還是處於黑暗之中。我光從林口或淡水想來市區一趟，感覺就像要出征似的，路途艱難，光是等公車、擠公車就快沒命。騎機車更可怕，我曾騎過兩趟，從淡水馬偕騎到淡江大學，之後就不敢再騎，千百輛機車呼嘯亂竄，毫無章法，像在玩命。<text:span text:style-name="T3"> <text:line-break/><text:line-break/></text:span>在那樣一種情況下，稍微有點腦子的人也知道大眾運輸的重要性，但是你知道民進黨的阿扁是靠什麼當上台北市長的嗎？主要攻擊武器之一就是攻擊捷運。就跟現在的作風一樣，散佈各種耳語與謠言，而且伶牙利齒，擅於修辭，好好的一個捷運，居然被攻擊得臭不可聞，而當時的台北市長仍是官派，也就是黃大洲，更被描述成一個智障，差不多就像在抹黑連勝文那樣，把黃大洲說成一個好像智商有問題、連話都不會講的白癡。<text:span text:style-name="T3"> <text:line-break/><text:line-break/></text:span>而且，批評黃大洲拆除當時已破舊髒亂不堪甚至到處裂縫已成危樓的中華商場，說那就是在拆除我們的美好記憶。至於捷運更是攻擊重點，比方造謠說什麼捷運一個垃圾桶就要價幾萬元，藉此影射貪污，還說什麼比國外的捷運貴了幾十倍，指控這不是貪污是什麼？而且，盡全力百般嘲諷捷運施工品質與操作能力。任何政見發表會或民進黨群眾聚會，只要一攻擊捷運之不當與無能，群眾就歡聲雷動。<text:span text:style-name="T3"> <text:line-break/><text:line-break/></text:span>國民黨是一個不太會為自己辯護的黨，也許他自以為自己很強壯，隨便你去污衊造謠無所謂。特別是黃大洲，就跟那個被民進黨抹黑、抑鬱以終的黃俊英一樣，有點書呆子，連話都講不好，很老實，老實到真讓人以為他是個傻子或智障。<text:span text:style-name="T3"> <text:line-break/><text:line-break/></text:span>記得當時民進黨的集會，只要對著台下成千上萬的群眾發問：<text:span text:style-name="T3">"</text:span>這種捷運，蓋完之後你敢搭嗎？<text:span text:style-name="T3">" </text:span>群眾就會眾口一聲地回答說：<text:span text:style-name="T3">"</text:span>不敢！<text:span text:style-name="T3">" </text:span>然後，發問者<text:span text:style-name="T3">(</text:span>我記得有一次是謝長廷<text:span text:style-name="T3">)</text:span>就會自己也回答說：<text:span text:style-name="T3">"</text:span>免費請我去搭，我也不敢<text:span text:style-name="T3">"</text:span>，群眾聞言就會哈哈大笑。然後，問完第一句，第二句就會接著問：<text:span text:style-name="T3">"</text:span>這樣一種貪污無能的政府是不是應該趕下台！<text:span text:style-name="T3">" </text:span>群眾就會歡聲雷動說：<text:span text:style-name="T3">"</text:span>是！<text:span text:style-name="T3">" </text:span>然後演講台旁邊就會有人敲鑼打鼓，增加龐大氣勢。<text:span text:style-name="T3"> <text:line-break/><text:line-break/></text:span>民黨當初攻擊捷運的方法之一就是：不斷無限誇大測試營運過程中的一些微不足道的意外狀況，例如哪個工人受傷了<text:span text:style-name="T3"><text:s/>(</text:span>忽視工安！草菅人命！違反人權！<text:span text:style-name="T3">)</text:span>，或是車子突然跑不動了<text:span text:style-name="T3"><text:s/>(</text:span>人謀不臧！無能顢頇！浪費公帑！<text:span text:style-name="T3">) </text:span>等等等。我記得有一天早上，翻開一份親綠的報紙，好像是自立早報吧，頭條新聞是捷運測試中車子冒火燃燒，還附上一張很大的火燒車圖片。我一看就知道，這下民進黨贏了，黃大洲必敗無疑。<text:span text:style-name="T3"> <text:line-break/><text:line-break/></text:span>果然，民進黨抓住火燒車這個新聞，不斷透過各種管道誇大、渲染。我記得有一天，同樣是伶牙利齒的謝長廷，以此事件在台上大耍幽默，百般諷刺。他說：<text:span text:style-name="T3">"</text:span>國民黨騙咱台灣郎說要蓋電車，結果卻變成火車！<text:span text:style-name="T3">"</text:span>，群眾爆笑，歡聲雷動。阿扁就是在這樣一種<text:span text:style-name="T3"><text:s/>"</text:span>台北捷運就等於貪污無能的國民黨<text:span text:style-name="T3">" </text:span>的眾人印象中上台，當上台北市長。至於黃大洲則滿身污名罵名，黯然下台，至今無人聞問。<text:span text:style-name="T3"> <text:line-break/><text:line-break/></text:span>如今，台灣人老是炫耀說什麼台北捷運的各項國際評比經常奪冠，是所謂台灣之光，台灣人的驕傲。我常覺得很感慨，正所謂<text:span text:style-name="T3"><text:s/>"</text:span>卑鄙是卑鄙者的通行證，高尚是高尚者的墓誌銘<text:span text:style-name="T3">" (</text:span>北島詩句<text:span text:style-name="T3">)</text:span>，群眾之易於操弄，實難想像。不但易於操弄，而且非常健忘，似乎完全沒法從過去的經驗與錯誤中學到教訓，就跟阿米巴原蟲一樣，不斷犯錯，但卻無法從錯誤中形成有用的經驗，更不用說什麼展望未來的智慧了。<text:span text:style-name="T3"> <text:line-break/><text:line-break/></text:span>蔣經國當初蓋高速公路時，一些黨外人士也是酸言酸語說這是要蓋來給權貴份子飆車用的，我們一般善良的台灣老百姓能用得到高速公路嗎？就這樣在民間形成一種反對聲音，但你現在能想像一個沒有高速公路的台灣會是什麼樣嗎？<text:span text:style-name="T3"> <text:line-break/><text:line-break/></text:span>至於現在的什麼前瞻計畫，不折不扣就是胡搞，藉以污錢撈錢綁樁炒地皮以及各種或明或暗的利益輸送與官商勾結。稍微有點腦子的人也知道這事之荒唐。比方說，你一方面要鐵路地下化，一方面卻又到處輕軌開花。而且，以台南為例，連最基本的公車都沒有能力做到，每次等個半小時一小時是很正常的事，走路都比等車快。而且，公車路線永遠就那幾條，完全沒有任何大眾運輸的功能，零！就是零！<text:span text:style-name="T3"> <text:line-break/><text:line-break/></text:span>而且，整個台南的交通，違規、混亂到完全是無法無天的無政府狀態，連走路、騎車都得玩命上路。這樣一種低能到極點的無政府狀態，這樣一種交通現狀，你花費鉅款蓋什麼輕軌或捷運，是要蓋給鬼或蓋給蚊子蒼蠅去搭嗎？有可能嗎？而且，完全沒有任何可行性的評估，就是要錢，就是要蠻幹硬幹，圖謀的絕非一個城市的長遠利益與應有發展步驟，而是圖謀私利與權力。更不可思議的是，這些綠營政客現在卻居然搬出蔣經國於四十多年前蓋高速公路之遠見當做擋箭牌。<text:span text:style-name="T3"> <text:line-break/><text:line-break/></text:span>所謂台南市長賴啥咪，據說要選總統或是選台北市長，我真心希望他當選，看看會有什麼下場，看看台灣人能不能就此真能從錯誤中學到一回教訓，還是永遠只是政客操弄於鼓掌之上的一個政治工具。歹徒搶你鈔票，你居然還幫他數，數完還謝謝他的照顧，祝他一路順風，鴻圖大展。<text:span text:style-name="T3"> <text:line-break/><text:line-break/></text:span>我有一種極其強烈的個人主義信仰，認為個人造業個人擔，我們不應該扮演像父母那樣一種角色去指導他人的生活與人生。我相信每個人都應該自己想清楚應該怎麼活，自己做出決定，自己承擔後果，旁人不該指導。即便是一個蠢蛋，也該由他去蠢，而不該干涉或指導，除非他是你的親人，生活與你重疊交集，那當然另當別論。除此之外，每個人都該各自為自己的行為做出決定與承擔。<text:span text:style-name="T3"> <text:line-break/><text:line-break/></text:span>但是，這樣一種激進的個人主義在一個社會中卻根本行不通。我不可能不教你，不可能不當你的父母那般指導你，因為你的愚蠢與荒唐將會影響到我。特別是當北七比正常人數量還多得多時，他們憑著人數眾多成為所謂民<text:span text:style-name="T3"><text:s/>"</text:span>主<text:span text:style-name="T3">" </text:span>，這下我們竟然全都得聽他們的了；他們要自掘墳墓，我們卻被逼得也只能跟著跳入墳墓自埋。這時候，你也只好想辦法看能不能讓他們腦筋清醒一點，不要傻成這樣，怎麼會那麼好騙，真是不可思議。偶爾騙一回兩回就算了，怎麼彷彿永遠騙得沒有個止盡似的，人家怎麼騙，他就怎麼信，而且還會因此爽到沸騰呢。<text:span text:style-name="T3"> <text:line-break/><text:line-break/></text:span>底下是一篇三年前的報導。<text:span text:style-name="T3"> <text:line-break/><text:line-break/></text:span>陳真<text:span text:style-name="T3"><text:s/>2017. 05. 01. <text:line-break/>================== <text:line-break/></text:span>我見我思－北捷該謝黃大洲<text:span text:style-name="T3"> <text:line-break/><text:line-break/>2014</text:span>年<text:span text:style-name="T3">11</text:span>月<text:span text:style-name="T3">17</text:span>日<text:span text:style-name="T3"> <text:line-break/><text:line-break/></text:span>中國時報<text:span text:style-name="T3"><text:s/></text:span>陳敏郎<text:span text:style-name="T3"> <text:line-break/><text:line-break/></text:span>松山線通樂<text:span text:style-name="T3"><text:s/></text:span>吸引萬人體驗<text:span text:style-name="T3"> <text:line-break/><text:line-break/></text:span>台北捷運松山線上周六營運通車，在松山線通車後，台北捷運系統幾已全部完工。翻開台北捷運興建史，從民國<text:span text:style-name="T3">75</text:span>年至今歷經<text:span text:style-name="T3">28</text:span>個年頭，台北捷運從「火燒車」笑話，蛻變為台灣的驕傲，有兩位大功臣為台北市躋身國際化都市打下紮實基礎，<text:span text:style-name="T3">1</text:span>位是話不多，甚至不大會說話的市長黃大洲，<text:span text:style-name="T3">1</text:span>位是捷運局首任局長齊寶錚，尤其黃大洲，更是陳水扁的手下敗將，但他對台北市的貢獻，絕對「超扁勝馬郝」。<text:span text:style-name="T3"> <text:line-break/><text:line-break/></text:span>黃大洲是最後一任官派台北市長，也是第一位代表國民黨參選首屆民選市長的候選人。<text:span text:style-name="T3">1994</text:span>年的那場市長選戰有<text:span text:style-name="T3">3</text:span>位參選人，陳水扁、趙少康與黃大洲，前<text:span text:style-name="T3">2</text:span>位是人氣夯到不行的政治明星，黃大洲簡直毫無賣點，他的競選<text:span text:style-name="T3">slogan</text:span>「台北大洲情」，又土又八股，閩南話還變成「台北大蟾蜍」，根本不是阿扁與趙少康的對手。<text:span text:style-name="T3"> <text:line-break/><text:line-break/></text:span>選戰結果不必多說。但<text:span text:style-name="T3">20</text:span>年過去，當台北市捷運系統全部完工，每天有<text:span text:style-name="T3">200</text:span>萬人享受著全球最高品質的大眾運輸工具時，不得不感謝黃大洲，而當年木柵線發生「火燒車」事件，出包的捷運成為黃大洲被對手攻擊的敗家子，台北捷運從敗家子到台灣的驕傲，回首往日，黃大洲肯定點滴在心頭。<text:span text:style-name="T3"> <text:line-break/><text:line-break/></text:span>在政治圈打滾，吃力不討好的蠢事，不會有人做，但黃大洲卻專幹蠢事。闢建大安森林公園與拆除<text:span text:style-name="T3">8</text:span>棟中華商場這<text:span text:style-name="T3">2</text:span>檔事，沒有一任台北市長願意幹，黃大洲卻達成「不可能的任務」。<text:span text:style-name="T3"> <text:line-break/><text:line-break/></text:span>大安森林公園原是違章建築聚集之地，上頭住著數千位老兵。拆老兵的家蓋公園，誰會和選票過不去，就只有黃大洲，至於中華商場，老舊而髒臭，明知非拆不可，不過沒人敢碰，到頭來還是黃大洲。<text:span text:style-name="T3"> <text:line-break/><text:line-break/>20</text:span>年過去，看看現在的大安森林公園和改建後的中華路，台北市民真的該感謝黃大洲「專幹蠢事」。<text:span text:style-name="T3"> <text:line-break/><text:line-break/></text:span>黃大洲任內還有另一重要政績，推動基隆河截彎取直，為大直房價鍍金，改變河濱風貌。台北捷運、大安森林公園、拆除中華商場、基隆河截彎取直這<text:span text:style-name="T3">4</text:span>大政績，黃大洲對台北市的貢獻，扁馬郝，哪一位比得上？<text:span text:style-name="T3"> <text:line-break/><text:line-break/></text:span>而捷運局首任局長齊寶錚，則是將北捷化腐朽為神奇的「作手」。放眼全球各大都市，地下鐵興建工程幾乎都是將路線排序，一條完工通車後再作另一條，唯獨北捷一動工就是<text:span text:style-name="T3">6</text:span>條路線同步施工，搞得台北市變成一個超級大工地，齊寶錚被罵好大喜功。齊寶錚認為，一條一條施工速度太慢，對交通與環境的衝擊期會拉長，長痛不如短痛，堅持<text:span text:style-name="T3">6</text:span>條路線同步施工，如今證實若非齊寶錚，台北市民不可能擁有如此便利與舒適的捷運系統。<text:span text:style-name="T3"> <text:line-break/><text:line-break/></text:span>台北市長又即將換人做做看，期待下任市長「專幹蠢事」。<text:span text:style-name="T3"> <text:line-break/><text:line-break/>(</text:span>中國時報<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